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 CE" svg:font-family="'Arial CE'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974cm"/>
    </style:style>
    <style:style style:name="co9" style:family="table-column">
      <style:table-column-properties fo:break-before="auto" style:column-width="0.7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0.838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0.7cm"/>
    </style:style>
    <style:style style:name="co16" style:family="table-column">
      <style:table-column-properties fo:break-before="auto" style:column-width="2.93cm"/>
    </style:style>
    <style:style style:name="co17" style:family="table-column">
      <style:table-column-properties fo:break-before="auto" style:column-width="0.796cm"/>
    </style:style>
    <style:style style:name="co18" style:family="table-column">
      <style:table-column-properties fo:break-before="auto" style:column-width="0.61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0.584cm"/>
    </style:style>
    <style:style style:name="co21" style:family="table-column">
      <style:table-column-properties fo:break-before="auto" style:column-width="0.767cm"/>
    </style:style>
    <style:style style:name="co22" style:family="table-column">
      <style:table-column-properties fo:break-before="auto" style:column-width="0.714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ec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j">
      <style:table-properties table:display="true" style:writing-mode="lr-tb"/>
    </style:style>
    <style:style style:name="ta6" style:family="table" style:master-page-name="PageStyle_5f_junij">
      <style:table-properties table:display="true" style:writing-mode="lr-tb"/>
    </style:style>
    <style:style style:name="ta7" style:family="table" style:master-page-name="PageStyle_5f_julij">
      <style:table-properties table:display="true" style:writing-mode="lr-tb"/>
    </style:style>
    <style:style style:name="ta8" style:family="table" style:master-page-name="PageStyle_5f_av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k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cember">
      <style:table-properties table:display="true" style:writing-mode="lr-tb"/>
    </style:style>
    <style:style style:name="ta13" style:family="table" style:master-page-name="PageStyle_5f_Sheet2">
      <style:table-properties table:display="true" style:writing-mode="lr-tb"/>
    </style:style>
    <style:style style:name="ta14" style:family="table" style:master-page-name="PageStyle_5f_Sheet3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januar.B5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januar.B5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januar.M2"/>
      <style:map style:condition="cell-content()&gt;1" style:apply-style-name="ConditionalStyle_5f_3" style:base-cell-address="januar.M2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anuar.S2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januar.S2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februar.B5"/>
    </style:style>
    <style:style style:name="ce3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februar.B5"/>
    </style:style>
    <style:style style:name="ce3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februar.M2"/>
      <style:map style:condition="cell-content()&gt;1" style:apply-style-name="ConditionalStyle_5f_3" style:base-cell-address="februar.M2"/>
    </style:style>
    <style:style style:name="ce41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februar.S2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februar.S2"/>
    </style:style>
    <style:style style:name="ce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marec.B5"/>
    </style:style>
    <style:style style:name="ce4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marec.B5"/>
    </style:style>
    <style:style style:name="ce4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marec.M2"/>
      <style:map style:condition="cell-content()&gt;1" style:apply-style-name="ConditionalStyle_5f_3" style:base-cell-address="marec.M2"/>
    </style:style>
    <style:style style:name="ce47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marec.S2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marec.S2"/>
    </style:style>
    <style:style style:name="ce4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april.B5"/>
    </style:style>
    <style:style style:name="ce5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april.B5"/>
    </style:style>
    <style:style style:name="ce5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april.M2"/>
      <style:map style:condition="cell-content()&gt;1" style:apply-style-name="ConditionalStyle_5f_3" style:base-cell-address="april.M2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april.S2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april.S2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maj.B5"/>
    </style:style>
    <style:style style:name="ce5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maj.B5"/>
    </style:style>
    <style:style style:name="ce5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maj.M2"/>
      <style:map style:condition="cell-content()&gt;1" style:apply-style-name="ConditionalStyle_5f_3" style:base-cell-address="maj.M2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maj.S2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maj.S2"/>
    </style:style>
    <style:style style:name="ce6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junij.B5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junij.B5"/>
    </style:style>
    <style:style style:name="ce6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ob&quot;" style:apply-style-name="ConditionalStyle_5f_5" style:base-cell-address="junij.E26"/>
      <style:map style:condition="cell-content()=&quot;Ned&quot;" style:apply-style-name="ConditionalStyle_5f_5" style:base-cell-address="junij.E26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junij.M2"/>
      <style:map style:condition="cell-content()&gt;1" style:apply-style-name="ConditionalStyle_5f_3" style:base-cell-address="junij.M2"/>
    </style:style>
    <style:style style:name="ce71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unij.S2"/>
    </style:style>
    <style:style style:name="ce7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junij.S2"/>
    </style:style>
    <style:style style:name="ce73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74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'sob')" style:apply-style-name="ConditionalStyle_5f_5" style:base-cell-address="julij.A3"/>
      <style:map style:condition="cell-content()=&quot;Ned&quot;" style:apply-style-name="ConditionalStyle_5f_5" style:base-cell-address="julij.A3"/>
    </style:style>
    <style:style style:name="ce75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7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7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$julij.$A$3])" style:apply-style-name="ConditionalStyle_5f_5" style:base-cell-address="julij.B3"/>
      <style:map style:condition="cell-content()=&quot;Ned&quot;" style:apply-style-name="ConditionalStyle_5f_5" style:base-cell-address="julij.B3"/>
    </style:style>
    <style:style style:name="ce7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7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8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8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8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julij.M2"/>
      <style:map style:condition="cell-content()&gt;1" style:apply-style-name="ConditionalStyle_5f_3" style:base-cell-address="julij.M2"/>
    </style:style>
    <style:style style:name="ce85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ulij.S2"/>
    </style:style>
    <style:style style:name="ce8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julij.S2"/>
    </style:style>
    <style:style style:name="ce87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avgust.B5"/>
    </style:style>
    <style:style style:name="ce8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avgust.B5"/>
    </style:style>
    <style:style style:name="ce9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avgust.B5"/>
    </style:style>
    <style:style style:name="ce9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5" style:base-cell-address="avgust.C7"/>
      <style:map style:condition="cell-content()=&quot;Ned&quot;" style:apply-style-name="ConditionalStyle_5f_5" style:base-cell-address="avgust.C7"/>
    </style:style>
    <style:style style:name="ce9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avgust.M2"/>
      <style:map style:condition="cell-content()&gt;1" style:apply-style-name="ConditionalStyle_5f_3" style:base-cell-address="avgust.M2"/>
    </style:style>
    <style:style style:name="ce96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avgust.S2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avgust.S2"/>
    </style:style>
    <style:style style:name="ce9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september.B5"/>
    </style:style>
    <style:style style:name="ce9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september.B5"/>
    </style:style>
    <style:style style:name="ce10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5" style:base-cell-address="september.I25"/>
      <style:map style:condition="cell-content()=&quot;Ned&quot;" style:apply-style-name="ConditionalStyle_5f_5" style:base-cell-address="september.I25"/>
    </style:style>
    <style:style style:name="ce10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september.M2"/>
      <style:map style:condition="cell-content()&gt;1" style:apply-style-name="ConditionalStyle_5f_3" style:base-cell-address="september.M2"/>
    </style:style>
    <style:style style:name="ce102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september.S2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september.S2"/>
    </style:style>
    <style:style style:name="ce1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#name?#ref!" style:apply-style-name="ConditionalStyle_5f_1" style:base-cell-address="oktober.B5"/>
    </style:style>
    <style:style style:name="ce11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#name?#ref!" style:apply-style-name="ConditionalStyle_5f_1" style:base-cell-address="oktober.B5"/>
    </style:style>
    <style:style style:name="ce1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5" style:base-cell-address="oktober.I2"/>
      <style:map style:condition="cell-content()=&quot;Ned&quot;" style:apply-style-name="ConditionalStyle_5f_5" style:base-cell-address="oktober.I2"/>
    </style:style>
    <style:style style:name="ce1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oktober.M2"/>
      <style:map style:condition="cell-content()&gt;1" style:apply-style-name="ConditionalStyle_5f_3" style:base-cell-address="oktober.M2"/>
    </style:style>
    <style:style style:name="ce1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4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oktober.S2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oktober.S2"/>
    </style:style>
    <style:style style:name="ce1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#name?#ref!" style:apply-style-name="ConditionalStyle_5f_1" style:base-cell-address="november.B5"/>
    </style:style>
    <style:style style:name="ce1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november.M2"/>
      <style:map style:condition="cell-content()&gt;1" style:apply-style-name="ConditionalStyle_5f_3" style:base-cell-address="november.M2"/>
    </style:style>
    <style:style style:name="ce118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november.S2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november.S2"/>
    </style:style>
    <style:style style:name="ce1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december.B5"/>
    </style:style>
    <style:style style:name="ce1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1" style:base-cell-address="december.B5"/>
    </style:style>
    <style:style style:name="ce1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december.M2"/>
      <style:map style:condition="cell-content()&gt;1" style:apply-style-name="ConditionalStyle_5f_3" style:base-cell-address="december.M2"/>
    </style:style>
    <style:style style:name="ce123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december.S2"/>
    </style:style>
    <style:style style:name="ce1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december.S2"/>
    </style:style>
    <style:style style:name="ce1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Wingdings"/>
    </style:style>
    <style:style style:name="T3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style:font-name="Wingdings" fo:font-size="11pt" fo:font-weight="bold" style:font-size-asian="11pt" style:font-size-complex="11pt" style:font-weight-asian="bold" style:font-weight-complex="bold"/>
    </style:style>
    <style:style style:name="T5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Wingdings"/>
    </style:style>
    <style:style style:name="T7" style:family="text">
      <style:text-properties fo:color="#000000" style:font-name="Arial Black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Wingdings"/>
    </style:style>
    <style:style style:name="T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Wingding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anuar" table:style-name="ta1" table:print-ranges="januar.A1:januar.K32">
        <office:forms form:automatic-focus="false" form:apply-design-mode="false"/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244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ŠTI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SS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01" calcext:value-type="date">
            <text:p>1. I. 05</text:p>
          </table:table-cell>
          <table:table-cell table:style-name="ce8" table:formula="of:=TEXT([.A2];&quot;Ddd&quot;)" office:value-type="string" office:string-value="sob" calcext:value-type="string">
            <text:p>sob</text:p>
          </table:table-cell>
          <table:table-cell table:style-name="ce14"/>
          <table:table-cell table:style-name="ce18"/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23"/>
          <table:table-cell table:number-columns-repeated="2" table:style-name="ce20" office:value-type="string" calcext:value-type="string">
            <text:p>D</text:p>
          </table:table-cell>
          <table:table-cell table:style-name="ce20" table:number-columns-repeated="2"/>
          <table:table-cell table:style-name="ce25" office:value-type="string" calcext:value-type="string">
            <text:p>KOS</text:p>
          </table:table-cell>
          <table:table-cell table:style-name="ce28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28" table:formula="of:=COUNTIF([.C2:.K2];&quot;51&quot;) + COUNTIF([.C2:.K2];&quot;51L&quot;)" office:value-type="float" office:value="0" calcext:value-type="float">
            <text:p>0</text:p>
          </table:table-cell>
          <table:table-cell table:style-name="ce28" table:formula="of:=COUNTIF([.C2:.K2];&quot;52&quot;) + COUNTIF([.C2:.K2];&quot;52L&quot;)" office:value-type="float" office:value="0" calcext:value-type="float">
            <text:p>0</text:p>
          </table:table-cell>
          <table:table-cell table:style-name="ce28" table:formula="of:=COUNTIF([.C2:.K2];&quot;11-19&quot;) + COUNTIF([.C2:.K2];&quot;2&quot;)" office:value-type="float" office:value="0" calcext:value-type="float">
            <text:p>0</text:p>
          </table:table-cell>
          <table:table-cell table:style-name="ce28" table:formula="of:=COUNTIF([.C2:.K2];&quot;U&quot;)+COUNTIF([.C2:.K2];&quot;UL&quot;)" office:value-type="float" office:value="0" calcext:value-type="float">
            <text:p>0</text:p>
          </table:table-cell>
          <table:table-cell table:style-name="ce28" table:formula="of:=COUNTIF([.C2:.K2];&quot;KVIT&quot;)" office:value-type="float" office:value="0" calcext:value-type="float">
            <text:p>0</text:p>
          </table:table-cell>
          <table:table-cell table:style-name="ce33" table:formula="of:=COUNTBLANK([.C2:.K2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02" calcext:value-type="date">
            <text:p>2. I. 05</text:p>
          </table:table-cell>
          <table:table-cell table:style-name="ce8" table:formula="of:=TEXT([.A3];&quot;Ddd&quot;)" office:value-type="string" office:string-value="ned" calcext:value-type="string">
            <text:p>ned</text:p>
          </table:table-cell>
          <table:table-cell table:style-name="ce14"/>
          <table:table-cell table:style-name="ce18"/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20"/>
          <table:table-cell table:number-columns-repeated="2" table:style-name="ce20" office:value-type="string" calcext:value-type="string">
            <text:p>D</text:p>
          </table:table-cell>
          <table:table-cell table:style-name="ce20" table:number-columns-repeated="2"/>
          <table:table-cell table:style-name="ce25" office:value-type="string" calcext:value-type="string">
            <text:p>KOS</text:p>
          </table:table-cell>
          <table:table-cell table:style-name="ce28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28" table:formula="of:=COUNTIF([.C3:.K3];&quot;51&quot;) + COUNTIF([.C3:.K3];&quot;51L&quot;)" office:value-type="float" office:value="0" calcext:value-type="float">
            <text:p>0</text:p>
          </table:table-cell>
          <table:table-cell table:style-name="ce28" table:formula="of:=COUNTIF([.C3:.K3];&quot;52&quot;) + COUNTIF([.C3:.K3];&quot;52L&quot;)" office:value-type="float" office:value="0" calcext:value-type="float">
            <text:p>0</text:p>
          </table:table-cell>
          <table:table-cell table:style-name="ce28" table:formula="of:=COUNTIF([.C3:.K3];&quot;11-19&quot;) + COUNTIF([.C3:.K3];&quot;2&quot;)" office:value-type="float" office:value="0" calcext:value-type="float">
            <text:p>0</text:p>
          </table:table-cell>
          <table:table-cell table:style-name="ce28" table:formula="of:=COUNTIF([.C3:.K3];&quot;U&quot;)+COUNTIF([.C3:.K3];&quot;UL&quot;)" office:value-type="float" office:value="0" calcext:value-type="float">
            <text:p>0</text:p>
          </table:table-cell>
          <table:table-cell table:style-name="ce28" table:formula="of:=COUNTIF([.C3:.K3];&quot;KVIT&quot;)" office:value-type="float" office:value="0" calcext:value-type="float">
            <text:p>0</text:p>
          </table:table-cell>
          <table:table-cell table:style-name="ce33" table:formula="of:=COUNTBLANK([.C3:.K3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03" calcext:value-type="date">
            <text:p>3. I. 05</text:p>
          </table:table-cell>
          <table:table-cell table:style-name="ce9" table:formula="of:=TEXT([.A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25" office:value-type="string" calcext:value-type="string">
            <text:p>KOS</text:p>
          </table:table-cell>
          <table:table-cell table:style-name="ce28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28" table:formula="of:=COUNTIF([.C4:.K4];&quot;51&quot;) + COUNTIF([.C4:.K4];&quot;51L&quot;)" office:value-type="float" office:value="1" calcext:value-type="float">
            <text:p>1</text:p>
          </table:table-cell>
          <table:table-cell table:style-name="ce28" table:formula="of:=COUNTIF([.C4:.K4];&quot;52&quot;) + COUNTIF([.C4:.K4];&quot;52L&quot;)" office:value-type="float" office:value="1" calcext:value-type="float">
            <text:p>1</text:p>
          </table:table-cell>
          <table:table-cell table:style-name="ce28" table:formula="of:=COUNTIF([.C4:.K4];&quot;11-19&quot;) + COUNTIF([.C4:.K4];&quot;2&quot;)" office:value-type="float" office:value="1" calcext:value-type="float">
            <text:p>1</text:p>
          </table:table-cell>
          <table:table-cell table:style-name="ce28" table:formula="of:=COUNTIF([.C4:.K4];&quot;U&quot;)+COUNTIF([.C4:.K4];&quot;UL&quot;)" office:value-type="float" office:value="1" calcext:value-type="float">
            <text:p>1</text:p>
          </table:table-cell>
          <table:table-cell table:style-name="ce28" table:formula="of:=COUNTIF([.C4:.K4];&quot;KVIT&quot;)" office:value-type="float" office:value="1" calcext:value-type="float">
            <text:p>1</text:p>
          </table:table-cell>
          <table:table-cell table:style-name="ce33" table:formula="of:=COUNTBLANK([.C4:.K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04" calcext:value-type="date">
            <text:p>4. I. 05</text:p>
          </table:table-cell>
          <table:table-cell table:style-name="ce10" table:formula="of:=TEXT([.A5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KOS</text:p>
          </table:table-cell>
          <table:table-cell table:style-name="ce28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28" table:formula="of:=COUNTIF([.C5:.K5];&quot;51&quot;) + COUNTIF([.C5:.K5];&quot;51L&quot;)" office:value-type="float" office:value="1" calcext:value-type="float">
            <text:p>1</text:p>
          </table:table-cell>
          <table:table-cell table:style-name="ce28" table:formula="of:=COUNTIF([.C5:.K5];&quot;52&quot;) + COUNTIF([.C5:.K5];&quot;52L&quot;)" office:value-type="float" office:value="1" calcext:value-type="float">
            <text:p>1</text:p>
          </table:table-cell>
          <table:table-cell table:style-name="ce28" table:formula="of:=COUNTIF([.C5:.K5];&quot;11-19&quot;) + COUNTIF([.C5:.K5];&quot;2&quot;)" office:value-type="float" office:value="1" calcext:value-type="float">
            <text:p>1</text:p>
          </table:table-cell>
          <table:table-cell table:style-name="ce28" table:formula="of:=COUNTIF([.C5:.K5];&quot;U&quot;)+COUNTIF([.C5:.K5];&quot;UL&quot;)" office:value-type="float" office:value="1" calcext:value-type="float">
            <text:p>1</text:p>
          </table:table-cell>
          <table:table-cell table:style-name="ce28" table:formula="of:=COUNTIF([.C5:.K5];&quot;KVIT&quot;)" office:value-type="float" office:value="1" calcext:value-type="float">
            <text:p>1</text:p>
          </table:table-cell>
          <table:table-cell table:style-name="ce33" table:formula="of:=COUNTBLANK([.C5:.K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05" calcext:value-type="date">
            <text:p>5. I. 05</text:p>
          </table:table-cell>
          <table:table-cell table:style-name="ce10" table:formula="of:=TEXT([.A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KOS</text:p>
          </table:table-cell>
          <table:table-cell table:style-name="ce28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28" table:formula="of:=COUNTIF([.C6:.K6];&quot;51&quot;) + COUNTIF([.C6:.K6];&quot;51L&quot;)" office:value-type="float" office:value="1" calcext:value-type="float">
            <text:p>1</text:p>
          </table:table-cell>
          <table:table-cell table:style-name="ce28" table:formula="of:=COUNTIF([.C6:.K6];&quot;52&quot;) + COUNTIF([.C6:.K6];&quot;52L&quot;)" office:value-type="float" office:value="1" calcext:value-type="float">
            <text:p>1</text:p>
          </table:table-cell>
          <table:table-cell table:style-name="ce28" table:formula="of:=COUNTIF([.C6:.K6];&quot;11-19&quot;) + COUNTIF([.C6:.K6];&quot;2&quot;)" office:value-type="float" office:value="1" calcext:value-type="float">
            <text:p>1</text:p>
          </table:table-cell>
          <table:table-cell table:style-name="ce28" table:formula="of:=COUNTIF([.C6:.K6];&quot;U&quot;)+COUNTIF([.C6:.K6];&quot;UL&quot;)" office:value-type="float" office:value="1" calcext:value-type="float">
            <text:p>1</text:p>
          </table:table-cell>
          <table:table-cell table:style-name="ce28" table:formula="of:=COUNTIF([.C6:.K6];&quot;KVIT&quot;)" office:value-type="float" office:value="1" calcext:value-type="float">
            <text:p>1</text:p>
          </table:table-cell>
          <table:table-cell table:style-name="ce33" table:formula="of:=COUNTBLANK([.C6:.K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06" calcext:value-type="date">
            <text:p>6. I. 05</text:p>
          </table:table-cell>
          <table:table-cell table:style-name="ce10" table:formula="of:=TEXT([.A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KOS</text:p>
          </table:table-cell>
          <table:table-cell table:style-name="ce28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28" table:formula="of:=COUNTIF([.C7:.K7];&quot;51&quot;) + COUNTIF([.C7:.K7];&quot;51L&quot;)" office:value-type="float" office:value="1" calcext:value-type="float">
            <text:p>1</text:p>
          </table:table-cell>
          <table:table-cell table:style-name="ce28" table:formula="of:=COUNTIF([.C7:.K7];&quot;52&quot;) + COUNTIF([.C7:.K7];&quot;52L&quot;)" office:value-type="float" office:value="1" calcext:value-type="float">
            <text:p>1</text:p>
          </table:table-cell>
          <table:table-cell table:style-name="ce28" table:formula="of:=COUNTIF([.C7:.K7];&quot;11-19&quot;) + COUNTIF([.C7:.K7];&quot;2&quot;)" office:value-type="float" office:value="1" calcext:value-type="float">
            <text:p>1</text:p>
          </table:table-cell>
          <table:table-cell table:style-name="ce28" table:formula="of:=COUNTIF([.C7:.K7];&quot;U&quot;)+COUNTIF([.C7:.K7];&quot;UL&quot;)" office:value-type="float" office:value="1" calcext:value-type="float">
            <text:p>1</text:p>
          </table:table-cell>
          <table:table-cell table:style-name="ce28" table:formula="of:=COUNTIF([.C7:.K7];&quot;KVIT&quot;)" office:value-type="float" office:value="1" calcext:value-type="float">
            <text:p>1</text:p>
          </table:table-cell>
          <table:table-cell table:style-name="ce33" table:formula="of:=COUNTBLANK([.C7:.K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07" calcext:value-type="date">
            <text:p>7. I. 05</text:p>
          </table:table-cell>
          <table:table-cell table:style-name="ce10" table:formula="of:=TEXT([.A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KOS</text:p>
          </table:table-cell>
          <table:table-cell table:style-name="ce28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28" table:formula="of:=COUNTIF([.C8:.K8];&quot;51&quot;) + COUNTIF([.C8:.K8];&quot;51L&quot;)" office:value-type="float" office:value="1" calcext:value-type="float">
            <text:p>1</text:p>
          </table:table-cell>
          <table:table-cell table:style-name="ce28" table:formula="of:=COUNTIF([.C8:.K8];&quot;52&quot;) + COUNTIF([.C8:.K8];&quot;52L&quot;)" office:value-type="float" office:value="1" calcext:value-type="float">
            <text:p>1</text:p>
          </table:table-cell>
          <table:table-cell table:style-name="ce28" table:formula="of:=COUNTIF([.C8:.K8];&quot;11-19&quot;) + COUNTIF([.C8:.K8];&quot;2&quot;)" office:value-type="float" office:value="1" calcext:value-type="float">
            <text:p>1</text:p>
          </table:table-cell>
          <table:table-cell table:style-name="ce28" table:formula="of:=COUNTIF([.C8:.K8];&quot;U&quot;)+COUNTIF([.C8:.K8];&quot;UL&quot;)" office:value-type="float" office:value="1" calcext:value-type="float">
            <text:p>1</text:p>
          </table:table-cell>
          <table:table-cell table:style-name="ce28" table:formula="of:=COUNTIF([.C8:.K8];&quot;KVIT&quot;)" office:value-type="float" office:value="1" calcext:value-type="float">
            <text:p>1</text:p>
          </table:table-cell>
          <table:table-cell table:style-name="ce33" table:formula="of:=COUNTBLANK([.C8:.K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08" calcext:value-type="date">
            <text:p>8. I. 05</text:p>
          </table:table-cell>
          <table:table-cell table:style-name="ce11" table:formula="of:=TEXT([.A9];&quot;Ddd&quot;)" office:value-type="string" office:string-value="sob" calcext:value-type="string">
            <text:p>sob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20"/>
          <table:table-cell table:style-name="ce20" office:value-type="string" calcext:value-type="string">
            <text:p>D</text:p>
          </table:table-cell>
          <table:table-cell table:style-name="ce23"/>
          <table:table-cell table:number-columns-repeated="2" table:style-name="ce20" office:value-type="string" calcext:value-type="string">
            <text:p>D</text:p>
          </table:table-cell>
          <table:table-cell table:style-name="ce20" table:number-columns-repeated="2"/>
          <table:table-cell table:style-name="ce25" office:value-type="string" calcext:value-type="string">
            <text:p>MIR</text:p>
          </table:table-cell>
          <table:table-cell table:style-name="ce28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28" table:formula="of:=COUNTIF([.C9:.K9];&quot;51&quot;) + COUNTIF([.C9:.K9];&quot;51L&quot;)" office:value-type="float" office:value="0" calcext:value-type="float">
            <text:p>0</text:p>
          </table:table-cell>
          <table:table-cell table:style-name="ce28" table:formula="of:=COUNTIF([.C9:.K9];&quot;52&quot;) + COUNTIF([.C9:.K9];&quot;52L&quot;)" office:value-type="float" office:value="0" calcext:value-type="float">
            <text:p>0</text:p>
          </table:table-cell>
          <table:table-cell table:style-name="ce28" table:formula="of:=COUNTIF([.C9:.K9];&quot;11-19&quot;) + COUNTIF([.C9:.K9];&quot;2&quot;)" office:value-type="float" office:value="0" calcext:value-type="float">
            <text:p>0</text:p>
          </table:table-cell>
          <table:table-cell table:style-name="ce28" table:formula="of:=COUNTIF([.C9:.K9];&quot;U&quot;)+COUNTIF([.C9:.K9];&quot;UL&quot;)" office:value-type="float" office:value="0" calcext:value-type="float">
            <text:p>0</text:p>
          </table:table-cell>
          <table:table-cell table:style-name="ce28" table:formula="of:=COUNTIF([.C9:.K9];&quot;KVIT&quot;)" office:value-type="float" office:value="0" calcext:value-type="float">
            <text:p>0</text:p>
          </table:table-cell>
          <table:table-cell table:style-name="ce33" table:formula="of:=COUNTBLANK([.C9:.K9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09" calcext:value-type="date">
            <text:p>9. I. 05</text:p>
          </table:table-cell>
          <table:table-cell table:style-name="ce11" table:formula="of:=TEXT([.A10];&quot;Ddd&quot;)" office:value-type="string" office:string-value="ned" calcext:value-type="string">
            <text:p>ned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number-columns-repeated="2" table:style-name="ce20" office:value-type="string" calcext:value-type="string">
            <text:p>D</text:p>
          </table:table-cell>
          <table:table-cell table:style-name="ce20" table:number-columns-repeated="2"/>
          <table:table-cell table:style-name="ce25" office:value-type="string" calcext:value-type="string">
            <text:p>MIR</text:p>
          </table:table-cell>
          <table:table-cell table:style-name="ce28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28" table:formula="of:=COUNTIF([.C10:.K10];&quot;51&quot;) + COUNTIF([.C10:.K10];&quot;51L&quot;)" office:value-type="float" office:value="0" calcext:value-type="float">
            <text:p>0</text:p>
          </table:table-cell>
          <table:table-cell table:style-name="ce28" table:formula="of:=COUNTIF([.C10:.K10];&quot;52&quot;) + COUNTIF([.C10:.K10];&quot;52L&quot;)" office:value-type="float" office:value="0" calcext:value-type="float">
            <text:p>0</text:p>
          </table:table-cell>
          <table:table-cell table:style-name="ce28" table:formula="of:=COUNTIF([.C10:.K10];&quot;11-19&quot;) + COUNTIF([.C10:.K10];&quot;2&quot;)" office:value-type="float" office:value="0" calcext:value-type="float">
            <text:p>0</text:p>
          </table:table-cell>
          <table:table-cell table:style-name="ce28" table:formula="of:=COUNTIF([.C10:.K10];&quot;U&quot;)+COUNTIF([.C10:.K10];&quot;UL&quot;)" office:value-type="float" office:value="0" calcext:value-type="float">
            <text:p>0</text:p>
          </table:table-cell>
          <table:table-cell table:style-name="ce28" table:formula="of:=COUNTIF([.C10:.K10];&quot;KVIT&quot;)" office:value-type="float" office:value="0" calcext:value-type="float">
            <text:p>0</text:p>
          </table:table-cell>
          <table:table-cell table:style-name="ce33" table:formula="of:=COUNTBLANK([.C10:.K10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0" calcext:value-type="date">
            <text:p>10. I. 05</text:p>
          </table:table-cell>
          <table:table-cell table:style-name="ce10" table:formula="of:=TEXT([.A1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MIR</text:p>
          </table:table-cell>
          <table:table-cell table:style-name="ce28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28" table:formula="of:=COUNTIF([.C11:.K11];&quot;51&quot;) + COUNTIF([.C11:.K11];&quot;51L&quot;)" office:value-type="float" office:value="1" calcext:value-type="float">
            <text:p>1</text:p>
          </table:table-cell>
          <table:table-cell table:style-name="ce28" table:formula="of:=COUNTIF([.C11:.K11];&quot;52&quot;) + COUNTIF([.C11:.K11];&quot;52L&quot;)" office:value-type="float" office:value="1" calcext:value-type="float">
            <text:p>1</text:p>
          </table:table-cell>
          <table:table-cell table:style-name="ce28" table:formula="of:=COUNTIF([.C11:.K11];&quot;11-19&quot;) + COUNTIF([.C11:.K11];&quot;2&quot;)" office:value-type="float" office:value="1" calcext:value-type="float">
            <text:p>1</text:p>
          </table:table-cell>
          <table:table-cell table:style-name="ce28" table:formula="of:=COUNTIF([.C11:.K11];&quot;U&quot;)+COUNTIF([.C11:.K11];&quot;UL&quot;)" office:value-type="float" office:value="1" calcext:value-type="float">
            <text:p>1</text:p>
          </table:table-cell>
          <table:table-cell table:style-name="ce28" table:formula="of:=COUNTIF([.C11:.K11];&quot;KVIT&quot;)" office:value-type="float" office:value="1" calcext:value-type="float">
            <text:p>1</text:p>
          </table:table-cell>
          <table:table-cell table:style-name="ce33" table:formula="of:=COUNTBLANK([.C11:.K1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1" calcext:value-type="date">
            <text:p>11. I. 05</text:p>
          </table:table-cell>
          <table:table-cell table:style-name="ce10" table:formula="of:=TEXT([.A1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MIR</text:p>
          </table:table-cell>
          <table:table-cell table:style-name="ce28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28" table:formula="of:=COUNTIF([.C12:.K12];&quot;51&quot;) + COUNTIF([.C12:.K12];&quot;51L&quot;)" office:value-type="float" office:value="1" calcext:value-type="float">
            <text:p>1</text:p>
          </table:table-cell>
          <table:table-cell table:style-name="ce28" table:formula="of:=COUNTIF([.C12:.K12];&quot;52&quot;) + COUNTIF([.C12:.K12];&quot;52L&quot;)" office:value-type="float" office:value="1" calcext:value-type="float">
            <text:p>1</text:p>
          </table:table-cell>
          <table:table-cell table:style-name="ce28" table:formula="of:=COUNTIF([.C12:.K12];&quot;11-19&quot;) + COUNTIF([.C12:.K12];&quot;2&quot;)" office:value-type="float" office:value="1" calcext:value-type="float">
            <text:p>1</text:p>
          </table:table-cell>
          <table:table-cell table:style-name="ce28" table:formula="of:=COUNTIF([.C12:.K12];&quot;U&quot;)+COUNTIF([.C12:.K12];&quot;UL&quot;)" office:value-type="float" office:value="1" calcext:value-type="float">
            <text:p>1</text:p>
          </table:table-cell>
          <table:table-cell table:style-name="ce28" table:formula="of:=COUNTIF([.C12:.K12];&quot;KVIT&quot;)" office:value-type="float" office:value="1" calcext:value-type="float">
            <text:p>1</text:p>
          </table:table-cell>
          <table:table-cell table:style-name="ce33" table:formula="of:=COUNTBLANK([.C12:.K1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2" calcext:value-type="date">
            <text:p>12. I. 05</text:p>
          </table:table-cell>
          <table:table-cell table:style-name="ce10" table:formula="of:=TEXT([.A1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IR</text:p>
          </table:table-cell>
          <table:table-cell table:style-name="ce28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28" table:formula="of:=COUNTIF([.C13:.K13];&quot;51&quot;) + COUNTIF([.C13:.K13];&quot;51L&quot;)" office:value-type="float" office:value="1" calcext:value-type="float">
            <text:p>1</text:p>
          </table:table-cell>
          <table:table-cell table:style-name="ce28" table:formula="of:=COUNTIF([.C13:.K13];&quot;52&quot;) + COUNTIF([.C13:.K13];&quot;52L&quot;)" office:value-type="float" office:value="1" calcext:value-type="float">
            <text:p>1</text:p>
          </table:table-cell>
          <table:table-cell table:style-name="ce28" table:formula="of:=COUNTIF([.C13:.K13];&quot;11-19&quot;) + COUNTIF([.C13:.K13];&quot;2&quot;)" office:value-type="float" office:value="1" calcext:value-type="float">
            <text:p>1</text:p>
          </table:table-cell>
          <table:table-cell table:style-name="ce28" table:formula="of:=COUNTIF([.C13:.K13];&quot;U&quot;)+COUNTIF([.C13:.K13];&quot;UL&quot;)" office:value-type="float" office:value="0" calcext:value-type="float">
            <text:p>0</text:p>
          </table:table-cell>
          <table:table-cell table:style-name="ce28" table:formula="of:=COUNTIF([.C13:.K13];&quot;KVIT&quot;)" office:value-type="float" office:value="2" calcext:value-type="float">
            <text:p>2</text:p>
          </table:table-cell>
          <table:table-cell table:style-name="ce33" table:formula="of:=COUNTBLANK([.C13:.K1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3" calcext:value-type="date">
            <text:p>13. I. 05</text:p>
          </table:table-cell>
          <table:table-cell table:style-name="ce10" table:formula="of:=TEXT([.A14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MIR</text:p>
          </table:table-cell>
          <table:table-cell table:style-name="ce28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28" table:formula="of:=COUNTIF([.C14:.K14];&quot;51&quot;) + COUNTIF([.C14:.K14];&quot;51L&quot;)" office:value-type="float" office:value="1" calcext:value-type="float">
            <text:p>1</text:p>
          </table:table-cell>
          <table:table-cell table:style-name="ce28" table:formula="of:=COUNTIF([.C14:.K14];&quot;52&quot;) + COUNTIF([.C14:.K14];&quot;52L&quot;)" office:value-type="float" office:value="1" calcext:value-type="float">
            <text:p>1</text:p>
          </table:table-cell>
          <table:table-cell table:style-name="ce28" table:formula="of:=COUNTIF([.C14:.K14];&quot;11-19&quot;) + COUNTIF([.C14:.K14];&quot;2&quot;)" office:value-type="float" office:value="1" calcext:value-type="float">
            <text:p>1</text:p>
          </table:table-cell>
          <table:table-cell table:style-name="ce28" table:formula="of:=COUNTIF([.C14:.K14];&quot;U&quot;)+COUNTIF([.C14:.K14];&quot;UL&quot;)" office:value-type="float" office:value="1" calcext:value-type="float">
            <text:p>1</text:p>
          </table:table-cell>
          <table:table-cell table:style-name="ce28" table:formula="of:=COUNTIF([.C14:.K14];&quot;KVIT&quot;)" office:value-type="float" office:value="1" calcext:value-type="float">
            <text:p>1</text:p>
          </table:table-cell>
          <table:table-cell table:style-name="ce33" table:formula="of:=COUNTBLANK([.C14:.K1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4" calcext:value-type="date">
            <text:p>14. I. 05</text:p>
          </table:table-cell>
          <table:table-cell table:style-name="ce10" table:formula="of:=TEXT([.A15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MIR</text:p>
          </table:table-cell>
          <table:table-cell table:style-name="ce28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28" table:formula="of:=COUNTIF([.C15:.K15];&quot;51&quot;) + COUNTIF([.C15:.K15];&quot;51L&quot;)" office:value-type="float" office:value="1" calcext:value-type="float">
            <text:p>1</text:p>
          </table:table-cell>
          <table:table-cell table:style-name="ce28" table:formula="of:=COUNTIF([.C15:.K15];&quot;52&quot;) + COUNTIF([.C15:.K15];&quot;52L&quot;)" office:value-type="float" office:value="1" calcext:value-type="float">
            <text:p>1</text:p>
          </table:table-cell>
          <table:table-cell table:style-name="ce28" table:formula="of:=COUNTIF([.C15:.K15];&quot;11-19&quot;) + COUNTIF([.C15:.K15];&quot;2&quot;)" office:value-type="float" office:value="1" calcext:value-type="float">
            <text:p>1</text:p>
          </table:table-cell>
          <table:table-cell table:style-name="ce28" table:formula="of:=COUNTIF([.C15:.K15];&quot;U&quot;)+COUNTIF([.C15:.K15];&quot;UL&quot;)" office:value-type="float" office:value="1" calcext:value-type="float">
            <text:p>1</text:p>
          </table:table-cell>
          <table:table-cell table:style-name="ce28" table:formula="of:=COUNTIF([.C15:.K15];&quot;KVIT&quot;)" office:value-type="float" office:value="1" calcext:value-type="float">
            <text:p>1</text:p>
          </table:table-cell>
          <table:table-cell table:style-name="ce33" table:formula="of:=COUNTBLANK([.C15:.K1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15" calcext:value-type="date">
            <text:p>15. I. 05</text:p>
          </table:table-cell>
          <table:table-cell table:style-name="ce11" table:formula="of:=TEXT([.A16];&quot;Ddd&quot;)" office:value-type="string" office:string-value="sob" calcext:value-type="string">
            <text:p>sob</text:p>
          </table:table-cell>
          <table:table-cell table:style-name="ce14"/>
          <table:table-cell table:style-name="ce18"/>
          <table:table-cell table:style-name="ce20"/>
          <table:table-cell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24"/>
          <table:table-cell table:style-name="ce20" table:number-columns-repeated="2"/>
          <table:table-cell table:style-name="ce25" office:value-type="string" calcext:value-type="string">
            <text:p>ŠOŠ</text:p>
          </table:table-cell>
          <table:table-cell table:style-name="ce28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28" table:formula="of:=COUNTIF([.C16:.K16];&quot;51&quot;) + COUNTIF([.C16:.K16];&quot;51L&quot;)" office:value-type="float" office:value="0" calcext:value-type="float">
            <text:p>0</text:p>
          </table:table-cell>
          <table:table-cell table:style-name="ce28" table:formula="of:=COUNTIF([.C16:.K16];&quot;52&quot;) + COUNTIF([.C16:.K16];&quot;52L&quot;)" office:value-type="float" office:value="0" calcext:value-type="float">
            <text:p>0</text:p>
          </table:table-cell>
          <table:table-cell table:style-name="ce28" table:formula="of:=COUNTIF([.C16:.K16];&quot;11-19&quot;) + COUNTIF([.C16:.K16];&quot;2&quot;)" office:value-type="float" office:value="0" calcext:value-type="float">
            <text:p>0</text:p>
          </table:table-cell>
          <table:table-cell table:style-name="ce28" table:formula="of:=COUNTIF([.C16:.K16];&quot;U&quot;)+COUNTIF([.C16:.K16];&quot;UL&quot;)" office:value-type="float" office:value="0" calcext:value-type="float">
            <text:p>0</text:p>
          </table:table-cell>
          <table:table-cell table:style-name="ce28" table:formula="of:=COUNTIF([.C16:.K16];&quot;KVIT&quot;)" office:value-type="float" office:value="0" calcext:value-type="float">
            <text:p>0</text:p>
          </table:table-cell>
          <table:table-cell table:style-name="ce33" table:formula="of:=COUNTBLANK([.C16:.K16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16" calcext:value-type="date">
            <text:p>16. I. 05</text:p>
          </table:table-cell>
          <table:table-cell table:style-name="ce11" table:formula="of:=TEXT([.A17];&quot;Ddd&quot;)" office:value-type="string" office:string-value="ned" calcext:value-type="string">
            <text:p>ned</text:p>
          </table:table-cell>
          <table:table-cell table:style-name="ce14"/>
          <table:table-cell table:style-name="ce18"/>
          <table:table-cell table:style-name="ce20"/>
          <table:table-cell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20" table:number-columns-repeated="3"/>
          <table:table-cell table:style-name="ce25" office:value-type="string" calcext:value-type="string">
            <text:p>ŠOŠ</text:p>
          </table:table-cell>
          <table:table-cell table:style-name="ce28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28" table:formula="of:=COUNTIF([.C17:.K17];&quot;51&quot;) + COUNTIF([.C17:.K17];&quot;51L&quot;)" office:value-type="float" office:value="0" calcext:value-type="float">
            <text:p>0</text:p>
          </table:table-cell>
          <table:table-cell table:style-name="ce28" table:formula="of:=COUNTIF([.C17:.K17];&quot;52&quot;) + COUNTIF([.C17:.K17];&quot;52L&quot;)" office:value-type="float" office:value="0" calcext:value-type="float">
            <text:p>0</text:p>
          </table:table-cell>
          <table:table-cell table:style-name="ce28" table:formula="of:=COUNTIF([.C17:.K17];&quot;11-19&quot;) + COUNTIF([.C17:.K17];&quot;2&quot;)" office:value-type="float" office:value="0" calcext:value-type="float">
            <text:p>0</text:p>
          </table:table-cell>
          <table:table-cell table:style-name="ce28" table:formula="of:=COUNTIF([.C17:.K17];&quot;U&quot;)+COUNTIF([.C17:.K17];&quot;UL&quot;)" office:value-type="float" office:value="0" calcext:value-type="float">
            <text:p>0</text:p>
          </table:table-cell>
          <table:table-cell table:style-name="ce28" table:formula="of:=COUNTIF([.C17:.K17];&quot;KVIT&quot;)" office:value-type="float" office:value="0" calcext:value-type="float">
            <text:p>0</text:p>
          </table:table-cell>
          <table:table-cell table:style-name="ce33" table:formula="of:=COUNTBLANK([.C17:.K17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7" calcext:value-type="date">
            <text:p>17. I. 05</text:p>
          </table:table-cell>
          <table:table-cell table:style-name="ce10" table:formula="of:=TEXT([.A18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ŠOŠ</text:p>
          </table:table-cell>
          <table:table-cell table:style-name="ce28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28" table:formula="of:=COUNTIF([.C18:.K18];&quot;51&quot;) + COUNTIF([.C18:.K18];&quot;51L&quot;)" office:value-type="float" office:value="1" calcext:value-type="float">
            <text:p>1</text:p>
          </table:table-cell>
          <table:table-cell table:style-name="ce28" table:formula="of:=COUNTIF([.C18:.K18];&quot;52&quot;) + COUNTIF([.C18:.K18];&quot;52L&quot;)" office:value-type="float" office:value="1" calcext:value-type="float">
            <text:p>1</text:p>
          </table:table-cell>
          <table:table-cell table:style-name="ce28" table:formula="of:=COUNTIF([.C18:.K18];&quot;11-19&quot;) + COUNTIF([.C18:.K18];&quot;2&quot;)" office:value-type="float" office:value="1" calcext:value-type="float">
            <text:p>1</text:p>
          </table:table-cell>
          <table:table-cell table:style-name="ce28" table:formula="of:=COUNTIF([.C18:.K18];&quot;U&quot;)+COUNTIF([.C18:.K18];&quot;UL&quot;)" office:value-type="float" office:value="1" calcext:value-type="float">
            <text:p>1</text:p>
          </table:table-cell>
          <table:table-cell table:style-name="ce28" table:formula="of:=COUNTIF([.C18:.K18];&quot;KVIT&quot;)" office:value-type="float" office:value="2" calcext:value-type="float">
            <text:p>2</text:p>
          </table:table-cell>
          <table:table-cell table:style-name="ce33" table:formula="of:=COUNTBLANK([.C18:.K1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8" calcext:value-type="date">
            <text:p>18. I. 05</text:p>
          </table:table-cell>
          <table:table-cell table:style-name="ce10" table:formula="of:=TEXT([.A19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ŠOŠ</text:p>
          </table:table-cell>
          <table:table-cell table:style-name="ce28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28" table:formula="of:=COUNTIF([.C19:.K19];&quot;51&quot;) + COUNTIF([.C19:.K19];&quot;51L&quot;)" office:value-type="float" office:value="1" calcext:value-type="float">
            <text:p>1</text:p>
          </table:table-cell>
          <table:table-cell table:style-name="ce28" table:formula="of:=COUNTIF([.C19:.K19];&quot;52&quot;) + COUNTIF([.C19:.K19];&quot;52L&quot;)" office:value-type="float" office:value="1" calcext:value-type="float">
            <text:p>1</text:p>
          </table:table-cell>
          <table:table-cell table:style-name="ce28" table:formula="of:=COUNTIF([.C19:.K19];&quot;11-19&quot;) + COUNTIF([.C19:.K19];&quot;2&quot;)" office:value-type="float" office:value="1" calcext:value-type="float">
            <text:p>1</text:p>
          </table:table-cell>
          <table:table-cell table:style-name="ce28" table:formula="of:=COUNTIF([.C19:.K19];&quot;U&quot;)+COUNTIF([.C19:.K19];&quot;UL&quot;)" office:value-type="float" office:value="1" calcext:value-type="float">
            <text:p>1</text:p>
          </table:table-cell>
          <table:table-cell table:style-name="ce28" table:formula="of:=COUNTIF([.C19:.K19];&quot;KVIT&quot;)" office:value-type="float" office:value="2" calcext:value-type="float">
            <text:p>2</text:p>
          </table:table-cell>
          <table:table-cell table:style-name="ce33" table:formula="of:=COUNTBLANK([.C19:.K1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19" calcext:value-type="date">
            <text:p>19. I. 05</text:p>
          </table:table-cell>
          <table:table-cell table:style-name="ce10" table:formula="of:=TEXT([.A2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ŠOŠ</text:p>
          </table:table-cell>
          <table:table-cell table:style-name="ce28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28" table:formula="of:=COUNTIF([.C20:.K20];&quot;51&quot;) + COUNTIF([.C20:.K20];&quot;51L&quot;)" office:value-type="float" office:value="1" calcext:value-type="float">
            <text:p>1</text:p>
          </table:table-cell>
          <table:table-cell table:style-name="ce28" table:formula="of:=COUNTIF([.C20:.K20];&quot;52&quot;) + COUNTIF([.C20:.K20];&quot;52L&quot;)" office:value-type="float" office:value="1" calcext:value-type="float">
            <text:p>1</text:p>
          </table:table-cell>
          <table:table-cell table:style-name="ce28" table:formula="of:=COUNTIF([.C20:.K20];&quot;11-19&quot;) + COUNTIF([.C20:.K20];&quot;2&quot;)" office:value-type="float" office:value="1" calcext:value-type="float">
            <text:p>1</text:p>
          </table:table-cell>
          <table:table-cell table:style-name="ce28" table:formula="of:=COUNTIF([.C20:.K20];&quot;U&quot;)+COUNTIF([.C20:.K20];&quot;UL&quot;)" office:value-type="float" office:value="0" calcext:value-type="float">
            <text:p>0</text:p>
          </table:table-cell>
          <table:table-cell table:style-name="ce28" table:formula="of:=COUNTIF([.C20:.K20];&quot;KVIT&quot;)" office:value-type="float" office:value="2" calcext:value-type="float">
            <text:p>2</text:p>
          </table:table-cell>
          <table:table-cell table:style-name="ce33" table:formula="of:=COUNTBLANK([.C20:.K2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0" calcext:value-type="date">
            <text:p>20. I. 05</text:p>
          </table:table-cell>
          <table:table-cell table:style-name="ce10" table:formula="of:=TEXT([.A21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ŠOŠ</text:p>
          </table:table-cell>
          <table:table-cell table:style-name="ce28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28" table:formula="of:=COUNTIF([.C21:.K21];&quot;51&quot;) + COUNTIF([.C21:.K21];&quot;51L&quot;)" office:value-type="float" office:value="1" calcext:value-type="float">
            <text:p>1</text:p>
          </table:table-cell>
          <table:table-cell table:style-name="ce28" table:formula="of:=COUNTIF([.C21:.K21];&quot;52&quot;) + COUNTIF([.C21:.K21];&quot;52L&quot;)" office:value-type="float" office:value="1" calcext:value-type="float">
            <text:p>1</text:p>
          </table:table-cell>
          <table:table-cell table:style-name="ce28" table:formula="of:=COUNTIF([.C21:.K21];&quot;11-19&quot;) + COUNTIF([.C21:.K21];&quot;2&quot;)" office:value-type="float" office:value="1" calcext:value-type="float">
            <text:p>1</text:p>
          </table:table-cell>
          <table:table-cell table:style-name="ce28" table:formula="of:=COUNTIF([.C21:.K21];&quot;U&quot;)+COUNTIF([.C21:.K21];&quot;UL&quot;)" office:value-type="float" office:value="1" calcext:value-type="float">
            <text:p>1</text:p>
          </table:table-cell>
          <table:table-cell table:style-name="ce28" table:formula="of:=COUNTIF([.C21:.K21];&quot;KVIT&quot;)" office:value-type="float" office:value="2" calcext:value-type="float">
            <text:p>2</text:p>
          </table:table-cell>
          <table:table-cell table:style-name="ce33" table:formula="of:=COUNTBLANK([.C21:.K2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1" calcext:value-type="date">
            <text:p>21. I. 05</text:p>
          </table:table-cell>
          <table:table-cell table:style-name="ce10" table:formula="of:=TEXT([.A22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ŠOŠ</text:p>
          </table:table-cell>
          <table:table-cell table:style-name="ce28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28" table:formula="of:=COUNTIF([.C22:.K22];&quot;51&quot;) + COUNTIF([.C22:.K22];&quot;51L&quot;)" office:value-type="float" office:value="1" calcext:value-type="float">
            <text:p>1</text:p>
          </table:table-cell>
          <table:table-cell table:style-name="ce28" table:formula="of:=COUNTIF([.C22:.K22];&quot;52&quot;) + COUNTIF([.C22:.K22];&quot;52L&quot;)" office:value-type="float" office:value="1" calcext:value-type="float">
            <text:p>1</text:p>
          </table:table-cell>
          <table:table-cell table:style-name="ce28" table:formula="of:=COUNTIF([.C22:.K22];&quot;11-19&quot;) + COUNTIF([.C22:.K22];&quot;2&quot;)" office:value-type="float" office:value="1" calcext:value-type="float">
            <text:p>1</text:p>
          </table:table-cell>
          <table:table-cell table:style-name="ce28" table:formula="of:=COUNTIF([.C22:.K22];&quot;U&quot;)+COUNTIF([.C22:.K22];&quot;UL&quot;)" office:value-type="float" office:value="1" calcext:value-type="float">
            <text:p>1</text:p>
          </table:table-cell>
          <table:table-cell table:style-name="ce28" table:formula="of:=COUNTIF([.C22:.K22];&quot;KVIT&quot;)" office:value-type="float" office:value="2" calcext:value-type="float">
            <text:p>2</text:p>
          </table:table-cell>
          <table:table-cell table:style-name="ce33" table:formula="of:=COUNTBLANK([.C22:.K2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22" calcext:value-type="date">
            <text:p>22. I. 05</text:p>
          </table:table-cell>
          <table:table-cell table:style-name="ce11" table:formula="of:=TEXT([.A23];&quot;Ddd&quot;)" office:value-type="string" office:string-value="sob" calcext:value-type="string">
            <text:p>sob</text:p>
          </table:table-cell>
          <table:table-cell table:style-name="ce14"/>
          <table:table-cell table:style-name="ce14" office:value-type="string" calcext:value-type="string">
            <text:p>L</text:p>
          </table:table-cell>
          <table:table-cell table:style-name="ce20"/>
          <table:table-cell table:style-name="ce23" table:number-columns-repeated="2"/>
          <table:table-cell table:style-name="ce20" office:value-type="string" calcext:value-type="string">
            <text:p>D</text:p>
          </table:table-cell>
          <table:table-cell table:style-name="ce24"/>
          <table:table-cell table:style-name="ce20" table:number-columns-repeated="2"/>
          <table:table-cell table:style-name="ce25" office:value-type="string" calcext:value-type="string">
            <text:p>DAN</text:p>
          </table:table-cell>
          <table:table-cell table:style-name="ce28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28" table:formula="of:=COUNTIF([.C23:.K23];&quot;51&quot;) + COUNTIF([.C23:.K23];&quot;51L&quot;)" office:value-type="float" office:value="0" calcext:value-type="float">
            <text:p>0</text:p>
          </table:table-cell>
          <table:table-cell table:style-name="ce28" table:formula="of:=COUNTIF([.C23:.K23];&quot;52&quot;) + COUNTIF([.C23:.K23];&quot;52L&quot;)" office:value-type="float" office:value="0" calcext:value-type="float">
            <text:p>0</text:p>
          </table:table-cell>
          <table:table-cell table:style-name="ce28" table:formula="of:=COUNTIF([.C23:.K23];&quot;11-19&quot;) + COUNTIF([.C23:.K23];&quot;2&quot;)" office:value-type="float" office:value="0" calcext:value-type="float">
            <text:p>0</text:p>
          </table:table-cell>
          <table:table-cell table:style-name="ce28" table:formula="of:=COUNTIF([.C23:.K23];&quot;U&quot;)+COUNTIF([.C23:.K23];&quot;UL&quot;)" office:value-type="float" office:value="0" calcext:value-type="float">
            <text:p>0</text:p>
          </table:table-cell>
          <table:table-cell table:style-name="ce28" table:formula="of:=COUNTIF([.C23:.K23];&quot;KVIT&quot;)" office:value-type="float" office:value="0" calcext:value-type="float">
            <text:p>0</text:p>
          </table:table-cell>
          <table:table-cell table:style-name="ce33" table:formula="of:=COUNTBLANK([.C23:.K2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23" calcext:value-type="date">
            <text:p>23. I. 05</text:p>
          </table:table-cell>
          <table:table-cell table:style-name="ce11" table:formula="of:=TEXT([.A24];&quot;Ddd&quot;)" office:value-type="string" office:string-value="ned" calcext:value-type="string">
            <text:p>ned</text:p>
          </table:table-cell>
          <table:table-cell table:style-name="ce14"/>
          <table:table-cell table:style-name="ce14" office:value-type="string" calcext:value-type="string">
            <text:p>L</text:p>
          </table:table-cell>
          <table:table-cell table:style-name="ce20"/>
          <table:table-cell table:style-name="ce23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3"/>
          <table:table-cell table:style-name="ce25" office:value-type="string" calcext:value-type="string">
            <text:p>DAN</text:p>
          </table:table-cell>
          <table:table-cell table:style-name="ce28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28" table:formula="of:=COUNTIF([.C24:.K24];&quot;51&quot;) + COUNTIF([.C24:.K24];&quot;51L&quot;)" office:value-type="float" office:value="0" calcext:value-type="float">
            <text:p>0</text:p>
          </table:table-cell>
          <table:table-cell table:style-name="ce28" table:formula="of:=COUNTIF([.C24:.K24];&quot;52&quot;) + COUNTIF([.C24:.K24];&quot;52L&quot;)" office:value-type="float" office:value="0" calcext:value-type="float">
            <text:p>0</text:p>
          </table:table-cell>
          <table:table-cell table:style-name="ce28" table:formula="of:=COUNTIF([.C24:.K24];&quot;11-19&quot;) + COUNTIF([.C24:.K24];&quot;2&quot;)" office:value-type="float" office:value="0" calcext:value-type="float">
            <text:p>0</text:p>
          </table:table-cell>
          <table:table-cell table:style-name="ce28" table:formula="of:=COUNTIF([.C24:.K24];&quot;U&quot;)+COUNTIF([.C24:.K24];&quot;UL&quot;)" office:value-type="float" office:value="0" calcext:value-type="float">
            <text:p>0</text:p>
          </table:table-cell>
          <table:table-cell table:style-name="ce28" table:formula="of:=COUNTIF([.C24:.K24];&quot;KVIT&quot;)" office:value-type="float" office:value="0" calcext:value-type="float">
            <text:p>0</text:p>
          </table:table-cell>
          <table:table-cell table:style-name="ce33" table:formula="of:=COUNTBLANK([.C24:.K2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4" calcext:value-type="date">
            <text:p>24. I. 05</text:p>
          </table:table-cell>
          <table:table-cell table:style-name="ce10" table:formula="of:=TEXT([.A25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AN</text:p>
          </table:table-cell>
          <table:table-cell table:style-name="ce28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28" table:formula="of:=COUNTIF([.C25:.K25];&quot;51&quot;) + COUNTIF([.C25:.K25];&quot;51L&quot;)" office:value-type="float" office:value="1" calcext:value-type="float">
            <text:p>1</text:p>
          </table:table-cell>
          <table:table-cell table:style-name="ce28" table:formula="of:=COUNTIF([.C25:.K25];&quot;52&quot;) + COUNTIF([.C25:.K25];&quot;52L&quot;)" office:value-type="float" office:value="1" calcext:value-type="float">
            <text:p>1</text:p>
          </table:table-cell>
          <table:table-cell table:style-name="ce28" table:formula="of:=COUNTIF([.C25:.K25];&quot;11-19&quot;) + COUNTIF([.C25:.K25];&quot;2&quot;)" office:value-type="float" office:value="1" calcext:value-type="float">
            <text:p>1</text:p>
          </table:table-cell>
          <table:table-cell table:style-name="ce28" table:formula="of:=COUNTIF([.C25:.K25];&quot;U&quot;)+COUNTIF([.C25:.K25];&quot;UL&quot;)" office:value-type="float" office:value="1" calcext:value-type="float">
            <text:p>1</text:p>
          </table:table-cell>
          <table:table-cell table:style-name="ce28" table:formula="of:=COUNTIF([.C25:.K25];&quot;KVIT&quot;)" office:value-type="float" office:value="2" calcext:value-type="float">
            <text:p>2</text:p>
          </table:table-cell>
          <table:table-cell table:style-name="ce33" table:formula="of:=COUNTBLANK([.C25:.K2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5" calcext:value-type="date">
            <text:p>25. I. 05</text:p>
          </table:table-cell>
          <table:table-cell table:style-name="ce10" table:formula="of:=TEXT([.A2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DAN</text:p>
          </table:table-cell>
          <table:table-cell table:style-name="ce28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28" table:formula="of:=COUNTIF([.C26:.K26];&quot;51&quot;) + COUNTIF([.C26:.K26];&quot;51L&quot;)" office:value-type="float" office:value="2" calcext:value-type="float">
            <text:p>2</text:p>
          </table:table-cell>
          <table:table-cell table:style-name="ce28" table:formula="of:=COUNTIF([.C26:.K26];&quot;52&quot;) + COUNTIF([.C26:.K26];&quot;52L&quot;)" office:value-type="float" office:value="1" calcext:value-type="float">
            <text:p>1</text:p>
          </table:table-cell>
          <table:table-cell table:style-name="ce28" table:formula="of:=COUNTIF([.C26:.K26];&quot;11-19&quot;) + COUNTIF([.C26:.K26];&quot;2&quot;)" office:value-type="float" office:value="1" calcext:value-type="float">
            <text:p>1</text:p>
          </table:table-cell>
          <table:table-cell table:style-name="ce28" table:formula="of:=COUNTIF([.C26:.K26];&quot;U&quot;)+COUNTIF([.C26:.K26];&quot;UL&quot;)" office:value-type="float" office:value="1" calcext:value-type="float">
            <text:p>1</text:p>
          </table:table-cell>
          <table:table-cell table:style-name="ce28" table:formula="of:=COUNTIF([.C26:.K26];&quot;KVIT&quot;)" office:value-type="float" office:value="2" calcext:value-type="float">
            <text:p>2</text:p>
          </table:table-cell>
          <table:table-cell table:style-name="ce33" table:formula="of:=COUNTBLANK([.C26:.K2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6" calcext:value-type="date">
            <text:p>26. I. 05</text:p>
          </table:table-cell>
          <table:table-cell table:style-name="ce10" table:formula="of:=TEXT([.A2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DAN</text:p>
          </table:table-cell>
          <table:table-cell table:style-name="ce28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28" table:formula="of:=COUNTIF([.C27:.K27];&quot;51&quot;) + COUNTIF([.C27:.K27];&quot;51L&quot;)" office:value-type="float" office:value="1" calcext:value-type="float">
            <text:p>1</text:p>
          </table:table-cell>
          <table:table-cell table:style-name="ce28" table:formula="of:=COUNTIF([.C27:.K27];&quot;52&quot;) + COUNTIF([.C27:.K27];&quot;52L&quot;)" office:value-type="float" office:value="1" calcext:value-type="float">
            <text:p>1</text:p>
          </table:table-cell>
          <table:table-cell table:style-name="ce28" table:formula="of:=COUNTIF([.C27:.K27];&quot;11-19&quot;) + COUNTIF([.C27:.K27];&quot;2&quot;)" office:value-type="float" office:value="1" calcext:value-type="float">
            <text:p>1</text:p>
          </table:table-cell>
          <table:table-cell table:style-name="ce28" table:formula="of:=COUNTIF([.C27:.K27];&quot;U&quot;)+COUNTIF([.C27:.K27];&quot;UL&quot;)" office:value-type="float" office:value="1" calcext:value-type="float">
            <text:p>1</text:p>
          </table:table-cell>
          <table:table-cell table:style-name="ce28" table:formula="of:=COUNTIF([.C27:.K27];&quot;KVIT&quot;)" office:value-type="float" office:value="2" calcext:value-type="float">
            <text:p>2</text:p>
          </table:table-cell>
          <table:table-cell table:style-name="ce33" table:formula="of:=COUNTBLANK([.C27:.K2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7" calcext:value-type="date">
            <text:p>27. I. 05</text:p>
          </table:table-cell>
          <table:table-cell table:style-name="ce10" table:formula="of:=TEXT([.A28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S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21" office:value-type="string" calcext:value-type="string">
            <text:p>S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AN</text:p>
          </table:table-cell>
          <table:table-cell table:style-name="ce28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28" table:formula="of:=COUNTIF([.C28:.K28];&quot;51&quot;) + COUNTIF([.C28:.K28];&quot;51L&quot;)" office:value-type="float" office:value="1" calcext:value-type="float">
            <text:p>1</text:p>
          </table:table-cell>
          <table:table-cell table:style-name="ce28" table:formula="of:=COUNTIF([.C28:.K28];&quot;52&quot;) + COUNTIF([.C28:.K28];&quot;52L&quot;)" office:value-type="float" office:value="1" calcext:value-type="float">
            <text:p>1</text:p>
          </table:table-cell>
          <table:table-cell table:style-name="ce28" table:formula="of:=COUNTIF([.C28:.K28];&quot;11-19&quot;) + COUNTIF([.C28:.K28];&quot;2&quot;)" office:value-type="float" office:value="1" calcext:value-type="float">
            <text:p>1</text:p>
          </table:table-cell>
          <table:table-cell table:style-name="ce28" table:formula="of:=COUNTIF([.C28:.K28];&quot;U&quot;)+COUNTIF([.C28:.K28];&quot;UL&quot;)" office:value-type="float" office:value="1" calcext:value-type="float">
            <text:p>1</text:p>
          </table:table-cell>
          <table:table-cell table:style-name="ce28" table:formula="of:=COUNTIF([.C28:.K28];&quot;KVIT&quot;)" office:value-type="float" office:value="2" calcext:value-type="float">
            <text:p>2</text:p>
          </table:table-cell>
          <table:table-cell table:style-name="ce33" table:formula="of:=COUNTBLANK([.C28:.K2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28" calcext:value-type="date">
            <text:p>28. I. 05</text:p>
          </table:table-cell>
          <table:table-cell table:style-name="ce10" table:formula="of:=TEXT([.A2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21" office:value-type="string" calcext:value-type="string">
            <text:p>S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DAN</text:p>
          </table:table-cell>
          <table:table-cell table:style-name="ce28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28" table:formula="of:=COUNTIF([.C29:.K29];&quot;51&quot;) + COUNTIF([.C29:.K29];&quot;51L&quot;)" office:value-type="float" office:value="1" calcext:value-type="float">
            <text:p>1</text:p>
          </table:table-cell>
          <table:table-cell table:style-name="ce28" table:formula="of:=COUNTIF([.C29:.K29];&quot;52&quot;) + COUNTIF([.C29:.K29];&quot;52L&quot;)" office:value-type="float" office:value="1" calcext:value-type="float">
            <text:p>1</text:p>
          </table:table-cell>
          <table:table-cell table:style-name="ce28" table:formula="of:=COUNTIF([.C29:.K29];&quot;11-19&quot;) + COUNTIF([.C29:.K29];&quot;2&quot;)" office:value-type="float" office:value="1" calcext:value-type="float">
            <text:p>1</text:p>
          </table:table-cell>
          <table:table-cell table:style-name="ce28" table:formula="of:=COUNTIF([.C29:.K29];&quot;U&quot;)+COUNTIF([.C29:.K29];&quot;UL&quot;)" office:value-type="float" office:value="1" calcext:value-type="float">
            <text:p>1</text:p>
          </table:table-cell>
          <table:table-cell table:style-name="ce28" table:formula="of:=COUNTIF([.C29:.K29];&quot;KVIT&quot;)" office:value-type="float" office:value="1" calcext:value-type="float">
            <text:p>1</text:p>
          </table:table-cell>
          <table:table-cell table:style-name="ce33" table:formula="of:=COUNTBLANK([.C29:.K2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29" calcext:value-type="date">
            <text:p>29. I. 05</text:p>
          </table:table-cell>
          <table:table-cell table:style-name="ce11" table:formula="of:=TEXT([.A30];&quot;Ddd&quot;)" office:value-type="string" office:string-value="sob" calcext:value-type="string">
            <text:p>sob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2"/>
          <table:table-cell table:style-name="ce20"/>
          <table:table-cell table:style-name="ce24"/>
          <table:table-cell table:style-name="ce14" office:value-type="string" calcext:value-type="string">
            <text:p>L</text:p>
          </table:table-cell>
          <table:table-cell table:style-name="ce20"/>
          <table:table-cell table:style-name="ce25" office:value-type="string" calcext:value-type="string">
            <text:p>PIN</text:p>
          </table:table-cell>
          <table:table-cell table:style-name="ce28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28" table:formula="of:=COUNTIF([.C30:.K30];&quot;51&quot;) + COUNTIF([.C30:.K30];&quot;51L&quot;)" office:value-type="float" office:value="0" calcext:value-type="float">
            <text:p>0</text:p>
          </table:table-cell>
          <table:table-cell table:style-name="ce28" table:formula="of:=COUNTIF([.C30:.K30];&quot;52&quot;) + COUNTIF([.C30:.K30];&quot;52L&quot;)" office:value-type="float" office:value="0" calcext:value-type="float">
            <text:p>0</text:p>
          </table:table-cell>
          <table:table-cell table:style-name="ce28" table:formula="of:=COUNTIF([.C30:.K30];&quot;11-19&quot;) + COUNTIF([.C30:.K30];&quot;2&quot;)" office:value-type="float" office:value="0" calcext:value-type="float">
            <text:p>0</text:p>
          </table:table-cell>
          <table:table-cell table:style-name="ce28" table:formula="of:=COUNTIF([.C30:.K30];&quot;U&quot;)+COUNTIF([.C30:.K30];&quot;UL&quot;)" office:value-type="float" office:value="0" calcext:value-type="float">
            <text:p>0</text:p>
          </table:table-cell>
          <table:table-cell table:style-name="ce28" table:formula="of:=COUNTIF([.C30:.K30];&quot;KVIT&quot;)" office:value-type="float" office:value="0" calcext:value-type="float">
            <text:p>0</text:p>
          </table:table-cell>
          <table:table-cell table:style-name="ce33" table:formula="of:=COUNTBLANK([.C30:.K3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1-30" calcext:value-type="date">
            <text:p>30. I. 05</text:p>
          </table:table-cell>
          <table:table-cell table:style-name="ce11" table:formula="of:=TEXT([.A31];&quot;Ddd&quot;)" office:value-type="string" office:string-value="ned" calcext:value-type="string">
            <text:p>ned</text:p>
          </table:table-cell>
          <table:table-cell table:style-name="ce14"/>
          <table:table-cell table:style-name="ce18"/>
          <table:table-cell table:style-name="ce20"/>
          <table:table-cell table:style-name="ce23"/>
          <table:table-cell table:style-name="ce20" table:number-columns-repeated="3"/>
          <table:table-cell table:style-name="ce14" office:value-type="string" calcext:value-type="string">
            <text:p>L</text:p>
          </table:table-cell>
          <table:table-cell table:style-name="ce20"/>
          <table:table-cell table:style-name="ce25" office:value-type="string" calcext:value-type="string">
            <text:p>PIN</text:p>
          </table:table-cell>
          <table:table-cell table:style-name="ce28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28" table:formula="of:=COUNTIF([.C31:.K31];&quot;51&quot;) + COUNTIF([.C31:.K31];&quot;51L&quot;)" office:value-type="float" office:value="0" calcext:value-type="float">
            <text:p>0</text:p>
          </table:table-cell>
          <table:table-cell table:style-name="ce28" table:formula="of:=COUNTIF([.C31:.K31];&quot;52&quot;) + COUNTIF([.C31:.K31];&quot;52L&quot;)" office:value-type="float" office:value="0" calcext:value-type="float">
            <text:p>0</text:p>
          </table:table-cell>
          <table:table-cell table:style-name="ce28" table:formula="of:=COUNTIF([.C31:.K31];&quot;11-19&quot;) + COUNTIF([.C31:.K31];&quot;2&quot;)" office:value-type="float" office:value="0" calcext:value-type="float">
            <text:p>0</text:p>
          </table:table-cell>
          <table:table-cell table:style-name="ce28" table:formula="of:=COUNTIF([.C31:.K31];&quot;U&quot;)+COUNTIF([.C31:.K31];&quot;UL&quot;)" office:value-type="float" office:value="0" calcext:value-type="float">
            <text:p>0</text:p>
          </table:table-cell>
          <table:table-cell table:style-name="ce28" table:formula="of:=COUNTIF([.C31:.K31];&quot;KVIT&quot;)" office:value-type="float" office:value="0" calcext:value-type="float">
            <text:p>0</text:p>
          </table:table-cell>
          <table:table-cell table:style-name="ce33" table:formula="of:=COUNTBLANK([.C31:.K31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1-31" calcext:value-type="date">
            <text:p>31. I. 05</text:p>
          </table:table-cell>
          <table:table-cell table:style-name="ce10" table:formula="of:=TEXT([.A32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PIN</text:p>
          </table:table-cell>
          <table:table-cell table:style-name="ce28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28" table:formula="of:=COUNTIF([.C32:.K32];&quot;51&quot;) + COUNTIF([.C32:.K32];&quot;51L&quot;)" office:value-type="float" office:value="1" calcext:value-type="float">
            <text:p>1</text:p>
          </table:table-cell>
          <table:table-cell table:style-name="ce28" table:formula="of:=COUNTIF([.C32:.K32];&quot;52&quot;) + COUNTIF([.C32:.K32];&quot;52L&quot;)" office:value-type="float" office:value="2" calcext:value-type="float">
            <text:p>2</text:p>
          </table:table-cell>
          <table:table-cell table:style-name="ce28" table:formula="of:=COUNTIF([.C32:.K32];&quot;11-19&quot;) + COUNTIF([.C32:.K32];&quot;2&quot;)" office:value-type="float" office:value="1" calcext:value-type="float">
            <text:p>1</text:p>
          </table:table-cell>
          <table:table-cell table:style-name="ce28" table:formula="of:=COUNTIF([.C32:.K32];&quot;U&quot;)+COUNTIF([.C32:.K32];&quot;UL&quot;)" office:value-type="float" office:value="1" calcext:value-type="float">
            <text:p>1</text:p>
          </table:table-cell>
          <table:table-cell table:style-name="ce28" table:formula="of:=COUNTIF([.C32:.K32];&quot;KVIT&quot;)" office:value-type="float" office:value="2" calcext:value-type="float">
            <text:p>2</text:p>
          </table:table-cell>
          <table:table-cell table:style-name="ce33" table:formula="of:=COUNTBLANK([.C32:.K3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3" calcext:value-type="float">
            <text:p>3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2" calcext:value-type="float">
            <text:p>2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3" calcext:value-type="float">
            <text:p>3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2" calcext:value-type="float">
            <text:p>2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4" calcext:value-type="float">
            <text:p>4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0" calcext:value-type="float">
            <text:p>0</text:p>
          </table:table-cell>
          <table:table-cell table:style-name="ce27" table:number-columns-repeated="3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7" calcext:value-type="float">
            <text:p>7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1" calcext:value-type="float">
            <text:p>1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januar.$A$1:.$K$32" table:range-usable-as="print-range"/>
        </table:named-expressions>
        <calcext:conditional-formats>
          <calcext:conditional-format calcext:target-range-address="januar.B5:januar.B32">
            <calcext:condition calcext:apply-style-name="ConditionalStyle_1" calcext:value="=#name?#ref!" calcext:base-cell-address="januar.B5"/>
          </calcext:conditional-format>
          <calcext:conditional-format calcext:target-range-address="januar.M2:januar.R32">
            <calcext:condition calcext:apply-style-name="ConditionalStyle_2" calcext:value="&lt;1" calcext:base-cell-address="januar.M2"/>
            <calcext:condition calcext:apply-style-name="ConditionalStyle_3" calcext:value="&gt;1" calcext:base-cell-address="januar.M2"/>
          </calcext:conditional-format>
          <calcext:conditional-format calcext:target-range-address="januar.S2:januar.S33">
            <calcext:condition calcext:apply-style-name="ConditionalStyle_4" calcext:value="!=0" calcext:base-cell-address="januar.S2"/>
          </calcext:conditional-format>
        </calcext:conditional-formats>
      </table:table>
      <table:table table:name="februar" table:style-name="ta2" table:print-ranges="februar.A1:februar.L29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244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ŠTI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SS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01" calcext:value-type="date">
            <text:p>1. II. 05</text:p>
          </table:table-cell>
          <table:table-cell table:style-name="ce9" table:formula="of:=TEXT([.A2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40" table:formula="of:=COUNTIF([.C2:.K2];&quot;51&quot;) + COUNTIF([.C2:.K2];&quot;51L&quot;)" office:value-type="float" office:value="1" calcext:value-type="float">
            <text:p>1</text:p>
          </table:table-cell>
          <table:table-cell table:style-name="ce40" table:formula="of:=COUNTIF([.C2:.K2];&quot;52&quot;) + COUNTIF([.C2:.K2];&quot;52L&quot;)" office:value-type="float" office:value="1" calcext:value-type="float">
            <text:p>1</text:p>
          </table:table-cell>
          <table:table-cell table:style-name="ce40" table:formula="of:=COUNTIF([.C2:.K2];&quot;11-19&quot;) + COUNTIF([.C2:.K2];&quot;2&quot;)" office:value-type="float" office:value="1" calcext:value-type="float">
            <text:p>1</text:p>
          </table:table-cell>
          <table:table-cell table:style-name="ce40" table:formula="of:=COUNTIF([.C2:.K2];&quot;U&quot;)+COUNTIF([.C2:.K2];&quot;UL&quot;)" office:value-type="float" office:value="1" calcext:value-type="float">
            <text:p>1</text:p>
          </table:table-cell>
          <table:table-cell table:style-name="ce40" table:formula="of:=COUNTIF([.C2:.K2];&quot;KVIT&quot;)" office:value-type="float" office:value="2" calcext:value-type="float">
            <text:p>2</text:p>
          </table:table-cell>
          <table:table-cell table:style-name="ce41" table:formula="of:=COUNTBLANK([.C2:.K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02" calcext:value-type="date">
            <text:p>2. II. 05</text:p>
          </table:table-cell>
          <table:table-cell table:style-name="ce9" table:formula="of:=TEXT([.A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40" table:formula="of:=COUNTIF([.C3:.K3];&quot;51&quot;) + COUNTIF([.C3:.K3];&quot;51L&quot;)" office:value-type="float" office:value="1" calcext:value-type="float">
            <text:p>1</text:p>
          </table:table-cell>
          <table:table-cell table:style-name="ce40" table:formula="of:=COUNTIF([.C3:.K3];&quot;52&quot;) + COUNTIF([.C3:.K3];&quot;52L&quot;)" office:value-type="float" office:value="1" calcext:value-type="float">
            <text:p>1</text:p>
          </table:table-cell>
          <table:table-cell table:style-name="ce40" table:formula="of:=COUNTIF([.C3:.K3];&quot;11-19&quot;) + COUNTIF([.C3:.K3];&quot;2&quot;)" office:value-type="float" office:value="1" calcext:value-type="float">
            <text:p>1</text:p>
          </table:table-cell>
          <table:table-cell table:style-name="ce40" table:formula="of:=COUNTIF([.C3:.K3];&quot;U&quot;)+COUNTIF([.C3:.K3];&quot;UL&quot;)" office:value-type="float" office:value="1" calcext:value-type="float">
            <text:p>1</text:p>
          </table:table-cell>
          <table:table-cell table:style-name="ce40" table:formula="of:=COUNTIF([.C3:.K3];&quot;KVIT&quot;)" office:value-type="float" office:value="2" calcext:value-type="float">
            <text:p>2</text:p>
          </table:table-cell>
          <table:table-cell table:style-name="ce41" table:formula="of:=COUNTBLANK([.C3:.K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03" calcext:value-type="date">
            <text:p>3. II. 05</text:p>
          </table:table-cell>
          <table:table-cell table:style-name="ce9" table:formula="of:=TEXT([.A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40" table:formula="of:=COUNTIF([.C4:.K4];&quot;51&quot;) + COUNTIF([.C4:.K4];&quot;51L&quot;)" office:value-type="float" office:value="1" calcext:value-type="float">
            <text:p>1</text:p>
          </table:table-cell>
          <table:table-cell table:style-name="ce40" table:formula="of:=COUNTIF([.C4:.K4];&quot;52&quot;) + COUNTIF([.C4:.K4];&quot;52L&quot;)" office:value-type="float" office:value="1" calcext:value-type="float">
            <text:p>1</text:p>
          </table:table-cell>
          <table:table-cell table:style-name="ce40" table:formula="of:=COUNTIF([.C4:.K4];&quot;11-19&quot;) + COUNTIF([.C4:.K4];&quot;2&quot;)" office:value-type="float" office:value="1" calcext:value-type="float">
            <text:p>1</text:p>
          </table:table-cell>
          <table:table-cell table:style-name="ce40" table:formula="of:=COUNTIF([.C4:.K4];&quot;U&quot;)+COUNTIF([.C4:.K4];&quot;UL&quot;)" office:value-type="float" office:value="1" calcext:value-type="float">
            <text:p>1</text:p>
          </table:table-cell>
          <table:table-cell table:style-name="ce40" table:formula="of:=COUNTIF([.C4:.K4];&quot;KVIT&quot;)" office:value-type="float" office:value="2" calcext:value-type="float">
            <text:p>2</text:p>
          </table:table-cell>
          <table:table-cell table:style-name="ce41" table:formula="of:=COUNTBLANK([.C4:.K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04" calcext:value-type="date">
            <text:p>4. II. 05</text:p>
          </table:table-cell>
          <table:table-cell table:style-name="ce35" table:formula="of:=TEXT([.A5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38" office:value-type="string" calcext:value-type="string">
            <text:p><text:span text:style-name="T3">KVIT</text:span><text:span text:style-name="T4">L</text:span>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40" table:formula="of:=COUNTIF([.C5:.K5];&quot;51&quot;) + COUNTIF([.C5:.K5];&quot;51L&quot;)" office:value-type="float" office:value="1" calcext:value-type="float">
            <text:p>1</text:p>
          </table:table-cell>
          <table:table-cell table:style-name="ce40" table:formula="of:=COUNTIF([.C5:.K5];&quot;52&quot;) + COUNTIF([.C5:.K5];&quot;52L&quot;)" office:value-type="float" office:value="1" calcext:value-type="float">
            <text:p>1</text:p>
          </table:table-cell>
          <table:table-cell table:style-name="ce40" table:formula="of:=COUNTIF([.C5:.K5];&quot;11-19&quot;) + COUNTIF([.C5:.K5];&quot;2&quot;)" office:value-type="float" office:value="1" calcext:value-type="float">
            <text:p>1</text:p>
          </table:table-cell>
          <table:table-cell table:style-name="ce40" table:formula="of:=COUNTIF([.C5:.K5];&quot;U&quot;)+COUNTIF([.C5:.K5];&quot;UL&quot;)" office:value-type="float" office:value="1" calcext:value-type="float">
            <text:p>1</text:p>
          </table:table-cell>
          <table:table-cell table:style-name="ce40" table:formula="of:=COUNTIF([.C5:.K5];&quot;KVIT&quot;)" office:value-type="float" office:value="2" calcext:value-type="float">
            <text:p>2</text:p>
          </table:table-cell>
          <table:table-cell table:style-name="ce41" table:formula="of:=COUNTBLANK([.C5:.K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05" calcext:value-type="date">
            <text:p>5. II. 05</text:p>
          </table:table-cell>
          <table:table-cell table:style-name="ce36" table:formula="of:=TEXT([.A6];&quot;Ddd&quot;)" office:value-type="string" office:string-value="sob" calcext:value-type="string">
            <text:p>sob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20" table:number-columns-repeated="3"/>
          <table:table-cell table:style-name="ce25" office:value-type="string" calcext:value-type="string">
            <text:p>DEV</text:p>
          </table:table-cell>
          <table:table-cell table:style-name="ce40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40" table:formula="of:=COUNTIF([.C6:.K6];&quot;51&quot;) + COUNTIF([.C6:.K6];&quot;51L&quot;)" office:value-type="float" office:value="0" calcext:value-type="float">
            <text:p>0</text:p>
          </table:table-cell>
          <table:table-cell table:style-name="ce40" table:formula="of:=COUNTIF([.C6:.K6];&quot;52&quot;) + COUNTIF([.C6:.K6];&quot;52L&quot;)" office:value-type="float" office:value="0" calcext:value-type="float">
            <text:p>0</text:p>
          </table:table-cell>
          <table:table-cell table:style-name="ce40" table:formula="of:=COUNTIF([.C6:.K6];&quot;11-19&quot;) + COUNTIF([.C6:.K6];&quot;2&quot;)" office:value-type="float" office:value="0" calcext:value-type="float">
            <text:p>0</text:p>
          </table:table-cell>
          <table:table-cell table:style-name="ce40" table:formula="of:=COUNTIF([.C6:.K6];&quot;U&quot;)+COUNTIF([.C6:.K6];&quot;UL&quot;)" office:value-type="float" office:value="0" calcext:value-type="float">
            <text:p>0</text:p>
          </table:table-cell>
          <table:table-cell table:style-name="ce40" table:formula="of:=COUNTIF([.C6:.K6];&quot;KVIT&quot;)" office:value-type="float" office:value="0" calcext:value-type="float">
            <text:p>0</text:p>
          </table:table-cell>
          <table:table-cell table:style-name="ce41" table:formula="of:=COUNTBLANK([.C6:.K6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06" calcext:value-type="date">
            <text:p>6. II. 05</text:p>
          </table:table-cell>
          <table:table-cell table:style-name="ce36" table:formula="of:=TEXT([.A7];&quot;Ddd&quot;)" office:value-type="string" office:string-value="ned" calcext:value-type="string">
            <text:p>ne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DEV</text:p>
          </table:table-cell>
          <table:table-cell table:style-name="ce40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40" table:formula="of:=COUNTIF([.C7:.K7];&quot;51&quot;) + COUNTIF([.C7:.K7];&quot;51L&quot;)" office:value-type="float" office:value="0" calcext:value-type="float">
            <text:p>0</text:p>
          </table:table-cell>
          <table:table-cell table:style-name="ce40" table:formula="of:=COUNTIF([.C7:.K7];&quot;52&quot;) + COUNTIF([.C7:.K7];&quot;52L&quot;)" office:value-type="float" office:value="0" calcext:value-type="float">
            <text:p>0</text:p>
          </table:table-cell>
          <table:table-cell table:style-name="ce40" table:formula="of:=COUNTIF([.C7:.K7];&quot;11-19&quot;) + COUNTIF([.C7:.K7];&quot;2&quot;)" office:value-type="float" office:value="0" calcext:value-type="float">
            <text:p>0</text:p>
          </table:table-cell>
          <table:table-cell table:style-name="ce40" table:formula="of:=COUNTIF([.C7:.K7];&quot;U&quot;)+COUNTIF([.C7:.K7];&quot;UL&quot;)" office:value-type="float" office:value="0" calcext:value-type="float">
            <text:p>0</text:p>
          </table:table-cell>
          <table:table-cell table:style-name="ce40" table:formula="of:=COUNTIF([.C7:.K7];&quot;KVIT&quot;)" office:value-type="float" office:value="0" calcext:value-type="float">
            <text:p>0</text:p>
          </table:table-cell>
          <table:table-cell table:style-name="ce41" table:formula="of:=COUNTBLANK([.C7:.K7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07" calcext:value-type="date">
            <text:p>7. II. 05</text:p>
          </table:table-cell>
          <table:table-cell table:style-name="ce35" table:formula="of:=TEXT([.A8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EV</text:p>
          </table:table-cell>
          <table:table-cell table:style-name="ce40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40" table:formula="of:=COUNTIF([.C8:.K8];&quot;51&quot;) + COUNTIF([.C8:.K8];&quot;51L&quot;)" office:value-type="float" office:value="1" calcext:value-type="float">
            <text:p>1</text:p>
          </table:table-cell>
          <table:table-cell table:style-name="ce40" table:formula="of:=COUNTIF([.C8:.K8];&quot;52&quot;) + COUNTIF([.C8:.K8];&quot;52L&quot;)" office:value-type="float" office:value="1" calcext:value-type="float">
            <text:p>1</text:p>
          </table:table-cell>
          <table:table-cell table:style-name="ce40" table:formula="of:=COUNTIF([.C8:.K8];&quot;11-19&quot;) + COUNTIF([.C8:.K8];&quot;2&quot;)" office:value-type="float" office:value="1" calcext:value-type="float">
            <text:p>1</text:p>
          </table:table-cell>
          <table:table-cell table:style-name="ce40" table:formula="of:=COUNTIF([.C8:.K8];&quot;U&quot;)+COUNTIF([.C8:.K8];&quot;UL&quot;)" office:value-type="float" office:value="1" calcext:value-type="float">
            <text:p>1</text:p>
          </table:table-cell>
          <table:table-cell table:style-name="ce40" table:formula="of:=COUNTIF([.C8:.K8];&quot;KVIT&quot;)" office:value-type="float" office:value="2" calcext:value-type="float">
            <text:p>2</text:p>
          </table:table-cell>
          <table:table-cell table:style-name="ce41" table:formula="of:=COUNTBLANK([.C8:.K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08" calcext:value-type="date">
            <text:p>8. II. 05</text:p>
          </table:table-cell>
          <table:table-cell table:style-name="ce36" table:formula="of:=TEXT([.A9];&quot;Ddd&quot;)" office:value-type="string" office:string-value="tor" calcext:value-type="string">
            <text:p>tor</text:p>
          </table:table-cell>
          <table:table-cell table:style-name="ce37" table:number-columns-repeated="3"/>
          <table:table-cell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37"/>
          <table:table-cell table:style-name="ce39"/>
          <table:table-cell table:style-name="ce20" table:number-columns-repeated="2"/>
          <table:table-cell table:style-name="ce25" office:value-type="string" calcext:value-type="string">
            <text:p>DEV</text:p>
          </table:table-cell>
          <table:table-cell table:style-name="ce40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40" table:formula="of:=COUNTIF([.C9:.K9];&quot;51&quot;) + COUNTIF([.C9:.K9];&quot;51L&quot;)" office:value-type="float" office:value="0" calcext:value-type="float">
            <text:p>0</text:p>
          </table:table-cell>
          <table:table-cell table:style-name="ce40" table:formula="of:=COUNTIF([.C9:.K9];&quot;52&quot;) + COUNTIF([.C9:.K9];&quot;52L&quot;)" office:value-type="float" office:value="0" calcext:value-type="float">
            <text:p>0</text:p>
          </table:table-cell>
          <table:table-cell table:style-name="ce40" table:formula="of:=COUNTIF([.C9:.K9];&quot;11-19&quot;) + COUNTIF([.C9:.K9];&quot;2&quot;)" office:value-type="float" office:value="0" calcext:value-type="float">
            <text:p>0</text:p>
          </table:table-cell>
          <table:table-cell table:style-name="ce40" table:formula="of:=COUNTIF([.C9:.K9];&quot;U&quot;)+COUNTIF([.C9:.K9];&quot;UL&quot;)" office:value-type="float" office:value="0" calcext:value-type="float">
            <text:p>0</text:p>
          </table:table-cell>
          <table:table-cell table:style-name="ce40" table:formula="of:=COUNTIF([.C9:.K9];&quot;KVIT&quot;)" office:value-type="float" office:value="0" calcext:value-type="float">
            <text:p>0</text:p>
          </table:table-cell>
          <table:table-cell table:style-name="ce41" table:formula="of:=COUNTBLANK([.C9:.K9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09" calcext:value-type="date">
            <text:p>9. II. 05</text:p>
          </table:table-cell>
          <table:table-cell table:style-name="ce35" table:formula="of:=TEXT([.A1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DEV</text:p>
          </table:table-cell>
          <table:table-cell table:style-name="ce40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40" table:formula="of:=COUNTIF([.C10:.K10];&quot;51&quot;) + COUNTIF([.C10:.K10];&quot;51L&quot;)" office:value-type="float" office:value="1" calcext:value-type="float">
            <text:p>1</text:p>
          </table:table-cell>
          <table:table-cell table:style-name="ce40" table:formula="of:=COUNTIF([.C10:.K10];&quot;52&quot;) + COUNTIF([.C10:.K10];&quot;52L&quot;)" office:value-type="float" office:value="1" calcext:value-type="float">
            <text:p>1</text:p>
          </table:table-cell>
          <table:table-cell table:style-name="ce40" table:formula="of:=COUNTIF([.C10:.K10];&quot;11-19&quot;) + COUNTIF([.C10:.K10];&quot;2&quot;)" office:value-type="float" office:value="1" calcext:value-type="float">
            <text:p>1</text:p>
          </table:table-cell>
          <table:table-cell table:style-name="ce40" table:formula="of:=COUNTIF([.C10:.K10];&quot;U&quot;)+COUNTIF([.C10:.K10];&quot;UL&quot;)" office:value-type="float" office:value="1" calcext:value-type="float">
            <text:p>1</text:p>
          </table:table-cell>
          <table:table-cell table:style-name="ce40" table:formula="of:=COUNTIF([.C10:.K10];&quot;KVIT&quot;)" office:value-type="float" office:value="2" calcext:value-type="float">
            <text:p>2</text:p>
          </table:table-cell>
          <table:table-cell table:style-name="ce41" table:formula="of:=COUNTBLANK([.C10:.K1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0" calcext:value-type="date">
            <text:p>10. II. 05</text:p>
          </table:table-cell>
          <table:table-cell table:style-name="ce35" table:formula="of:=TEXT([.A11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EV</text:p>
          </table:table-cell>
          <table:table-cell table:style-name="ce40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40" table:formula="of:=COUNTIF([.C11:.K11];&quot;51&quot;) + COUNTIF([.C11:.K11];&quot;51L&quot;)" office:value-type="float" office:value="1" calcext:value-type="float">
            <text:p>1</text:p>
          </table:table-cell>
          <table:table-cell table:style-name="ce40" table:formula="of:=COUNTIF([.C11:.K11];&quot;52&quot;) + COUNTIF([.C11:.K11];&quot;52L&quot;)" office:value-type="float" office:value="1" calcext:value-type="float">
            <text:p>1</text:p>
          </table:table-cell>
          <table:table-cell table:style-name="ce40" table:formula="of:=COUNTIF([.C11:.K11];&quot;11-19&quot;) + COUNTIF([.C11:.K11];&quot;2&quot;)" office:value-type="float" office:value="1" calcext:value-type="float">
            <text:p>1</text:p>
          </table:table-cell>
          <table:table-cell table:style-name="ce40" table:formula="of:=COUNTIF([.C11:.K11];&quot;U&quot;)+COUNTIF([.C11:.K11];&quot;UL&quot;)" office:value-type="float" office:value="1" calcext:value-type="float">
            <text:p>1</text:p>
          </table:table-cell>
          <table:table-cell table:style-name="ce40" table:formula="of:=COUNTIF([.C11:.K11];&quot;KVIT&quot;)" office:value-type="float" office:value="2" calcext:value-type="float">
            <text:p>2</text:p>
          </table:table-cell>
          <table:table-cell table:style-name="ce41" table:formula="of:=COUNTBLANK([.C11:.K1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1" calcext:value-type="date">
            <text:p>11. II. 05</text:p>
          </table:table-cell>
          <table:table-cell table:style-name="ce35" table:formula="of:=TEXT([.A12];&quot;Ddd&quot;)" office:value-type="string" office:string-value="pet" calcext:value-type="string">
            <text:p>pe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DEV</text:p>
          </table:table-cell>
          <table:table-cell table:style-name="ce40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40" table:formula="of:=COUNTIF([.C12:.K12];&quot;51&quot;) + COUNTIF([.C12:.K12];&quot;51L&quot;)" office:value-type="float" office:value="1" calcext:value-type="float">
            <text:p>1</text:p>
          </table:table-cell>
          <table:table-cell table:style-name="ce40" table:formula="of:=COUNTIF([.C12:.K12];&quot;52&quot;) + COUNTIF([.C12:.K12];&quot;52L&quot;)" office:value-type="float" office:value="1" calcext:value-type="float">
            <text:p>1</text:p>
          </table:table-cell>
          <table:table-cell table:style-name="ce40" table:formula="of:=COUNTIF([.C12:.K12];&quot;11-19&quot;) + COUNTIF([.C12:.K12];&quot;2&quot;)" office:value-type="float" office:value="1" calcext:value-type="float">
            <text:p>1</text:p>
          </table:table-cell>
          <table:table-cell table:style-name="ce40" table:formula="of:=COUNTIF([.C12:.K12];&quot;U&quot;)+COUNTIF([.C12:.K12];&quot;UL&quot;)" office:value-type="float" office:value="1" calcext:value-type="float">
            <text:p>1</text:p>
          </table:table-cell>
          <table:table-cell table:style-name="ce40" table:formula="of:=COUNTIF([.C12:.K12];&quot;KVIT&quot;)" office:value-type="float" office:value="2" calcext:value-type="float">
            <text:p>2</text:p>
          </table:table-cell>
          <table:table-cell table:style-name="ce41" table:formula="of:=COUNTBLANK([.C12:.K1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12" calcext:value-type="date">
            <text:p>12. II. 05</text:p>
          </table:table-cell>
          <table:table-cell table:style-name="ce36" table:formula="of:=TEXT([.A13];&quot;Ddd&quot;)" office:value-type="string" office:string-value="sob" calcext:value-type="string">
            <text:p>sob</text:p>
          </table:table-cell>
          <table:table-cell table:style-name="ce37" table:number-columns-repeated="3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table:number-columns-repeated="2"/>
          <table:table-cell table:style-name="ce25" office:value-type="string" calcext:value-type="string">
            <text:p>ŠOŠ</text:p>
          </table:table-cell>
          <table:table-cell table:style-name="ce40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40" table:formula="of:=COUNTIF([.C13:.K13];&quot;51&quot;) + COUNTIF([.C13:.K13];&quot;51L&quot;)" office:value-type="float" office:value="0" calcext:value-type="float">
            <text:p>0</text:p>
          </table:table-cell>
          <table:table-cell table:style-name="ce40" table:formula="of:=COUNTIF([.C13:.K13];&quot;52&quot;) + COUNTIF([.C13:.K13];&quot;52L&quot;)" office:value-type="float" office:value="0" calcext:value-type="float">
            <text:p>0</text:p>
          </table:table-cell>
          <table:table-cell table:style-name="ce40" table:formula="of:=COUNTIF([.C13:.K13];&quot;11-19&quot;) + COUNTIF([.C13:.K13];&quot;2&quot;)" office:value-type="float" office:value="0" calcext:value-type="float">
            <text:p>0</text:p>
          </table:table-cell>
          <table:table-cell table:style-name="ce40" table:formula="of:=COUNTIF([.C13:.K13];&quot;U&quot;)+COUNTIF([.C13:.K13];&quot;UL&quot;)" office:value-type="float" office:value="0" calcext:value-type="float">
            <text:p>0</text:p>
          </table:table-cell>
          <table:table-cell table:style-name="ce40" table:formula="of:=COUNTIF([.C13:.K13];&quot;KVIT&quot;)" office:value-type="float" office:value="0" calcext:value-type="float">
            <text:p>0</text:p>
          </table:table-cell>
          <table:table-cell table:style-name="ce41" table:formula="of:=COUNTBLANK([.C13:.K1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13" calcext:value-type="date">
            <text:p>13. II. 05</text:p>
          </table:table-cell>
          <table:table-cell table:style-name="ce36" table:formula="of:=TEXT([.A14];&quot;Ddd&quot;)" office:value-type="string" office:string-value="ned" calcext:value-type="string">
            <text:p>ned</text:p>
          </table:table-cell>
          <table:table-cell table:style-name="ce37" table:number-columns-repeated="3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table:number-columns-repeated="2"/>
          <table:table-cell table:style-name="ce25" office:value-type="string" calcext:value-type="string">
            <text:p>ŠOŠ</text:p>
          </table:table-cell>
          <table:table-cell table:style-name="ce40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40" table:formula="of:=COUNTIF([.C14:.K14];&quot;51&quot;) + COUNTIF([.C14:.K14];&quot;51L&quot;)" office:value-type="float" office:value="0" calcext:value-type="float">
            <text:p>0</text:p>
          </table:table-cell>
          <table:table-cell table:style-name="ce40" table:formula="of:=COUNTIF([.C14:.K14];&quot;52&quot;) + COUNTIF([.C14:.K14];&quot;52L&quot;)" office:value-type="float" office:value="0" calcext:value-type="float">
            <text:p>0</text:p>
          </table:table-cell>
          <table:table-cell table:style-name="ce40" table:formula="of:=COUNTIF([.C14:.K14];&quot;11-19&quot;) + COUNTIF([.C14:.K14];&quot;2&quot;)" office:value-type="float" office:value="0" calcext:value-type="float">
            <text:p>0</text:p>
          </table:table-cell>
          <table:table-cell table:style-name="ce40" table:formula="of:=COUNTIF([.C14:.K14];&quot;U&quot;)+COUNTIF([.C14:.K14];&quot;UL&quot;)" office:value-type="float" office:value="0" calcext:value-type="float">
            <text:p>0</text:p>
          </table:table-cell>
          <table:table-cell table:style-name="ce40" table:formula="of:=COUNTIF([.C14:.K14];&quot;KVIT&quot;)" office:value-type="float" office:value="0" calcext:value-type="float">
            <text:p>0</text:p>
          </table:table-cell>
          <table:table-cell table:style-name="ce41" table:formula="of:=COUNTBLANK([.C14:.K1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4" calcext:value-type="date">
            <text:p>14. II. 05</text:p>
          </table:table-cell>
          <table:table-cell table:style-name="ce35" table:formula="of:=TEXT([.A15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40" table:formula="of:=COUNTIF([.C15:.K15];&quot;51&quot;) + COUNTIF([.C15:.K15];&quot;51L&quot;)" office:value-type="float" office:value="1" calcext:value-type="float">
            <text:p>1</text:p>
          </table:table-cell>
          <table:table-cell table:style-name="ce40" table:formula="of:=COUNTIF([.C15:.K15];&quot;52&quot;) + COUNTIF([.C15:.K15];&quot;52L&quot;)" office:value-type="float" office:value="1" calcext:value-type="float">
            <text:p>1</text:p>
          </table:table-cell>
          <table:table-cell table:style-name="ce40" table:formula="of:=COUNTIF([.C15:.K15];&quot;11-19&quot;) + COUNTIF([.C15:.K15];&quot;2&quot;)" office:value-type="float" office:value="1" calcext:value-type="float">
            <text:p>1</text:p>
          </table:table-cell>
          <table:table-cell table:style-name="ce40" table:formula="of:=COUNTIF([.C15:.K15];&quot;U&quot;)+COUNTIF([.C15:.K15];&quot;UL&quot;)" office:value-type="float" office:value="1" calcext:value-type="float">
            <text:p>1</text:p>
          </table:table-cell>
          <table:table-cell table:style-name="ce40" table:formula="of:=COUNTIF([.C15:.K15];&quot;KVIT&quot;)" office:value-type="float" office:value="2" calcext:value-type="float">
            <text:p>2</text:p>
          </table:table-cell>
          <table:table-cell table:style-name="ce41" table:formula="of:=COUNTBLANK([.C15:.K1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5" calcext:value-type="date">
            <text:p>15. II. 05</text:p>
          </table:table-cell>
          <table:table-cell table:style-name="ce35" table:formula="of:=TEXT([.A16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40" table:formula="of:=COUNTIF([.C16:.K16];&quot;51&quot;) + COUNTIF([.C16:.K16];&quot;51L&quot;)" office:value-type="float" office:value="1" calcext:value-type="float">
            <text:p>1</text:p>
          </table:table-cell>
          <table:table-cell table:style-name="ce40" table:formula="of:=COUNTIF([.C16:.K16];&quot;52&quot;) + COUNTIF([.C16:.K16];&quot;52L&quot;)" office:value-type="float" office:value="1" calcext:value-type="float">
            <text:p>1</text:p>
          </table:table-cell>
          <table:table-cell table:style-name="ce40" table:formula="of:=COUNTIF([.C16:.K16];&quot;11-19&quot;) + COUNTIF([.C16:.K16];&quot;2&quot;)" office:value-type="float" office:value="1" calcext:value-type="float">
            <text:p>1</text:p>
          </table:table-cell>
          <table:table-cell table:style-name="ce40" table:formula="of:=COUNTIF([.C16:.K16];&quot;U&quot;)+COUNTIF([.C16:.K16];&quot;UL&quot;)" office:value-type="float" office:value="1" calcext:value-type="float">
            <text:p>1</text:p>
          </table:table-cell>
          <table:table-cell table:style-name="ce40" table:formula="of:=COUNTIF([.C16:.K16];&quot;KVIT&quot;)" office:value-type="float" office:value="2" calcext:value-type="float">
            <text:p>2</text:p>
          </table:table-cell>
          <table:table-cell table:style-name="ce41" table:formula="of:=COUNTBLANK([.C16:.K1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6" calcext:value-type="date">
            <text:p>16. II. 05</text:p>
          </table:table-cell>
          <table:table-cell table:style-name="ce35" table:formula="of:=TEXT([.A1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40" table:formula="of:=COUNTIF([.C17:.K17];&quot;51&quot;) + COUNTIF([.C17:.K17];&quot;51L&quot;)" office:value-type="float" office:value="1" calcext:value-type="float">
            <text:p>1</text:p>
          </table:table-cell>
          <table:table-cell table:style-name="ce40" table:formula="of:=COUNTIF([.C17:.K17];&quot;52&quot;) + COUNTIF([.C17:.K17];&quot;52L&quot;)" office:value-type="float" office:value="1" calcext:value-type="float">
            <text:p>1</text:p>
          </table:table-cell>
          <table:table-cell table:style-name="ce40" table:formula="of:=COUNTIF([.C17:.K17];&quot;11-19&quot;) + COUNTIF([.C17:.K17];&quot;2&quot;)" office:value-type="float" office:value="1" calcext:value-type="float">
            <text:p>1</text:p>
          </table:table-cell>
          <table:table-cell table:style-name="ce40" table:formula="of:=COUNTIF([.C17:.K17];&quot;U&quot;)+COUNTIF([.C17:.K17];&quot;UL&quot;)" office:value-type="float" office:value="1" calcext:value-type="float">
            <text:p>1</text:p>
          </table:table-cell>
          <table:table-cell table:style-name="ce40" table:formula="of:=COUNTIF([.C17:.K17];&quot;KVIT&quot;)" office:value-type="float" office:value="2" calcext:value-type="float">
            <text:p>2</text:p>
          </table:table-cell>
          <table:table-cell table:style-name="ce41" table:formula="of:=COUNTBLANK([.C17:.K1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7" calcext:value-type="date">
            <text:p>17. II. 05</text:p>
          </table:table-cell>
          <table:table-cell table:style-name="ce35" table:formula="of:=TEXT([.A18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40" table:formula="of:=COUNTIF([.C18:.K18];&quot;51&quot;) + COUNTIF([.C18:.K18];&quot;51L&quot;)" office:value-type="float" office:value="1" calcext:value-type="float">
            <text:p>1</text:p>
          </table:table-cell>
          <table:table-cell table:style-name="ce40" table:formula="of:=COUNTIF([.C18:.K18];&quot;52&quot;) + COUNTIF([.C18:.K18];&quot;52L&quot;)" office:value-type="float" office:value="1" calcext:value-type="float">
            <text:p>1</text:p>
          </table:table-cell>
          <table:table-cell table:style-name="ce40" table:formula="of:=COUNTIF([.C18:.K18];&quot;11-19&quot;) + COUNTIF([.C18:.K18];&quot;2&quot;)" office:value-type="float" office:value="1" calcext:value-type="float">
            <text:p>1</text:p>
          </table:table-cell>
          <table:table-cell table:style-name="ce40" table:formula="of:=COUNTIF([.C18:.K18];&quot;U&quot;)+COUNTIF([.C18:.K18];&quot;UL&quot;)" office:value-type="float" office:value="1" calcext:value-type="float">
            <text:p>1</text:p>
          </table:table-cell>
          <table:table-cell table:style-name="ce40" table:formula="of:=COUNTIF([.C18:.K18];&quot;KVIT&quot;)" office:value-type="float" office:value="2" calcext:value-type="float">
            <text:p>2</text:p>
          </table:table-cell>
          <table:table-cell table:style-name="ce41" table:formula="of:=COUNTBLANK([.C18:.K1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18" calcext:value-type="date">
            <text:p>18. II. 05</text:p>
          </table:table-cell>
          <table:table-cell table:style-name="ce35" table:formula="of:=TEXT([.A19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U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40" table:formula="of:=COUNTIF([.C19:.K19];&quot;51&quot;) + COUNTIF([.C19:.K19];&quot;51L&quot;)" office:value-type="float" office:value="1" calcext:value-type="float">
            <text:p>1</text:p>
          </table:table-cell>
          <table:table-cell table:style-name="ce40" table:formula="of:=COUNTIF([.C19:.K19];&quot;52&quot;) + COUNTIF([.C19:.K19];&quot;52L&quot;)" office:value-type="float" office:value="1" calcext:value-type="float">
            <text:p>1</text:p>
          </table:table-cell>
          <table:table-cell table:style-name="ce40" table:formula="of:=COUNTIF([.C19:.K19];&quot;11-19&quot;) + COUNTIF([.C19:.K19];&quot;2&quot;)" office:value-type="float" office:value="1" calcext:value-type="float">
            <text:p>1</text:p>
          </table:table-cell>
          <table:table-cell table:style-name="ce40" table:formula="of:=COUNTIF([.C19:.K19];&quot;U&quot;)+COUNTIF([.C19:.K19];&quot;UL&quot;)" office:value-type="float" office:value="1" calcext:value-type="float">
            <text:p>1</text:p>
          </table:table-cell>
          <table:table-cell table:style-name="ce40" table:formula="of:=COUNTIF([.C19:.K19];&quot;KVIT&quot;)" office:value-type="float" office:value="2" calcext:value-type="float">
            <text:p>2</text:p>
          </table:table-cell>
          <table:table-cell table:style-name="ce41" table:formula="of:=COUNTBLANK([.C19:.K1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19" calcext:value-type="date">
            <text:p>19. II. 05</text:p>
          </table:table-cell>
          <table:table-cell table:style-name="ce36" table:formula="of:=TEXT([.A20];&quot;Ddd&quot;)" office:value-type="string" office:string-value="sob" calcext:value-type="string">
            <text:p>sob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DEV</text:p>
          </table:table-cell>
          <table:table-cell table:style-name="ce40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40" table:formula="of:=COUNTIF([.C20:.K20];&quot;51&quot;) + COUNTIF([.C20:.K20];&quot;51L&quot;)" office:value-type="float" office:value="0" calcext:value-type="float">
            <text:p>0</text:p>
          </table:table-cell>
          <table:table-cell table:style-name="ce40" table:formula="of:=COUNTIF([.C20:.K20];&quot;52&quot;) + COUNTIF([.C20:.K20];&quot;52L&quot;)" office:value-type="float" office:value="0" calcext:value-type="float">
            <text:p>0</text:p>
          </table:table-cell>
          <table:table-cell table:style-name="ce40" table:formula="of:=COUNTIF([.C20:.K20];&quot;11-19&quot;) + COUNTIF([.C20:.K20];&quot;2&quot;)" office:value-type="float" office:value="0" calcext:value-type="float">
            <text:p>0</text:p>
          </table:table-cell>
          <table:table-cell table:style-name="ce40" table:formula="of:=COUNTIF([.C20:.K20];&quot;U&quot;)+COUNTIF([.C20:.K20];&quot;UL&quot;)" office:value-type="float" office:value="0" calcext:value-type="float">
            <text:p>0</text:p>
          </table:table-cell>
          <table:table-cell table:style-name="ce40" table:formula="of:=COUNTIF([.C20:.K20];&quot;KVIT&quot;)" office:value-type="float" office:value="0" calcext:value-type="float">
            <text:p>0</text:p>
          </table:table-cell>
          <table:table-cell table:style-name="ce41" table:formula="of:=COUNTBLANK([.C20:.K20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20" calcext:value-type="date">
            <text:p>20. II. 05</text:p>
          </table:table-cell>
          <table:table-cell table:style-name="ce36" table:formula="of:=TEXT([.A21];&quot;Ddd&quot;)" office:value-type="string" office:string-value="ned" calcext:value-type="string">
            <text:p>ne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DEV</text:p>
          </table:table-cell>
          <table:table-cell table:style-name="ce40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40" table:formula="of:=COUNTIF([.C21:.K21];&quot;51&quot;) + COUNTIF([.C21:.K21];&quot;51L&quot;)" office:value-type="float" office:value="0" calcext:value-type="float">
            <text:p>0</text:p>
          </table:table-cell>
          <table:table-cell table:style-name="ce40" table:formula="of:=COUNTIF([.C21:.K21];&quot;52&quot;) + COUNTIF([.C21:.K21];&quot;52L&quot;)" office:value-type="float" office:value="0" calcext:value-type="float">
            <text:p>0</text:p>
          </table:table-cell>
          <table:table-cell table:style-name="ce40" table:formula="of:=COUNTIF([.C21:.K21];&quot;11-19&quot;) + COUNTIF([.C21:.K21];&quot;2&quot;)" office:value-type="float" office:value="0" calcext:value-type="float">
            <text:p>0</text:p>
          </table:table-cell>
          <table:table-cell table:style-name="ce40" table:formula="of:=COUNTIF([.C21:.K21];&quot;U&quot;)+COUNTIF([.C21:.K21];&quot;UL&quot;)" office:value-type="float" office:value="0" calcext:value-type="float">
            <text:p>0</text:p>
          </table:table-cell>
          <table:table-cell table:style-name="ce40" table:formula="of:=COUNTIF([.C21:.K21];&quot;KVIT&quot;)" office:value-type="float" office:value="0" calcext:value-type="float">
            <text:p>0</text:p>
          </table:table-cell>
          <table:table-cell table:style-name="ce41" table:formula="of:=COUNTBLANK([.C21:.K2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21" calcext:value-type="date">
            <text:p>21. II. 05</text:p>
          </table:table-cell>
          <table:table-cell table:style-name="ce35" table:formula="of:=TEXT([.A22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40" table:formula="of:=COUNTIF([.C22:.K22];&quot;51&quot;) + COUNTIF([.C22:.K22];&quot;51L&quot;)" office:value-type="float" office:value="1" calcext:value-type="float">
            <text:p>1</text:p>
          </table:table-cell>
          <table:table-cell table:style-name="ce40" table:formula="of:=COUNTIF([.C22:.K22];&quot;52&quot;) + COUNTIF([.C22:.K22];&quot;52L&quot;)" office:value-type="float" office:value="1" calcext:value-type="float">
            <text:p>1</text:p>
          </table:table-cell>
          <table:table-cell table:style-name="ce40" table:formula="of:=COUNTIF([.C22:.K22];&quot;11-19&quot;) + COUNTIF([.C22:.K22];&quot;2&quot;)" office:value-type="float" office:value="1" calcext:value-type="float">
            <text:p>1</text:p>
          </table:table-cell>
          <table:table-cell table:style-name="ce40" table:formula="of:=COUNTIF([.C22:.K22];&quot;U&quot;)+COUNTIF([.C22:.K22];&quot;UL&quot;)" office:value-type="float" office:value="1" calcext:value-type="float">
            <text:p>1</text:p>
          </table:table-cell>
          <table:table-cell table:style-name="ce40" table:formula="of:=COUNTIF([.C22:.K22];&quot;KVIT&quot;)" office:value-type="float" office:value="1" calcext:value-type="float">
            <text:p>1</text:p>
          </table:table-cell>
          <table:table-cell table:style-name="ce41" table:formula="of:=COUNTBLANK([.C22:.K2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22" calcext:value-type="date">
            <text:p>22. II. 05</text:p>
          </table:table-cell>
          <table:table-cell table:style-name="ce35" table:formula="of:=TEXT([.A23];&quot;Ddd&quot;)" office:value-type="string" office:string-value="tor" calcext:value-type="string">
            <text:p>tor</text:p>
          </table:table-cell>
          <table:table-cell table:style-name="ce15" office:value-type="string" calcext:value-type="string">
            <text:p>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40" table:formula="of:=COUNTIF([.C23:.K23];&quot;51&quot;) + COUNTIF([.C23:.K23];&quot;51L&quot;)" office:value-type="float" office:value="0" calcext:value-type="float">
            <text:p>0</text:p>
          </table:table-cell>
          <table:table-cell table:style-name="ce40" table:formula="of:=COUNTIF([.C23:.K23];&quot;52&quot;) + COUNTIF([.C23:.K23];&quot;52L&quot;)" office:value-type="float" office:value="0" calcext:value-type="float">
            <text:p>0</text:p>
          </table:table-cell>
          <table:table-cell table:style-name="ce40" table:formula="of:=COUNTIF([.C23:.K23];&quot;11-19&quot;) + COUNTIF([.C23:.K23];&quot;2&quot;)" office:value-type="float" office:value="1" calcext:value-type="float">
            <text:p>1</text:p>
          </table:table-cell>
          <table:table-cell table:style-name="ce40" table:formula="of:=COUNTIF([.C23:.K23];&quot;U&quot;)+COUNTIF([.C23:.K23];&quot;UL&quot;)" office:value-type="float" office:value="1" calcext:value-type="float">
            <text:p>1</text:p>
          </table:table-cell>
          <table:table-cell table:style-name="ce40" table:formula="of:=COUNTIF([.C23:.K23];&quot;KVIT&quot;)" office:value-type="float" office:value="1" calcext:value-type="float">
            <text:p>1</text:p>
          </table:table-cell>
          <table:table-cell table:style-name="ce41" table:formula="of:=COUNTBLANK([.C23:.K2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23" calcext:value-type="date">
            <text:p>23. II. 05</text:p>
          </table:table-cell>
          <table:table-cell table:style-name="ce35" table:formula="of:=TEXT([.A24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40" table:formula="of:=COUNTIF([.C24:.K24];&quot;51&quot;) + COUNTIF([.C24:.K24];&quot;51L&quot;)" office:value-type="float" office:value="1" calcext:value-type="float">
            <text:p>1</text:p>
          </table:table-cell>
          <table:table-cell table:style-name="ce40" table:formula="of:=COUNTIF([.C24:.K24];&quot;52&quot;) + COUNTIF([.C24:.K24];&quot;52L&quot;)" office:value-type="float" office:value="1" calcext:value-type="float">
            <text:p>1</text:p>
          </table:table-cell>
          <table:table-cell table:style-name="ce40" table:formula="of:=COUNTIF([.C24:.K24];&quot;11-19&quot;) + COUNTIF([.C24:.K24];&quot;2&quot;)" office:value-type="float" office:value="1" calcext:value-type="float">
            <text:p>1</text:p>
          </table:table-cell>
          <table:table-cell table:style-name="ce40" table:formula="of:=COUNTIF([.C24:.K24];&quot;U&quot;)+COUNTIF([.C24:.K24];&quot;UL&quot;)" office:value-type="float" office:value="0" calcext:value-type="float">
            <text:p>0</text:p>
          </table:table-cell>
          <table:table-cell table:style-name="ce40" table:formula="of:=COUNTIF([.C24:.K24];&quot;KVIT&quot;)" office:value-type="float" office:value="1" calcext:value-type="float">
            <text:p>1</text:p>
          </table:table-cell>
          <table:table-cell table:style-name="ce41" table:formula="of:=COUNTBLANK([.C24:.K2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24" calcext:value-type="date">
            <text:p>24. II. 05</text:p>
          </table:table-cell>
          <table:table-cell table:style-name="ce35" table:formula="of:=TEXT([.A25];&quot;Ddd&quot;)" office:value-type="string" office:string-value="čet" calcext:value-type="string">
            <text:p>čet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40" table:formula="of:=COUNTIF([.C25:.K25];&quot;51&quot;) + COUNTIF([.C25:.K25];&quot;51L&quot;)" office:value-type="float" office:value="0" calcext:value-type="float">
            <text:p>0</text:p>
          </table:table-cell>
          <table:table-cell table:style-name="ce40" table:formula="of:=COUNTIF([.C25:.K25];&quot;52&quot;) + COUNTIF([.C25:.K25];&quot;52L&quot;)" office:value-type="float" office:value="0" calcext:value-type="float">
            <text:p>0</text:p>
          </table:table-cell>
          <table:table-cell table:style-name="ce40" table:formula="of:=COUNTIF([.C25:.K25];&quot;11-19&quot;) + COUNTIF([.C25:.K25];&quot;2&quot;)" office:value-type="float" office:value="1" calcext:value-type="float">
            <text:p>1</text:p>
          </table:table-cell>
          <table:table-cell table:style-name="ce40" table:formula="of:=COUNTIF([.C25:.K25];&quot;U&quot;)+COUNTIF([.C25:.K25];&quot;UL&quot;)" office:value-type="float" office:value="0" calcext:value-type="float">
            <text:p>0</text:p>
          </table:table-cell>
          <table:table-cell table:style-name="ce40" table:formula="of:=COUNTIF([.C25:.K25];&quot;KVIT&quot;)" office:value-type="float" office:value="1" calcext:value-type="float">
            <text:p>1</text:p>
          </table:table-cell>
          <table:table-cell table:style-name="ce41" table:formula="of:=COUNTBLANK([.C25:.K2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25" calcext:value-type="date">
            <text:p>25. II. 05</text:p>
          </table:table-cell>
          <table:table-cell table:style-name="ce35" table:formula="of:=TEXT([.A2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PIN</text:p>
          </table:table-cell>
          <table:table-cell table:style-name="ce40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40" table:formula="of:=COUNTIF([.C26:.K26];&quot;51&quot;) + COUNTIF([.C26:.K26];&quot;51L&quot;)" office:value-type="float" office:value="0" calcext:value-type="float">
            <text:p>0</text:p>
          </table:table-cell>
          <table:table-cell table:style-name="ce40" table:formula="of:=COUNTIF([.C26:.K26];&quot;52&quot;) + COUNTIF([.C26:.K26];&quot;52L&quot;)" office:value-type="float" office:value="0" calcext:value-type="float">
            <text:p>0</text:p>
          </table:table-cell>
          <table:table-cell table:style-name="ce40" table:formula="of:=COUNTIF([.C26:.K26];&quot;11-19&quot;) + COUNTIF([.C26:.K26];&quot;2&quot;)" office:value-type="float" office:value="1" calcext:value-type="float">
            <text:p>1</text:p>
          </table:table-cell>
          <table:table-cell table:style-name="ce40" table:formula="of:=COUNTIF([.C26:.K26];&quot;U&quot;)+COUNTIF([.C26:.K26];&quot;UL&quot;)" office:value-type="float" office:value="0" calcext:value-type="float">
            <text:p>0</text:p>
          </table:table-cell>
          <table:table-cell table:style-name="ce40" table:formula="of:=COUNTIF([.C26:.K26];&quot;KVIT&quot;)" office:value-type="float" office:value="1" calcext:value-type="float">
            <text:p>1</text:p>
          </table:table-cell>
          <table:table-cell table:style-name="ce41" table:formula="of:=COUNTBLANK([.C26:.K2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26" calcext:value-type="date">
            <text:p>26. II. 05</text:p>
          </table:table-cell>
          <table:table-cell table:style-name="ce36" table:formula="of:=TEXT([.A27];&quot;Ddd&quot;)" office:value-type="string" office:string-value="sob" calcext:value-type="string">
            <text:p>sob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39"/>
          <table:table-cell table:style-name="ce20"/>
          <table:table-cell table:style-name="ce20" office:value-type="string" calcext:value-type="string">
            <text:p>D</text:p>
          </table:table-cell>
          <table:table-cell table:style-name="ce25" office:value-type="string" calcext:value-type="string">
            <text:p>KOS</text:p>
          </table:table-cell>
          <table:table-cell table:style-name="ce40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40" table:formula="of:=COUNTIF([.C27:.K27];&quot;51&quot;) + COUNTIF([.C27:.K27];&quot;51L&quot;)" office:value-type="float" office:value="0" calcext:value-type="float">
            <text:p>0</text:p>
          </table:table-cell>
          <table:table-cell table:style-name="ce40" table:formula="of:=COUNTIF([.C27:.K27];&quot;52&quot;) + COUNTIF([.C27:.K27];&quot;52L&quot;)" office:value-type="float" office:value="0" calcext:value-type="float">
            <text:p>0</text:p>
          </table:table-cell>
          <table:table-cell table:style-name="ce40" table:formula="of:=COUNTIF([.C27:.K27];&quot;11-19&quot;) + COUNTIF([.C27:.K27];&quot;2&quot;)" office:value-type="float" office:value="0" calcext:value-type="float">
            <text:p>0</text:p>
          </table:table-cell>
          <table:table-cell table:style-name="ce40" table:formula="of:=COUNTIF([.C27:.K27];&quot;U&quot;)+COUNTIF([.C27:.K27];&quot;UL&quot;)" office:value-type="float" office:value="0" calcext:value-type="float">
            <text:p>0</text:p>
          </table:table-cell>
          <table:table-cell table:style-name="ce40" table:formula="of:=COUNTIF([.C27:.K27];&quot;KVIT&quot;)" office:value-type="float" office:value="0" calcext:value-type="float">
            <text:p>0</text:p>
          </table:table-cell>
          <table:table-cell table:style-name="ce41" table:formula="of:=COUNTBLANK([.C27:.K27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2-27" calcext:value-type="date">
            <text:p>27. II. 05</text:p>
          </table:table-cell>
          <table:table-cell table:style-name="ce36" table:formula="of:=TEXT([.A28];&quot;Ddd&quot;)" office:value-type="string" office:string-value="ned" calcext:value-type="string">
            <text:p>ned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39"/>
          <table:table-cell table:style-name="ce20"/>
          <table:table-cell table:style-name="ce20" office:value-type="string" calcext:value-type="string">
            <text:p>D</text:p>
          </table:table-cell>
          <table:table-cell table:style-name="ce25" office:value-type="string" calcext:value-type="string">
            <text:p>KOS</text:p>
          </table:table-cell>
          <table:table-cell table:style-name="ce40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40" table:formula="of:=COUNTIF([.C28:.K28];&quot;51&quot;) + COUNTIF([.C28:.K28];&quot;51L&quot;)" office:value-type="float" office:value="0" calcext:value-type="float">
            <text:p>0</text:p>
          </table:table-cell>
          <table:table-cell table:style-name="ce40" table:formula="of:=COUNTIF([.C28:.K28];&quot;52&quot;) + COUNTIF([.C28:.K28];&quot;52L&quot;)" office:value-type="float" office:value="0" calcext:value-type="float">
            <text:p>0</text:p>
          </table:table-cell>
          <table:table-cell table:style-name="ce40" table:formula="of:=COUNTIF([.C28:.K28];&quot;11-19&quot;) + COUNTIF([.C28:.K28];&quot;2&quot;)" office:value-type="float" office:value="0" calcext:value-type="float">
            <text:p>0</text:p>
          </table:table-cell>
          <table:table-cell table:style-name="ce40" table:formula="of:=COUNTIF([.C28:.K28];&quot;U&quot;)+COUNTIF([.C28:.K28];&quot;UL&quot;)" office:value-type="float" office:value="0" calcext:value-type="float">
            <text:p>0</text:p>
          </table:table-cell>
          <table:table-cell table:style-name="ce40" table:formula="of:=COUNTIF([.C28:.K28];&quot;KVIT&quot;)" office:value-type="float" office:value="0" calcext:value-type="float">
            <text:p>0</text:p>
          </table:table-cell>
          <table:table-cell table:style-name="ce41" table:formula="of:=COUNTBLANK([.C28:.K28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2-28" calcext:value-type="date">
            <text:p>28. II. 05</text:p>
          </table:table-cell>
          <table:table-cell table:style-name="ce35" table:formula="of:=TEXT([.A29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40" table:formula="of:=COUNTIF([.C29:.K29];&quot;51&quot;) + COUNTIF([.C29:.K29];&quot;51L&quot;)" office:value-type="float" office:value="1" calcext:value-type="float">
            <text:p>1</text:p>
          </table:table-cell>
          <table:table-cell table:style-name="ce40" table:formula="of:=COUNTIF([.C29:.K29];&quot;52&quot;) + COUNTIF([.C29:.K29];&quot;52L&quot;)" office:value-type="float" office:value="1" calcext:value-type="float">
            <text:p>1</text:p>
          </table:table-cell>
          <table:table-cell table:style-name="ce40" table:formula="of:=COUNTIF([.C29:.K29];&quot;11-19&quot;) + COUNTIF([.C29:.K29];&quot;2&quot;)" office:value-type="float" office:value="1" calcext:value-type="float">
            <text:p>1</text:p>
          </table:table-cell>
          <table:table-cell table:style-name="ce40" table:formula="of:=COUNTIF([.C29:.K29];&quot;U&quot;)+COUNTIF([.C29:.K29];&quot;UL&quot;)" office:value-type="float" office:value="1" calcext:value-type="float">
            <text:p>1</text:p>
          </table:table-cell>
          <table:table-cell table:style-name="ce40" table:formula="of:=COUNTIF([.C29:.K29];&quot;KVIT&quot;)" office:value-type="float" office:value="1" calcext:value-type="float">
            <text:p>1</text:p>
          </table:table-cell>
          <table:table-cell table:style-name="ce41" table:formula="of:=COUNTBLANK([.C29:.K2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1" calcext:value-type="date">
            <text:p>1. III. 05</text:p>
          </table:table-cell>
          <table:table-cell table:style-name="ce35" table:formula="of:=TEXT([.A30];&quot;Ddd&quot;)" office:value-type="string" office:string-value="tor" calcext:value-type="string">
            <text:p>tor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40" table:formula="of:=COUNTIF([.C30:.K30];&quot;51&quot;) + COUNTIF([.C30:.K30];&quot;51L&quot;)" office:value-type="float" office:value="0" calcext:value-type="float">
            <text:p>0</text:p>
          </table:table-cell>
          <table:table-cell table:style-name="ce40" table:formula="of:=COUNTIF([.C30:.K30];&quot;52&quot;) + COUNTIF([.C30:.K30];&quot;52L&quot;)" office:value-type="float" office:value="0" calcext:value-type="float">
            <text:p>0</text:p>
          </table:table-cell>
          <table:table-cell table:style-name="ce40" table:formula="of:=COUNTIF([.C30:.K30];&quot;11-19&quot;) + COUNTIF([.C30:.K30];&quot;2&quot;)" office:value-type="float" office:value="1" calcext:value-type="float">
            <text:p>1</text:p>
          </table:table-cell>
          <table:table-cell table:style-name="ce40" table:formula="of:=COUNTIF([.C30:.K30];&quot;U&quot;)+COUNTIF([.C30:.K30];&quot;UL&quot;)" office:value-type="float" office:value="1" calcext:value-type="float">
            <text:p>1</text:p>
          </table:table-cell>
          <table:table-cell table:style-name="ce40" table:formula="of:=COUNTIF([.C30:.K30];&quot;KVIT&quot;)" office:value-type="float" office:value="1" calcext:value-type="float">
            <text:p>1</text:p>
          </table:table-cell>
          <table:table-cell table:style-name="ce41" table:formula="of:=COUNTBLANK([.C30:.K3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2" calcext:value-type="date">
            <text:p>2. III. 05</text:p>
          </table:table-cell>
          <table:table-cell table:style-name="ce35" table:formula="of:=TEXT([.A31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ŠOŠ</text:p>
          </table:table-cell>
          <table:table-cell table:style-name="ce40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40" table:formula="of:=COUNTIF([.C31:.K31];&quot;51&quot;) + COUNTIF([.C31:.K31];&quot;51L&quot;)" office:value-type="float" office:value="1" calcext:value-type="float">
            <text:p>1</text:p>
          </table:table-cell>
          <table:table-cell table:style-name="ce40" table:formula="of:=COUNTIF([.C31:.K31];&quot;52&quot;) + COUNTIF([.C31:.K31];&quot;52L&quot;)" office:value-type="float" office:value="1" calcext:value-type="float">
            <text:p>1</text:p>
          </table:table-cell>
          <table:table-cell table:style-name="ce40" table:formula="of:=COUNTIF([.C31:.K31];&quot;11-19&quot;) + COUNTIF([.C31:.K31];&quot;2&quot;)" office:value-type="float" office:value="1" calcext:value-type="float">
            <text:p>1</text:p>
          </table:table-cell>
          <table:table-cell table:style-name="ce40" table:formula="of:=COUNTIF([.C31:.K31];&quot;U&quot;)+COUNTIF([.C31:.K31];&quot;UL&quot;)" office:value-type="float" office:value="0" calcext:value-type="float">
            <text:p>0</text:p>
          </table:table-cell>
          <table:table-cell table:style-name="ce40" table:formula="of:=COUNTIF([.C31:.K31];&quot;KVIT&quot;)" office:value-type="float" office:value="1" calcext:value-type="float">
            <text:p>1</text:p>
          </table:table-cell>
          <table:table-cell table:style-name="ce41" table:formula="of:=COUNTBLANK([.C31:.K3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3" calcext:value-type="date">
            <text:p>3. III. 05</text:p>
          </table:table-cell>
          <table:table-cell table:style-name="ce35" table:formula="of:=TEXT([.A32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ŠOŠ</text:p>
          </table:table-cell>
          <table:table-cell table:style-name="ce40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40" table:formula="of:=COUNTIF([.C32:.K32];&quot;51&quot;) + COUNTIF([.C32:.K32];&quot;51L&quot;)" office:value-type="float" office:value="0" calcext:value-type="float">
            <text:p>0</text:p>
          </table:table-cell>
          <table:table-cell table:style-name="ce40" table:formula="of:=COUNTIF([.C32:.K32];&quot;52&quot;) + COUNTIF([.C32:.K32];&quot;52L&quot;)" office:value-type="float" office:value="0" calcext:value-type="float">
            <text:p>0</text:p>
          </table:table-cell>
          <table:table-cell table:style-name="ce40" table:formula="of:=COUNTIF([.C32:.K32];&quot;11-19&quot;) + COUNTIF([.C32:.K32];&quot;2&quot;)" office:value-type="float" office:value="1" calcext:value-type="float">
            <text:p>1</text:p>
          </table:table-cell>
          <table:table-cell table:style-name="ce40" table:formula="of:=COUNTIF([.C32:.K32];&quot;U&quot;)+COUNTIF([.C32:.K32];&quot;UL&quot;)" office:value-type="float" office:value="1" calcext:value-type="float">
            <text:p>1</text:p>
          </table:table-cell>
          <table:table-cell table:style-name="ce40" table:formula="of:=COUNTIF([.C32:.K32];&quot;KVIT&quot;)" office:value-type="float" office:value="1" calcext:value-type="float">
            <text:p>1</text:p>
          </table:table-cell>
          <table:table-cell table:style-name="ce41" table:formula="of:=COUNTBLANK([.C32:.K3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42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3" calcext:value-type="float">
            <text:p>3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5" calcext:value-type="float">
            <text:p>5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5" calcext:value-type="float">
            <text:p>5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2" calcext:value-type="float">
            <text:p>2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5" calcext:value-type="float">
            <text:p>5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0" calcext:value-type="float">
            <text:p>0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10" calcext:value-type="float">
            <text:p>1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11" calcext:value-type="float">
            <text:p>11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6" calcext:value-type="float">
            <text:p>6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2" calcext:value-type="float">
            <text:p>2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1" calcext:value-type="float">
            <text:p>1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februar.$A$1:.$L$29" table:range-usable-as="print-range"/>
        </table:named-expressions>
        <calcext:conditional-formats>
          <calcext:conditional-format calcext:target-range-address="februar.B5:februar.B32">
            <calcext:condition calcext:apply-style-name="ConditionalStyle_1" calcext:value="=#name?#ref!" calcext:base-cell-address="februar.B5"/>
          </calcext:conditional-format>
          <calcext:conditional-format calcext:target-range-address="februar.M2:februar.R32">
            <calcext:condition calcext:apply-style-name="ConditionalStyle_2" calcext:value="&lt;1" calcext:base-cell-address="februar.M2"/>
            <calcext:condition calcext:apply-style-name="ConditionalStyle_3" calcext:value="&gt;1" calcext:base-cell-address="februar.M2"/>
          </calcext:conditional-format>
          <calcext:conditional-format calcext:target-range-address="februar.S2:februar.S33">
            <calcext:condition calcext:apply-style-name="ConditionalStyle_4" calcext:value="!=0" calcext:base-cell-address="februar.S2"/>
          </calcext:conditional-format>
        </calcext:conditional-formats>
      </table:table>
      <table:table table:name="marec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3" table:number-columns-repeated="237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ŠTI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SS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1" calcext:value-type="date">
            <text:p>1. III. 05</text:p>
          </table:table-cell>
          <table:table-cell table:style-name="ce9" table:formula="of:=TEXT([.A2];&quot;Ddd&quot;)" office:value-type="string" office:string-value="tor" calcext:value-type="string">
            <text:p>tor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25" office:value-type="string" calcext:value-type="string">
            <text:p>ŠOŠ</text:p>
          </table:table-cell>
          <table:table-cell table:style-name="ce46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46" table:formula="of:=COUNTIF([.C2:.K2];&quot;51&quot;) + COUNTIF([.C2:.K2];&quot;51L&quot;)" office:value-type="float" office:value="0" calcext:value-type="float">
            <text:p>0</text:p>
          </table:table-cell>
          <table:table-cell table:style-name="ce46" table:formula="of:=COUNTIF([.C2:.K2];&quot;52&quot;) + COUNTIF([.C2:.K2];&quot;52L&quot;)" office:value-type="float" office:value="0" calcext:value-type="float">
            <text:p>0</text:p>
          </table:table-cell>
          <table:table-cell table:style-name="ce46" table:formula="of:=COUNTIF([.C2:.K2];&quot;11-19&quot;) + COUNTIF([.C2:.K2];&quot;2&quot;)" office:value-type="float" office:value="1" calcext:value-type="float">
            <text:p>1</text:p>
          </table:table-cell>
          <table:table-cell table:style-name="ce46" table:formula="of:=COUNTIF([.C2:.K2];&quot;U&quot;)+COUNTIF([.C2:.K2];&quot;UL&quot;)" office:value-type="float" office:value="1" calcext:value-type="float">
            <text:p>1</text:p>
          </table:table-cell>
          <table:table-cell table:style-name="ce46" table:formula="of:=COUNTIF([.C2:.K2];&quot;KVIT&quot;)" office:value-type="float" office:value="1" calcext:value-type="float">
            <text:p>1</text:p>
          </table:table-cell>
          <table:table-cell table:style-name="ce47" table:formula="of:=COUNTBLANK([.C2:.K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2" calcext:value-type="date">
            <text:p>2. III. 05</text:p>
          </table:table-cell>
          <table:table-cell table:style-name="ce9" table:formula="of:=TEXT([.A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ŠOŠ</text:p>
          </table:table-cell>
          <table:table-cell table:style-name="ce46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46" table:formula="of:=COUNTIF([.C3:.K3];&quot;51&quot;) + COUNTIF([.C3:.K3];&quot;51L&quot;)" office:value-type="float" office:value="1" calcext:value-type="float">
            <text:p>1</text:p>
          </table:table-cell>
          <table:table-cell table:style-name="ce46" table:formula="of:=COUNTIF([.C3:.K3];&quot;52&quot;) + COUNTIF([.C3:.K3];&quot;52L&quot;)" office:value-type="float" office:value="1" calcext:value-type="float">
            <text:p>1</text:p>
          </table:table-cell>
          <table:table-cell table:style-name="ce46" table:formula="of:=COUNTIF([.C3:.K3];&quot;11-19&quot;) + COUNTIF([.C3:.K3];&quot;2&quot;)" office:value-type="float" office:value="1" calcext:value-type="float">
            <text:p>1</text:p>
          </table:table-cell>
          <table:table-cell table:style-name="ce46" table:formula="of:=COUNTIF([.C3:.K3];&quot;U&quot;)+COUNTIF([.C3:.K3];&quot;UL&quot;)" office:value-type="float" office:value="0" calcext:value-type="float">
            <text:p>0</text:p>
          </table:table-cell>
          <table:table-cell table:style-name="ce46" table:formula="of:=COUNTIF([.C3:.K3];&quot;KVIT&quot;)" office:value-type="float" office:value="1" calcext:value-type="float">
            <text:p>1</text:p>
          </table:table-cell>
          <table:table-cell table:style-name="ce47" table:formula="of:=COUNTBLANK([.C3:.K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3" calcext:value-type="date">
            <text:p>3. III. 05</text:p>
          </table:table-cell>
          <table:table-cell table:style-name="ce9" table:formula="of:=TEXT([.A4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2</text:p>
          </table:table-cell>
          <table:table-cell table:style-name="ce13" office:value-type="string" calcext:value-type="string">
            <text:p>Vaje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ŠOŠ</text:p>
          </table:table-cell>
          <table:table-cell table:style-name="ce46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46" table:formula="of:=COUNTIF([.C4:.K4];&quot;51&quot;) + COUNTIF([.C4:.K4];&quot;51L&quot;)" office:value-type="float" office:value="0" calcext:value-type="float">
            <text:p>0</text:p>
          </table:table-cell>
          <table:table-cell table:style-name="ce46" table:formula="of:=COUNTIF([.C4:.K4];&quot;52&quot;) + COUNTIF([.C4:.K4];&quot;52L&quot;)" office:value-type="float" office:value="0" calcext:value-type="float">
            <text:p>0</text:p>
          </table:table-cell>
          <table:table-cell table:style-name="ce46" table:formula="of:=COUNTIF([.C4:.K4];&quot;11-19&quot;) + COUNTIF([.C4:.K4];&quot;2&quot;)" office:value-type="float" office:value="1" calcext:value-type="float">
            <text:p>1</text:p>
          </table:table-cell>
          <table:table-cell table:style-name="ce46" table:formula="of:=COUNTIF([.C4:.K4];&quot;U&quot;)+COUNTIF([.C4:.K4];&quot;UL&quot;)" office:value-type="float" office:value="1" calcext:value-type="float">
            <text:p>1</text:p>
          </table:table-cell>
          <table:table-cell table:style-name="ce46" table:formula="of:=COUNTIF([.C4:.K4];&quot;KVIT&quot;)" office:value-type="float" office:value="0" calcext:value-type="float">
            <text:p>0</text:p>
          </table:table-cell>
          <table:table-cell table:style-name="ce47" table:formula="of:=COUNTBLANK([.C4:.K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4" calcext:value-type="date">
            <text:p>4. III. 05</text:p>
          </table:table-cell>
          <table:table-cell table:style-name="ce43" table:formula="of:=TEXT([.A5];&quot;Ddd&quot;)" office:value-type="string" office:string-value="pet" calcext:value-type="string">
            <text:p>pet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2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ŠOŠ</text:p>
          </table:table-cell>
          <table:table-cell table:style-name="ce46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46" table:formula="of:=COUNTIF([.C5:.K5];&quot;51&quot;) + COUNTIF([.C5:.K5];&quot;51L&quot;)" office:value-type="float" office:value="0" calcext:value-type="float">
            <text:p>0</text:p>
          </table:table-cell>
          <table:table-cell table:style-name="ce46" table:formula="of:=COUNTIF([.C5:.K5];&quot;52&quot;) + COUNTIF([.C5:.K5];&quot;52L&quot;)" office:value-type="float" office:value="0" calcext:value-type="float">
            <text:p>0</text:p>
          </table:table-cell>
          <table:table-cell table:style-name="ce46" table:formula="of:=COUNTIF([.C5:.K5];&quot;11-19&quot;) + COUNTIF([.C5:.K5];&quot;2&quot;)" office:value-type="float" office:value="1" calcext:value-type="float">
            <text:p>1</text:p>
          </table:table-cell>
          <table:table-cell table:style-name="ce46" table:formula="of:=COUNTIF([.C5:.K5];&quot;U&quot;)+COUNTIF([.C5:.K5];&quot;UL&quot;)" office:value-type="float" office:value="1" calcext:value-type="float">
            <text:p>1</text:p>
          </table:table-cell>
          <table:table-cell table:style-name="ce46" table:formula="of:=COUNTIF([.C5:.K5];&quot;KVIT&quot;)" office:value-type="float" office:value="1" calcext:value-type="float">
            <text:p>1</text:p>
          </table:table-cell>
          <table:table-cell table:style-name="ce47" table:formula="of:=COUNTBLANK([.C5:.K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05" calcext:value-type="date">
            <text:p>5. III. 05</text:p>
          </table:table-cell>
          <table:table-cell table:style-name="ce44" table:formula="of:=TEXT([.A6];&quot;Ddd&quot;)" office:value-type="string" office:string-value="sob" calcext:value-type="string">
            <text:p>sob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20" table:number-columns-repeated="3"/>
          <table:table-cell table:style-name="ce25" office:value-type="string" calcext:value-type="string">
            <text:p>KOS</text:p>
          </table:table-cell>
          <table:table-cell table:style-name="ce46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46" table:formula="of:=COUNTIF([.C6:.K6];&quot;51&quot;) + COUNTIF([.C6:.K6];&quot;51L&quot;)" office:value-type="float" office:value="0" calcext:value-type="float">
            <text:p>0</text:p>
          </table:table-cell>
          <table:table-cell table:style-name="ce46" table:formula="of:=COUNTIF([.C6:.K6];&quot;52&quot;) + COUNTIF([.C6:.K6];&quot;52L&quot;)" office:value-type="float" office:value="0" calcext:value-type="float">
            <text:p>0</text:p>
          </table:table-cell>
          <table:table-cell table:style-name="ce46" table:formula="of:=COUNTIF([.C6:.K6];&quot;11-19&quot;) + COUNTIF([.C6:.K6];&quot;2&quot;)" office:value-type="float" office:value="0" calcext:value-type="float">
            <text:p>0</text:p>
          </table:table-cell>
          <table:table-cell table:style-name="ce46" table:formula="of:=COUNTIF([.C6:.K6];&quot;U&quot;)+COUNTIF([.C6:.K6];&quot;UL&quot;)" office:value-type="float" office:value="0" calcext:value-type="float">
            <text:p>0</text:p>
          </table:table-cell>
          <table:table-cell table:style-name="ce46" table:formula="of:=COUNTIF([.C6:.K6];&quot;KVIT&quot;)" office:value-type="float" office:value="0" calcext:value-type="float">
            <text:p>0</text:p>
          </table:table-cell>
          <table:table-cell table:style-name="ce47" table:formula="of:=COUNTBLANK([.C6:.K6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06" calcext:value-type="date">
            <text:p>6. III. 05</text:p>
          </table:table-cell>
          <table:table-cell table:style-name="ce44" table:formula="of:=TEXT([.A7];&quot;Ddd&quot;)" office:value-type="string" office:string-value="ned" calcext:value-type="string">
            <text:p>ne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37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KOS</text:p>
          </table:table-cell>
          <table:table-cell table:style-name="ce46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46" table:formula="of:=COUNTIF([.C7:.K7];&quot;51&quot;) + COUNTIF([.C7:.K7];&quot;51L&quot;)" office:value-type="float" office:value="0" calcext:value-type="float">
            <text:p>0</text:p>
          </table:table-cell>
          <table:table-cell table:style-name="ce46" table:formula="of:=COUNTIF([.C7:.K7];&quot;52&quot;) + COUNTIF([.C7:.K7];&quot;52L&quot;)" office:value-type="float" office:value="0" calcext:value-type="float">
            <text:p>0</text:p>
          </table:table-cell>
          <table:table-cell table:style-name="ce46" table:formula="of:=COUNTIF([.C7:.K7];&quot;11-19&quot;) + COUNTIF([.C7:.K7];&quot;2&quot;)" office:value-type="float" office:value="0" calcext:value-type="float">
            <text:p>0</text:p>
          </table:table-cell>
          <table:table-cell table:style-name="ce46" table:formula="of:=COUNTIF([.C7:.K7];&quot;U&quot;)+COUNTIF([.C7:.K7];&quot;UL&quot;)" office:value-type="float" office:value="0" calcext:value-type="float">
            <text:p>0</text:p>
          </table:table-cell>
          <table:table-cell table:style-name="ce46" table:formula="of:=COUNTIF([.C7:.K7];&quot;KVIT&quot;)" office:value-type="float" office:value="0" calcext:value-type="float">
            <text:p>0</text:p>
          </table:table-cell>
          <table:table-cell table:style-name="ce47" table:formula="of:=COUNTBLANK([.C7:.K7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7" calcext:value-type="date">
            <text:p>7. III. 05</text:p>
          </table:table-cell>
          <table:table-cell table:style-name="ce43" table:formula="of:=TEXT([.A8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KOS</text:p>
          </table:table-cell>
          <table:table-cell table:style-name="ce46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46" table:formula="of:=COUNTIF([.C8:.K8];&quot;51&quot;) + COUNTIF([.C8:.K8];&quot;51L&quot;)" office:value-type="float" office:value="1" calcext:value-type="float">
            <text:p>1</text:p>
          </table:table-cell>
          <table:table-cell table:style-name="ce46" table:formula="of:=COUNTIF([.C8:.K8];&quot;52&quot;) + COUNTIF([.C8:.K8];&quot;52L&quot;)" office:value-type="float" office:value="1" calcext:value-type="float">
            <text:p>1</text:p>
          </table:table-cell>
          <table:table-cell table:style-name="ce46" table:formula="of:=COUNTIF([.C8:.K8];&quot;11-19&quot;) + COUNTIF([.C8:.K8];&quot;2&quot;)" office:value-type="float" office:value="1" calcext:value-type="float">
            <text:p>1</text:p>
          </table:table-cell>
          <table:table-cell table:style-name="ce46" table:formula="of:=COUNTIF([.C8:.K8];&quot;U&quot;)+COUNTIF([.C8:.K8];&quot;UL&quot;)" office:value-type="float" office:value="1" calcext:value-type="float">
            <text:p>1</text:p>
          </table:table-cell>
          <table:table-cell table:style-name="ce46" table:formula="of:=COUNTIF([.C8:.K8];&quot;KVIT&quot;)" office:value-type="float" office:value="2" calcext:value-type="float">
            <text:p>2</text:p>
          </table:table-cell>
          <table:table-cell table:style-name="ce47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8" calcext:value-type="date">
            <text:p>8. III. 05</text:p>
          </table:table-cell>
          <table:table-cell table:style-name="ce43" table:formula="of:=TEXT([.A9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KOS</text:p>
          </table:table-cell>
          <table:table-cell table:style-name="ce46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46" table:formula="of:=COUNTIF([.C9:.K9];&quot;51&quot;) + COUNTIF([.C9:.K9];&quot;51L&quot;)" office:value-type="float" office:value="1" calcext:value-type="float">
            <text:p>1</text:p>
          </table:table-cell>
          <table:table-cell table:style-name="ce46" table:formula="of:=COUNTIF([.C9:.K9];&quot;52&quot;) + COUNTIF([.C9:.K9];&quot;52L&quot;)" office:value-type="float" office:value="1" calcext:value-type="float">
            <text:p>1</text:p>
          </table:table-cell>
          <table:table-cell table:style-name="ce46" table:formula="of:=COUNTIF([.C9:.K9];&quot;11-19&quot;) + COUNTIF([.C9:.K9];&quot;2&quot;)" office:value-type="float" office:value="1" calcext:value-type="float">
            <text:p>1</text:p>
          </table:table-cell>
          <table:table-cell table:style-name="ce46" table:formula="of:=COUNTIF([.C9:.K9];&quot;U&quot;)+COUNTIF([.C9:.K9];&quot;UL&quot;)" office:value-type="float" office:value="1" calcext:value-type="float">
            <text:p>1</text:p>
          </table:table-cell>
          <table:table-cell table:style-name="ce46" table:formula="of:=COUNTIF([.C9:.K9];&quot;KVIT&quot;)" office:value-type="float" office:value="1" calcext:value-type="float">
            <text:p>1</text:p>
          </table:table-cell>
          <table:table-cell table:style-name="ce47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09" calcext:value-type="date">
            <text:p>9. III. 05</text:p>
          </table:table-cell>
          <table:table-cell table:style-name="ce43" table:formula="of:=TEXT([.A1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45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KOS</text:p>
          </table:table-cell>
          <table:table-cell table:style-name="ce46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46" table:formula="of:=COUNTIF([.C10:.K10];&quot;51&quot;) + COUNTIF([.C10:.K10];&quot;51L&quot;)" office:value-type="float" office:value="1" calcext:value-type="float">
            <text:p>1</text:p>
          </table:table-cell>
          <table:table-cell table:style-name="ce46" table:formula="of:=COUNTIF([.C10:.K10];&quot;52&quot;) + COUNTIF([.C10:.K10];&quot;52L&quot;)" office:value-type="float" office:value="1" calcext:value-type="float">
            <text:p>1</text:p>
          </table:table-cell>
          <table:table-cell table:style-name="ce46" table:formula="of:=COUNTIF([.C10:.K10];&quot;11-19&quot;) + COUNTIF([.C10:.K10];&quot;2&quot;)" office:value-type="float" office:value="1" calcext:value-type="float">
            <text:p>1</text:p>
          </table:table-cell>
          <table:table-cell table:style-name="ce46" table:formula="of:=COUNTIF([.C10:.K10];&quot;U&quot;)+COUNTIF([.C10:.K10];&quot;UL&quot;)" office:value-type="float" office:value="0" calcext:value-type="float">
            <text:p>0</text:p>
          </table:table-cell>
          <table:table-cell table:style-name="ce46" table:formula="of:=COUNTIF([.C10:.K10];&quot;KVIT&quot;)" office:value-type="float" office:value="1" calcext:value-type="float">
            <text:p>1</text:p>
          </table:table-cell>
          <table:table-cell table:style-name="ce47" table:formula="of:=COUNTBLANK([.C10:.K10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0" calcext:value-type="date">
            <text:p>10. III. 05</text:p>
          </table:table-cell>
          <table:table-cell table:style-name="ce43" table:formula="of:=TEXT([.A11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 table:number-columns-repeated="2"/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KOS</text:p>
          </table:table-cell>
          <table:table-cell table:style-name="ce46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46" table:formula="of:=COUNTIF([.C11:.K11];&quot;51&quot;) + COUNTIF([.C11:.K11];&quot;51L&quot;)" office:value-type="float" office:value="1" calcext:value-type="float">
            <text:p>1</text:p>
          </table:table-cell>
          <table:table-cell table:style-name="ce46" table:formula="of:=COUNTIF([.C11:.K11];&quot;52&quot;) + COUNTIF([.C11:.K11];&quot;52L&quot;)" office:value-type="float" office:value="1" calcext:value-type="float">
            <text:p>1</text:p>
          </table:table-cell>
          <table:table-cell table:style-name="ce46" table:formula="of:=COUNTIF([.C11:.K11];&quot;11-19&quot;) + COUNTIF([.C11:.K11];&quot;2&quot;)" office:value-type="float" office:value="1" calcext:value-type="float">
            <text:p>1</text:p>
          </table:table-cell>
          <table:table-cell table:style-name="ce46" table:formula="of:=COUNTIF([.C11:.K11];&quot;U&quot;)+COUNTIF([.C11:.K11];&quot;UL&quot;)" office:value-type="float" office:value="1" calcext:value-type="float">
            <text:p>1</text:p>
          </table:table-cell>
          <table:table-cell table:style-name="ce46" table:formula="of:=COUNTIF([.C11:.K11];&quot;KVIT&quot;)" office:value-type="float" office:value="1" calcext:value-type="float">
            <text:p>1</text:p>
          </table:table-cell>
          <table:table-cell table:style-name="ce47" table:formula="of:=COUNTBLANK([.C11:.K11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1" calcext:value-type="date">
            <text:p>11. III. 05</text:p>
          </table:table-cell>
          <table:table-cell table:style-name="ce43" table:formula="of:=TEXT([.A1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KOS</text:p>
          </table:table-cell>
          <table:table-cell table:style-name="ce46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46" table:formula="of:=COUNTIF([.C12:.K12];&quot;51&quot;) + COUNTIF([.C12:.K12];&quot;51L&quot;)" office:value-type="float" office:value="1" calcext:value-type="float">
            <text:p>1</text:p>
          </table:table-cell>
          <table:table-cell table:style-name="ce46" table:formula="of:=COUNTIF([.C12:.K12];&quot;52&quot;) + COUNTIF([.C12:.K12];&quot;52L&quot;)" office:value-type="float" office:value="1" calcext:value-type="float">
            <text:p>1</text:p>
          </table:table-cell>
          <table:table-cell table:style-name="ce46" table:formula="of:=COUNTIF([.C12:.K12];&quot;11-19&quot;) + COUNTIF([.C12:.K12];&quot;2&quot;)" office:value-type="float" office:value="1" calcext:value-type="float">
            <text:p>1</text:p>
          </table:table-cell>
          <table:table-cell table:style-name="ce46" table:formula="of:=COUNTIF([.C12:.K12];&quot;U&quot;)+COUNTIF([.C12:.K12];&quot;UL&quot;)" office:value-type="float" office:value="1" calcext:value-type="float">
            <text:p>1</text:p>
          </table:table-cell>
          <table:table-cell table:style-name="ce46" table:formula="of:=COUNTIF([.C12:.K12];&quot;KVIT&quot;)" office:value-type="float" office:value="1" calcext:value-type="float">
            <text:p>1</text:p>
          </table:table-cell>
          <table:table-cell table:style-name="ce47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12" calcext:value-type="date">
            <text:p>12. III. 05</text:p>
          </table:table-cell>
          <table:table-cell table:style-name="ce44" table:formula="of:=TEXT([.A13];&quot;Ddd&quot;)" office:value-type="string" office:string-value="sob" calcext:value-type="string">
            <text:p>sob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4"/>
          <table:table-cell table:style-name="ce39"/>
          <table:table-cell table:style-name="ce20" table:number-columns-repeated="2"/>
          <table:table-cell table:style-name="ce25" office:value-type="string" calcext:value-type="string">
            <text:p>MIR</text:p>
          </table:table-cell>
          <table:table-cell table:style-name="ce46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46" table:formula="of:=COUNTIF([.C13:.K13];&quot;51&quot;) + COUNTIF([.C13:.K13];&quot;51L&quot;)" office:value-type="float" office:value="0" calcext:value-type="float">
            <text:p>0</text:p>
          </table:table-cell>
          <table:table-cell table:style-name="ce46" table:formula="of:=COUNTIF([.C13:.K13];&quot;52&quot;) + COUNTIF([.C13:.K13];&quot;52L&quot;)" office:value-type="float" office:value="0" calcext:value-type="float">
            <text:p>0</text:p>
          </table:table-cell>
          <table:table-cell table:style-name="ce46" table:formula="of:=COUNTIF([.C13:.K13];&quot;11-19&quot;) + COUNTIF([.C13:.K13];&quot;2&quot;)" office:value-type="float" office:value="0" calcext:value-type="float">
            <text:p>0</text:p>
          </table:table-cell>
          <table:table-cell table:style-name="ce46" table:formula="of:=COUNTIF([.C13:.K13];&quot;U&quot;)+COUNTIF([.C13:.K13];&quot;UL&quot;)" office:value-type="float" office:value="0" calcext:value-type="float">
            <text:p>0</text:p>
          </table:table-cell>
          <table:table-cell table:style-name="ce46" table:formula="of:=COUNTIF([.C13:.K13];&quot;KVIT&quot;)" office:value-type="float" office:value="0" calcext:value-type="float">
            <text:p>0</text:p>
          </table:table-cell>
          <table:table-cell table:style-name="ce47" table:formula="of:=COUNTBLANK([.C13:.K1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13" calcext:value-type="date">
            <text:p>13. III. 05</text:p>
          </table:table-cell>
          <table:table-cell table:style-name="ce44" table:formula="of:=TEXT([.A14];&quot;Ddd&quot;)" office:value-type="string" office:string-value="ned" calcext:value-type="string">
            <text:p>ne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4"/>
          <table:table-cell table:style-name="ce39"/>
          <table:table-cell table:style-name="ce20" table:number-columns-repeated="2"/>
          <table:table-cell table:style-name="ce25" office:value-type="string" calcext:value-type="string">
            <text:p>MIR</text:p>
          </table:table-cell>
          <table:table-cell table:style-name="ce46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46" table:formula="of:=COUNTIF([.C14:.K14];&quot;51&quot;) + COUNTIF([.C14:.K14];&quot;51L&quot;)" office:value-type="float" office:value="0" calcext:value-type="float">
            <text:p>0</text:p>
          </table:table-cell>
          <table:table-cell table:style-name="ce46" table:formula="of:=COUNTIF([.C14:.K14];&quot;52&quot;) + COUNTIF([.C14:.K14];&quot;52L&quot;)" office:value-type="float" office:value="0" calcext:value-type="float">
            <text:p>0</text:p>
          </table:table-cell>
          <table:table-cell table:style-name="ce46" table:formula="of:=COUNTIF([.C14:.K14];&quot;11-19&quot;) + COUNTIF([.C14:.K14];&quot;2&quot;)" office:value-type="float" office:value="0" calcext:value-type="float">
            <text:p>0</text:p>
          </table:table-cell>
          <table:table-cell table:style-name="ce46" table:formula="of:=COUNTIF([.C14:.K14];&quot;U&quot;)+COUNTIF([.C14:.K14];&quot;UL&quot;)" office:value-type="float" office:value="0" calcext:value-type="float">
            <text:p>0</text:p>
          </table:table-cell>
          <table:table-cell table:style-name="ce46" table:formula="of:=COUNTIF([.C14:.K14];&quot;KVIT&quot;)" office:value-type="float" office:value="0" calcext:value-type="float">
            <text:p>0</text:p>
          </table:table-cell>
          <table:table-cell table:style-name="ce47" table:formula="of:=COUNTBLANK([.C14:.K1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4" calcext:value-type="date">
            <text:p>14. III. 05</text:p>
          </table:table-cell>
          <table:table-cell table:style-name="ce43" table:formula="of:=TEXT([.A15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MIR</text:p>
          </table:table-cell>
          <table:table-cell table:style-name="ce46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46" table:formula="of:=COUNTIF([.C15:.K15];&quot;51&quot;) + COUNTIF([.C15:.K15];&quot;51L&quot;)" office:value-type="float" office:value="1" calcext:value-type="float">
            <text:p>1</text:p>
          </table:table-cell>
          <table:table-cell table:style-name="ce46" table:formula="of:=COUNTIF([.C15:.K15];&quot;52&quot;) + COUNTIF([.C15:.K15];&quot;52L&quot;)" office:value-type="float" office:value="1" calcext:value-type="float">
            <text:p>1</text:p>
          </table:table-cell>
          <table:table-cell table:style-name="ce46" table:formula="of:=COUNTIF([.C15:.K15];&quot;11-19&quot;) + COUNTIF([.C15:.K15];&quot;2&quot;)" office:value-type="float" office:value="1" calcext:value-type="float">
            <text:p>1</text:p>
          </table:table-cell>
          <table:table-cell table:style-name="ce46" table:formula="of:=COUNTIF([.C15:.K15];&quot;U&quot;)+COUNTIF([.C15:.K15];&quot;UL&quot;)" office:value-type="float" office:value="1" calcext:value-type="float">
            <text:p>1</text:p>
          </table:table-cell>
          <table:table-cell table:style-name="ce46" table:formula="of:=COUNTIF([.C15:.K15];&quot;KVIT&quot;)" office:value-type="float" office:value="1" calcext:value-type="float">
            <text:p>1</text:p>
          </table:table-cell>
          <table:table-cell table:style-name="ce47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5" calcext:value-type="date">
            <text:p>15. III. 05</text:p>
          </table:table-cell>
          <table:table-cell table:style-name="ce43" table:formula="of:=TEXT([.A1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MIR</text:p>
          </table:table-cell>
          <table:table-cell table:style-name="ce46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46" table:formula="of:=COUNTIF([.C16:.K16];&quot;51&quot;) + COUNTIF([.C16:.K16];&quot;51L&quot;)" office:value-type="float" office:value="1" calcext:value-type="float">
            <text:p>1</text:p>
          </table:table-cell>
          <table:table-cell table:style-name="ce46" table:formula="of:=COUNTIF([.C16:.K16];&quot;52&quot;) + COUNTIF([.C16:.K16];&quot;52L&quot;)" office:value-type="float" office:value="1" calcext:value-type="float">
            <text:p>1</text:p>
          </table:table-cell>
          <table:table-cell table:style-name="ce46" table:formula="of:=COUNTIF([.C16:.K16];&quot;11-19&quot;) + COUNTIF([.C16:.K16];&quot;2&quot;)" office:value-type="float" office:value="1" calcext:value-type="float">
            <text:p>1</text:p>
          </table:table-cell>
          <table:table-cell table:style-name="ce46" table:formula="of:=COUNTIF([.C16:.K16];&quot;U&quot;)+COUNTIF([.C16:.K16];&quot;UL&quot;)" office:value-type="float" office:value="1" calcext:value-type="float">
            <text:p>1</text:p>
          </table:table-cell>
          <table:table-cell table:style-name="ce46" table:formula="of:=COUNTIF([.C16:.K16];&quot;KVIT&quot;)" office:value-type="float" office:value="1" calcext:value-type="float">
            <text:p>1</text:p>
          </table:table-cell>
          <table:table-cell table:style-name="ce47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6" calcext:value-type="date">
            <text:p>16. III. 05</text:p>
          </table:table-cell>
          <table:table-cell table:style-name="ce43" table:formula="of:=TEXT([.A1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MIR</text:p>
          </table:table-cell>
          <table:table-cell table:style-name="ce46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46" table:formula="of:=COUNTIF([.C17:.K17];&quot;51&quot;) + COUNTIF([.C17:.K17];&quot;51L&quot;)" office:value-type="float" office:value="1" calcext:value-type="float">
            <text:p>1</text:p>
          </table:table-cell>
          <table:table-cell table:style-name="ce46" table:formula="of:=COUNTIF([.C17:.K17];&quot;52&quot;) + COUNTIF([.C17:.K17];&quot;52L&quot;)" office:value-type="float" office:value="1" calcext:value-type="float">
            <text:p>1</text:p>
          </table:table-cell>
          <table:table-cell table:style-name="ce46" table:formula="of:=COUNTIF([.C17:.K17];&quot;11-19&quot;) + COUNTIF([.C17:.K17];&quot;2&quot;)" office:value-type="float" office:value="1" calcext:value-type="float">
            <text:p>1</text:p>
          </table:table-cell>
          <table:table-cell table:style-name="ce46" table:formula="of:=COUNTIF([.C17:.K17];&quot;U&quot;)+COUNTIF([.C17:.K17];&quot;UL&quot;)" office:value-type="float" office:value="0" calcext:value-type="float">
            <text:p>0</text:p>
          </table:table-cell>
          <table:table-cell table:style-name="ce46" table:formula="of:=COUNTIF([.C17:.K17];&quot;KVIT&quot;)" office:value-type="float" office:value="2" calcext:value-type="float">
            <text:p>2</text:p>
          </table:table-cell>
          <table:table-cell table:style-name="ce47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7" calcext:value-type="date">
            <text:p>17. III. 05</text:p>
          </table:table-cell>
          <table:table-cell table:style-name="ce43" table:formula="of:=TEXT([.A18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MIR</text:p>
          </table:table-cell>
          <table:table-cell table:style-name="ce46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46" table:formula="of:=COUNTIF([.C18:.K18];&quot;51&quot;) + COUNTIF([.C18:.K18];&quot;51L&quot;)" office:value-type="float" office:value="1" calcext:value-type="float">
            <text:p>1</text:p>
          </table:table-cell>
          <table:table-cell table:style-name="ce46" table:formula="of:=COUNTIF([.C18:.K18];&quot;52&quot;) + COUNTIF([.C18:.K18];&quot;52L&quot;)" office:value-type="float" office:value="1" calcext:value-type="float">
            <text:p>1</text:p>
          </table:table-cell>
          <table:table-cell table:style-name="ce46" table:formula="of:=COUNTIF([.C18:.K18];&quot;11-19&quot;) + COUNTIF([.C18:.K18];&quot;2&quot;)" office:value-type="float" office:value="1" calcext:value-type="float">
            <text:p>1</text:p>
          </table:table-cell>
          <table:table-cell table:style-name="ce46" table:formula="of:=COUNTIF([.C18:.K18];&quot;U&quot;)+COUNTIF([.C18:.K18];&quot;UL&quot;)" office:value-type="float" office:value="1" calcext:value-type="float">
            <text:p>1</text:p>
          </table:table-cell>
          <table:table-cell table:style-name="ce46" table:formula="of:=COUNTIF([.C18:.K18];&quot;KVIT&quot;)" office:value-type="float" office:value="1" calcext:value-type="float">
            <text:p>1</text:p>
          </table:table-cell>
          <table:table-cell table:style-name="ce47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18" calcext:value-type="date">
            <text:p>18. III. 05</text:p>
          </table:table-cell>
          <table:table-cell table:style-name="ce43" table:formula="of:=TEXT([.A19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MIR</text:p>
          </table:table-cell>
          <table:table-cell table:style-name="ce46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46" table:formula="of:=COUNTIF([.C19:.K19];&quot;51&quot;) + COUNTIF([.C19:.K19];&quot;51L&quot;)" office:value-type="float" office:value="1" calcext:value-type="float">
            <text:p>1</text:p>
          </table:table-cell>
          <table:table-cell table:style-name="ce46" table:formula="of:=COUNTIF([.C19:.K19];&quot;52&quot;) + COUNTIF([.C19:.K19];&quot;52L&quot;)" office:value-type="float" office:value="1" calcext:value-type="float">
            <text:p>1</text:p>
          </table:table-cell>
          <table:table-cell table:style-name="ce46" table:formula="of:=COUNTIF([.C19:.K19];&quot;11-19&quot;) + COUNTIF([.C19:.K19];&quot;2&quot;)" office:value-type="float" office:value="1" calcext:value-type="float">
            <text:p>1</text:p>
          </table:table-cell>
          <table:table-cell table:style-name="ce46" table:formula="of:=COUNTIF([.C19:.K19];&quot;U&quot;)+COUNTIF([.C19:.K19];&quot;UL&quot;)" office:value-type="float" office:value="1" calcext:value-type="float">
            <text:p>1</text:p>
          </table:table-cell>
          <table:table-cell table:style-name="ce46" table:formula="of:=COUNTIF([.C19:.K19];&quot;KVIT&quot;)" office:value-type="float" office:value="1" calcext:value-type="float">
            <text:p>1</text:p>
          </table:table-cell>
          <table:table-cell table:style-name="ce47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19" calcext:value-type="date">
            <text:p>19. III. 05</text:p>
          </table:table-cell>
          <table:table-cell table:style-name="ce44" table:formula="of:=TEXT([.A20];&quot;Ddd&quot;)" office:value-type="string" office:string-value="sob" calcext:value-type="string">
            <text:p>sob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39" table:number-columns-repeated="2"/>
          <table:table-cell table:style-name="ce20" table:number-columns-repeated="2"/>
          <table:table-cell table:style-name="ce25" office:value-type="string" calcext:value-type="string">
            <text:p>PIN</text:p>
          </table:table-cell>
          <table:table-cell table:style-name="ce46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46" table:formula="of:=COUNTIF([.C20:.K20];&quot;51&quot;) + COUNTIF([.C20:.K20];&quot;51L&quot;)" office:value-type="float" office:value="0" calcext:value-type="float">
            <text:p>0</text:p>
          </table:table-cell>
          <table:table-cell table:style-name="ce46" table:formula="of:=COUNTIF([.C20:.K20];&quot;52&quot;) + COUNTIF([.C20:.K20];&quot;52L&quot;)" office:value-type="float" office:value="0" calcext:value-type="float">
            <text:p>0</text:p>
          </table:table-cell>
          <table:table-cell table:style-name="ce46" table:formula="of:=COUNTIF([.C20:.K20];&quot;11-19&quot;) + COUNTIF([.C20:.K20];&quot;2&quot;)" office:value-type="float" office:value="0" calcext:value-type="float">
            <text:p>0</text:p>
          </table:table-cell>
          <table:table-cell table:style-name="ce46" table:formula="of:=COUNTIF([.C20:.K20];&quot;U&quot;)+COUNTIF([.C20:.K20];&quot;UL&quot;)" office:value-type="float" office:value="0" calcext:value-type="float">
            <text:p>0</text:p>
          </table:table-cell>
          <table:table-cell table:style-name="ce46" table:formula="of:=COUNTIF([.C20:.K20];&quot;KVIT&quot;)" office:value-type="float" office:value="0" calcext:value-type="float">
            <text:p>0</text:p>
          </table:table-cell>
          <table:table-cell table:style-name="ce47" table:formula="of:=COUNTBLANK([.C20:.K20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20" calcext:value-type="date">
            <text:p>20. III. 05</text:p>
          </table:table-cell>
          <table:table-cell table:style-name="ce44" table:formula="of:=TEXT([.A21];&quot;Ddd&quot;)" office:value-type="string" office:string-value="ned" calcext:value-type="string">
            <text:p>ned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39" table:number-columns-repeated="2"/>
          <table:table-cell table:style-name="ce20" table:number-columns-repeated="2"/>
          <table:table-cell table:style-name="ce25" office:value-type="string" calcext:value-type="string">
            <text:p>PIN</text:p>
          </table:table-cell>
          <table:table-cell table:style-name="ce46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46" table:formula="of:=COUNTIF([.C21:.K21];&quot;51&quot;) + COUNTIF([.C21:.K21];&quot;51L&quot;)" office:value-type="float" office:value="0" calcext:value-type="float">
            <text:p>0</text:p>
          </table:table-cell>
          <table:table-cell table:style-name="ce46" table:formula="of:=COUNTIF([.C21:.K21];&quot;52&quot;) + COUNTIF([.C21:.K21];&quot;52L&quot;)" office:value-type="float" office:value="0" calcext:value-type="float">
            <text:p>0</text:p>
          </table:table-cell>
          <table:table-cell table:style-name="ce46" table:formula="of:=COUNTIF([.C21:.K21];&quot;11-19&quot;) + COUNTIF([.C21:.K21];&quot;2&quot;)" office:value-type="float" office:value="0" calcext:value-type="float">
            <text:p>0</text:p>
          </table:table-cell>
          <table:table-cell table:style-name="ce46" table:formula="of:=COUNTIF([.C21:.K21];&quot;U&quot;)+COUNTIF([.C21:.K21];&quot;UL&quot;)" office:value-type="float" office:value="0" calcext:value-type="float">
            <text:p>0</text:p>
          </table:table-cell>
          <table:table-cell table:style-name="ce46" table:formula="of:=COUNTIF([.C21:.K21];&quot;KVIT&quot;)" office:value-type="float" office:value="0" calcext:value-type="float">
            <text:p>0</text:p>
          </table:table-cell>
          <table:table-cell table:style-name="ce47" table:formula="of:=COUNTBLANK([.C21:.K21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1" calcext:value-type="date">
            <text:p>21. III. 05</text:p>
          </table:table-cell>
          <table:table-cell table:style-name="ce43" table:formula="of:=TEXT([.A22];&quot;Ddd&quot;)" office:value-type="string" office:string-value="pon" calcext:value-type="string">
            <text:p>pon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PIN</text:p>
          </table:table-cell>
          <table:table-cell table:style-name="ce46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46" table:formula="of:=COUNTIF([.C22:.K22];&quot;51&quot;) + COUNTIF([.C22:.K22];&quot;51L&quot;)" office:value-type="float" office:value="1" calcext:value-type="float">
            <text:p>1</text:p>
          </table:table-cell>
          <table:table-cell table:style-name="ce46" table:formula="of:=COUNTIF([.C22:.K22];&quot;52&quot;) + COUNTIF([.C22:.K22];&quot;52L&quot;)" office:value-type="float" office:value="1" calcext:value-type="float">
            <text:p>1</text:p>
          </table:table-cell>
          <table:table-cell table:style-name="ce46" table:formula="of:=COUNTIF([.C22:.K22];&quot;11-19&quot;) + COUNTIF([.C22:.K22];&quot;2&quot;)" office:value-type="float" office:value="1" calcext:value-type="float">
            <text:p>1</text:p>
          </table:table-cell>
          <table:table-cell table:style-name="ce46" table:formula="of:=COUNTIF([.C22:.K22];&quot;U&quot;)+COUNTIF([.C22:.K22];&quot;UL&quot;)" office:value-type="float" office:value="1" calcext:value-type="float">
            <text:p>1</text:p>
          </table:table-cell>
          <table:table-cell table:style-name="ce46" table:formula="of:=COUNTIF([.C22:.K22];&quot;KVIT&quot;)" office:value-type="float" office:value="1" calcext:value-type="float">
            <text:p>1</text:p>
          </table:table-cell>
          <table:table-cell table:style-name="ce47" table:formula="of:=COUNTBLANK([.C22:.K2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2" calcext:value-type="date">
            <text:p>22. III. 05</text:p>
          </table:table-cell>
          <table:table-cell table:style-name="ce43" table:formula="of:=TEXT([.A23];&quot;Ddd&quot;)" office:value-type="string" office:string-value="tor" calcext:value-type="string">
            <text:p>tor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U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PIN</text:p>
          </table:table-cell>
          <table:table-cell table:style-name="ce46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46" table:formula="of:=COUNTIF([.C23:.K23];&quot;51&quot;) + COUNTIF([.C23:.K23];&quot;51L&quot;)" office:value-type="float" office:value="1" calcext:value-type="float">
            <text:p>1</text:p>
          </table:table-cell>
          <table:table-cell table:style-name="ce46" table:formula="of:=COUNTIF([.C23:.K23];&quot;52&quot;) + COUNTIF([.C23:.K23];&quot;52L&quot;)" office:value-type="float" office:value="1" calcext:value-type="float">
            <text:p>1</text:p>
          </table:table-cell>
          <table:table-cell table:style-name="ce46" table:formula="of:=COUNTIF([.C23:.K23];&quot;11-19&quot;) + COUNTIF([.C23:.K23];&quot;2&quot;)" office:value-type="float" office:value="1" calcext:value-type="float">
            <text:p>1</text:p>
          </table:table-cell>
          <table:table-cell table:style-name="ce46" table:formula="of:=COUNTIF([.C23:.K23];&quot;U&quot;)+COUNTIF([.C23:.K23];&quot;UL&quot;)" office:value-type="float" office:value="1" calcext:value-type="float">
            <text:p>1</text:p>
          </table:table-cell>
          <table:table-cell table:style-name="ce46" table:formula="of:=COUNTIF([.C23:.K23];&quot;KVIT&quot;)" office:value-type="float" office:value="1" calcext:value-type="float">
            <text:p>1</text:p>
          </table:table-cell>
          <table:table-cell table:style-name="ce47" table:formula="of:=COUNTBLANK([.C23:.K2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3" calcext:value-type="date">
            <text:p>23. III. 05</text:p>
          </table:table-cell>
          <table:table-cell table:style-name="ce43" table:formula="of:=TEXT([.A24];&quot;Ddd&quot;)" office:value-type="string" office:string-value="sre" calcext:value-type="string">
            <text:p>sre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PIN</text:p>
          </table:table-cell>
          <table:table-cell table:style-name="ce46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46" table:formula="of:=COUNTIF([.C24:.K24];&quot;51&quot;) + COUNTIF([.C24:.K24];&quot;51L&quot;)" office:value-type="float" office:value="1" calcext:value-type="float">
            <text:p>1</text:p>
          </table:table-cell>
          <table:table-cell table:style-name="ce46" table:formula="of:=COUNTIF([.C24:.K24];&quot;52&quot;) + COUNTIF([.C24:.K24];&quot;52L&quot;)" office:value-type="float" office:value="1" calcext:value-type="float">
            <text:p>1</text:p>
          </table:table-cell>
          <table:table-cell table:style-name="ce46" table:formula="of:=COUNTIF([.C24:.K24];&quot;11-19&quot;) + COUNTIF([.C24:.K24];&quot;2&quot;)" office:value-type="float" office:value="1" calcext:value-type="float">
            <text:p>1</text:p>
          </table:table-cell>
          <table:table-cell table:style-name="ce46" table:formula="of:=COUNTIF([.C24:.K24];&quot;U&quot;)+COUNTIF([.C24:.K24];&quot;UL&quot;)" office:value-type="float" office:value="0" calcext:value-type="float">
            <text:p>0</text:p>
          </table:table-cell>
          <table:table-cell table:style-name="ce46" table:formula="of:=COUNTIF([.C24:.K24];&quot;KVIT&quot;)" office:value-type="float" office:value="1" calcext:value-type="float">
            <text:p>1</text:p>
          </table:table-cell>
          <table:table-cell table:style-name="ce47" table:formula="of:=COUNTBLANK([.C24:.K2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4" calcext:value-type="date">
            <text:p>24. III. 05</text:p>
          </table:table-cell>
          <table:table-cell table:style-name="ce43" table:formula="of:=TEXT([.A25];&quot;Ddd&quot;)" office:value-type="string" office:string-value="čet" calcext:value-type="string">
            <text:p>čet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PIN</text:p>
          </table:table-cell>
          <table:table-cell table:style-name="ce46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46" table:formula="of:=COUNTIF([.C25:.K25];&quot;51&quot;) + COUNTIF([.C25:.K25];&quot;51L&quot;)" office:value-type="float" office:value="1" calcext:value-type="float">
            <text:p>1</text:p>
          </table:table-cell>
          <table:table-cell table:style-name="ce46" table:formula="of:=COUNTIF([.C25:.K25];&quot;52&quot;) + COUNTIF([.C25:.K25];&quot;52L&quot;)" office:value-type="float" office:value="1" calcext:value-type="float">
            <text:p>1</text:p>
          </table:table-cell>
          <table:table-cell table:style-name="ce46" table:formula="of:=COUNTIF([.C25:.K25];&quot;11-19&quot;) + COUNTIF([.C25:.K25];&quot;2&quot;)" office:value-type="float" office:value="1" calcext:value-type="float">
            <text:p>1</text:p>
          </table:table-cell>
          <table:table-cell table:style-name="ce46" table:formula="of:=COUNTIF([.C25:.K25];&quot;U&quot;)+COUNTIF([.C25:.K25];&quot;UL&quot;)" office:value-type="float" office:value="1" calcext:value-type="float">
            <text:p>1</text:p>
          </table:table-cell>
          <table:table-cell table:style-name="ce46" table:formula="of:=COUNTIF([.C25:.K25];&quot;KVIT&quot;)" office:value-type="float" office:value="1" calcext:value-type="float">
            <text:p>1</text:p>
          </table:table-cell>
          <table:table-cell table:style-name="ce47" table:formula="of:=COUNTBLANK([.C25:.K2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5" calcext:value-type="date">
            <text:p>25. III. 05</text:p>
          </table:table-cell>
          <table:table-cell table:style-name="ce43" table:formula="of:=TEXT([.A26];&quot;Ddd&quot;)" office:value-type="string" office:string-value="pet" calcext:value-type="string">
            <text:p>pet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PIN</text:p>
          </table:table-cell>
          <table:table-cell table:style-name="ce46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46" table:formula="of:=COUNTIF([.C26:.K26];&quot;51&quot;) + COUNTIF([.C26:.K26];&quot;51L&quot;)" office:value-type="float" office:value="1" calcext:value-type="float">
            <text:p>1</text:p>
          </table:table-cell>
          <table:table-cell table:style-name="ce46" table:formula="of:=COUNTIF([.C26:.K26];&quot;52&quot;) + COUNTIF([.C26:.K26];&quot;52L&quot;)" office:value-type="float" office:value="1" calcext:value-type="float">
            <text:p>1</text:p>
          </table:table-cell>
          <table:table-cell table:style-name="ce46" table:formula="of:=COUNTIF([.C26:.K26];&quot;11-19&quot;) + COUNTIF([.C26:.K26];&quot;2&quot;)" office:value-type="float" office:value="1" calcext:value-type="float">
            <text:p>1</text:p>
          </table:table-cell>
          <table:table-cell table:style-name="ce46" table:formula="of:=COUNTIF([.C26:.K26];&quot;U&quot;)+COUNTIF([.C26:.K26];&quot;UL&quot;)" office:value-type="float" office:value="1" calcext:value-type="float">
            <text:p>1</text:p>
          </table:table-cell>
          <table:table-cell table:style-name="ce46" table:formula="of:=COUNTIF([.C26:.K26];&quot;KVIT&quot;)" office:value-type="float" office:value="1" calcext:value-type="float">
            <text:p>1</text:p>
          </table:table-cell>
          <table:table-cell table:style-name="ce47" table:formula="of:=COUNTBLANK([.C26:.K2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26" calcext:value-type="date">
            <text:p>26. III. 05</text:p>
          </table:table-cell>
          <table:table-cell table:style-name="ce44" table:formula="of:=TEXT([.A27];&quot;Ddd&quot;)" office:value-type="string" office:string-value="sob" calcext:value-type="string">
            <text:p>sob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DAN</text:p>
          </table:table-cell>
          <table:table-cell table:style-name="ce46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46" table:formula="of:=COUNTIF([.C27:.K27];&quot;51&quot;) + COUNTIF([.C27:.K27];&quot;51L&quot;)" office:value-type="float" office:value="0" calcext:value-type="float">
            <text:p>0</text:p>
          </table:table-cell>
          <table:table-cell table:style-name="ce46" table:formula="of:=COUNTIF([.C27:.K27];&quot;52&quot;) + COUNTIF([.C27:.K27];&quot;52L&quot;)" office:value-type="float" office:value="0" calcext:value-type="float">
            <text:p>0</text:p>
          </table:table-cell>
          <table:table-cell table:style-name="ce46" table:formula="of:=COUNTIF([.C27:.K27];&quot;11-19&quot;) + COUNTIF([.C27:.K27];&quot;2&quot;)" office:value-type="float" office:value="0" calcext:value-type="float">
            <text:p>0</text:p>
          </table:table-cell>
          <table:table-cell table:style-name="ce46" table:formula="of:=COUNTIF([.C27:.K27];&quot;U&quot;)+COUNTIF([.C27:.K27];&quot;UL&quot;)" office:value-type="float" office:value="0" calcext:value-type="float">
            <text:p>0</text:p>
          </table:table-cell>
          <table:table-cell table:style-name="ce46" table:formula="of:=COUNTIF([.C27:.K27];&quot;KVIT&quot;)" office:value-type="float" office:value="0" calcext:value-type="float">
            <text:p>0</text:p>
          </table:table-cell>
          <table:table-cell table:style-name="ce47" table:formula="of:=COUNTBLANK([.C27:.K27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3-27" calcext:value-type="date">
            <text:p>27. III. 05</text:p>
          </table:table-cell>
          <table:table-cell table:style-name="ce44" table:formula="of:=TEXT([.A28];&quot;Ddd&quot;)" office:value-type="string" office:string-value="ned" calcext:value-type="string">
            <text:p>ned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DAN</text:p>
          </table:table-cell>
          <table:table-cell table:style-name="ce46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46" table:formula="of:=COUNTIF([.C28:.K28];&quot;51&quot;) + COUNTIF([.C28:.K28];&quot;51L&quot;)" office:value-type="float" office:value="0" calcext:value-type="float">
            <text:p>0</text:p>
          </table:table-cell>
          <table:table-cell table:style-name="ce46" table:formula="of:=COUNTIF([.C28:.K28];&quot;52&quot;) + COUNTIF([.C28:.K28];&quot;52L&quot;)" office:value-type="float" office:value="0" calcext:value-type="float">
            <text:p>0</text:p>
          </table:table-cell>
          <table:table-cell table:style-name="ce46" table:formula="of:=COUNTIF([.C28:.K28];&quot;11-19&quot;) + COUNTIF([.C28:.K28];&quot;2&quot;)" office:value-type="float" office:value="0" calcext:value-type="float">
            <text:p>0</text:p>
          </table:table-cell>
          <table:table-cell table:style-name="ce46" table:formula="of:=COUNTIF([.C28:.K28];&quot;U&quot;)+COUNTIF([.C28:.K28];&quot;UL&quot;)" office:value-type="float" office:value="0" calcext:value-type="float">
            <text:p>0</text:p>
          </table:table-cell>
          <table:table-cell table:style-name="ce46" table:formula="of:=COUNTIF([.C28:.K28];&quot;KVIT&quot;)" office:value-type="float" office:value="0" calcext:value-type="float">
            <text:p>0</text:p>
          </table:table-cell>
          <table:table-cell table:style-name="ce47" table:formula="of:=COUNTBLANK([.C28:.K28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8" calcext:value-type="date">
            <text:p>28. III. 05</text:p>
          </table:table-cell>
          <table:table-cell table:style-name="ce43" table:formula="of:=TEXT([.A29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DAN</text:p>
          </table:table-cell>
          <table:table-cell table:style-name="ce46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46" table:formula="of:=COUNTIF([.C29:.K29];&quot;51&quot;) + COUNTIF([.C29:.K29];&quot;51L&quot;)" office:value-type="float" office:value="1" calcext:value-type="float">
            <text:p>1</text:p>
          </table:table-cell>
          <table:table-cell table:style-name="ce46" table:formula="of:=COUNTIF([.C29:.K29];&quot;52&quot;) + COUNTIF([.C29:.K29];&quot;52L&quot;)" office:value-type="float" office:value="1" calcext:value-type="float">
            <text:p>1</text:p>
          </table:table-cell>
          <table:table-cell table:style-name="ce46" table:formula="of:=COUNTIF([.C29:.K29];&quot;11-19&quot;) + COUNTIF([.C29:.K29];&quot;2&quot;)" office:value-type="float" office:value="1" calcext:value-type="float">
            <text:p>1</text:p>
          </table:table-cell>
          <table:table-cell table:style-name="ce46" table:formula="of:=COUNTIF([.C29:.K29];&quot;U&quot;)+COUNTIF([.C29:.K29];&quot;UL&quot;)" office:value-type="float" office:value="1" calcext:value-type="float">
            <text:p>1</text:p>
          </table:table-cell>
          <table:table-cell table:style-name="ce46" table:formula="of:=COUNTIF([.C29:.K29];&quot;KVIT&quot;)" office:value-type="float" office:value="1" calcext:value-type="float">
            <text:p>1</text:p>
          </table:table-cell>
          <table:table-cell table:style-name="ce47" table:formula="of:=COUNTBLANK([.C29:.K2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29" calcext:value-type="date">
            <text:p>29. III. 05</text:p>
          </table:table-cell>
          <table:table-cell table:style-name="ce43" table:formula="of:=TEXT([.A30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AN</text:p>
          </table:table-cell>
          <table:table-cell table:style-name="ce46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46" table:formula="of:=COUNTIF([.C30:.K30];&quot;51&quot;) + COUNTIF([.C30:.K30];&quot;51L&quot;)" office:value-type="float" office:value="1" calcext:value-type="float">
            <text:p>1</text:p>
          </table:table-cell>
          <table:table-cell table:style-name="ce46" table:formula="of:=COUNTIF([.C30:.K30];&quot;52&quot;) + COUNTIF([.C30:.K30];&quot;52L&quot;)" office:value-type="float" office:value="1" calcext:value-type="float">
            <text:p>1</text:p>
          </table:table-cell>
          <table:table-cell table:style-name="ce46" table:formula="of:=COUNTIF([.C30:.K30];&quot;11-19&quot;) + COUNTIF([.C30:.K30];&quot;2&quot;)" office:value-type="float" office:value="1" calcext:value-type="float">
            <text:p>1</text:p>
          </table:table-cell>
          <table:table-cell table:style-name="ce46" table:formula="of:=COUNTIF([.C30:.K30];&quot;U&quot;)+COUNTIF([.C30:.K30];&quot;UL&quot;)" office:value-type="float" office:value="1" calcext:value-type="float">
            <text:p>1</text:p>
          </table:table-cell>
          <table:table-cell table:style-name="ce46" table:formula="of:=COUNTIF([.C30:.K30];&quot;KVIT&quot;)" office:value-type="float" office:value="1" calcext:value-type="float">
            <text:p>1</text:p>
          </table:table-cell>
          <table:table-cell table:style-name="ce47" table:formula="of:=COUNTBLANK([.C30:.K3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30" calcext:value-type="date">
            <text:p>30. III. 05</text:p>
          </table:table-cell>
          <table:table-cell table:style-name="ce43" table:formula="of:=TEXT([.A31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AN</text:p>
          </table:table-cell>
          <table:table-cell table:style-name="ce46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46" table:formula="of:=COUNTIF([.C31:.K31];&quot;51&quot;) + COUNTIF([.C31:.K31];&quot;51L&quot;)" office:value-type="float" office:value="1" calcext:value-type="float">
            <text:p>1</text:p>
          </table:table-cell>
          <table:table-cell table:style-name="ce46" table:formula="of:=COUNTIF([.C31:.K31];&quot;52&quot;) + COUNTIF([.C31:.K31];&quot;52L&quot;)" office:value-type="float" office:value="1" calcext:value-type="float">
            <text:p>1</text:p>
          </table:table-cell>
          <table:table-cell table:style-name="ce46" table:formula="of:=COUNTIF([.C31:.K31];&quot;11-19&quot;) + COUNTIF([.C31:.K31];&quot;2&quot;)" office:value-type="float" office:value="1" calcext:value-type="float">
            <text:p>1</text:p>
          </table:table-cell>
          <table:table-cell table:style-name="ce46" table:formula="of:=COUNTIF([.C31:.K31];&quot;U&quot;)+COUNTIF([.C31:.K31];&quot;UL&quot;)" office:value-type="float" office:value="1" calcext:value-type="float">
            <text:p>1</text:p>
          </table:table-cell>
          <table:table-cell table:style-name="ce46" table:formula="of:=COUNTIF([.C31:.K31];&quot;KVIT&quot;)" office:value-type="float" office:value="1" calcext:value-type="float">
            <text:p>1</text:p>
          </table:table-cell>
          <table:table-cell table:style-name="ce47" table:formula="of:=COUNTBLANK([.C31:.K3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3-31" calcext:value-type="date">
            <text:p>31. III. 05</text:p>
          </table:table-cell>
          <table:table-cell table:style-name="ce43" table:formula="of:=TEXT([.A3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DAN</text:p>
          </table:table-cell>
          <table:table-cell table:style-name="ce46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46" table:formula="of:=COUNTIF([.C32:.K32];&quot;51&quot;) + COUNTIF([.C32:.K32];&quot;51L&quot;)" office:value-type="float" office:value="1" calcext:value-type="float">
            <text:p>1</text:p>
          </table:table-cell>
          <table:table-cell table:style-name="ce46" table:formula="of:=COUNTIF([.C32:.K32];&quot;52&quot;) + COUNTIF([.C32:.K32];&quot;52L&quot;)" office:value-type="float" office:value="1" calcext:value-type="float">
            <text:p>1</text:p>
          </table:table-cell>
          <table:table-cell table:style-name="ce46" table:formula="of:=COUNTIF([.C32:.K32];&quot;11-19&quot;) + COUNTIF([.C32:.K32];&quot;2&quot;)" office:value-type="float" office:value="1" calcext:value-type="float">
            <text:p>1</text:p>
          </table:table-cell>
          <table:table-cell table:style-name="ce46" table:formula="of:=COUNTIF([.C32:.K32];&quot;U&quot;)+COUNTIF([.C32:.K32];&quot;UL&quot;)" office:value-type="float" office:value="1" calcext:value-type="float">
            <text:p>1</text:p>
          </table:table-cell>
          <table:table-cell table:style-name="ce46" table:formula="of:=COUNTIF([.C32:.K32];&quot;KVIT&quot;)" office:value-type="float" office:value="1" calcext:value-type="float">
            <text:p>1</text:p>
          </table:table-cell>
          <table:table-cell table:style-name="ce47" table:formula="of:=COUNTBLANK([.C32:.K3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48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2" calcext:value-type="float">
            <text:p>2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5" calcext:value-type="float">
            <text:p>5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5" calcext:value-type="float">
            <text:p>5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5" calcext:value-type="float">
            <text:p>5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5" calcext:value-type="float">
            <text:p>5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0" calcext:value-type="float">
            <text:p>0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6" calcext:value-type="float">
            <text:p>6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rec.B5:marec.B32">
            <calcext:condition calcext:apply-style-name="ConditionalStyle_1" calcext:value="=#name?#ref!" calcext:base-cell-address="marec.B5"/>
          </calcext:conditional-format>
          <calcext:conditional-format calcext:target-range-address="marec.M2:marec.R32">
            <calcext:condition calcext:apply-style-name="ConditionalStyle_2" calcext:value="&lt;1" calcext:base-cell-address="marec.M2"/>
            <calcext:condition calcext:apply-style-name="ConditionalStyle_3" calcext:value="&gt;1" calcext:base-cell-address="marec.M2"/>
          </calcext:conditional-format>
          <calcext:conditional-format calcext:target-range-address="marec.S2:marec.S33">
            <calcext:condition calcext:apply-style-name="ConditionalStyle_4" calcext:value="!=0" calcext:base-cell-address="marec.S2"/>
          </calcext:conditional-format>
        </calcext:conditional-formats>
      </table:table>
      <table:table table:name="april" table:style-name="ta4" table:print-ranges="april.A1:april.L31">
        <table:table-column table:style-name="co1" table:default-cell-style-name="ce6"/>
        <table:table-column table:style-name="co2" table:number-columns-repeated="11" table:default-cell-style-name="ce6"/>
        <table:table-column table:style-name="co11" table:number-columns-repeated="7" table:default-cell-style-name="ce6"/>
        <table:table-column table:style-name="co3" table:number-columns-repeated="237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ŠTI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53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54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01" calcext:value-type="date">
            <text:p>1. IV. 05</text:p>
          </table:table-cell>
          <table:table-cell table:style-name="ce9" table:formula="of:=TEXT([.A2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DAN</text:p>
          </table:table-cell>
          <table:table-cell table:style-name="ce52" table:formula="of:=COUNTIF([.C2:.K2];&quot;L&quot;) + COUNTIF([.C2:.K2];&quot;52L&quot;)+COUNTIF([.C2:.K2];&quot;51L&quot;)+COUNTIF([.C2:.K2];&quot;1L&quot;)+COUNTIF([.C2:.K2];&quot;KVITL&quot;)" office:value-type="float" office:value="1" calcext:value-type="float">
            <text:p>1</text:p>
          </table:table-cell>
          <table:table-cell table:style-name="ce52" table:formula="of:=COUNTIF([.C2:.K2];&quot;51&quot;) + COUNTIF([.C2:.K2];&quot;51L&quot;)" office:value-type="float" office:value="1" calcext:value-type="float">
            <text:p>1</text:p>
          </table:table-cell>
          <table:table-cell table:style-name="ce52" table:formula="of:=COUNTIF([.C2:.K2];&quot;52&quot;) + COUNTIF([.C2:.K2];&quot;52L&quot;)" office:value-type="float" office:value="1" calcext:value-type="float">
            <text:p>1</text:p>
          </table:table-cell>
          <table:table-cell table:style-name="ce52" table:formula="of:=COUNTIF([.C2:.K2];&quot;11-19&quot;) + COUNTIF([.C2:.K2];&quot;2&quot;)" office:value-type="float" office:value="1" calcext:value-type="float">
            <text:p>1</text:p>
          </table:table-cell>
          <table:table-cell table:style-name="ce52" table:formula="of:=COUNTIF([.C2:.K2];&quot;U&quot;)" office:value-type="float" office:value="1" calcext:value-type="float">
            <text:p>1</text:p>
          </table:table-cell>
          <table:table-cell table:style-name="ce52" table:formula="of:=COUNTIF([.C2:.K2];&quot;KVIT&quot;)" office:value-type="float" office:value="1" calcext:value-type="float">
            <text:p>1</text:p>
          </table:table-cell>
          <table:table-cell table:style-name="ce55" table:formula="of:=COUNTBLANK([.C2:.K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02" calcext:value-type="date">
            <text:p>2. IV. 05</text:p>
          </table:table-cell>
          <table:table-cell table:style-name="ce8" table:formula="of:=TEXT([.A3];&quot;Ddd&quot;)" office:value-type="string" office:string-value="sob" calcext:value-type="string">
            <text:p>sob</text:p>
          </table:table-cell>
          <table:table-cell table:style-name="ce51" table:number-columns-repeated="3"/>
          <table:table-cell table:style-name="ce20" office:value-type="string" calcext:value-type="string">
            <text:p>D</text:p>
          </table:table-cell>
          <table:table-cell table:style-name="ce51" table:number-columns-repeated="3"/>
          <table:table-cell table:style-name="ce14" office:value-type="string" calcext:value-type="string">
            <text:p>L</text:p>
          </table:table-cell>
          <table:table-cell table:style-name="ce51"/>
          <table:table-cell table:style-name="ce25" office:value-type="string" calcext:value-type="string">
            <text:p>DEV</text:p>
          </table:table-cell>
          <table:table-cell table:style-name="ce52" table:formula="of:=COUNTIF([.C3:.K3];&quot;L&quot;) + COUNTIF([.C3:.K3];&quot;52L&quot;)+COUNTIF([.C3:.K3];&quot;51L&quot;)+COUNTIF([.C3:.K3];&quot;1L&quot;)+COUNTIF([.C3:.K3];&quot;KVITL&quot;)" office:value-type="float" office:value="1" calcext:value-type="float">
            <text:p>1</text:p>
          </table:table-cell>
          <table:table-cell table:style-name="ce52" table:formula="of:=COUNTIF([.C3:.K3];&quot;51&quot;) + COUNTIF([.C3:.K3];&quot;51L&quot;)" office:value-type="float" office:value="0" calcext:value-type="float">
            <text:p>0</text:p>
          </table:table-cell>
          <table:table-cell table:style-name="ce52" table:formula="of:=COUNTIF([.C3:.K3];&quot;52&quot;) + COUNTIF([.C3:.K3];&quot;52L&quot;)" office:value-type="float" office:value="0" calcext:value-type="float">
            <text:p>0</text:p>
          </table:table-cell>
          <table:table-cell table:style-name="ce52" table:formula="of:=COUNTIF([.C3:.K3];&quot;11-19&quot;) + COUNTIF([.C3:.K3];&quot;2&quot;)" office:value-type="float" office:value="0" calcext:value-type="float">
            <text:p>0</text:p>
          </table:table-cell>
          <table:table-cell table:style-name="ce52" table:formula="of:=COUNTIF([.C3:.K3];&quot;U&quot;)" office:value-type="float" office:value="0" calcext:value-type="float">
            <text:p>0</text:p>
          </table:table-cell>
          <table:table-cell table:style-name="ce52" table:formula="of:=COUNTIF([.C3:.K3];&quot;KVIT&quot;)" office:value-type="float" office:value="0" calcext:value-type="float">
            <text:p>0</text:p>
          </table:table-cell>
          <table:table-cell table:style-name="ce55" table:formula="of:=COUNTBLANK([.C3:.K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03" calcext:value-type="date">
            <text:p>3. IV. 05</text:p>
          </table:table-cell>
          <table:table-cell table:style-name="ce8" table:formula="of:=TEXT([.A4];&quot;Ddd&quot;)" office:value-type="string" office:string-value="ned" calcext:value-type="string">
            <text:p>ned</text:p>
          </table:table-cell>
          <table:table-cell table:style-name="ce51" table:number-columns-repeated="3"/>
          <table:table-cell table:style-name="ce20" office:value-type="string" calcext:value-type="string">
            <text:p>D</text:p>
          </table:table-cell>
          <table:table-cell table:style-name="ce51" table:number-columns-repeated="3"/>
          <table:table-cell table:style-name="ce14" office:value-type="string" calcext:value-type="string">
            <text:p>L</text:p>
          </table:table-cell>
          <table:table-cell table:style-name="ce51"/>
          <table:table-cell table:style-name="ce25" office:value-type="string" calcext:value-type="string">
            <text:p>DEV</text:p>
          </table:table-cell>
          <table:table-cell table:style-name="ce52" table:formula="of:=COUNTIF([.C4:.K4];&quot;L&quot;) + COUNTIF([.C4:.K4];&quot;52L&quot;)+COUNTIF([.C4:.K4];&quot;51L&quot;)+COUNTIF([.C4:.K4];&quot;1L&quot;)+COUNTIF([.C4:.K4];&quot;KVITL&quot;)" office:value-type="float" office:value="1" calcext:value-type="float">
            <text:p>1</text:p>
          </table:table-cell>
          <table:table-cell table:style-name="ce52" table:formula="of:=COUNTIF([.C4:.K4];&quot;51&quot;) + COUNTIF([.C4:.K4];&quot;51L&quot;)" office:value-type="float" office:value="0" calcext:value-type="float">
            <text:p>0</text:p>
          </table:table-cell>
          <table:table-cell table:style-name="ce52" table:formula="of:=COUNTIF([.C4:.K4];&quot;52&quot;) + COUNTIF([.C4:.K4];&quot;52L&quot;)" office:value-type="float" office:value="0" calcext:value-type="float">
            <text:p>0</text:p>
          </table:table-cell>
          <table:table-cell table:style-name="ce52" table:formula="of:=COUNTIF([.C4:.K4];&quot;11-19&quot;) + COUNTIF([.C4:.K4];&quot;2&quot;)" office:value-type="float" office:value="0" calcext:value-type="float">
            <text:p>0</text:p>
          </table:table-cell>
          <table:table-cell table:style-name="ce52" table:formula="of:=COUNTIF([.C4:.K4];&quot;U&quot;)" office:value-type="float" office:value="0" calcext:value-type="float">
            <text:p>0</text:p>
          </table:table-cell>
          <table:table-cell table:style-name="ce52" table:formula="of:=COUNTIF([.C4:.K4];&quot;KVIT&quot;)" office:value-type="float" office:value="0" calcext:value-type="float">
            <text:p>0</text:p>
          </table:table-cell>
          <table:table-cell table:style-name="ce55" table:formula="of:=COUNTBLANK([.C4:.K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04" calcext:value-type="date">
            <text:p>4. IV. 05</text:p>
          </table:table-cell>
          <table:table-cell table:style-name="ce49" table:formula="of:=TEXT([.A5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DEV</text:p>
          </table:table-cell>
          <table:table-cell table:style-name="ce52" table:formula="of:=COUNTIF([.C5:.K5];&quot;L&quot;) + COUNTIF([.C5:.K5];&quot;52L&quot;)+COUNTIF([.C5:.K5];&quot;51L&quot;)+COUNTIF([.C5:.K5];&quot;1L&quot;)+COUNTIF([.C5:.K5];&quot;KVITL&quot;)" office:value-type="float" office:value="1" calcext:value-type="float">
            <text:p>1</text:p>
          </table:table-cell>
          <table:table-cell table:style-name="ce52" table:formula="of:=COUNTIF([.C5:.K5];&quot;51&quot;) + COUNTIF([.C5:.K5];&quot;51L&quot;)" office:value-type="float" office:value="1" calcext:value-type="float">
            <text:p>1</text:p>
          </table:table-cell>
          <table:table-cell table:style-name="ce52" table:formula="of:=COUNTIF([.C5:.K5];&quot;52&quot;) + COUNTIF([.C5:.K5];&quot;52L&quot;)" office:value-type="float" office:value="1" calcext:value-type="float">
            <text:p>1</text:p>
          </table:table-cell>
          <table:table-cell table:style-name="ce52" table:formula="of:=COUNTIF([.C5:.K5];&quot;11-19&quot;) + COUNTIF([.C5:.K5];&quot;2&quot;)" office:value-type="float" office:value="1" calcext:value-type="float">
            <text:p>1</text:p>
          </table:table-cell>
          <table:table-cell table:style-name="ce52" table:formula="of:=COUNTIF([.C5:.K5];&quot;U&quot;)" office:value-type="float" office:value="1" calcext:value-type="float">
            <text:p>1</text:p>
          </table:table-cell>
          <table:table-cell table:style-name="ce52" table:formula="of:=COUNTIF([.C5:.K5];&quot;KVIT&quot;)" office:value-type="float" office:value="2" calcext:value-type="float">
            <text:p>2</text:p>
          </table:table-cell>
          <table:table-cell table:style-name="ce55" table:formula="of:=COUNTBLANK([.C5:.K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05" calcext:value-type="date">
            <text:p>5. IV. 05</text:p>
          </table:table-cell>
          <table:table-cell table:style-name="ce49" table:formula="of:=TEXT([.A6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DEV</text:p>
          </table:table-cell>
          <table:table-cell table:style-name="ce52" table:formula="of:=COUNTIF([.C6:.K6];&quot;L&quot;) + COUNTIF([.C6:.K6];&quot;52L&quot;)+COUNTIF([.C6:.K6];&quot;51L&quot;)+COUNTIF([.C6:.K6];&quot;1L&quot;)+COUNTIF([.C6:.K6];&quot;KVITL&quot;)" office:value-type="float" office:value="1" calcext:value-type="float">
            <text:p>1</text:p>
          </table:table-cell>
          <table:table-cell table:style-name="ce52" table:formula="of:=COUNTIF([.C6:.K6];&quot;51&quot;) + COUNTIF([.C6:.K6];&quot;51L&quot;)" office:value-type="float" office:value="1" calcext:value-type="float">
            <text:p>1</text:p>
          </table:table-cell>
          <table:table-cell table:style-name="ce52" table:formula="of:=COUNTIF([.C6:.K6];&quot;52&quot;) + COUNTIF([.C6:.K6];&quot;52L&quot;)" office:value-type="float" office:value="1" calcext:value-type="float">
            <text:p>1</text:p>
          </table:table-cell>
          <table:table-cell table:style-name="ce52" table:formula="of:=COUNTIF([.C6:.K6];&quot;11-19&quot;) + COUNTIF([.C6:.K6];&quot;2&quot;)" office:value-type="float" office:value="1" calcext:value-type="float">
            <text:p>1</text:p>
          </table:table-cell>
          <table:table-cell table:style-name="ce52" table:formula="of:=COUNTIF([.C6:.K6];&quot;U&quot;)" office:value-type="float" office:value="1" calcext:value-type="float">
            <text:p>1</text:p>
          </table:table-cell>
          <table:table-cell table:style-name="ce52" table:formula="of:=COUNTIF([.C6:.K6];&quot;KVIT&quot;)" office:value-type="float" office:value="2" calcext:value-type="float">
            <text:p>2</text:p>
          </table:table-cell>
          <table:table-cell table:style-name="ce55" table:formula="of:=COUNTBLANK([.C6:.K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06" calcext:value-type="date">
            <text:p>6. IV. 05</text:p>
          </table:table-cell>
          <table:table-cell table:style-name="ce49" table:formula="of:=TEXT([.A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DEV</text:p>
          </table:table-cell>
          <table:table-cell table:style-name="ce52" table:formula="of:=COUNTIF([.C7:.K7];&quot;L&quot;) + COUNTIF([.C7:.K7];&quot;52L&quot;)+COUNTIF([.C7:.K7];&quot;51L&quot;)+COUNTIF([.C7:.K7];&quot;1L&quot;)+COUNTIF([.C7:.K7];&quot;KVITL&quot;)" office:value-type="float" office:value="1" calcext:value-type="float">
            <text:p>1</text:p>
          </table:table-cell>
          <table:table-cell table:style-name="ce52" table:formula="of:=COUNTIF([.C7:.K7];&quot;51&quot;) + COUNTIF([.C7:.K7];&quot;51L&quot;)" office:value-type="float" office:value="1" calcext:value-type="float">
            <text:p>1</text:p>
          </table:table-cell>
          <table:table-cell table:style-name="ce52" table:formula="of:=COUNTIF([.C7:.K7];&quot;52&quot;) + COUNTIF([.C7:.K7];&quot;52L&quot;)" office:value-type="float" office:value="1" calcext:value-type="float">
            <text:p>1</text:p>
          </table:table-cell>
          <table:table-cell table:style-name="ce52" table:formula="of:=COUNTIF([.C7:.K7];&quot;11-19&quot;) + COUNTIF([.C7:.K7];&quot;2&quot;)" office:value-type="float" office:value="1" calcext:value-type="float">
            <text:p>1</text:p>
          </table:table-cell>
          <table:table-cell table:style-name="ce52" table:formula="of:=COUNTIF([.C7:.K7];&quot;U&quot;)" office:value-type="float" office:value="1" calcext:value-type="float">
            <text:p>1</text:p>
          </table:table-cell>
          <table:table-cell table:style-name="ce52" table:formula="of:=COUNTIF([.C7:.K7];&quot;KVIT&quot;)" office:value-type="float" office:value="2" calcext:value-type="float">
            <text:p>2</text:p>
          </table:table-cell>
          <table:table-cell table:style-name="ce55" table:formula="of:=COUNTBLANK([.C7:.K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07" calcext:value-type="date">
            <text:p>7. IV. 05</text:p>
          </table:table-cell>
          <table:table-cell table:style-name="ce49" table:formula="of:=TEXT([.A8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EV</text:p>
          </table:table-cell>
          <table:table-cell table:style-name="ce52" table:formula="of:=COUNTIF([.C8:.K8];&quot;L&quot;) + COUNTIF([.C8:.K8];&quot;52L&quot;)+COUNTIF([.C8:.K8];&quot;51L&quot;)+COUNTIF([.C8:.K8];&quot;1L&quot;)+COUNTIF([.C8:.K8];&quot;KVITL&quot;)" office:value-type="float" office:value="1" calcext:value-type="float">
            <text:p>1</text:p>
          </table:table-cell>
          <table:table-cell table:style-name="ce52" table:formula="of:=COUNTIF([.C8:.K8];&quot;51&quot;) + COUNTIF([.C8:.K8];&quot;51L&quot;)" office:value-type="float" office:value="1" calcext:value-type="float">
            <text:p>1</text:p>
          </table:table-cell>
          <table:table-cell table:style-name="ce52" table:formula="of:=COUNTIF([.C8:.K8];&quot;52&quot;) + COUNTIF([.C8:.K8];&quot;52L&quot;)" office:value-type="float" office:value="1" calcext:value-type="float">
            <text:p>1</text:p>
          </table:table-cell>
          <table:table-cell table:style-name="ce52" table:formula="of:=COUNTIF([.C8:.K8];&quot;11-19&quot;) + COUNTIF([.C8:.K8];&quot;2&quot;)" office:value-type="float" office:value="1" calcext:value-type="float">
            <text:p>1</text:p>
          </table:table-cell>
          <table:table-cell table:style-name="ce52" table:formula="of:=COUNTIF([.C8:.K8];&quot;U&quot;)" office:value-type="float" office:value="1" calcext:value-type="float">
            <text:p>1</text:p>
          </table:table-cell>
          <table:table-cell table:style-name="ce52" table:formula="of:=COUNTIF([.C8:.K8];&quot;KVIT&quot;)" office:value-type="float" office:value="1" calcext:value-type="float">
            <text:p>1</text:p>
          </table:table-cell>
          <table:table-cell table:style-name="ce55" table:formula="of:=COUNTBLANK([.C8:.K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08" calcext:value-type="date">
            <text:p>8. IV. 05</text:p>
          </table:table-cell>
          <table:table-cell table:style-name="ce49" table:formula="of:=TEXT([.A9];&quot;Ddd&quot;)" office:value-type="string" office:string-value="pet" calcext:value-type="string">
            <text:p>pe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DEV</text:p>
          </table:table-cell>
          <table:table-cell table:style-name="ce52" table:formula="of:=COUNTIF([.C9:.K9];&quot;L&quot;) + COUNTIF([.C9:.K9];&quot;52L&quot;)+COUNTIF([.C9:.K9];&quot;51L&quot;)+COUNTIF([.C9:.K9];&quot;1L&quot;)+COUNTIF([.C9:.K9];&quot;KVITL&quot;)" office:value-type="float" office:value="1" calcext:value-type="float">
            <text:p>1</text:p>
          </table:table-cell>
          <table:table-cell table:style-name="ce52" table:formula="of:=COUNTIF([.C9:.K9];&quot;51&quot;) + COUNTIF([.C9:.K9];&quot;51L&quot;)" office:value-type="float" office:value="1" calcext:value-type="float">
            <text:p>1</text:p>
          </table:table-cell>
          <table:table-cell table:style-name="ce52" table:formula="of:=COUNTIF([.C9:.K9];&quot;52&quot;) + COUNTIF([.C9:.K9];&quot;52L&quot;)" office:value-type="float" office:value="1" calcext:value-type="float">
            <text:p>1</text:p>
          </table:table-cell>
          <table:table-cell table:style-name="ce52" table:formula="of:=COUNTIF([.C9:.K9];&quot;11-19&quot;) + COUNTIF([.C9:.K9];&quot;2&quot;)" office:value-type="float" office:value="1" calcext:value-type="float">
            <text:p>1</text:p>
          </table:table-cell>
          <table:table-cell table:style-name="ce52" table:formula="of:=COUNTIF([.C9:.K9];&quot;U&quot;)" office:value-type="float" office:value="0" calcext:value-type="float">
            <text:p>0</text:p>
          </table:table-cell>
          <table:table-cell table:style-name="ce52" table:formula="of:=COUNTIF([.C9:.K9];&quot;KVIT&quot;)" office:value-type="float" office:value="1" calcext:value-type="float">
            <text:p>1</text:p>
          </table:table-cell>
          <table:table-cell table:style-name="ce55" table:formula="of:=COUNTBLANK([.C9:.K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09" calcext:value-type="date">
            <text:p>9. IV. 05</text:p>
          </table:table-cell>
          <table:table-cell table:style-name="ce50" table:formula="of:=TEXT([.A10];&quot;Ddd&quot;)" office:value-type="string" office:string-value="sob" calcext:value-type="string">
            <text:p>sob</text:p>
          </table:table-cell>
          <table:table-cell table:style-name="ce37" table:number-columns-repeated="3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table:number-columns-repeated="2"/>
          <table:table-cell table:style-name="ce25" office:value-type="string" calcext:value-type="string">
            <text:p>PIN</text:p>
          </table:table-cell>
          <table:table-cell table:style-name="ce52" table:formula="of:=COUNTIF([.C10:.K10];&quot;L&quot;) + COUNTIF([.C10:.K10];&quot;52L&quot;)+COUNTIF([.C10:.K10];&quot;51L&quot;)+COUNTIF([.C10:.K10];&quot;1L&quot;)+COUNTIF([.C10:.K10];&quot;KVITL&quot;)" office:value-type="float" office:value="1" calcext:value-type="float">
            <text:p>1</text:p>
          </table:table-cell>
          <table:table-cell table:style-name="ce52" table:formula="of:=COUNTIF([.C10:.K10];&quot;51&quot;) + COUNTIF([.C10:.K10];&quot;51L&quot;)" office:value-type="float" office:value="0" calcext:value-type="float">
            <text:p>0</text:p>
          </table:table-cell>
          <table:table-cell table:style-name="ce52" table:formula="of:=COUNTIF([.C10:.K10];&quot;52&quot;) + COUNTIF([.C10:.K10];&quot;52L&quot;)" office:value-type="float" office:value="0" calcext:value-type="float">
            <text:p>0</text:p>
          </table:table-cell>
          <table:table-cell table:style-name="ce52" table:formula="of:=COUNTIF([.C10:.K10];&quot;11-19&quot;) + COUNTIF([.C10:.K10];&quot;2&quot;)" office:value-type="float" office:value="0" calcext:value-type="float">
            <text:p>0</text:p>
          </table:table-cell>
          <table:table-cell table:style-name="ce52" table:formula="of:=COUNTIF([.C10:.K10];&quot;U&quot;)" office:value-type="float" office:value="0" calcext:value-type="float">
            <text:p>0</text:p>
          </table:table-cell>
          <table:table-cell table:style-name="ce52" table:formula="of:=COUNTIF([.C10:.K10];&quot;KVIT&quot;)" office:value-type="float" office:value="0" calcext:value-type="float">
            <text:p>0</text:p>
          </table:table-cell>
          <table:table-cell table:style-name="ce55" table:formula="of:=COUNTBLANK([.C10:.K10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10" calcext:value-type="date">
            <text:p>10. IV. 05</text:p>
          </table:table-cell>
          <table:table-cell table:style-name="ce50" table:formula="of:=TEXT([.A11];&quot;Ddd&quot;)" office:value-type="string" office:string-value="ned" calcext:value-type="string">
            <text:p>ned</text:p>
          </table:table-cell>
          <table:table-cell table:style-name="ce37" table:number-columns-repeated="3"/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table:number-columns-repeated="2"/>
          <table:table-cell table:style-name="ce25" office:value-type="string" calcext:value-type="string">
            <text:p>PIN</text:p>
          </table:table-cell>
          <table:table-cell table:style-name="ce52" table:formula="of:=COUNTIF([.C11:.K11];&quot;L&quot;) + COUNTIF([.C11:.K11];&quot;52L&quot;)+COUNTIF([.C11:.K11];&quot;51L&quot;)+COUNTIF([.C11:.K11];&quot;1L&quot;)+COUNTIF([.C11:.K11];&quot;KVITL&quot;)" office:value-type="float" office:value="1" calcext:value-type="float">
            <text:p>1</text:p>
          </table:table-cell>
          <table:table-cell table:style-name="ce52" table:formula="of:=COUNTIF([.C11:.K11];&quot;51&quot;) + COUNTIF([.C11:.K11];&quot;51L&quot;)" office:value-type="float" office:value="0" calcext:value-type="float">
            <text:p>0</text:p>
          </table:table-cell>
          <table:table-cell table:style-name="ce52" table:formula="of:=COUNTIF([.C11:.K11];&quot;52&quot;) + COUNTIF([.C11:.K11];&quot;52L&quot;)" office:value-type="float" office:value="0" calcext:value-type="float">
            <text:p>0</text:p>
          </table:table-cell>
          <table:table-cell table:style-name="ce52" table:formula="of:=COUNTIF([.C11:.K11];&quot;11-19&quot;) + COUNTIF([.C11:.K11];&quot;2&quot;)" office:value-type="float" office:value="0" calcext:value-type="float">
            <text:p>0</text:p>
          </table:table-cell>
          <table:table-cell table:style-name="ce52" table:formula="of:=COUNTIF([.C11:.K11];&quot;U&quot;)" office:value-type="float" office:value="0" calcext:value-type="float">
            <text:p>0</text:p>
          </table:table-cell>
          <table:table-cell table:style-name="ce52" table:formula="of:=COUNTIF([.C11:.K11];&quot;KVIT&quot;)" office:value-type="float" office:value="0" calcext:value-type="float">
            <text:p>0</text:p>
          </table:table-cell>
          <table:table-cell table:style-name="ce55" table:formula="of:=COUNTBLANK([.C11:.K1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1" calcext:value-type="date">
            <text:p>11. IV. 05</text:p>
          </table:table-cell>
          <table:table-cell table:style-name="ce49" table:formula="of:=TEXT([.A12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25" office:value-type="string" calcext:value-type="string">
            <text:p>PIN</text:p>
          </table:table-cell>
          <table:table-cell table:style-name="ce52" table:formula="of:=COUNTIF([.C12:.K12];&quot;L&quot;) + COUNTIF([.C12:.K12];&quot;52L&quot;)+COUNTIF([.C12:.K12];&quot;51L&quot;)+COUNTIF([.C12:.K12];&quot;1L&quot;)+COUNTIF([.C12:.K12];&quot;KVITL&quot;)" office:value-type="float" office:value="1" calcext:value-type="float">
            <text:p>1</text:p>
          </table:table-cell>
          <table:table-cell table:style-name="ce52" table:formula="of:=COUNTIF([.C12:.K12];&quot;51&quot;) + COUNTIF([.C12:.K12];&quot;51L&quot;)" office:value-type="float" office:value="1" calcext:value-type="float">
            <text:p>1</text:p>
          </table:table-cell>
          <table:table-cell table:style-name="ce52" table:formula="of:=COUNTIF([.C12:.K12];&quot;52&quot;) + COUNTIF([.C12:.K12];&quot;52L&quot;)" office:value-type="float" office:value="1" calcext:value-type="float">
            <text:p>1</text:p>
          </table:table-cell>
          <table:table-cell table:style-name="ce52" table:formula="of:=COUNTIF([.C12:.K12];&quot;11-19&quot;) + COUNTIF([.C12:.K12];&quot;2&quot;)" office:value-type="float" office:value="1" calcext:value-type="float">
            <text:p>1</text:p>
          </table:table-cell>
          <table:table-cell table:style-name="ce52" table:formula="of:=COUNTIF([.C12:.K12];&quot;U&quot;)" office:value-type="float" office:value="1" calcext:value-type="float">
            <text:p>1</text:p>
          </table:table-cell>
          <table:table-cell table:style-name="ce52" table:formula="of:=COUNTIF([.C12:.K12];&quot;KVIT&quot;)" office:value-type="float" office:value="2" calcext:value-type="float">
            <text:p>2</text:p>
          </table:table-cell>
          <table:table-cell table:style-name="ce55" table:formula="of:=COUNTBLANK([.C12:.K1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2" calcext:value-type="date">
            <text:p>12. IV. 05</text:p>
          </table:table-cell>
          <table:table-cell table:style-name="ce49" table:formula="of:=TEXT([.A13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PIN</text:p>
          </table:table-cell>
          <table:table-cell table:style-name="ce52" table:formula="of:=COUNTIF([.C13:.K13];&quot;L&quot;) + COUNTIF([.C13:.K13];&quot;52L&quot;)+COUNTIF([.C13:.K13];&quot;51L&quot;)+COUNTIF([.C13:.K13];&quot;1L&quot;)+COUNTIF([.C13:.K13];&quot;KVITL&quot;)" office:value-type="float" office:value="1" calcext:value-type="float">
            <text:p>1</text:p>
          </table:table-cell>
          <table:table-cell table:style-name="ce52" table:formula="of:=COUNTIF([.C13:.K13];&quot;51&quot;) + COUNTIF([.C13:.K13];&quot;51L&quot;)" office:value-type="float" office:value="1" calcext:value-type="float">
            <text:p>1</text:p>
          </table:table-cell>
          <table:table-cell table:style-name="ce52" table:formula="of:=COUNTIF([.C13:.K13];&quot;52&quot;) + COUNTIF([.C13:.K13];&quot;52L&quot;)" office:value-type="float" office:value="1" calcext:value-type="float">
            <text:p>1</text:p>
          </table:table-cell>
          <table:table-cell table:style-name="ce52" table:formula="of:=COUNTIF([.C13:.K13];&quot;11-19&quot;) + COUNTIF([.C13:.K13];&quot;2&quot;)" office:value-type="float" office:value="1" calcext:value-type="float">
            <text:p>1</text:p>
          </table:table-cell>
          <table:table-cell table:style-name="ce52" table:formula="of:=COUNTIF([.C13:.K13];&quot;U&quot;)" office:value-type="float" office:value="1" calcext:value-type="float">
            <text:p>1</text:p>
          </table:table-cell>
          <table:table-cell table:style-name="ce52" table:formula="of:=COUNTIF([.C13:.K13];&quot;KVIT&quot;)" office:value-type="float" office:value="1" calcext:value-type="float">
            <text:p>1</text:p>
          </table:table-cell>
          <table:table-cell table:style-name="ce55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3" calcext:value-type="date">
            <text:p>13. IV. 05</text:p>
          </table:table-cell>
          <table:table-cell table:style-name="ce49" table:formula="of:=TEXT([.A14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5" office:value-type="string" calcext:value-type="string">
            <text:p>PIN</text:p>
          </table:table-cell>
          <table:table-cell table:style-name="ce52" table:formula="of:=COUNTIF([.C14:.K14];&quot;L&quot;) + COUNTIF([.C14:.K14];&quot;52L&quot;)+COUNTIF([.C14:.K14];&quot;51L&quot;)+COUNTIF([.C14:.K14];&quot;1L&quot;)+COUNTIF([.C14:.K14];&quot;KVITL&quot;)" office:value-type="float" office:value="1" calcext:value-type="float">
            <text:p>1</text:p>
          </table:table-cell>
          <table:table-cell table:style-name="ce52" table:formula="of:=COUNTIF([.C14:.K14];&quot;51&quot;) + COUNTIF([.C14:.K14];&quot;51L&quot;)" office:value-type="float" office:value="1" calcext:value-type="float">
            <text:p>1</text:p>
          </table:table-cell>
          <table:table-cell table:style-name="ce52" table:formula="of:=COUNTIF([.C14:.K14];&quot;52&quot;) + COUNTIF([.C14:.K14];&quot;52L&quot;)" office:value-type="float" office:value="1" calcext:value-type="float">
            <text:p>1</text:p>
          </table:table-cell>
          <table:table-cell table:style-name="ce52" table:formula="of:=COUNTIF([.C14:.K14];&quot;11-19&quot;) + COUNTIF([.C14:.K14];&quot;2&quot;)" office:value-type="float" office:value="1" calcext:value-type="float">
            <text:p>1</text:p>
          </table:table-cell>
          <table:table-cell table:style-name="ce52" table:formula="of:=COUNTIF([.C14:.K14];&quot;U&quot;)" office:value-type="float" office:value="1" calcext:value-type="float">
            <text:p>1</text:p>
          </table:table-cell>
          <table:table-cell table:style-name="ce52" table:formula="of:=COUNTIF([.C14:.K14];&quot;KVIT&quot;)" office:value-type="float" office:value="2" calcext:value-type="float">
            <text:p>2</text:p>
          </table:table-cell>
          <table:table-cell table:style-name="ce55" table:formula="of:=COUNTBLANK([.C14:.K1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4" calcext:value-type="date">
            <text:p>14. IV. 05</text:p>
          </table:table-cell>
          <table:table-cell table:style-name="ce49" table:formula="of:=TEXT([.A1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PIN</text:p>
          </table:table-cell>
          <table:table-cell table:style-name="ce52" table:formula="of:=COUNTIF([.C15:.K15];&quot;L&quot;) + COUNTIF([.C15:.K15];&quot;52L&quot;)+COUNTIF([.C15:.K15];&quot;51L&quot;)+COUNTIF([.C15:.K15];&quot;1L&quot;)+COUNTIF([.C15:.K15];&quot;KVITL&quot;)" office:value-type="float" office:value="1" calcext:value-type="float">
            <text:p>1</text:p>
          </table:table-cell>
          <table:table-cell table:style-name="ce52" table:formula="of:=COUNTIF([.C15:.K15];&quot;51&quot;) + COUNTIF([.C15:.K15];&quot;51L&quot;)" office:value-type="float" office:value="1" calcext:value-type="float">
            <text:p>1</text:p>
          </table:table-cell>
          <table:table-cell table:style-name="ce52" table:formula="of:=COUNTIF([.C15:.K15];&quot;52&quot;) + COUNTIF([.C15:.K15];&quot;52L&quot;)" office:value-type="float" office:value="1" calcext:value-type="float">
            <text:p>1</text:p>
          </table:table-cell>
          <table:table-cell table:style-name="ce52" table:formula="of:=COUNTIF([.C15:.K15];&quot;11-19&quot;) + COUNTIF([.C15:.K15];&quot;2&quot;)" office:value-type="float" office:value="1" calcext:value-type="float">
            <text:p>1</text:p>
          </table:table-cell>
          <table:table-cell table:style-name="ce52" table:formula="of:=COUNTIF([.C15:.K15];&quot;U&quot;)" office:value-type="float" office:value="1" calcext:value-type="float">
            <text:p>1</text:p>
          </table:table-cell>
          <table:table-cell table:style-name="ce52" table:formula="of:=COUNTIF([.C15:.K15];&quot;KVIT&quot;)" office:value-type="float" office:value="2" calcext:value-type="float">
            <text:p>2</text:p>
          </table:table-cell>
          <table:table-cell table:style-name="ce55" table:formula="of:=COUNTBLANK([.C15:.K1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5" calcext:value-type="date">
            <text:p>15. IV. 05</text:p>
          </table:table-cell>
          <table:table-cell table:style-name="ce49" table:formula="of:=TEXT([.A16];&quot;Ddd&quot;)" office:value-type="string" office:string-value="pet" calcext:value-type="string">
            <text:p>pe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5" office:value-type="string" calcext:value-type="string">
            <text:p>PIN</text:p>
          </table:table-cell>
          <table:table-cell table:style-name="ce52" table:formula="of:=COUNTIF([.C16:.K16];&quot;L&quot;) + COUNTIF([.C16:.K16];&quot;52L&quot;)+COUNTIF([.C16:.K16];&quot;51L&quot;)+COUNTIF([.C16:.K16];&quot;1L&quot;)+COUNTIF([.C16:.K16];&quot;KVITL&quot;)" office:value-type="float" office:value="1" calcext:value-type="float">
            <text:p>1</text:p>
          </table:table-cell>
          <table:table-cell table:style-name="ce52" table:formula="of:=COUNTIF([.C16:.K16];&quot;51&quot;) + COUNTIF([.C16:.K16];&quot;51L&quot;)" office:value-type="float" office:value="1" calcext:value-type="float">
            <text:p>1</text:p>
          </table:table-cell>
          <table:table-cell table:style-name="ce52" table:formula="of:=COUNTIF([.C16:.K16];&quot;52&quot;) + COUNTIF([.C16:.K16];&quot;52L&quot;)" office:value-type="float" office:value="1" calcext:value-type="float">
            <text:p>1</text:p>
          </table:table-cell>
          <table:table-cell table:style-name="ce52" table:formula="of:=COUNTIF([.C16:.K16];&quot;11-19&quot;) + COUNTIF([.C16:.K16];&quot;2&quot;)" office:value-type="float" office:value="1" calcext:value-type="float">
            <text:p>1</text:p>
          </table:table-cell>
          <table:table-cell table:style-name="ce52" table:formula="of:=COUNTIF([.C16:.K16];&quot;U&quot;)" office:value-type="float" office:value="1" calcext:value-type="float">
            <text:p>1</text:p>
          </table:table-cell>
          <table:table-cell table:style-name="ce52" table:formula="of:=COUNTIF([.C16:.K16];&quot;KVIT&quot;)" office:value-type="float" office:value="2" calcext:value-type="float">
            <text:p>2</text:p>
          </table:table-cell>
          <table:table-cell table:style-name="ce55" table:formula="of:=COUNTBLANK([.C16:.K1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16" calcext:value-type="date">
            <text:p>16. IV. 05</text:p>
          </table:table-cell>
          <table:table-cell table:style-name="ce50" table:formula="of:=TEXT([.A17];&quot;Ddd&quot;)" office:value-type="string" office:string-value="sob" calcext:value-type="string">
            <text:p>sob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ŠOŠ</text:p>
          </table:table-cell>
          <table:table-cell table:style-name="ce52" table:formula="of:=COUNTIF([.C17:.K17];&quot;L&quot;) + COUNTIF([.C17:.K17];&quot;52L&quot;)+COUNTIF([.C17:.K17];&quot;51L&quot;)+COUNTIF([.C17:.K17];&quot;1L&quot;)+COUNTIF([.C17:.K17];&quot;KVITL&quot;)" office:value-type="float" office:value="1" calcext:value-type="float">
            <text:p>1</text:p>
          </table:table-cell>
          <table:table-cell table:style-name="ce52" table:formula="of:=COUNTIF([.C17:.K17];&quot;51&quot;) + COUNTIF([.C17:.K17];&quot;51L&quot;)" office:value-type="float" office:value="0" calcext:value-type="float">
            <text:p>0</text:p>
          </table:table-cell>
          <table:table-cell table:style-name="ce52" table:formula="of:=COUNTIF([.C17:.K17];&quot;52&quot;) + COUNTIF([.C17:.K17];&quot;52L&quot;)" office:value-type="float" office:value="0" calcext:value-type="float">
            <text:p>0</text:p>
          </table:table-cell>
          <table:table-cell table:style-name="ce52" table:formula="of:=COUNTIF([.C17:.K17];&quot;11-19&quot;) + COUNTIF([.C17:.K17];&quot;2&quot;)" office:value-type="float" office:value="0" calcext:value-type="float">
            <text:p>0</text:p>
          </table:table-cell>
          <table:table-cell table:style-name="ce52" table:formula="of:=COUNTIF([.C17:.K17];&quot;U&quot;)" office:value-type="float" office:value="0" calcext:value-type="float">
            <text:p>0</text:p>
          </table:table-cell>
          <table:table-cell table:style-name="ce52" table:formula="of:=COUNTIF([.C17:.K17];&quot;KVIT&quot;)" office:value-type="float" office:value="0" calcext:value-type="float">
            <text:p>0</text:p>
          </table:table-cell>
          <table:table-cell table:style-name="ce55" table:formula="of:=COUNTBLANK([.C17:.K17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17" calcext:value-type="date">
            <text:p>17. IV. 05</text:p>
          </table:table-cell>
          <table:table-cell table:style-name="ce50" table:formula="of:=TEXT([.A18];&quot;Ddd&quot;)" office:value-type="string" office:string-value="ned" calcext:value-type="string">
            <text:p>ne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20" office:value-type="string" calcext:value-type="string">
            <text:p>D</text:p>
          </table:table-cell>
          <table:table-cell table:style-name="ce37" table:number-columns-repeated="2"/>
          <table:table-cell table:style-name="ce39"/>
          <table:table-cell table:style-name="ce20" table:number-columns-repeated="2"/>
          <table:table-cell table:style-name="ce25" office:value-type="string" calcext:value-type="string">
            <text:p>ŠOŠ</text:p>
          </table:table-cell>
          <table:table-cell table:style-name="ce52" table:formula="of:=COUNTIF([.C18:.K18];&quot;L&quot;) + COUNTIF([.C18:.K18];&quot;52L&quot;)+COUNTIF([.C18:.K18];&quot;51L&quot;)+COUNTIF([.C18:.K18];&quot;1L&quot;)+COUNTIF([.C18:.K18];&quot;KVITL&quot;)" office:value-type="float" office:value="1" calcext:value-type="float">
            <text:p>1</text:p>
          </table:table-cell>
          <table:table-cell table:style-name="ce52" table:formula="of:=COUNTIF([.C18:.K18];&quot;51&quot;) + COUNTIF([.C18:.K18];&quot;51L&quot;)" office:value-type="float" office:value="0" calcext:value-type="float">
            <text:p>0</text:p>
          </table:table-cell>
          <table:table-cell table:style-name="ce52" table:formula="of:=COUNTIF([.C18:.K18];&quot;52&quot;) + COUNTIF([.C18:.K18];&quot;52L&quot;)" office:value-type="float" office:value="0" calcext:value-type="float">
            <text:p>0</text:p>
          </table:table-cell>
          <table:table-cell table:style-name="ce52" table:formula="of:=COUNTIF([.C18:.K18];&quot;11-19&quot;) + COUNTIF([.C18:.K18];&quot;2&quot;)" office:value-type="float" office:value="0" calcext:value-type="float">
            <text:p>0</text:p>
          </table:table-cell>
          <table:table-cell table:style-name="ce52" table:formula="of:=COUNTIF([.C18:.K18];&quot;U&quot;)" office:value-type="float" office:value="0" calcext:value-type="float">
            <text:p>0</text:p>
          </table:table-cell>
          <table:table-cell table:style-name="ce52" table:formula="of:=COUNTIF([.C18:.K18];&quot;KVIT&quot;)" office:value-type="float" office:value="0" calcext:value-type="float">
            <text:p>0</text:p>
          </table:table-cell>
          <table:table-cell table:style-name="ce55" table:formula="of:=COUNTBLANK([.C18:.K18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8" calcext:value-type="date">
            <text:p>18. IV. 05</text:p>
          </table:table-cell>
          <table:table-cell table:style-name="ce49" table:formula="of:=TEXT([.A19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ŠOŠ</text:p>
          </table:table-cell>
          <table:table-cell table:style-name="ce52" table:formula="of:=COUNTIF([.C19:.K19];&quot;L&quot;) + COUNTIF([.C19:.K19];&quot;52L&quot;)+COUNTIF([.C19:.K19];&quot;51L&quot;)+COUNTIF([.C19:.K19];&quot;1L&quot;)+COUNTIF([.C19:.K19];&quot;KVITL&quot;)" office:value-type="float" office:value="1" calcext:value-type="float">
            <text:p>1</text:p>
          </table:table-cell>
          <table:table-cell table:style-name="ce52" table:formula="of:=COUNTIF([.C19:.K19];&quot;51&quot;) + COUNTIF([.C19:.K19];&quot;51L&quot;)" office:value-type="float" office:value="1" calcext:value-type="float">
            <text:p>1</text:p>
          </table:table-cell>
          <table:table-cell table:style-name="ce52" table:formula="of:=COUNTIF([.C19:.K19];&quot;52&quot;) + COUNTIF([.C19:.K19];&quot;52L&quot;)" office:value-type="float" office:value="1" calcext:value-type="float">
            <text:p>1</text:p>
          </table:table-cell>
          <table:table-cell table:style-name="ce52" table:formula="of:=COUNTIF([.C19:.K19];&quot;11-19&quot;) + COUNTIF([.C19:.K19];&quot;2&quot;)" office:value-type="float" office:value="1" calcext:value-type="float">
            <text:p>1</text:p>
          </table:table-cell>
          <table:table-cell table:style-name="ce52" table:formula="of:=COUNTIF([.C19:.K19];&quot;U&quot;)" office:value-type="float" office:value="1" calcext:value-type="float">
            <text:p>1</text:p>
          </table:table-cell>
          <table:table-cell table:style-name="ce52" table:formula="of:=COUNTIF([.C19:.K19];&quot;KVIT&quot;)" office:value-type="float" office:value="3" calcext:value-type="float">
            <text:p>3</text:p>
          </table:table-cell>
          <table:table-cell table:style-name="ce55" table:formula="of:=COUNTBLANK([.C19:.K1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19" calcext:value-type="date">
            <text:p>19. IV. 05</text:p>
          </table:table-cell>
          <table:table-cell table:style-name="ce49" table:formula="of:=TEXT([.A20];&quot;Ddd&quot;)" office:value-type="string" office:string-value="tor" calcext:value-type="string">
            <text:p>tor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ŠOŠ</text:p>
          </table:table-cell>
          <table:table-cell table:style-name="ce52" table:formula="of:=COUNTIF([.C20:.K20];&quot;L&quot;) + COUNTIF([.C20:.K20];&quot;52L&quot;)+COUNTIF([.C20:.K20];&quot;51L&quot;)+COUNTIF([.C20:.K20];&quot;1L&quot;)+COUNTIF([.C20:.K20];&quot;KVITL&quot;)" office:value-type="float" office:value="1" calcext:value-type="float">
            <text:p>1</text:p>
          </table:table-cell>
          <table:table-cell table:style-name="ce52" table:formula="of:=COUNTIF([.C20:.K20];&quot;51&quot;) + COUNTIF([.C20:.K20];&quot;51L&quot;)" office:value-type="float" office:value="1" calcext:value-type="float">
            <text:p>1</text:p>
          </table:table-cell>
          <table:table-cell table:style-name="ce52" table:formula="of:=COUNTIF([.C20:.K20];&quot;52&quot;) + COUNTIF([.C20:.K20];&quot;52L&quot;)" office:value-type="float" office:value="1" calcext:value-type="float">
            <text:p>1</text:p>
          </table:table-cell>
          <table:table-cell table:style-name="ce52" table:formula="of:=COUNTIF([.C20:.K20];&quot;11-19&quot;) + COUNTIF([.C20:.K20];&quot;2&quot;)" office:value-type="float" office:value="1" calcext:value-type="float">
            <text:p>1</text:p>
          </table:table-cell>
          <table:table-cell table:style-name="ce52" table:formula="of:=COUNTIF([.C20:.K20];&quot;U&quot;)" office:value-type="float" office:value="1" calcext:value-type="float">
            <text:p>1</text:p>
          </table:table-cell>
          <table:table-cell table:style-name="ce52" table:formula="of:=COUNTIF([.C20:.K20];&quot;KVIT&quot;)" office:value-type="float" office:value="3" calcext:value-type="float">
            <text:p>3</text:p>
          </table:table-cell>
          <table:table-cell table:style-name="ce55" table:formula="of:=COUNTBLANK([.C20:.K2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0" calcext:value-type="date">
            <text:p>20. IV. 05</text:p>
          </table:table-cell>
          <table:table-cell table:style-name="ce49" table:formula="of:=TEXT([.A21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25" office:value-type="string" calcext:value-type="string">
            <text:p>ŠOŠ</text:p>
          </table:table-cell>
          <table:table-cell table:style-name="ce52" table:formula="of:=COUNTIF([.C21:.K21];&quot;L&quot;) + COUNTIF([.C21:.K21];&quot;52L&quot;)+COUNTIF([.C21:.K21];&quot;51L&quot;)+COUNTIF([.C21:.K21];&quot;1L&quot;)+COUNTIF([.C21:.K21];&quot;KVITL&quot;)" office:value-type="float" office:value="1" calcext:value-type="float">
            <text:p>1</text:p>
          </table:table-cell>
          <table:table-cell table:style-name="ce52" table:formula="of:=COUNTIF([.C21:.K21];&quot;51&quot;) + COUNTIF([.C21:.K21];&quot;51L&quot;)" office:value-type="float" office:value="1" calcext:value-type="float">
            <text:p>1</text:p>
          </table:table-cell>
          <table:table-cell table:style-name="ce52" table:formula="of:=COUNTIF([.C21:.K21];&quot;52&quot;) + COUNTIF([.C21:.K21];&quot;52L&quot;)" office:value-type="float" office:value="1" calcext:value-type="float">
            <text:p>1</text:p>
          </table:table-cell>
          <table:table-cell table:style-name="ce52" table:formula="of:=COUNTIF([.C21:.K21];&quot;11-19&quot;) + COUNTIF([.C21:.K21];&quot;2&quot;)" office:value-type="float" office:value="1" calcext:value-type="float">
            <text:p>1</text:p>
          </table:table-cell>
          <table:table-cell table:style-name="ce52" table:formula="of:=COUNTIF([.C21:.K21];&quot;U&quot;)" office:value-type="float" office:value="1" calcext:value-type="float">
            <text:p>1</text:p>
          </table:table-cell>
          <table:table-cell table:style-name="ce52" table:formula="of:=COUNTIF([.C21:.K21];&quot;KVIT&quot;)" office:value-type="float" office:value="2" calcext:value-type="float">
            <text:p>2</text:p>
          </table:table-cell>
          <table:table-cell table:style-name="ce55" table:formula="of:=COUNTBLANK([.C21:.K2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1" calcext:value-type="date">
            <text:p>21. IV. 05</text:p>
          </table:table-cell>
          <table:table-cell table:style-name="ce49" table:formula="of:=TEXT([.A22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ŠOŠ</text:p>
          </table:table-cell>
          <table:table-cell table:style-name="ce52" table:formula="of:=COUNTIF([.C22:.K22];&quot;L&quot;) + COUNTIF([.C22:.K22];&quot;52L&quot;)+COUNTIF([.C22:.K22];&quot;51L&quot;)+COUNTIF([.C22:.K22];&quot;1L&quot;)+COUNTIF([.C22:.K22];&quot;KVITL&quot;)" office:value-type="float" office:value="1" calcext:value-type="float">
            <text:p>1</text:p>
          </table:table-cell>
          <table:table-cell table:style-name="ce52" table:formula="of:=COUNTIF([.C22:.K22];&quot;51&quot;) + COUNTIF([.C22:.K22];&quot;51L&quot;)" office:value-type="float" office:value="1" calcext:value-type="float">
            <text:p>1</text:p>
          </table:table-cell>
          <table:table-cell table:style-name="ce52" table:formula="of:=COUNTIF([.C22:.K22];&quot;52&quot;) + COUNTIF([.C22:.K22];&quot;52L&quot;)" office:value-type="float" office:value="1" calcext:value-type="float">
            <text:p>1</text:p>
          </table:table-cell>
          <table:table-cell table:style-name="ce52" table:formula="of:=COUNTIF([.C22:.K22];&quot;11-19&quot;) + COUNTIF([.C22:.K22];&quot;2&quot;)" office:value-type="float" office:value="1" calcext:value-type="float">
            <text:p>1</text:p>
          </table:table-cell>
          <table:table-cell table:style-name="ce52" table:formula="of:=COUNTIF([.C22:.K22];&quot;U&quot;)" office:value-type="float" office:value="1" calcext:value-type="float">
            <text:p>1</text:p>
          </table:table-cell>
          <table:table-cell table:style-name="ce52" table:formula="of:=COUNTIF([.C22:.K22];&quot;KVIT&quot;)" office:value-type="float" office:value="2" calcext:value-type="float">
            <text:p>2</text:p>
          </table:table-cell>
          <table:table-cell table:style-name="ce55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2" calcext:value-type="date">
            <text:p>22. IV. 05</text:p>
          </table:table-cell>
          <table:table-cell table:style-name="ce49" table:formula="of:=TEXT([.A2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ŠOŠ</text:p>
          </table:table-cell>
          <table:table-cell table:style-name="ce52" table:formula="of:=COUNTIF([.C23:.K23];&quot;L&quot;) + COUNTIF([.C23:.K23];&quot;52L&quot;)+COUNTIF([.C23:.K23];&quot;51L&quot;)+COUNTIF([.C23:.K23];&quot;1L&quot;)+COUNTIF([.C23:.K23];&quot;KVITL&quot;)" office:value-type="float" office:value="1" calcext:value-type="float">
            <text:p>1</text:p>
          </table:table-cell>
          <table:table-cell table:style-name="ce52" table:formula="of:=COUNTIF([.C23:.K23];&quot;51&quot;) + COUNTIF([.C23:.K23];&quot;51L&quot;)" office:value-type="float" office:value="1" calcext:value-type="float">
            <text:p>1</text:p>
          </table:table-cell>
          <table:table-cell table:style-name="ce52" table:formula="of:=COUNTIF([.C23:.K23];&quot;52&quot;) + COUNTIF([.C23:.K23];&quot;52L&quot;)" office:value-type="float" office:value="1" calcext:value-type="float">
            <text:p>1</text:p>
          </table:table-cell>
          <table:table-cell table:style-name="ce52" table:formula="of:=COUNTIF([.C23:.K23];&quot;11-19&quot;) + COUNTIF([.C23:.K23];&quot;2&quot;)" office:value-type="float" office:value="1" calcext:value-type="float">
            <text:p>1</text:p>
          </table:table-cell>
          <table:table-cell table:style-name="ce52" table:formula="of:=COUNTIF([.C23:.K23];&quot;U&quot;)" office:value-type="float" office:value="1" calcext:value-type="float">
            <text:p>1</text:p>
          </table:table-cell>
          <table:table-cell table:style-name="ce52" table:formula="of:=COUNTIF([.C23:.K23];&quot;KVIT&quot;)" office:value-type="float" office:value="3" calcext:value-type="float">
            <text:p>3</text:p>
          </table:table-cell>
          <table:table-cell table:style-name="ce55" table:formula="of:=COUNTBLANK([.C23:.K2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23" calcext:value-type="date">
            <text:p>23. IV. 05</text:p>
          </table:table-cell>
          <table:table-cell table:style-name="ce50" table:formula="of:=TEXT([.A24];&quot;Ddd&quot;)" office:value-type="string" office:string-value="sob" calcext:value-type="string">
            <text:p>sob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37" table:number-columns-repeated="4"/>
          <table:table-cell table:style-name="ce39"/>
          <table:table-cell table:style-name="ce20" table:number-columns-repeated="2"/>
          <table:table-cell table:style-name="ce25" office:value-type="string" calcext:value-type="string">
            <text:p>MIR</text:p>
          </table:table-cell>
          <table:table-cell table:style-name="ce52" table:formula="of:=COUNTIF([.C24:.K24];&quot;L&quot;) + COUNTIF([.C24:.K24];&quot;52L&quot;)+COUNTIF([.C24:.K24];&quot;51L&quot;)+COUNTIF([.C24:.K24];&quot;1L&quot;)+COUNTIF([.C24:.K24];&quot;KVITL&quot;)" office:value-type="float" office:value="1" calcext:value-type="float">
            <text:p>1</text:p>
          </table:table-cell>
          <table:table-cell table:style-name="ce52" table:formula="of:=COUNTIF([.C24:.K24];&quot;51&quot;) + COUNTIF([.C24:.K24];&quot;51L&quot;)" office:value-type="float" office:value="0" calcext:value-type="float">
            <text:p>0</text:p>
          </table:table-cell>
          <table:table-cell table:style-name="ce52" table:formula="of:=COUNTIF([.C24:.K24];&quot;52&quot;) + COUNTIF([.C24:.K24];&quot;52L&quot;)" office:value-type="float" office:value="0" calcext:value-type="float">
            <text:p>0</text:p>
          </table:table-cell>
          <table:table-cell table:style-name="ce52" table:formula="of:=COUNTIF([.C24:.K24];&quot;11-19&quot;) + COUNTIF([.C24:.K24];&quot;2&quot;)" office:value-type="float" office:value="0" calcext:value-type="float">
            <text:p>0</text:p>
          </table:table-cell>
          <table:table-cell table:style-name="ce52" table:formula="of:=COUNTIF([.C24:.K24];&quot;U&quot;)" office:value-type="float" office:value="0" calcext:value-type="float">
            <text:p>0</text:p>
          </table:table-cell>
          <table:table-cell table:style-name="ce52" table:formula="of:=COUNTIF([.C24:.K24];&quot;KVIT&quot;)" office:value-type="float" office:value="0" calcext:value-type="float">
            <text:p>0</text:p>
          </table:table-cell>
          <table:table-cell table:style-name="ce55" table:formula="of:=COUNTBLANK([.C24:.K24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24" calcext:value-type="date">
            <text:p>24. IV. 05</text:p>
          </table:table-cell>
          <table:table-cell table:style-name="ce50" table:formula="of:=TEXT([.A25];&quot;Ddd&quot;)" office:value-type="string" office:string-value="ned" calcext:value-type="string">
            <text:p>ne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37" table:number-columns-repeated="4"/>
          <table:table-cell table:style-name="ce39"/>
          <table:table-cell table:style-name="ce20" table:number-columns-repeated="2"/>
          <table:table-cell table:style-name="ce25" office:value-type="string" calcext:value-type="string">
            <text:p>MIR</text:p>
          </table:table-cell>
          <table:table-cell table:style-name="ce52" table:formula="of:=COUNTIF([.C25:.K25];&quot;L&quot;) + COUNTIF([.C25:.K25];&quot;52L&quot;)+COUNTIF([.C25:.K25];&quot;51L&quot;)+COUNTIF([.C25:.K25];&quot;1L&quot;)+COUNTIF([.C25:.K25];&quot;KVITL&quot;)" office:value-type="float" office:value="1" calcext:value-type="float">
            <text:p>1</text:p>
          </table:table-cell>
          <table:table-cell table:style-name="ce52" table:formula="of:=COUNTIF([.C25:.K25];&quot;51&quot;) + COUNTIF([.C25:.K25];&quot;51L&quot;)" office:value-type="float" office:value="0" calcext:value-type="float">
            <text:p>0</text:p>
          </table:table-cell>
          <table:table-cell table:style-name="ce52" table:formula="of:=COUNTIF([.C25:.K25];&quot;52&quot;) + COUNTIF([.C25:.K25];&quot;52L&quot;)" office:value-type="float" office:value="0" calcext:value-type="float">
            <text:p>0</text:p>
          </table:table-cell>
          <table:table-cell table:style-name="ce52" table:formula="of:=COUNTIF([.C25:.K25];&quot;11-19&quot;) + COUNTIF([.C25:.K25];&quot;2&quot;)" office:value-type="float" office:value="0" calcext:value-type="float">
            <text:p>0</text:p>
          </table:table-cell>
          <table:table-cell table:style-name="ce52" table:formula="of:=COUNTIF([.C25:.K25];&quot;U&quot;)" office:value-type="float" office:value="0" calcext:value-type="float">
            <text:p>0</text:p>
          </table:table-cell>
          <table:table-cell table:style-name="ce52" table:formula="of:=COUNTIF([.C25:.K25];&quot;KVIT&quot;)" office:value-type="float" office:value="0" calcext:value-type="float">
            <text:p>0</text:p>
          </table:table-cell>
          <table:table-cell table:style-name="ce55" table:formula="of:=COUNTBLANK([.C25:.K2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5" calcext:value-type="date">
            <text:p>25. IV. 05</text:p>
          </table:table-cell>
          <table:table-cell table:style-name="ce49" table:formula="of:=TEXT([.A26];&quot;Ddd&quot;)" office:value-type="string" office:string-value="pon" calcext:value-type="string">
            <text:p>pon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IR</text:p>
          </table:table-cell>
          <table:table-cell table:style-name="ce52" table:formula="of:=COUNTIF([.C26:.K26];&quot;L&quot;) + COUNTIF([.C26:.K26];&quot;52L&quot;)+COUNTIF([.C26:.K26];&quot;51L&quot;)+COUNTIF([.C26:.K26];&quot;1L&quot;)+COUNTIF([.C26:.K26];&quot;KVITL&quot;)" office:value-type="float" office:value="1" calcext:value-type="float">
            <text:p>1</text:p>
          </table:table-cell>
          <table:table-cell table:style-name="ce52" table:formula="of:=COUNTIF([.C26:.K26];&quot;51&quot;) + COUNTIF([.C26:.K26];&quot;51L&quot;)" office:value-type="float" office:value="1" calcext:value-type="float">
            <text:p>1</text:p>
          </table:table-cell>
          <table:table-cell table:style-name="ce52" table:formula="of:=COUNTIF([.C26:.K26];&quot;52&quot;) + COUNTIF([.C26:.K26];&quot;52L&quot;)" office:value-type="float" office:value="1" calcext:value-type="float">
            <text:p>1</text:p>
          </table:table-cell>
          <table:table-cell table:style-name="ce52" table:formula="of:=COUNTIF([.C26:.K26];&quot;11-19&quot;) + COUNTIF([.C26:.K26];&quot;2&quot;)" office:value-type="float" office:value="0" calcext:value-type="float">
            <text:p>0</text:p>
          </table:table-cell>
          <table:table-cell table:style-name="ce52" table:formula="of:=COUNTIF([.C26:.K26];&quot;U&quot;)" office:value-type="float" office:value="1" calcext:value-type="float">
            <text:p>1</text:p>
          </table:table-cell>
          <table:table-cell table:style-name="ce52" table:formula="of:=COUNTIF([.C26:.K26];&quot;KVIT&quot;)" office:value-type="float" office:value="1" calcext:value-type="float">
            <text:p>1</text:p>
          </table:table-cell>
          <table:table-cell table:style-name="ce55" table:formula="of:=COUNTBLANK([.C26:.K2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6" calcext:value-type="date">
            <text:p>26. IV. 05</text:p>
          </table:table-cell>
          <table:table-cell table:style-name="ce49" table:formula="of:=TEXT([.A27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5" office:value-type="string" calcext:value-type="string">
            <text:p>MIR</text:p>
          </table:table-cell>
          <table:table-cell table:style-name="ce52" table:formula="of:=COUNTIF([.C27:.K27];&quot;L&quot;) + COUNTIF([.C27:.K27];&quot;52L&quot;)+COUNTIF([.C27:.K27];&quot;51L&quot;)+COUNTIF([.C27:.K27];&quot;1L&quot;)+COUNTIF([.C27:.K27];&quot;KVITL&quot;)" office:value-type="float" office:value="1" calcext:value-type="float">
            <text:p>1</text:p>
          </table:table-cell>
          <table:table-cell table:style-name="ce52" table:formula="of:=COUNTIF([.C27:.K27];&quot;51&quot;) + COUNTIF([.C27:.K27];&quot;51L&quot;)" office:value-type="float" office:value="1" calcext:value-type="float">
            <text:p>1</text:p>
          </table:table-cell>
          <table:table-cell table:style-name="ce52" table:formula="of:=COUNTIF([.C27:.K27];&quot;52&quot;) + COUNTIF([.C27:.K27];&quot;52L&quot;)" office:value-type="float" office:value="1" calcext:value-type="float">
            <text:p>1</text:p>
          </table:table-cell>
          <table:table-cell table:style-name="ce52" table:formula="of:=COUNTIF([.C27:.K27];&quot;11-19&quot;) + COUNTIF([.C27:.K27];&quot;2&quot;)" office:value-type="float" office:value="0" calcext:value-type="float">
            <text:p>0</text:p>
          </table:table-cell>
          <table:table-cell table:style-name="ce52" table:formula="of:=COUNTIF([.C27:.K27];&quot;U&quot;)" office:value-type="float" office:value="1" calcext:value-type="float">
            <text:p>1</text:p>
          </table:table-cell>
          <table:table-cell table:style-name="ce52" table:formula="of:=COUNTIF([.C27:.K27];&quot;KVIT&quot;)" office:value-type="float" office:value="1" calcext:value-type="float">
            <text:p>1</text:p>
          </table:table-cell>
          <table:table-cell table:style-name="ce55" table:formula="of:=COUNTBLANK([.C27:.K2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27" calcext:value-type="date">
            <text:p>27. IV. 05</text:p>
          </table:table-cell>
          <table:table-cell table:style-name="ce50" table:formula="of:=TEXT([.A28];&quot;Ddd&quot;)" office:value-type="string" office:string-value="sre" calcext:value-type="string">
            <text:p>sre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37" table:number-columns-repeated="2"/>
          <table:table-cell table:number-columns-repeated="3" table:style-name="ce20" office:value-type="string" calcext:value-type="string">
            <text:p>D</text:p>
          </table:table-cell>
          <table:table-cell table:style-name="ce37"/>
          <table:table-cell table:style-name="ce25" office:value-type="string" calcext:value-type="string">
            <text:p>MIR</text:p>
          </table:table-cell>
          <table:table-cell table:style-name="ce52" table:formula="of:=COUNTIF([.C28:.K28];&quot;L&quot;) + COUNTIF([.C28:.K28];&quot;52L&quot;)+COUNTIF([.C28:.K28];&quot;51L&quot;)+COUNTIF([.C28:.K28];&quot;1L&quot;)+COUNTIF([.C28:.K28];&quot;KVITL&quot;)" office:value-type="float" office:value="1" calcext:value-type="float">
            <text:p>1</text:p>
          </table:table-cell>
          <table:table-cell table:style-name="ce52" table:formula="of:=COUNTIF([.C28:.K28];&quot;51&quot;) + COUNTIF([.C28:.K28];&quot;51L&quot;)" office:value-type="float" office:value="0" calcext:value-type="float">
            <text:p>0</text:p>
          </table:table-cell>
          <table:table-cell table:style-name="ce52" table:formula="of:=COUNTIF([.C28:.K28];&quot;52&quot;) + COUNTIF([.C28:.K28];&quot;52L&quot;)" office:value-type="float" office:value="0" calcext:value-type="float">
            <text:p>0</text:p>
          </table:table-cell>
          <table:table-cell table:style-name="ce52" table:formula="of:=COUNTIF([.C28:.K28];&quot;11-19&quot;) + COUNTIF([.C28:.K28];&quot;2&quot;)" office:value-type="float" office:value="0" calcext:value-type="float">
            <text:p>0</text:p>
          </table:table-cell>
          <table:table-cell table:style-name="ce52" table:formula="of:=COUNTIF([.C28:.K28];&quot;U&quot;)" office:value-type="float" office:value="0" calcext:value-type="float">
            <text:p>0</text:p>
          </table:table-cell>
          <table:table-cell table:style-name="ce52" table:formula="of:=COUNTIF([.C28:.K28];&quot;KVIT&quot;)" office:value-type="float" office:value="0" calcext:value-type="float">
            <text:p>0</text:p>
          </table:table-cell>
          <table:table-cell table:style-name="ce55" table:formula="of:=COUNTBLANK([.C28:.K28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8" calcext:value-type="date">
            <text:p>28. IV. 05</text:p>
          </table:table-cell>
          <table:table-cell table:style-name="ce49" table:formula="of:=TEXT([.A2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number-columns-repeated="4" table:style-name="ce22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MIR</text:p>
          </table:table-cell>
          <table:table-cell table:style-name="ce52" table:formula="of:=COUNTIF([.C29:.K29];&quot;L&quot;) + COUNTIF([.C29:.K29];&quot;52L&quot;)+COUNTIF([.C29:.K29];&quot;51L&quot;)+COUNTIF([.C29:.K29];&quot;1L&quot;)+COUNTIF([.C29:.K29];&quot;KVITL&quot;)" office:value-type="float" office:value="1" calcext:value-type="float">
            <text:p>1</text:p>
          </table:table-cell>
          <table:table-cell table:style-name="ce52" table:formula="of:=COUNTIF([.C29:.K29];&quot;51&quot;) + COUNTIF([.C29:.K29];&quot;51L&quot;)" office:value-type="float" office:value="1" calcext:value-type="float">
            <text:p>1</text:p>
          </table:table-cell>
          <table:table-cell table:style-name="ce52" table:formula="of:=COUNTIF([.C29:.K29];&quot;52&quot;) + COUNTIF([.C29:.K29];&quot;52L&quot;)" office:value-type="float" office:value="1" calcext:value-type="float">
            <text:p>1</text:p>
          </table:table-cell>
          <table:table-cell table:style-name="ce52" table:formula="of:=COUNTIF([.C29:.K29];&quot;11-19&quot;) + COUNTIF([.C29:.K29];&quot;2&quot;)" office:value-type="float" office:value="0" calcext:value-type="float">
            <text:p>0</text:p>
          </table:table-cell>
          <table:table-cell table:style-name="ce52" table:formula="of:=COUNTIF([.C29:.K29];&quot;U&quot;)" office:value-type="float" office:value="1" calcext:value-type="float">
            <text:p>1</text:p>
          </table:table-cell>
          <table:table-cell table:style-name="ce52" table:formula="of:=COUNTIF([.C29:.K29];&quot;KVIT&quot;)" office:value-type="float" office:value="1" calcext:value-type="float">
            <text:p>1</text:p>
          </table:table-cell>
          <table:table-cell table:style-name="ce55" table:formula="of:=COUNTBLANK([.C29:.K2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4-29" calcext:value-type="date">
            <text:p>29. IV. 05</text:p>
          </table:table-cell>
          <table:table-cell table:style-name="ce49" table:formula="of:=TEXT([.A3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number-columns-repeated="4"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5" office:value-type="string" calcext:value-type="string">
            <text:p>MIR</text:p>
          </table:table-cell>
          <table:table-cell table:style-name="ce52" table:formula="of:=COUNTIF([.C30:.K30];&quot;L&quot;) + COUNTIF([.C30:.K30];&quot;52L&quot;)+COUNTIF([.C30:.K30];&quot;51L&quot;)+COUNTIF([.C30:.K30];&quot;1L&quot;)+COUNTIF([.C30:.K30];&quot;KVITL&quot;)" office:value-type="float" office:value="1" calcext:value-type="float">
            <text:p>1</text:p>
          </table:table-cell>
          <table:table-cell table:style-name="ce52" table:formula="of:=COUNTIF([.C30:.K30];&quot;51&quot;) + COUNTIF([.C30:.K30];&quot;51L&quot;)" office:value-type="float" office:value="1" calcext:value-type="float">
            <text:p>1</text:p>
          </table:table-cell>
          <table:table-cell table:style-name="ce52" table:formula="of:=COUNTIF([.C30:.K30];&quot;52&quot;) + COUNTIF([.C30:.K30];&quot;52L&quot;)" office:value-type="float" office:value="1" calcext:value-type="float">
            <text:p>1</text:p>
          </table:table-cell>
          <table:table-cell table:style-name="ce52" table:formula="of:=COUNTIF([.C30:.K30];&quot;11-19&quot;) + COUNTIF([.C30:.K30];&quot;2&quot;)" office:value-type="float" office:value="0" calcext:value-type="float">
            <text:p>0</text:p>
          </table:table-cell>
          <table:table-cell table:style-name="ce52" table:formula="of:=COUNTIF([.C30:.K30];&quot;U&quot;)" office:value-type="float" office:value="0" calcext:value-type="float">
            <text:p>0</text:p>
          </table:table-cell>
          <table:table-cell table:style-name="ce52" table:formula="of:=COUNTIF([.C30:.K30];&quot;KVIT&quot;)" office:value-type="float" office:value="1" calcext:value-type="float">
            <text:p>1</text:p>
          </table:table-cell>
          <table:table-cell table:style-name="ce55" table:formula="of:=COUNTBLANK([.C30:.K3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4-30" calcext:value-type="date">
            <text:p>30. IV. 05</text:p>
          </table:table-cell>
          <table:table-cell table:style-name="ce50" table:formula="of:=TEXT([.A31];&quot;Ddd&quot;)" office:value-type="string" office:string-value="sob" calcext:value-type="string">
            <text:p>sob</text:p>
          </table:table-cell>
          <table:table-cell table:style-name="ce14" office:value-type="string" calcext:value-type="string">
            <text:p>L</text:p>
          </table:table-cell>
          <table:table-cell table:style-name="ce37" table:number-columns-repeated="3"/>
          <table:table-cell table:number-columns-repeated="4" table:style-name="ce20" office:value-type="string" calcext:value-type="string">
            <text:p>D</text:p>
          </table:table-cell>
          <table:table-cell table:style-name="ce20"/>
          <table:table-cell table:style-name="ce25" office:value-type="string" calcext:value-type="string">
            <text:p>MIR</text:p>
          </table:table-cell>
          <table:table-cell table:style-name="ce52" table:formula="of:=COUNTIF([.C31:.K31];&quot;L&quot;) + COUNTIF([.C31:.K31];&quot;52L&quot;)+COUNTIF([.C31:.K31];&quot;51L&quot;)+COUNTIF([.C31:.K31];&quot;1L&quot;)+COUNTIF([.C31:.K31];&quot;KVITL&quot;)" office:value-type="float" office:value="1" calcext:value-type="float">
            <text:p>1</text:p>
          </table:table-cell>
          <table:table-cell table:style-name="ce52" table:formula="of:=COUNTIF([.C31:.K31];&quot;51&quot;) + COUNTIF([.C31:.K31];&quot;51L&quot;)" office:value-type="float" office:value="0" calcext:value-type="float">
            <text:p>0</text:p>
          </table:table-cell>
          <table:table-cell table:style-name="ce52" table:formula="of:=COUNTIF([.C31:.K31];&quot;52&quot;) + COUNTIF([.C31:.K31];&quot;52L&quot;)" office:value-type="float" office:value="0" calcext:value-type="float">
            <text:p>0</text:p>
          </table:table-cell>
          <table:table-cell table:style-name="ce52" table:formula="of:=COUNTIF([.C31:.K31];&quot;11-19&quot;) + COUNTIF([.C31:.K31];&quot;2&quot;)" office:value-type="float" office:value="0" calcext:value-type="float">
            <text:p>0</text:p>
          </table:table-cell>
          <table:table-cell table:style-name="ce52" table:formula="of:=COUNTIF([.C31:.K31];&quot;U&quot;)" office:value-type="float" office:value="0" calcext:value-type="float">
            <text:p>0</text:p>
          </table:table-cell>
          <table:table-cell table:style-name="ce52" table:formula="of:=COUNTIF([.C31:.K31];&quot;KVIT&quot;)" office:value-type="float" office:value="0" calcext:value-type="float">
            <text:p>0</text:p>
          </table:table-cell>
          <table:table-cell table:style-name="ce55" table:formula="of:=COUNTBLANK([.C31:.K31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01" calcext:value-type="date">
            <text:p>1. V. 05</text:p>
          </table:table-cell>
          <table:table-cell table:style-name="ce50" table:formula="of:=TEXT([.A32];&quot;Ddd&quot;)" office:value-type="string" office:string-value="ned" calcext:value-type="string">
            <text:p>ned</text:p>
          </table:table-cell>
          <table:table-cell table:style-name="ce14" office:value-type="string" calcext:value-type="string">
            <text:p>L</text:p>
          </table:table-cell>
          <table:table-cell table:style-name="ce37" table:number-columns-repeated="3"/>
          <table:table-cell table:number-columns-repeated="4" table:style-name="ce20" office:value-type="string" calcext:value-type="string">
            <text:p>D</text:p>
          </table:table-cell>
          <table:table-cell table:style-name="ce20"/>
          <table:table-cell table:style-name="ce25" office:value-type="string" calcext:value-type="string">
            <text:p>MIR</text:p>
          </table:table-cell>
          <table:table-cell table:style-name="ce52" table:formula="of:=COUNTIF([.C32:.K32];&quot;L&quot;) + COUNTIF([.C32:.K32];&quot;52L&quot;)+COUNTIF([.C32:.K32];&quot;51L&quot;)+COUNTIF([.C32:.K32];&quot;1L&quot;)+COUNTIF([.C32:.K32];&quot;KVITL&quot;)" office:value-type="float" office:value="1" calcext:value-type="float">
            <text:p>1</text:p>
          </table:table-cell>
          <table:table-cell table:style-name="ce52" table:formula="of:=COUNTIF([.C32:.K32];&quot;51&quot;) + COUNTIF([.C32:.K32];&quot;51L&quot;)" office:value-type="float" office:value="0" calcext:value-type="float">
            <text:p>0</text:p>
          </table:table-cell>
          <table:table-cell table:style-name="ce52" table:formula="of:=COUNTIF([.C32:.K32];&quot;52&quot;) + COUNTIF([.C32:.K32];&quot;52L&quot;)" office:value-type="float" office:value="0" calcext:value-type="float">
            <text:p>0</text:p>
          </table:table-cell>
          <table:table-cell table:style-name="ce52" table:formula="of:=COUNTIF([.C32:.K32];&quot;11-19&quot;) + COUNTIF([.C32:.K32];&quot;2&quot;)" office:value-type="float" office:value="0" calcext:value-type="float">
            <text:p>0</text:p>
          </table:table-cell>
          <table:table-cell table:style-name="ce52" table:formula="of:=COUNTIF([.C32:.K32];&quot;U&quot;)" office:value-type="float" office:value="0" calcext:value-type="float">
            <text:p>0</text:p>
          </table:table-cell>
          <table:table-cell table:style-name="ce52" table:formula="of:=COUNTIF([.C32:.K32];&quot;KVIT&quot;)" office:value-type="float" office:value="0" calcext:value-type="float">
            <text:p>0</text:p>
          </table:table-cell>
          <table:table-cell table:style-name="ce55" table:formula="of:=COUNTBLANK([.C32:.K32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56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5" calcext:value-type="float">
            <text:p>5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1" calcext:value-type="float">
            <text:p>1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1" calcext:value-type="float">
            <text:p>1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3" calcext:value-type="float">
            <text:p>3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4" calcext:value-type="float">
            <text:p>4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3" calcext:value-type="float">
            <text:p>3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7" calcext:value-type="float">
            <text:p>7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april.$A$1:.$L$31" table:range-usable-as="print-range"/>
        </table:named-expressions>
        <calcext:conditional-formats>
          <calcext:conditional-format calcext:target-range-address="april.B5:april.B32">
            <calcext:condition calcext:apply-style-name="ConditionalStyle_1" calcext:value="=#name?#ref!" calcext:base-cell-address="april.B5"/>
          </calcext:conditional-format>
          <calcext:conditional-format calcext:target-range-address="april.M2:april.R32">
            <calcext:condition calcext:apply-style-name="ConditionalStyle_2" calcext:value="&lt;1" calcext:base-cell-address="april.M2"/>
            <calcext:condition calcext:apply-style-name="ConditionalStyle_3" calcext:value="&gt;1" calcext:base-cell-address="april.M2"/>
          </calcext:conditional-format>
          <calcext:conditional-format calcext:target-range-address="april.S2:april.S33">
            <calcext:condition calcext:apply-style-name="ConditionalStyle_4" calcext:value="!=0" calcext:base-cell-address="april.S2"/>
          </calcext:conditional-format>
        </calcext:conditional-formats>
      </table:table>
      <table:table table:name="maj" table:style-name="ta5" table:print-ranges="maj.A1:maj.K32">
        <table:table-column table:style-name="co1" table:default-cell-style-name="ce6"/>
        <table:table-column table:style-name="co2" table:number-columns-repeated="11" table:default-cell-style-name="ce6"/>
        <table:table-column table:style-name="co11" table:number-columns-repeated="7" table:default-cell-style-name="ce6"/>
        <table:table-column table:style-name="co12" table:default-cell-style-name="ce6"/>
        <table:table-column table:style-name="co9" table:default-cell-style-name="ce6"/>
        <table:table-column table:style-name="co13" table:default-cell-style-name="ce6"/>
        <table:table-column table:style-name="co14" table:default-cell-style-name="ce6"/>
        <table:table-column table:style-name="co3" table:number-columns-repeated="233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ŠTI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5" office:value-type="string" calcext:value-type="string">
            <text:p>TX</text:p>
          </table:table-cell>
          <table:table-cell table:style-name="ce61" office:value-type="string" calcext:value-type="string">
            <text:p>L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3" office:value-type="string" calcext:value-type="string">
            <text:p>11-19</text:p>
          </table:table-cell>
          <table:table-cell table:style-name="ce63" office:value-type="string" calcext:value-type="string">
            <text:p>U</text:p>
          </table:table-cell>
          <table:table-cell table:style-name="ce54" office:value-type="string" calcext:value-type="string">
            <text:p>KVIT</text:p>
          </table:table-cell>
          <table:table-cell table:style-name="ce64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01" calcext:value-type="date">
            <text:p>1. V. 05</text:p>
          </table:table-cell>
          <table:table-cell table:style-name="ce8" table:formula="of:=TEXT([.A2];&quot;Ddd&quot;)" office:value-type="string" office:string-value="ned" calcext:value-type="string">
            <text:p>ned</text:p>
          </table:table-cell>
          <table:table-cell table:style-name="ce59" office:value-type="string" calcext:value-type="string">
            <text:p>L</text:p>
          </table:table-cell>
          <table:table-cell table:style-name="ce51" table:number-columns-repeated="5"/>
          <table:table-cell table:number-columns-repeated="2" table:style-name="ce51" office:value-type="string" calcext:value-type="string">
            <text:p>D</text:p>
          </table:table-cell>
          <table:table-cell table:style-name="ce51"/>
          <table:table-cell table:style-name="ce26" office:value-type="string" calcext:value-type="string">
            <text:p>MIR</text:p>
          </table:table-cell>
          <table:table-cell table:style-name="ce62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62" table:formula="of:=COUNTIF([.C2:.K2];&quot;51&quot;) + COUNTIF([.C2:.K2];&quot;51L&quot;)" office:value-type="float" office:value="0" calcext:value-type="float">
            <text:p>0</text:p>
          </table:table-cell>
          <table:table-cell table:style-name="ce62" table:formula="of:=COUNTIF([.C2:.K2];&quot;52&quot;) + COUNTIF([.C2:.K2];&quot;52L&quot;)" office:value-type="float" office:value="0" calcext:value-type="float">
            <text:p>0</text:p>
          </table:table-cell>
          <table:table-cell table:style-name="ce62" table:formula="of:=COUNTIF([.C2:.K2];&quot;11-19&quot;) + COUNTIF([.C2:.K2];&quot;2&quot;)" office:value-type="float" office:value="0" calcext:value-type="float">
            <text:p>0</text:p>
          </table:table-cell>
          <table:table-cell table:style-name="ce62" table:formula="of:=COUNTIF([.C2:.K2];&quot;U&quot;)+COUNTIF([.C2:.K2];&quot;UL&quot;)" office:value-type="float" office:value="0" calcext:value-type="float">
            <text:p>0</text:p>
          </table:table-cell>
          <table:table-cell table:style-name="ce62" table:formula="of:=COUNTIF([.C2:.K2];&quot;KVIT&quot;)" office:value-type="float" office:value="0" calcext:value-type="float">
            <text:p>0</text:p>
          </table:table-cell>
          <table:table-cell table:style-name="ce65" table:formula="of:=COUNTBLANK([.C2:.K2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02" calcext:value-type="date">
            <text:p>2. V. 05</text:p>
          </table:table-cell>
          <table:table-cell table:style-name="ce8" table:formula="of:=TEXT([.A3];&quot;Ddd&quot;)" office:value-type="string" office:string-value="pon" calcext:value-type="string">
            <text:p>pon</text:p>
          </table:table-cell>
          <table:table-cell table:style-name="ce51" table:number-columns-repeated="4"/>
          <table:table-cell table:style-name="ce59" office:value-type="string" calcext:value-type="string">
            <text:p>L</text:p>
          </table:table-cell>
          <table:table-cell table:style-name="ce51"/>
          <table:table-cell table:number-columns-repeated="2" table:style-name="ce51" office:value-type="string" calcext:value-type="string">
            <text:p>D</text:p>
          </table:table-cell>
          <table:table-cell table:style-name="ce51"/>
          <table:table-cell table:style-name="ce26" office:value-type="string" calcext:value-type="string">
            <text:p>KOS</text:p>
          </table:table-cell>
          <table:table-cell table:style-name="ce62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62" table:formula="of:=COUNTIF([.C3:.K3];&quot;51&quot;) + COUNTIF([.C3:.K3];&quot;51L&quot;)" office:value-type="float" office:value="0" calcext:value-type="float">
            <text:p>0</text:p>
          </table:table-cell>
          <table:table-cell table:style-name="ce62" table:formula="of:=COUNTIF([.C3:.K3];&quot;52&quot;) + COUNTIF([.C3:.K3];&quot;52L&quot;)" office:value-type="float" office:value="0" calcext:value-type="float">
            <text:p>0</text:p>
          </table:table-cell>
          <table:table-cell table:style-name="ce62" table:formula="of:=COUNTIF([.C3:.K3];&quot;11-19&quot;) + COUNTIF([.C3:.K3];&quot;2&quot;)" office:value-type="float" office:value="0" calcext:value-type="float">
            <text:p>0</text:p>
          </table:table-cell>
          <table:table-cell table:style-name="ce62" table:formula="of:=COUNTIF([.C3:.K3];&quot;U&quot;)+COUNTIF([.C3:.K3];&quot;UL&quot;)" office:value-type="float" office:value="0" calcext:value-type="float">
            <text:p>0</text:p>
          </table:table-cell>
          <table:table-cell table:style-name="ce62" table:formula="of:=COUNTIF([.C3:.K3];&quot;KVIT&quot;)" office:value-type="float" office:value="0" calcext:value-type="float">
            <text:p>0</text:p>
          </table:table-cell>
          <table:table-cell table:style-name="ce65" table:formula="of:=COUNTBLANK([.C3:.K3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03" calcext:value-type="date">
            <text:p>3. V. 05</text:p>
          </table:table-cell>
          <table:table-cell table:style-name="ce9" table:formula="of:=TEXT([.A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SD</text:p>
          </table:table-cell>
          <table:table-cell table:style-name="ce16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HOL</text:p>
          </table:table-cell>
          <table:table-cell table:style-name="ce62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62" table:formula="of:=COUNTIF([.C4:.K4];&quot;51&quot;) + COUNTIF([.C4:.K4];&quot;51L&quot;)" office:value-type="float" office:value="1" calcext:value-type="float">
            <text:p>1</text:p>
          </table:table-cell>
          <table:table-cell table:style-name="ce62" table:formula="of:=COUNTIF([.C4:.K4];&quot;52&quot;) + COUNTIF([.C4:.K4];&quot;52L&quot;)" office:value-type="float" office:value="1" calcext:value-type="float">
            <text:p>1</text:p>
          </table:table-cell>
          <table:table-cell table:style-name="ce62" table:formula="of:=COUNTIF([.C4:.K4];&quot;11-19&quot;) + COUNTIF([.C4:.K4];&quot;2&quot;)" office:value-type="float" office:value="1" calcext:value-type="float">
            <text:p>1</text:p>
          </table:table-cell>
          <table:table-cell table:style-name="ce62" table:formula="of:=COUNTIF([.C4:.K4];&quot;U&quot;)+COUNTIF([.C4:.K4];&quot;UL&quot;)" office:value-type="float" office:value="1" calcext:value-type="float">
            <text:p>1</text:p>
          </table:table-cell>
          <table:table-cell table:style-name="ce62" table:formula="of:=COUNTIF([.C4:.K4];&quot;KVIT&quot;)" office:value-type="float" office:value="1" calcext:value-type="float">
            <text:p>1</text:p>
          </table:table-cell>
          <table:table-cell table:style-name="ce65" table:formula="of:=COUNTBLANK([.C4:.K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04" calcext:value-type="date">
            <text:p>4. V. 05</text:p>
          </table:table-cell>
          <table:table-cell table:style-name="ce57" table:formula="of:=TEXT([.A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26" office:value-type="string" calcext:value-type="string">
            <text:p>HOL</text:p>
          </table:table-cell>
          <table:table-cell table:style-name="ce62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62" table:formula="of:=COUNTIF([.C5:.K5];&quot;51&quot;) + COUNTIF([.C5:.K5];&quot;51L&quot;)" office:value-type="float" office:value="1" calcext:value-type="float">
            <text:p>1</text:p>
          </table:table-cell>
          <table:table-cell table:style-name="ce62" table:formula="of:=COUNTIF([.C5:.K5];&quot;52&quot;) + COUNTIF([.C5:.K5];&quot;52L&quot;)" office:value-type="float" office:value="1" calcext:value-type="float">
            <text:p>1</text:p>
          </table:table-cell>
          <table:table-cell table:style-name="ce62" table:formula="of:=COUNTIF([.C5:.K5];&quot;11-19&quot;) + COUNTIF([.C5:.K5];&quot;2&quot;)" office:value-type="float" office:value="0" calcext:value-type="float">
            <text:p>0</text:p>
          </table:table-cell>
          <table:table-cell table:style-name="ce62" table:formula="of:=COUNTIF([.C5:.K5];&quot;U&quot;)+COUNTIF([.C5:.K5];&quot;UL&quot;)" office:value-type="float" office:value="1" calcext:value-type="float">
            <text:p>1</text:p>
          </table:table-cell>
          <table:table-cell table:style-name="ce62" table:formula="of:=COUNTIF([.C5:.K5];&quot;KVIT&quot;)" office:value-type="float" office:value="1" calcext:value-type="float">
            <text:p>1</text:p>
          </table:table-cell>
          <table:table-cell table:style-name="ce65" table:formula="of:=COUNTBLANK([.C5:.K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05" calcext:value-type="date">
            <text:p>5. V. 05</text:p>
          </table:table-cell>
          <table:table-cell table:style-name="ce57" table:formula="of:=TEXT([.A6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HOL</text:p>
          </table:table-cell>
          <table:table-cell table:style-name="ce62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62" table:formula="of:=COUNTIF([.C6:.K6];&quot;51&quot;) + COUNTIF([.C6:.K6];&quot;51L&quot;)" office:value-type="float" office:value="1" calcext:value-type="float">
            <text:p>1</text:p>
          </table:table-cell>
          <table:table-cell table:style-name="ce62" table:formula="of:=COUNTIF([.C6:.K6];&quot;52&quot;) + COUNTIF([.C6:.K6];&quot;52L&quot;)" office:value-type="float" office:value="1" calcext:value-type="float">
            <text:p>1</text:p>
          </table:table-cell>
          <table:table-cell table:style-name="ce62" table:formula="of:=COUNTIF([.C6:.K6];&quot;11-19&quot;) + COUNTIF([.C6:.K6];&quot;2&quot;)" office:value-type="float" office:value="1" calcext:value-type="float">
            <text:p>1</text:p>
          </table:table-cell>
          <table:table-cell table:style-name="ce62" table:formula="of:=COUNTIF([.C6:.K6];&quot;U&quot;)+COUNTIF([.C6:.K6];&quot;UL&quot;)" office:value-type="float" office:value="1" calcext:value-type="float">
            <text:p>1</text:p>
          </table:table-cell>
          <table:table-cell table:style-name="ce62" table:formula="of:=COUNTIF([.C6:.K6];&quot;KVIT&quot;)" office:value-type="float" office:value="2" calcext:value-type="float">
            <text:p>2</text:p>
          </table:table-cell>
          <table:table-cell table:style-name="ce65" table:formula="of:=COUNTBLANK([.C6:.K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06" calcext:value-type="date">
            <text:p>6. V. 05</text:p>
          </table:table-cell>
          <table:table-cell table:style-name="ce57" table:formula="of:=TEXT([.A7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5" office:value-type="string" calcext:value-type="string">
            <text:p><text:span text:style-name="T7">U</text:span><text:span text:style-name="T8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HOL</text:p>
          </table:table-cell>
          <table:table-cell table:style-name="ce62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62" table:formula="of:=COUNTIF([.C7:.K7];&quot;51&quot;) + COUNTIF([.C7:.K7];&quot;51L&quot;)" office:value-type="float" office:value="1" calcext:value-type="float">
            <text:p>1</text:p>
          </table:table-cell>
          <table:table-cell table:style-name="ce62" table:formula="of:=COUNTIF([.C7:.K7];&quot;52&quot;) + COUNTIF([.C7:.K7];&quot;52L&quot;)" office:value-type="float" office:value="1" calcext:value-type="float">
            <text:p>1</text:p>
          </table:table-cell>
          <table:table-cell table:style-name="ce62" table:formula="of:=COUNTIF([.C7:.K7];&quot;11-19&quot;) + COUNTIF([.C7:.K7];&quot;2&quot;)" office:value-type="float" office:value="1" calcext:value-type="float">
            <text:p>1</text:p>
          </table:table-cell>
          <table:table-cell table:style-name="ce62" table:formula="of:=COUNTIF([.C7:.K7];&quot;U&quot;)+COUNTIF([.C7:.K7];&quot;UL&quot;)" office:value-type="float" office:value="1" calcext:value-type="float">
            <text:p>1</text:p>
          </table:table-cell>
          <table:table-cell table:style-name="ce62" table:formula="of:=COUNTIF([.C7:.K7];&quot;KVIT&quot;)" office:value-type="float" office:value="2" calcext:value-type="float">
            <text:p>2</text:p>
          </table:table-cell>
          <table:table-cell table:style-name="ce65" table:formula="of:=COUNTBLANK([.C7:.K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07" calcext:value-type="date">
            <text:p>7. V. 05</text:p>
          </table:table-cell>
          <table:table-cell table:style-name="ce58" table:formula="of:=TEXT([.A8];&quot;Ddd&quot;)" office:value-type="string" office:string-value="sob" calcext:value-type="string">
            <text:p>sob</text:p>
          </table:table-cell>
          <table:table-cell table:style-name="ce37" table:number-columns-repeated="3"/>
          <table:table-cell table:style-name="ce51"/>
          <table:table-cell table:style-name="ce37"/>
          <table:table-cell table:style-name="ce14" office:value-type="string" calcext:value-type="string">
            <text:p>L</text:p>
          </table:table-cell>
          <table:table-cell table:style-name="ce37"/>
          <table:table-cell table:style-name="ce51" table:number-columns-repeated="2"/>
          <table:table-cell table:style-name="ce26" office:value-type="string" calcext:value-type="string">
            <text:p>MIR</text:p>
          </table:table-cell>
          <table:table-cell table:style-name="ce62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62" table:formula="of:=COUNTIF([.C8:.K8];&quot;51&quot;) + COUNTIF([.C8:.K8];&quot;51L&quot;)" office:value-type="float" office:value="0" calcext:value-type="float">
            <text:p>0</text:p>
          </table:table-cell>
          <table:table-cell table:style-name="ce62" table:formula="of:=COUNTIF([.C8:.K8];&quot;52&quot;) + COUNTIF([.C8:.K8];&quot;52L&quot;)" office:value-type="float" office:value="0" calcext:value-type="float">
            <text:p>0</text:p>
          </table:table-cell>
          <table:table-cell table:style-name="ce62" table:formula="of:=COUNTIF([.C8:.K8];&quot;11-19&quot;) + COUNTIF([.C8:.K8];&quot;2&quot;)" office:value-type="float" office:value="0" calcext:value-type="float">
            <text:p>0</text:p>
          </table:table-cell>
          <table:table-cell table:style-name="ce62" table:formula="of:=COUNTIF([.C8:.K8];&quot;U&quot;)+COUNTIF([.C8:.K8];&quot;UL&quot;)" office:value-type="float" office:value="0" calcext:value-type="float">
            <text:p>0</text:p>
          </table:table-cell>
          <table:table-cell table:style-name="ce62" table:formula="of:=COUNTIF([.C8:.K8];&quot;KVIT&quot;)" office:value-type="float" office:value="0" calcext:value-type="float">
            <text:p>0</text:p>
          </table:table-cell>
          <table:table-cell table:style-name="ce65" table:formula="of:=COUNTBLANK([.C8:.K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08" calcext:value-type="date">
            <text:p>8. V. 05</text:p>
          </table:table-cell>
          <table:table-cell table:style-name="ce58" table:formula="of:=TEXT([.A9];&quot;Ddd&quot;)" office:value-type="string" office:string-value="ned" calcext:value-type="string">
            <text:p>ned</text:p>
          </table:table-cell>
          <table:table-cell table:style-name="ce37" table:number-columns-repeated="3"/>
          <table:table-cell table:style-name="ce51"/>
          <table:table-cell table:style-name="ce37"/>
          <table:table-cell table:style-name="ce14" office:value-type="string" calcext:value-type="string">
            <text:p>L</text:p>
          </table:table-cell>
          <table:table-cell table:style-name="ce37"/>
          <table:table-cell table:style-name="ce51" table:number-columns-repeated="2"/>
          <table:table-cell table:style-name="ce26" office:value-type="string" calcext:value-type="string">
            <text:p>MIR</text:p>
          </table:table-cell>
          <table:table-cell table:style-name="ce62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62" table:formula="of:=COUNTIF([.C9:.K9];&quot;51&quot;) + COUNTIF([.C9:.K9];&quot;51L&quot;)" office:value-type="float" office:value="0" calcext:value-type="float">
            <text:p>0</text:p>
          </table:table-cell>
          <table:table-cell table:style-name="ce62" table:formula="of:=COUNTIF([.C9:.K9];&quot;52&quot;) + COUNTIF([.C9:.K9];&quot;52L&quot;)" office:value-type="float" office:value="0" calcext:value-type="float">
            <text:p>0</text:p>
          </table:table-cell>
          <table:table-cell table:style-name="ce62" table:formula="of:=COUNTIF([.C9:.K9];&quot;11-19&quot;) + COUNTIF([.C9:.K9];&quot;2&quot;)" office:value-type="float" office:value="0" calcext:value-type="float">
            <text:p>0</text:p>
          </table:table-cell>
          <table:table-cell table:style-name="ce62" table:formula="of:=COUNTIF([.C9:.K9];&quot;U&quot;)+COUNTIF([.C9:.K9];&quot;UL&quot;)" office:value-type="float" office:value="0" calcext:value-type="float">
            <text:p>0</text:p>
          </table:table-cell>
          <table:table-cell table:style-name="ce62" table:formula="of:=COUNTIF([.C9:.K9];&quot;KVIT&quot;)" office:value-type="float" office:value="0" calcext:value-type="float">
            <text:p>0</text:p>
          </table:table-cell>
          <table:table-cell table:style-name="ce65" table:formula="of:=COUNTBLANK([.C9:.K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09" calcext:value-type="date">
            <text:p>9. V. 05</text:p>
          </table:table-cell>
          <table:table-cell table:style-name="ce57" table:formula="of:=TEXT([.A10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?</text:p>
          </table:table-cell>
          <table:table-cell table:style-name="ce60" office:value-type="string" calcext:value-type="string">
            <text:p><text:span text:style-name="T5">KVIT</text:span><text:span text:style-name="T6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IR</text:p>
          </table:table-cell>
          <table:table-cell table:style-name="ce62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62" table:formula="of:=COUNTIF([.C10:.K10];&quot;51&quot;) + COUNTIF([.C10:.K10];&quot;51L&quot;)" office:value-type="float" office:value="1" calcext:value-type="float">
            <text:p>1</text:p>
          </table:table-cell>
          <table:table-cell table:style-name="ce62" table:formula="of:=COUNTIF([.C10:.K10];&quot;52&quot;) + COUNTIF([.C10:.K10];&quot;52L&quot;)" office:value-type="float" office:value="1" calcext:value-type="float">
            <text:p>1</text:p>
          </table:table-cell>
          <table:table-cell table:style-name="ce62" table:formula="of:=COUNTIF([.C10:.K10];&quot;11-19&quot;) + COUNTIF([.C10:.K10];&quot;2&quot;)" office:value-type="float" office:value="1" calcext:value-type="float">
            <text:p>1</text:p>
          </table:table-cell>
          <table:table-cell table:style-name="ce62" table:formula="of:=COUNTIF([.C10:.K10];&quot;U&quot;)+COUNTIF([.C10:.K10];&quot;UL&quot;)" office:value-type="float" office:value="1" calcext:value-type="float">
            <text:p>1</text:p>
          </table:table-cell>
          <table:table-cell table:style-name="ce62" table:formula="of:=COUNTIF([.C10:.K10];&quot;KVIT&quot;)" office:value-type="float" office:value="2" calcext:value-type="float">
            <text:p>2</text:p>
          </table:table-cell>
          <table:table-cell table:style-name="ce65" table:formula="of:=COUNTBLANK([.C10:.K1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0" calcext:value-type="date">
            <text:p>10. V. 05</text:p>
          </table:table-cell>
          <table:table-cell table:style-name="ce57" table:formula="of:=TEXT([.A11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MIR</text:p>
          </table:table-cell>
          <table:table-cell table:style-name="ce62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62" table:formula="of:=COUNTIF([.C11:.K11];&quot;51&quot;) + COUNTIF([.C11:.K11];&quot;51L&quot;)" office:value-type="float" office:value="1" calcext:value-type="float">
            <text:p>1</text:p>
          </table:table-cell>
          <table:table-cell table:style-name="ce62" table:formula="of:=COUNTIF([.C11:.K11];&quot;52&quot;) + COUNTIF([.C11:.K11];&quot;52L&quot;)" office:value-type="float" office:value="1" calcext:value-type="float">
            <text:p>1</text:p>
          </table:table-cell>
          <table:table-cell table:style-name="ce62" table:formula="of:=COUNTIF([.C11:.K11];&quot;11-19&quot;) + COUNTIF([.C11:.K11];&quot;2&quot;)" office:value-type="float" office:value="1" calcext:value-type="float">
            <text:p>1</text:p>
          </table:table-cell>
          <table:table-cell table:style-name="ce62" table:formula="of:=COUNTIF([.C11:.K11];&quot;U&quot;)+COUNTIF([.C11:.K11];&quot;UL&quot;)" office:value-type="float" office:value="1" calcext:value-type="float">
            <text:p>1</text:p>
          </table:table-cell>
          <table:table-cell table:style-name="ce62" table:formula="of:=COUNTIF([.C11:.K11];&quot;KVIT&quot;)" office:value-type="float" office:value="2" calcext:value-type="float">
            <text:p>2</text:p>
          </table:table-cell>
          <table:table-cell table:style-name="ce65" table:formula="of:=COUNTBLANK([.C11:.K1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1" calcext:value-type="date">
            <text:p>11. V. 05</text:p>
          </table:table-cell>
          <table:table-cell table:style-name="ce57" table:formula="of:=TEXT([.A1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MIR</text:p>
          </table:table-cell>
          <table:table-cell table:style-name="ce62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62" table:formula="of:=COUNTIF([.C12:.K12];&quot;51&quot;) + COUNTIF([.C12:.K12];&quot;51L&quot;)" office:value-type="float" office:value="1" calcext:value-type="float">
            <text:p>1</text:p>
          </table:table-cell>
          <table:table-cell table:style-name="ce62" table:formula="of:=COUNTIF([.C12:.K12];&quot;52&quot;) + COUNTIF([.C12:.K12];&quot;52L&quot;)" office:value-type="float" office:value="1" calcext:value-type="float">
            <text:p>1</text:p>
          </table:table-cell>
          <table:table-cell table:style-name="ce62" table:formula="of:=COUNTIF([.C12:.K12];&quot;11-19&quot;) + COUNTIF([.C12:.K12];&quot;2&quot;)" office:value-type="float" office:value="1" calcext:value-type="float">
            <text:p>1</text:p>
          </table:table-cell>
          <table:table-cell table:style-name="ce62" table:formula="of:=COUNTIF([.C12:.K12];&quot;U&quot;)+COUNTIF([.C12:.K12];&quot;UL&quot;)" office:value-type="float" office:value="1" calcext:value-type="float">
            <text:p>1</text:p>
          </table:table-cell>
          <table:table-cell table:style-name="ce62" table:formula="of:=COUNTIF([.C12:.K12];&quot;KVIT&quot;)" office:value-type="float" office:value="2" calcext:value-type="float">
            <text:p>2</text:p>
          </table:table-cell>
          <table:table-cell table:style-name="ce65" table:formula="of:=COUNTBLANK([.C12:.K1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2" calcext:value-type="date">
            <text:p>12. V. 05</text:p>
          </table:table-cell>
          <table:table-cell table:style-name="ce57" table:formula="of:=TEXT([.A13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MIR</text:p>
          </table:table-cell>
          <table:table-cell table:style-name="ce62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62" table:formula="of:=COUNTIF([.C13:.K13];&quot;51&quot;) + COUNTIF([.C13:.K13];&quot;51L&quot;)" office:value-type="float" office:value="1" calcext:value-type="float">
            <text:p>1</text:p>
          </table:table-cell>
          <table:table-cell table:style-name="ce62" table:formula="of:=COUNTIF([.C13:.K13];&quot;52&quot;) + COUNTIF([.C13:.K13];&quot;52L&quot;)" office:value-type="float" office:value="1" calcext:value-type="float">
            <text:p>1</text:p>
          </table:table-cell>
          <table:table-cell table:style-name="ce62" table:formula="of:=COUNTIF([.C13:.K13];&quot;11-19&quot;) + COUNTIF([.C13:.K13];&quot;2&quot;)" office:value-type="float" office:value="1" calcext:value-type="float">
            <text:p>1</text:p>
          </table:table-cell>
          <table:table-cell table:style-name="ce62" table:formula="of:=COUNTIF([.C13:.K13];&quot;U&quot;)+COUNTIF([.C13:.K13];&quot;UL&quot;)" office:value-type="float" office:value="1" calcext:value-type="float">
            <text:p>1</text:p>
          </table:table-cell>
          <table:table-cell table:style-name="ce62" table:formula="of:=COUNTIF([.C13:.K13];&quot;KVIT&quot;)" office:value-type="float" office:value="2" calcext:value-type="float">
            <text:p>2</text:p>
          </table:table-cell>
          <table:table-cell table:style-name="ce65" table:formula="of:=COUNTBLANK([.C13:.K1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3" calcext:value-type="date">
            <text:p>13. V. 05</text:p>
          </table:table-cell>
          <table:table-cell table:style-name="ce57" table:formula="of:=TEXT([.A14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IR</text:p>
          </table:table-cell>
          <table:table-cell table:style-name="ce62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62" table:formula="of:=COUNTIF([.C14:.K14];&quot;51&quot;) + COUNTIF([.C14:.K14];&quot;51L&quot;)" office:value-type="float" office:value="1" calcext:value-type="float">
            <text:p>1</text:p>
          </table:table-cell>
          <table:table-cell table:style-name="ce62" table:formula="of:=COUNTIF([.C14:.K14];&quot;52&quot;) + COUNTIF([.C14:.K14];&quot;52L&quot;)" office:value-type="float" office:value="1" calcext:value-type="float">
            <text:p>1</text:p>
          </table:table-cell>
          <table:table-cell table:style-name="ce62" table:formula="of:=COUNTIF([.C14:.K14];&quot;11-19&quot;) + COUNTIF([.C14:.K14];&quot;2&quot;)" office:value-type="float" office:value="1" calcext:value-type="float">
            <text:p>1</text:p>
          </table:table-cell>
          <table:table-cell table:style-name="ce62" table:formula="of:=COUNTIF([.C14:.K14];&quot;U&quot;)+COUNTIF([.C14:.K14];&quot;UL&quot;)" office:value-type="float" office:value="1" calcext:value-type="float">
            <text:p>1</text:p>
          </table:table-cell>
          <table:table-cell table:style-name="ce62" table:formula="of:=COUNTIF([.C14:.K14];&quot;KVIT&quot;)" office:value-type="float" office:value="2" calcext:value-type="float">
            <text:p>2</text:p>
          </table:table-cell>
          <table:table-cell table:style-name="ce65" table:formula="of:=COUNTBLANK([.C14:.K1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14" calcext:value-type="date">
            <text:p>14. V. 05</text:p>
          </table:table-cell>
          <table:table-cell table:style-name="ce58" table:formula="of:=TEXT([.A15];&quot;Ddd&quot;)" office:value-type="string" office:string-value="sob" calcext:value-type="string">
            <text:p>sob</text:p>
          </table:table-cell>
          <table:table-cell table:style-name="ce37" table:number-columns-repeated="3"/>
          <table:table-cell table:style-name="ce51"/>
          <table:table-cell table:style-name="ce14" office:value-type="string" calcext:value-type="string">
            <text:p>L</text:p>
          </table:table-cell>
          <table:table-cell table:style-name="ce37" table:number-columns-repeated="2"/>
          <table:table-cell table:style-name="ce51" table:number-columns-repeated="2"/>
          <table:table-cell table:style-name="ce26" office:value-type="string" calcext:value-type="string">
            <text:p>ŠOŠ</text:p>
          </table:table-cell>
          <table:table-cell table:style-name="ce62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62" table:formula="of:=COUNTIF([.C15:.K15];&quot;51&quot;) + COUNTIF([.C15:.K15];&quot;51L&quot;)" office:value-type="float" office:value="0" calcext:value-type="float">
            <text:p>0</text:p>
          </table:table-cell>
          <table:table-cell table:style-name="ce62" table:formula="of:=COUNTIF([.C15:.K15];&quot;52&quot;) + COUNTIF([.C15:.K15];&quot;52L&quot;)" office:value-type="float" office:value="0" calcext:value-type="float">
            <text:p>0</text:p>
          </table:table-cell>
          <table:table-cell table:style-name="ce62" table:formula="of:=COUNTIF([.C15:.K15];&quot;11-19&quot;) + COUNTIF([.C15:.K15];&quot;2&quot;)" office:value-type="float" office:value="0" calcext:value-type="float">
            <text:p>0</text:p>
          </table:table-cell>
          <table:table-cell table:style-name="ce62" table:formula="of:=COUNTIF([.C15:.K15];&quot;U&quot;)+COUNTIF([.C15:.K15];&quot;UL&quot;)" office:value-type="float" office:value="0" calcext:value-type="float">
            <text:p>0</text:p>
          </table:table-cell>
          <table:table-cell table:style-name="ce62" table:formula="of:=COUNTIF([.C15:.K15];&quot;KVIT&quot;)" office:value-type="float" office:value="0" calcext:value-type="float">
            <text:p>0</text:p>
          </table:table-cell>
          <table:table-cell table:style-name="ce65" table:formula="of:=COUNTBLANK([.C15:.K1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15" calcext:value-type="date">
            <text:p>15. V. 05</text:p>
          </table:table-cell>
          <table:table-cell table:style-name="ce58" table:formula="of:=TEXT([.A16];&quot;Ddd&quot;)" office:value-type="string" office:string-value="ned" calcext:value-type="string">
            <text:p>ned</text:p>
          </table:table-cell>
          <table:table-cell table:style-name="ce37" table:number-columns-repeated="3"/>
          <table:table-cell table:style-name="ce51"/>
          <table:table-cell table:style-name="ce14" office:value-type="string" calcext:value-type="string">
            <text:p>L</text:p>
          </table:table-cell>
          <table:table-cell table:style-name="ce37" table:number-columns-repeated="2"/>
          <table:table-cell table:style-name="ce51" table:number-columns-repeated="2"/>
          <table:table-cell table:style-name="ce26" office:value-type="string" calcext:value-type="string">
            <text:p>ŠOŠ</text:p>
          </table:table-cell>
          <table:table-cell table:style-name="ce62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62" table:formula="of:=COUNTIF([.C16:.K16];&quot;51&quot;) + COUNTIF([.C16:.K16];&quot;51L&quot;)" office:value-type="float" office:value="0" calcext:value-type="float">
            <text:p>0</text:p>
          </table:table-cell>
          <table:table-cell table:style-name="ce62" table:formula="of:=COUNTIF([.C16:.K16];&quot;52&quot;) + COUNTIF([.C16:.K16];&quot;52L&quot;)" office:value-type="float" office:value="0" calcext:value-type="float">
            <text:p>0</text:p>
          </table:table-cell>
          <table:table-cell table:style-name="ce62" table:formula="of:=COUNTIF([.C16:.K16];&quot;11-19&quot;) + COUNTIF([.C16:.K16];&quot;2&quot;)" office:value-type="float" office:value="0" calcext:value-type="float">
            <text:p>0</text:p>
          </table:table-cell>
          <table:table-cell table:style-name="ce62" table:formula="of:=COUNTIF([.C16:.K16];&quot;U&quot;)+COUNTIF([.C16:.K16];&quot;UL&quot;)" office:value-type="float" office:value="0" calcext:value-type="float">
            <text:p>0</text:p>
          </table:table-cell>
          <table:table-cell table:style-name="ce62" table:formula="of:=COUNTIF([.C16:.K16];&quot;KVIT&quot;)" office:value-type="float" office:value="0" calcext:value-type="float">
            <text:p>0</text:p>
          </table:table-cell>
          <table:table-cell table:style-name="ce65" table:formula="of:=COUNTBLANK([.C16:.K1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6" calcext:value-type="date">
            <text:p>16. V. 05</text:p>
          </table:table-cell>
          <table:table-cell table:style-name="ce57" table:formula="of:=TEXT([.A1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ŠOŠ</text:p>
          </table:table-cell>
          <table:table-cell table:style-name="ce62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62" table:formula="of:=COUNTIF([.C17:.K17];&quot;51&quot;) + COUNTIF([.C17:.K17];&quot;51L&quot;)" office:value-type="float" office:value="1" calcext:value-type="float">
            <text:p>1</text:p>
          </table:table-cell>
          <table:table-cell table:style-name="ce62" table:formula="of:=COUNTIF([.C17:.K17];&quot;52&quot;) + COUNTIF([.C17:.K17];&quot;52L&quot;)" office:value-type="float" office:value="1" calcext:value-type="float">
            <text:p>1</text:p>
          </table:table-cell>
          <table:table-cell table:style-name="ce62" table:formula="of:=COUNTIF([.C17:.K17];&quot;11-19&quot;) + COUNTIF([.C17:.K17];&quot;2&quot;)" office:value-type="float" office:value="1" calcext:value-type="float">
            <text:p>1</text:p>
          </table:table-cell>
          <table:table-cell table:style-name="ce62" table:formula="of:=COUNTIF([.C17:.K17];&quot;U&quot;)+COUNTIF([.C17:.K17];&quot;UL&quot;)" office:value-type="float" office:value="1" calcext:value-type="float">
            <text:p>1</text:p>
          </table:table-cell>
          <table:table-cell table:style-name="ce62" table:formula="of:=COUNTIF([.C17:.K17];&quot;KVIT&quot;)" office:value-type="float" office:value="2" calcext:value-type="float">
            <text:p>2</text:p>
          </table:table-cell>
          <table:table-cell table:style-name="ce65" table:formula="of:=COUNTBLANK([.C17:.K1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7" calcext:value-type="date">
            <text:p>17. V. 05</text:p>
          </table:table-cell>
          <table:table-cell table:style-name="ce57" table:formula="of:=TEXT([.A18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S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ŠOŠ</text:p>
          </table:table-cell>
          <table:table-cell table:style-name="ce62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62" table:formula="of:=COUNTIF([.C18:.K18];&quot;51&quot;) + COUNTIF([.C18:.K18];&quot;51L&quot;)" office:value-type="float" office:value="1" calcext:value-type="float">
            <text:p>1</text:p>
          </table:table-cell>
          <table:table-cell table:style-name="ce62" table:formula="of:=COUNTIF([.C18:.K18];&quot;52&quot;) + COUNTIF([.C18:.K18];&quot;52L&quot;)" office:value-type="float" office:value="1" calcext:value-type="float">
            <text:p>1</text:p>
          </table:table-cell>
          <table:table-cell table:style-name="ce62" table:formula="of:=COUNTIF([.C18:.K18];&quot;11-19&quot;) + COUNTIF([.C18:.K18];&quot;2&quot;)" office:value-type="float" office:value="1" calcext:value-type="float">
            <text:p>1</text:p>
          </table:table-cell>
          <table:table-cell table:style-name="ce62" table:formula="of:=COUNTIF([.C18:.K18];&quot;U&quot;)+COUNTIF([.C18:.K18];&quot;UL&quot;)" office:value-type="float" office:value="1" calcext:value-type="float">
            <text:p>1</text:p>
          </table:table-cell>
          <table:table-cell table:style-name="ce62" table:formula="of:=COUNTIF([.C18:.K18];&quot;KVIT&quot;)" office:value-type="float" office:value="1" calcext:value-type="float">
            <text:p>1</text:p>
          </table:table-cell>
          <table:table-cell table:style-name="ce65" table:formula="of:=COUNTBLANK([.C18:.K1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8" calcext:value-type="date">
            <text:p>18. V. 05</text:p>
          </table:table-cell>
          <table:table-cell table:style-name="ce57" table:formula="of:=TEXT([.A19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26" office:value-type="string" calcext:value-type="string">
            <text:p>ŠOŠ</text:p>
          </table:table-cell>
          <table:table-cell table:style-name="ce62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62" table:formula="of:=COUNTIF([.C19:.K19];&quot;51&quot;) + COUNTIF([.C19:.K19];&quot;51L&quot;)" office:value-type="float" office:value="1" calcext:value-type="float">
            <text:p>1</text:p>
          </table:table-cell>
          <table:table-cell table:style-name="ce62" table:formula="of:=COUNTIF([.C19:.K19];&quot;52&quot;) + COUNTIF([.C19:.K19];&quot;52L&quot;)" office:value-type="float" office:value="1" calcext:value-type="float">
            <text:p>1</text:p>
          </table:table-cell>
          <table:table-cell table:style-name="ce62" table:formula="of:=COUNTIF([.C19:.K19];&quot;11-19&quot;) + COUNTIF([.C19:.K19];&quot;2&quot;)" office:value-type="float" office:value="1" calcext:value-type="float">
            <text:p>1</text:p>
          </table:table-cell>
          <table:table-cell table:style-name="ce62" table:formula="of:=COUNTIF([.C19:.K19];&quot;U&quot;)+COUNTIF([.C19:.K19];&quot;UL&quot;)" office:value-type="float" office:value="1" calcext:value-type="float">
            <text:p>1</text:p>
          </table:table-cell>
          <table:table-cell table:style-name="ce62" table:formula="of:=COUNTIF([.C19:.K19];&quot;KVIT&quot;)" office:value-type="float" office:value="2" calcext:value-type="float">
            <text:p>2</text:p>
          </table:table-cell>
          <table:table-cell table:style-name="ce65" table:formula="of:=COUNTBLANK([.C19:.K1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19" calcext:value-type="date">
            <text:p>19. V. 05</text:p>
          </table:table-cell>
          <table:table-cell table:style-name="ce57" table:formula="of:=TEXT([.A20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ŠOŠ</text:p>
          </table:table-cell>
          <table:table-cell table:style-name="ce62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62" table:formula="of:=COUNTIF([.C20:.K20];&quot;51&quot;) + COUNTIF([.C20:.K20];&quot;51L&quot;)" office:value-type="float" office:value="1" calcext:value-type="float">
            <text:p>1</text:p>
          </table:table-cell>
          <table:table-cell table:style-name="ce62" table:formula="of:=COUNTIF([.C20:.K20];&quot;52&quot;) + COUNTIF([.C20:.K20];&quot;52L&quot;)" office:value-type="float" office:value="1" calcext:value-type="float">
            <text:p>1</text:p>
          </table:table-cell>
          <table:table-cell table:style-name="ce62" table:formula="of:=COUNTIF([.C20:.K20];&quot;11-19&quot;) + COUNTIF([.C20:.K20];&quot;2&quot;)" office:value-type="float" office:value="1" calcext:value-type="float">
            <text:p>1</text:p>
          </table:table-cell>
          <table:table-cell table:style-name="ce62" table:formula="of:=COUNTIF([.C20:.K20];&quot;U&quot;)+COUNTIF([.C20:.K20];&quot;UL&quot;)" office:value-type="float" office:value="1" calcext:value-type="float">
            <text:p>1</text:p>
          </table:table-cell>
          <table:table-cell table:style-name="ce62" table:formula="of:=COUNTIF([.C20:.K20];&quot;KVIT&quot;)" office:value-type="float" office:value="2" calcext:value-type="float">
            <text:p>2</text:p>
          </table:table-cell>
          <table:table-cell table:style-name="ce65" table:formula="of:=COUNTBLANK([.C20:.K2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20" calcext:value-type="date">
            <text:p>20. V. 05</text:p>
          </table:table-cell>
          <table:table-cell table:style-name="ce57" table:formula="of:=TEXT([.A2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SD</text:p>
          </table:table-cell>
          <table:table-cell table:style-name="ce15" office:value-type="string" calcext:value-type="string">
            <text:p>U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ŠOŠ</text:p>
          </table:table-cell>
          <table:table-cell table:style-name="ce62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62" table:formula="of:=COUNTIF([.C21:.K21];&quot;51&quot;) + COUNTIF([.C21:.K21];&quot;51L&quot;)" office:value-type="float" office:value="1" calcext:value-type="float">
            <text:p>1</text:p>
          </table:table-cell>
          <table:table-cell table:style-name="ce62" table:formula="of:=COUNTIF([.C21:.K21];&quot;52&quot;) + COUNTIF([.C21:.K21];&quot;52L&quot;)" office:value-type="float" office:value="1" calcext:value-type="float">
            <text:p>1</text:p>
          </table:table-cell>
          <table:table-cell table:style-name="ce62" table:formula="of:=COUNTIF([.C21:.K21];&quot;11-19&quot;) + COUNTIF([.C21:.K21];&quot;2&quot;)" office:value-type="float" office:value="1" calcext:value-type="float">
            <text:p>1</text:p>
          </table:table-cell>
          <table:table-cell table:style-name="ce62" table:formula="of:=COUNTIF([.C21:.K21];&quot;U&quot;)+COUNTIF([.C21:.K21];&quot;UL&quot;)" office:value-type="float" office:value="1" calcext:value-type="float">
            <text:p>1</text:p>
          </table:table-cell>
          <table:table-cell table:style-name="ce62" table:formula="of:=COUNTIF([.C21:.K21];&quot;KVIT&quot;)" office:value-type="float" office:value="1" calcext:value-type="float">
            <text:p>1</text:p>
          </table:table-cell>
          <table:table-cell table:style-name="ce65" table:formula="of:=COUNTBLANK([.C21:.K2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21" calcext:value-type="date">
            <text:p>21. V. 05</text:p>
          </table:table-cell>
          <table:table-cell table:style-name="ce58" table:formula="of:=TEXT([.A22];&quot;Ddd&quot;)" office:value-type="string" office:string-value="sob" calcext:value-type="string">
            <text:p>sob</text:p>
          </table:table-cell>
          <table:table-cell table:style-name="ce37" office:value-type="string" calcext:value-type="string">
            <text:p>SD</text:p>
          </table:table-cell>
          <table:table-cell table:style-name="ce14" office:value-type="string" calcext:value-type="string">
            <text:p>L</text:p>
          </table:table-cell>
          <table:table-cell table:style-name="ce37"/>
          <table:table-cell table:style-name="ce51"/>
          <table:table-cell table:style-name="ce37" office:value-type="string" calcext:value-type="string">
            <text:p>SD</text:p>
          </table:table-cell>
          <table:table-cell table:style-name="ce37" table:number-columns-repeated="2"/>
          <table:table-cell table:style-name="ce51" table:number-columns-repeated="2"/>
          <table:table-cell table:style-name="ce26" office:value-type="string" calcext:value-type="string">
            <text:p>DAN</text:p>
          </table:table-cell>
          <table:table-cell table:style-name="ce62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62" table:formula="of:=COUNTIF([.C22:.K22];&quot;51&quot;) + COUNTIF([.C22:.K22];&quot;51L&quot;)" office:value-type="float" office:value="0" calcext:value-type="float">
            <text:p>0</text:p>
          </table:table-cell>
          <table:table-cell table:style-name="ce62" table:formula="of:=COUNTIF([.C22:.K22];&quot;52&quot;) + COUNTIF([.C22:.K22];&quot;52L&quot;)" office:value-type="float" office:value="0" calcext:value-type="float">
            <text:p>0</text:p>
          </table:table-cell>
          <table:table-cell table:style-name="ce62" table:formula="of:=COUNTIF([.C22:.K22];&quot;11-19&quot;) + COUNTIF([.C22:.K22];&quot;2&quot;)" office:value-type="float" office:value="0" calcext:value-type="float">
            <text:p>0</text:p>
          </table:table-cell>
          <table:table-cell table:style-name="ce62" table:formula="of:=COUNTIF([.C22:.K22];&quot;U&quot;)+COUNTIF([.C22:.K22];&quot;UL&quot;)" office:value-type="float" office:value="0" calcext:value-type="float">
            <text:p>0</text:p>
          </table:table-cell>
          <table:table-cell table:style-name="ce62" table:formula="of:=COUNTIF([.C22:.K22];&quot;KVIT&quot;)" office:value-type="float" office:value="0" calcext:value-type="float">
            <text:p>0</text:p>
          </table:table-cell>
          <table:table-cell table:style-name="ce65" table:formula="of:=COUNTBLANK([.C22:.K22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22" calcext:value-type="date">
            <text:p>22. V. 05</text:p>
          </table:table-cell>
          <table:table-cell table:style-name="ce58" table:formula="of:=TEXT([.A23];&quot;Ddd&quot;)" office:value-type="string" office:string-value="ned" calcext:value-type="string">
            <text:p>ned</text:p>
          </table:table-cell>
          <table:table-cell table:style-name="ce37" office:value-type="string" calcext:value-type="string">
            <text:p>SD</text:p>
          </table:table-cell>
          <table:table-cell table:style-name="ce14" office:value-type="string" calcext:value-type="string">
            <text:p>L</text:p>
          </table:table-cell>
          <table:table-cell table:style-name="ce37"/>
          <table:table-cell table:style-name="ce51"/>
          <table:table-cell table:style-name="ce37" office:value-type="string" calcext:value-type="string">
            <text:p>SD</text:p>
          </table:table-cell>
          <table:table-cell table:style-name="ce37" table:number-columns-repeated="2"/>
          <table:table-cell table:style-name="ce51" table:number-columns-repeated="2"/>
          <table:table-cell table:style-name="ce26" office:value-type="string" calcext:value-type="string">
            <text:p>DAN</text:p>
          </table:table-cell>
          <table:table-cell table:style-name="ce62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62" table:formula="of:=COUNTIF([.C23:.K23];&quot;51&quot;) + COUNTIF([.C23:.K23];&quot;51L&quot;)" office:value-type="float" office:value="0" calcext:value-type="float">
            <text:p>0</text:p>
          </table:table-cell>
          <table:table-cell table:style-name="ce62" table:formula="of:=COUNTIF([.C23:.K23];&quot;52&quot;) + COUNTIF([.C23:.K23];&quot;52L&quot;)" office:value-type="float" office:value="0" calcext:value-type="float">
            <text:p>0</text:p>
          </table:table-cell>
          <table:table-cell table:style-name="ce62" table:formula="of:=COUNTIF([.C23:.K23];&quot;11-19&quot;) + COUNTIF([.C23:.K23];&quot;2&quot;)" office:value-type="float" office:value="0" calcext:value-type="float">
            <text:p>0</text:p>
          </table:table-cell>
          <table:table-cell table:style-name="ce62" table:formula="of:=COUNTIF([.C23:.K23];&quot;U&quot;)+COUNTIF([.C23:.K23];&quot;UL&quot;)" office:value-type="float" office:value="0" calcext:value-type="float">
            <text:p>0</text:p>
          </table:table-cell>
          <table:table-cell table:style-name="ce62" table:formula="of:=COUNTIF([.C23:.K23];&quot;KVIT&quot;)" office:value-type="float" office:value="0" calcext:value-type="float">
            <text:p>0</text:p>
          </table:table-cell>
          <table:table-cell table:style-name="ce65" table:formula="of:=COUNTBLANK([.C23:.K23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23" calcext:value-type="date">
            <text:p>23. V. 05</text:p>
          </table:table-cell>
          <table:table-cell table:style-name="ce57" table:formula="of:=TEXT([.A2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26" office:value-type="string" calcext:value-type="string">
            <text:p>DAN</text:p>
          </table:table-cell>
          <table:table-cell table:style-name="ce62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62" table:formula="of:=COUNTIF([.C24:.K24];&quot;51&quot;) + COUNTIF([.C24:.K24];&quot;51L&quot;)" office:value-type="float" office:value="1" calcext:value-type="float">
            <text:p>1</text:p>
          </table:table-cell>
          <table:table-cell table:style-name="ce62" table:formula="of:=COUNTIF([.C24:.K24];&quot;52&quot;) + COUNTIF([.C24:.K24];&quot;52L&quot;)" office:value-type="float" office:value="1" calcext:value-type="float">
            <text:p>1</text:p>
          </table:table-cell>
          <table:table-cell table:style-name="ce62" table:formula="of:=COUNTIF([.C24:.K24];&quot;11-19&quot;) + COUNTIF([.C24:.K24];&quot;2&quot;)" office:value-type="float" office:value="1" calcext:value-type="float">
            <text:p>1</text:p>
          </table:table-cell>
          <table:table-cell table:style-name="ce62" table:formula="of:=COUNTIF([.C24:.K24];&quot;U&quot;)+COUNTIF([.C24:.K24];&quot;UL&quot;)" office:value-type="float" office:value="1" calcext:value-type="float">
            <text:p>1</text:p>
          </table:table-cell>
          <table:table-cell table:style-name="ce62" table:formula="of:=COUNTIF([.C24:.K24];&quot;KVIT&quot;)" office:value-type="float" office:value="2" calcext:value-type="float">
            <text:p>2</text:p>
          </table:table-cell>
          <table:table-cell table:style-name="ce65" table:formula="of:=COUNTBLANK([.C24:.K2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24" calcext:value-type="date">
            <text:p>24. V. 05</text:p>
          </table:table-cell>
          <table:table-cell table:style-name="ce57" table:formula="of:=TEXT([.A25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6" office:value-type="string" calcext:value-type="string">
            <text:p>?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SD</text:p>
          </table:table-cell>
          <table:table-cell table:style-name="ce26" office:value-type="string" calcext:value-type="string">
            <text:p>DAN</text:p>
          </table:table-cell>
          <table:table-cell table:style-name="ce62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62" table:formula="of:=COUNTIF([.C25:.K25];&quot;51&quot;) + COUNTIF([.C25:.K25];&quot;51L&quot;)" office:value-type="float" office:value="1" calcext:value-type="float">
            <text:p>1</text:p>
          </table:table-cell>
          <table:table-cell table:style-name="ce62" table:formula="of:=COUNTIF([.C25:.K25];&quot;52&quot;) + COUNTIF([.C25:.K25];&quot;52L&quot;)" office:value-type="float" office:value="1" calcext:value-type="float">
            <text:p>1</text:p>
          </table:table-cell>
          <table:table-cell table:style-name="ce62" table:formula="of:=COUNTIF([.C25:.K25];&quot;11-19&quot;) + COUNTIF([.C25:.K25];&quot;2&quot;)" office:value-type="float" office:value="1" calcext:value-type="float">
            <text:p>1</text:p>
          </table:table-cell>
          <table:table-cell table:style-name="ce62" table:formula="of:=COUNTIF([.C25:.K25];&quot;U&quot;)+COUNTIF([.C25:.K25];&quot;UL&quot;)" office:value-type="float" office:value="1" calcext:value-type="float">
            <text:p>1</text:p>
          </table:table-cell>
          <table:table-cell table:style-name="ce62" table:formula="of:=COUNTIF([.C25:.K25];&quot;KVIT&quot;)" office:value-type="float" office:value="1" calcext:value-type="float">
            <text:p>1</text:p>
          </table:table-cell>
          <table:table-cell table:style-name="ce65" table:formula="of:=COUNTBLANK([.C25:.K2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25" calcext:value-type="date">
            <text:p>25. V. 05</text:p>
          </table:table-cell>
          <table:table-cell table:style-name="ce57" table:formula="of:=TEXT([.A2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SD</text:p>
          </table:table-cell>
          <table:table-cell table:style-name="ce26" office:value-type="string" calcext:value-type="string">
            <text:p>DAN</text:p>
          </table:table-cell>
          <table:table-cell table:style-name="ce62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62" table:formula="of:=COUNTIF([.C26:.K26];&quot;51&quot;) + COUNTIF([.C26:.K26];&quot;51L&quot;)" office:value-type="float" office:value="1" calcext:value-type="float">
            <text:p>1</text:p>
          </table:table-cell>
          <table:table-cell table:style-name="ce62" table:formula="of:=COUNTIF([.C26:.K26];&quot;52&quot;) + COUNTIF([.C26:.K26];&quot;52L&quot;)" office:value-type="float" office:value="1" calcext:value-type="float">
            <text:p>1</text:p>
          </table:table-cell>
          <table:table-cell table:style-name="ce62" table:formula="of:=COUNTIF([.C26:.K26];&quot;11-19&quot;) + COUNTIF([.C26:.K26];&quot;2&quot;)" office:value-type="float" office:value="1" calcext:value-type="float">
            <text:p>1</text:p>
          </table:table-cell>
          <table:table-cell table:style-name="ce62" table:formula="of:=COUNTIF([.C26:.K26];&quot;U&quot;)+COUNTIF([.C26:.K26];&quot;UL&quot;)" office:value-type="float" office:value="0" calcext:value-type="float">
            <text:p>0</text:p>
          </table:table-cell>
          <table:table-cell table:style-name="ce62" table:formula="of:=COUNTIF([.C26:.K26];&quot;KVIT&quot;)" office:value-type="float" office:value="1" calcext:value-type="float">
            <text:p>1</text:p>
          </table:table-cell>
          <table:table-cell table:style-name="ce65" table:formula="of:=COUNTBLANK([.C26:.K2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26" calcext:value-type="date">
            <text:p>26. V. 05</text:p>
          </table:table-cell>
          <table:table-cell table:style-name="ce57" table:formula="of:=TEXT([.A27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26" office:value-type="string" calcext:value-type="string">
            <text:p>DAN</text:p>
          </table:table-cell>
          <table:table-cell table:style-name="ce62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62" table:formula="of:=COUNTIF([.C27:.K27];&quot;51&quot;) + COUNTIF([.C27:.K27];&quot;51L&quot;)" office:value-type="float" office:value="1" calcext:value-type="float">
            <text:p>1</text:p>
          </table:table-cell>
          <table:table-cell table:style-name="ce62" table:formula="of:=COUNTIF([.C27:.K27];&quot;52&quot;) + COUNTIF([.C27:.K27];&quot;52L&quot;)" office:value-type="float" office:value="1" calcext:value-type="float">
            <text:p>1</text:p>
          </table:table-cell>
          <table:table-cell table:style-name="ce62" table:formula="of:=COUNTIF([.C27:.K27];&quot;11-19&quot;) + COUNTIF([.C27:.K27];&quot;2&quot;)" office:value-type="float" office:value="1" calcext:value-type="float">
            <text:p>1</text:p>
          </table:table-cell>
          <table:table-cell table:style-name="ce62" table:formula="of:=COUNTIF([.C27:.K27];&quot;U&quot;)+COUNTIF([.C27:.K27];&quot;UL&quot;)" office:value-type="float" office:value="1" calcext:value-type="float">
            <text:p>1</text:p>
          </table:table-cell>
          <table:table-cell table:style-name="ce62" table:formula="of:=COUNTIF([.C27:.K27];&quot;KVIT&quot;)" office:value-type="float" office:value="2" calcext:value-type="float">
            <text:p>2</text:p>
          </table:table-cell>
          <table:table-cell table:style-name="ce65" table:formula="of:=COUNTBLANK([.C27:.K2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27" calcext:value-type="date">
            <text:p>27. V. 05</text:p>
          </table:table-cell>
          <table:table-cell table:style-name="ce57" table:formula="of:=TEXT([.A28];&quot;Ddd&quot;)" office:value-type="string" office:string-value="pet" calcext:value-type="string">
            <text:p>pe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DAN</text:p>
          </table:table-cell>
          <table:table-cell table:style-name="ce62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62" table:formula="of:=COUNTIF([.C28:.K28];&quot;51&quot;) + COUNTIF([.C28:.K28];&quot;51L&quot;)" office:value-type="float" office:value="1" calcext:value-type="float">
            <text:p>1</text:p>
          </table:table-cell>
          <table:table-cell table:style-name="ce62" table:formula="of:=COUNTIF([.C28:.K28];&quot;52&quot;) + COUNTIF([.C28:.K28];&quot;52L&quot;)" office:value-type="float" office:value="1" calcext:value-type="float">
            <text:p>1</text:p>
          </table:table-cell>
          <table:table-cell table:style-name="ce62" table:formula="of:=COUNTIF([.C28:.K28];&quot;11-19&quot;) + COUNTIF([.C28:.K28];&quot;2&quot;)" office:value-type="float" office:value="1" calcext:value-type="float">
            <text:p>1</text:p>
          </table:table-cell>
          <table:table-cell table:style-name="ce62" table:formula="of:=COUNTIF([.C28:.K28];&quot;U&quot;)+COUNTIF([.C28:.K28];&quot;UL&quot;)" office:value-type="float" office:value="1" calcext:value-type="float">
            <text:p>1</text:p>
          </table:table-cell>
          <table:table-cell table:style-name="ce62" table:formula="of:=COUNTIF([.C28:.K28];&quot;KVIT&quot;)" office:value-type="float" office:value="2" calcext:value-type="float">
            <text:p>2</text:p>
          </table:table-cell>
          <table:table-cell table:style-name="ce65" table:formula="of:=COUNTBLANK([.C28:.K2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28" calcext:value-type="date">
            <text:p>28. V. 05</text:p>
          </table:table-cell>
          <table:table-cell table:style-name="ce58" table:formula="of:=TEXT([.A29];&quot;Ddd&quot;)" office:value-type="string" office:string-value="sob" calcext:value-type="string">
            <text:p>sob</text:p>
          </table:table-cell>
          <table:table-cell table:style-name="ce37" table:number-columns-repeated="3"/>
          <table:table-cell table:style-name="ce51"/>
          <table:table-cell table:style-name="ce37" table:number-columns-repeated="3"/>
          <table:table-cell table:style-name="ce14" office:value-type="string" calcext:value-type="string">
            <text:p>L</text:p>
          </table:table-cell>
          <table:table-cell table:style-name="ce51"/>
          <table:table-cell table:style-name="ce26" office:value-type="string" calcext:value-type="string">
            <text:p>KOS</text:p>
          </table:table-cell>
          <table:table-cell table:style-name="ce62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62" table:formula="of:=COUNTIF([.C29:.K29];&quot;51&quot;) + COUNTIF([.C29:.K29];&quot;51L&quot;)" office:value-type="float" office:value="0" calcext:value-type="float">
            <text:p>0</text:p>
          </table:table-cell>
          <table:table-cell table:style-name="ce62" table:formula="of:=COUNTIF([.C29:.K29];&quot;52&quot;) + COUNTIF([.C29:.K29];&quot;52L&quot;)" office:value-type="float" office:value="0" calcext:value-type="float">
            <text:p>0</text:p>
          </table:table-cell>
          <table:table-cell table:style-name="ce62" table:formula="of:=COUNTIF([.C29:.K29];&quot;11-19&quot;) + COUNTIF([.C29:.K29];&quot;2&quot;)" office:value-type="float" office:value="0" calcext:value-type="float">
            <text:p>0</text:p>
          </table:table-cell>
          <table:table-cell table:style-name="ce62" table:formula="of:=COUNTIF([.C29:.K29];&quot;U&quot;)+COUNTIF([.C29:.K29];&quot;UL&quot;)" office:value-type="float" office:value="0" calcext:value-type="float">
            <text:p>0</text:p>
          </table:table-cell>
          <table:table-cell table:style-name="ce62" table:formula="of:=COUNTIF([.C29:.K29];&quot;KVIT&quot;)" office:value-type="float" office:value="0" calcext:value-type="float">
            <text:p>0</text:p>
          </table:table-cell>
          <table:table-cell table:style-name="ce65" table:formula="of:=COUNTBLANK([.C29:.K2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5-29" calcext:value-type="date">
            <text:p>29. V. 05</text:p>
          </table:table-cell>
          <table:table-cell table:style-name="ce58" table:formula="of:=TEXT([.A30];&quot;Ddd&quot;)" office:value-type="string" office:string-value="ned" calcext:value-type="string">
            <text:p>ned</text:p>
          </table:table-cell>
          <table:table-cell table:style-name="ce37" table:number-columns-repeated="3"/>
          <table:table-cell table:style-name="ce51"/>
          <table:table-cell table:style-name="ce37" table:number-columns-repeated="3"/>
          <table:table-cell table:style-name="ce14" office:value-type="string" calcext:value-type="string">
            <text:p>L</text:p>
          </table:table-cell>
          <table:table-cell table:style-name="ce51"/>
          <table:table-cell table:style-name="ce26" office:value-type="string" calcext:value-type="string">
            <text:p>KOS</text:p>
          </table:table-cell>
          <table:table-cell table:style-name="ce62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62" table:formula="of:=COUNTIF([.C30:.K30];&quot;51&quot;) + COUNTIF([.C30:.K30];&quot;51L&quot;)" office:value-type="float" office:value="0" calcext:value-type="float">
            <text:p>0</text:p>
          </table:table-cell>
          <table:table-cell table:style-name="ce62" table:formula="of:=COUNTIF([.C30:.K30];&quot;52&quot;) + COUNTIF([.C30:.K30];&quot;52L&quot;)" office:value-type="float" office:value="0" calcext:value-type="float">
            <text:p>0</text:p>
          </table:table-cell>
          <table:table-cell table:style-name="ce62" table:formula="of:=COUNTIF([.C30:.K30];&quot;11-19&quot;) + COUNTIF([.C30:.K30];&quot;2&quot;)" office:value-type="float" office:value="0" calcext:value-type="float">
            <text:p>0</text:p>
          </table:table-cell>
          <table:table-cell table:style-name="ce62" table:formula="of:=COUNTIF([.C30:.K30];&quot;U&quot;)+COUNTIF([.C30:.K30];&quot;UL&quot;)" office:value-type="float" office:value="0" calcext:value-type="float">
            <text:p>0</text:p>
          </table:table-cell>
          <table:table-cell table:style-name="ce62" table:formula="of:=COUNTIF([.C30:.K30];&quot;KVIT&quot;)" office:value-type="float" office:value="0" calcext:value-type="float">
            <text:p>0</text:p>
          </table:table-cell>
          <table:table-cell table:style-name="ce65" table:formula="of:=COUNTBLANK([.C30:.K3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30" calcext:value-type="date">
            <text:p>30. V. 05</text:p>
          </table:table-cell>
          <table:table-cell table:style-name="ce57" table:formula="of:=TEXT([.A3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KOS</text:p>
          </table:table-cell>
          <table:table-cell table:style-name="ce62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62" table:formula="of:=COUNTIF([.C31:.K31];&quot;51&quot;) + COUNTIF([.C31:.K31];&quot;51L&quot;)" office:value-type="float" office:value="1" calcext:value-type="float">
            <text:p>1</text:p>
          </table:table-cell>
          <table:table-cell table:style-name="ce62" table:formula="of:=COUNTIF([.C31:.K31];&quot;52&quot;) + COUNTIF([.C31:.K31];&quot;52L&quot;)" office:value-type="float" office:value="1" calcext:value-type="float">
            <text:p>1</text:p>
          </table:table-cell>
          <table:table-cell table:style-name="ce62" table:formula="of:=COUNTIF([.C31:.K31];&quot;11-19&quot;) + COUNTIF([.C31:.K31];&quot;2&quot;)" office:value-type="float" office:value="1" calcext:value-type="float">
            <text:p>1</text:p>
          </table:table-cell>
          <table:table-cell table:style-name="ce62" table:formula="of:=COUNTIF([.C31:.K31];&quot;U&quot;)+COUNTIF([.C31:.K31];&quot;UL&quot;)" office:value-type="float" office:value="1" calcext:value-type="float">
            <text:p>1</text:p>
          </table:table-cell>
          <table:table-cell table:style-name="ce62" table:formula="of:=COUNTIF([.C31:.K31];&quot;KVIT&quot;)" office:value-type="float" office:value="1" calcext:value-type="float">
            <text:p>1</text:p>
          </table:table-cell>
          <table:table-cell table:style-name="ce65" table:formula="of:=COUNTBLANK([.C31:.K3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5-31" calcext:value-type="date">
            <text:p>31. V. 05</text:p>
          </table:table-cell>
          <table:table-cell table:style-name="ce57" table:formula="of:=TEXT([.A3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26" office:value-type="string" calcext:value-type="string">
            <text:p>KOS</text:p>
          </table:table-cell>
          <table:table-cell table:style-name="ce62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62" table:formula="of:=COUNTIF([.C32:.K32];&quot;51&quot;) + COUNTIF([.C32:.K32];&quot;51L&quot;)" office:value-type="float" office:value="1" calcext:value-type="float">
            <text:p>1</text:p>
          </table:table-cell>
          <table:table-cell table:style-name="ce62" table:formula="of:=COUNTIF([.C32:.K32];&quot;52&quot;) + COUNTIF([.C32:.K32];&quot;52L&quot;)" office:value-type="float" office:value="0" calcext:value-type="float">
            <text:p>0</text:p>
          </table:table-cell>
          <table:table-cell table:style-name="ce62" table:formula="of:=COUNTIF([.C32:.K32];&quot;11-19&quot;) + COUNTIF([.C32:.K32];&quot;2&quot;)" office:value-type="float" office:value="1" calcext:value-type="float">
            <text:p>1</text:p>
          </table:table-cell>
          <table:table-cell table:style-name="ce62" table:formula="of:=COUNTIF([.C32:.K32];&quot;U&quot;)+COUNTIF([.C32:.K32];&quot;UL&quot;)" office:value-type="float" office:value="1" calcext:value-type="float">
            <text:p>1</text:p>
          </table:table-cell>
          <table:table-cell table:style-name="ce62" table:formula="of:=COUNTIF([.C32:.K32];&quot;KVIT&quot;)" office:value-type="float" office:value="1" calcext:value-type="float">
            <text:p>1</text:p>
          </table:table-cell>
          <table:table-cell table:style-name="ce65" table:formula="of:=COUNTBLANK([.C32:.K3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66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2" calcext:value-type="float">
            <text:p>2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3" calcext:value-type="float">
            <text:p>3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3" calcext:value-type="float">
            <text:p>3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3" calcext:value-type="float">
            <text:p>3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10" calcext:value-type="float">
            <text:p>1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1" calcext:value-type="float">
            <text:p>1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maj.$A$1:.$K$32" table:range-usable-as="print-range"/>
        </table:named-expressions>
        <calcext:conditional-formats>
          <calcext:conditional-format calcext:target-range-address="maj.B5:maj.B32">
            <calcext:condition calcext:apply-style-name="ConditionalStyle_1" calcext:value="=#name?#ref!" calcext:base-cell-address="maj.B5"/>
          </calcext:conditional-format>
          <calcext:conditional-format calcext:target-range-address="maj.M2:maj.R32">
            <calcext:condition calcext:apply-style-name="ConditionalStyle_2" calcext:value="&lt;1" calcext:base-cell-address="maj.M2"/>
            <calcext:condition calcext:apply-style-name="ConditionalStyle_3" calcext:value="&gt;1" calcext:base-cell-address="maj.M2"/>
          </calcext:conditional-format>
          <calcext:conditional-format calcext:target-range-address="maj.S2:maj.S33">
            <calcext:condition calcext:apply-style-name="ConditionalStyle_4" calcext:value="!=0" calcext:base-cell-address="maj.S2"/>
          </calcext:conditional-format>
        </calcext:conditional-formats>
      </table:table>
      <table:table table:name="junij" table:style-name="ta6" table:print-ranges="junij.A1:junij.L31">
        <table:table-column table:style-name="co1" table:default-cell-style-name="ce6"/>
        <table:table-column table:style-name="co2" table:number-columns-repeated="11" table:default-cell-style-name="ce6"/>
        <table:table-column table:style-name="co11" table:number-columns-repeated="8" table:default-cell-style-name="ce6"/>
        <table:table-column table:style-name="co3" table:number-columns-repeated="236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/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5" office:value-type="string" calcext:value-type="string">
            <text:p>TX</text:p>
          </table:table-cell>
          <table:table-cell table:style-name="ce61" office:value-type="string" calcext:value-type="string">
            <text:p>L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3" office:value-type="string" calcext:value-type="string">
            <text:p>11-19</text:p>
          </table:table-cell>
          <table:table-cell table:style-name="ce63" office:value-type="string" calcext:value-type="string">
            <text:p>U</text:p>
          </table:table-cell>
          <table:table-cell table:style-name="ce54" office:value-type="string" calcext:value-type="string">
            <text:p>KVIT</text:p>
          </table:table-cell>
          <table:table-cell table:style-name="ce64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1" calcext:value-type="date">
            <text:p>1. VI. 05</text:p>
          </table:table-cell>
          <table:table-cell table:style-name="ce9" table:formula="of:=TEXT([.A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S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KOS</text:p>
          </table:table-cell>
          <table:table-cell table:style-name="ce70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70" table:formula="of:=COUNTIF([.C2:.K2];&quot;51&quot;) + COUNTIF([.C2:.K2];&quot;51L&quot;)" office:value-type="float" office:value="1" calcext:value-type="float">
            <text:p>1</text:p>
          </table:table-cell>
          <table:table-cell table:style-name="ce70" table:formula="of:=COUNTIF([.C2:.K2];&quot;52&quot;) + COUNTIF([.C2:.K2];&quot;52L&quot;)" office:value-type="float" office:value="1" calcext:value-type="float">
            <text:p>1</text:p>
          </table:table-cell>
          <table:table-cell table:style-name="ce70" table:formula="of:=COUNTIF([.C2:.K2];&quot;11-19&quot;) + COUNTIF([.C2:.K2];&quot;2&quot;)" office:value-type="float" office:value="1" calcext:value-type="float">
            <text:p>1</text:p>
          </table:table-cell>
          <table:table-cell table:style-name="ce70" table:formula="of:=COUNTIF([.C2:.K2];&quot;U&quot;)+COUNTIF([.C2:.K2];&quot;UL&quot;)" office:value-type="float" office:value="0" calcext:value-type="float">
            <text:p>0</text:p>
          </table:table-cell>
          <table:table-cell table:style-name="ce70" table:formula="of:=COUNTIF([.C2:.K2];&quot;KVIT&quot;)" office:value-type="float" office:value="1" calcext:value-type="float">
            <text:p>1</text:p>
          </table:table-cell>
          <table:table-cell table:style-name="ce71" table:formula="of:=COUNTBLANK([.C2:.K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2" calcext:value-type="date">
            <text:p>2. VI. 05</text:p>
          </table:table-cell>
          <table:table-cell table:style-name="ce9" table:formula="of:=TEXT([.A3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table:style-name="ce13"/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KOS</text:p>
          </table:table-cell>
          <table:table-cell table:style-name="ce70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70" table:formula="of:=COUNTIF([.C3:.K3];&quot;51&quot;) + COUNTIF([.C3:.K3];&quot;51L&quot;)" office:value-type="float" office:value="0" calcext:value-type="float">
            <text:p>0</text:p>
          </table:table-cell>
          <table:table-cell table:style-name="ce70" table:formula="of:=COUNTIF([.C3:.K3];&quot;52&quot;) + COUNTIF([.C3:.K3];&quot;52L&quot;)" office:value-type="float" office:value="0" calcext:value-type="float">
            <text:p>0</text:p>
          </table:table-cell>
          <table:table-cell table:style-name="ce70" table:formula="of:=COUNTIF([.C3:.K3];&quot;11-19&quot;) + COUNTIF([.C3:.K3];&quot;2&quot;)" office:value-type="float" office:value="1" calcext:value-type="float">
            <text:p>1</text:p>
          </table:table-cell>
          <table:table-cell table:style-name="ce70" table:formula="of:=COUNTIF([.C3:.K3];&quot;U&quot;)+COUNTIF([.C3:.K3];&quot;UL&quot;)" office:value-type="float" office:value="1" calcext:value-type="float">
            <text:p>1</text:p>
          </table:table-cell>
          <table:table-cell table:style-name="ce70" table:formula="of:=COUNTIF([.C3:.K3];&quot;KVIT&quot;)" office:value-type="float" office:value="1" calcext:value-type="float">
            <text:p>1</text:p>
          </table:table-cell>
          <table:table-cell table:style-name="ce71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3" calcext:value-type="date">
            <text:p>3. VI. 05</text:p>
          </table:table-cell>
          <table:table-cell table:style-name="ce9" table:formula="of:=TEXT([.A4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/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KOS</text:p>
          </table:table-cell>
          <table:table-cell table:style-name="ce70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70" table:formula="of:=COUNTIF([.C4:.K4];&quot;51&quot;) + COUNTIF([.C4:.K4];&quot;51L&quot;)" office:value-type="float" office:value="0" calcext:value-type="float">
            <text:p>0</text:p>
          </table:table-cell>
          <table:table-cell table:style-name="ce70" table:formula="of:=COUNTIF([.C4:.K4];&quot;52&quot;) + COUNTIF([.C4:.K4];&quot;52L&quot;)" office:value-type="float" office:value="0" calcext:value-type="float">
            <text:p>0</text:p>
          </table:table-cell>
          <table:table-cell table:style-name="ce70" table:formula="of:=COUNTIF([.C4:.K4];&quot;11-19&quot;) + COUNTIF([.C4:.K4];&quot;2&quot;)" office:value-type="float" office:value="1" calcext:value-type="float">
            <text:p>1</text:p>
          </table:table-cell>
          <table:table-cell table:style-name="ce70" table:formula="of:=COUNTIF([.C4:.K4];&quot;U&quot;)+COUNTIF([.C4:.K4];&quot;UL&quot;)" office:value-type="float" office:value="1" calcext:value-type="float">
            <text:p>1</text:p>
          </table:table-cell>
          <table:table-cell table:style-name="ce70" table:formula="of:=COUNTIF([.C4:.K4];&quot;KVIT&quot;)" office:value-type="float" office:value="1" calcext:value-type="float">
            <text:p>1</text:p>
          </table:table-cell>
          <table:table-cell table:style-name="ce71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04" calcext:value-type="date">
            <text:p>4. VI. 05</text:p>
          </table:table-cell>
          <table:table-cell table:style-name="ce67" table:formula="of:=TEXT([.A5];&quot;Ddd&quot;)" office:value-type="string" office:string-value="sob" calcext:value-type="string">
            <text:p>sob</text:p>
          </table:table-cell>
          <table:table-cell table:style-name="ce14" office:value-type="string" calcext:value-type="string">
            <text:p>L</text:p>
          </table:table-cell>
          <table:table-cell table:style-name="ce37" office:value-type="string" calcext:value-type="string">
            <text:p>SD</text:p>
          </table:table-cell>
          <table:table-cell table:style-name="ce37" table:number-columns-repeated="2"/>
          <table:table-cell table:style-name="ce37" office:value-type="string" calcext:value-type="string">
            <text:p>SD</text:p>
          </table:table-cell>
          <table:table-cell table:style-name="ce37"/>
          <table:table-cell table:style-name="ce39" office:value-type="string" calcext:value-type="string">
            <text:p>SD</text:p>
          </table:table-cell>
          <table:table-cell table:style-name="ce69" office:value-type="string" calcext:value-type="string">
            <text:p>D</text:p>
          </table:table-cell>
          <table:table-cell table:style-name="ce20"/>
          <table:table-cell table:style-name="ce25" office:value-type="string" calcext:value-type="string">
            <text:p>MŠŠ</text:p>
          </table:table-cell>
          <table:table-cell table:style-name="ce70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70" table:formula="of:=COUNTIF([.C5:.K5];&quot;51&quot;) + COUNTIF([.C5:.K5];&quot;51L&quot;)" office:value-type="float" office:value="0" calcext:value-type="float">
            <text:p>0</text:p>
          </table:table-cell>
          <table:table-cell table:style-name="ce70" table:formula="of:=COUNTIF([.C5:.K5];&quot;52&quot;) + COUNTIF([.C5:.K5];&quot;52L&quot;)" office:value-type="float" office:value="0" calcext:value-type="float">
            <text:p>0</text:p>
          </table:table-cell>
          <table:table-cell table:style-name="ce70" table:formula="of:=COUNTIF([.C5:.K5];&quot;11-19&quot;) + COUNTIF([.C5:.K5];&quot;2&quot;)" office:value-type="float" office:value="0" calcext:value-type="float">
            <text:p>0</text:p>
          </table:table-cell>
          <table:table-cell table:style-name="ce70" table:formula="of:=COUNTIF([.C5:.K5];&quot;U&quot;)+COUNTIF([.C5:.K5];&quot;UL&quot;)" office:value-type="float" office:value="0" calcext:value-type="float">
            <text:p>0</text:p>
          </table:table-cell>
          <table:table-cell table:style-name="ce70" table:formula="of:=COUNTIF([.C5:.K5];&quot;KVIT&quot;)" office:value-type="float" office:value="0" calcext:value-type="float">
            <text:p>0</text:p>
          </table:table-cell>
          <table:table-cell table:style-name="ce71" table:formula="of:=COUNTBLANK([.C5:.K5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05" calcext:value-type="date">
            <text:p>5. VI. 05</text:p>
          </table:table-cell>
          <table:table-cell table:style-name="ce67" table:formula="of:=TEXT([.A6];&quot;Ddd&quot;)" office:value-type="string" office:string-value="ned" calcext:value-type="string">
            <text:p>ned</text:p>
          </table:table-cell>
          <table:table-cell table:style-name="ce14" office:value-type="string" calcext:value-type="string">
            <text:p>L</text:p>
          </table:table-cell>
          <table:table-cell table:style-name="ce37" table:number-columns-repeated="5"/>
          <table:table-cell table:style-name="ce20"/>
          <table:table-cell table:style-name="ce69" office:value-type="string" calcext:value-type="string">
            <text:p>D</text:p>
          </table:table-cell>
          <table:table-cell table:style-name="ce20"/>
          <table:table-cell table:style-name="ce25" office:value-type="string" calcext:value-type="string">
            <text:p>MŠŠ</text:p>
          </table:table-cell>
          <table:table-cell table:style-name="ce70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70" table:formula="of:=COUNTIF([.C6:.K6];&quot;51&quot;) + COUNTIF([.C6:.K6];&quot;51L&quot;)" office:value-type="float" office:value="0" calcext:value-type="float">
            <text:p>0</text:p>
          </table:table-cell>
          <table:table-cell table:style-name="ce70" table:formula="of:=COUNTIF([.C6:.K6];&quot;52&quot;) + COUNTIF([.C6:.K6];&quot;52L&quot;)" office:value-type="float" office:value="0" calcext:value-type="float">
            <text:p>0</text:p>
          </table:table-cell>
          <table:table-cell table:style-name="ce70" table:formula="of:=COUNTIF([.C6:.K6];&quot;11-19&quot;) + COUNTIF([.C6:.K6];&quot;2&quot;)" office:value-type="float" office:value="0" calcext:value-type="float">
            <text:p>0</text:p>
          </table:table-cell>
          <table:table-cell table:style-name="ce70" table:formula="of:=COUNTIF([.C6:.K6];&quot;U&quot;)+COUNTIF([.C6:.K6];&quot;UL&quot;)" office:value-type="float" office:value="0" calcext:value-type="float">
            <text:p>0</text:p>
          </table:table-cell>
          <table:table-cell table:style-name="ce70" table:formula="of:=COUNTIF([.C6:.K6];&quot;KVIT&quot;)" office:value-type="float" office:value="0" calcext:value-type="float">
            <text:p>0</text:p>
          </table:table-cell>
          <table:table-cell table:style-name="ce71" table:formula="of:=COUNTBLANK([.C6:.K6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6" calcext:value-type="date">
            <text:p>6. VI. 05</text:p>
          </table:table-cell>
          <table:table-cell table:style-name="ce68" table:formula="of:=TEXT([.A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ŠŠ</text:p>
          </table:table-cell>
          <table:table-cell table:style-name="ce70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70" table:formula="of:=COUNTIF([.C7:.K7];&quot;51&quot;) + COUNTIF([.C7:.K7];&quot;51L&quot;)" office:value-type="float" office:value="1" calcext:value-type="float">
            <text:p>1</text:p>
          </table:table-cell>
          <table:table-cell table:style-name="ce70" table:formula="of:=COUNTIF([.C7:.K7];&quot;52&quot;) + COUNTIF([.C7:.K7];&quot;52L&quot;)" office:value-type="float" office:value="1" calcext:value-type="float">
            <text:p>1</text:p>
          </table:table-cell>
          <table:table-cell table:style-name="ce70" table:formula="of:=COUNTIF([.C7:.K7];&quot;11-19&quot;) + COUNTIF([.C7:.K7];&quot;2&quot;)" office:value-type="float" office:value="1" calcext:value-type="float">
            <text:p>1</text:p>
          </table:table-cell>
          <table:table-cell table:style-name="ce70" table:formula="of:=COUNTIF([.C7:.K7];&quot;U&quot;)+COUNTIF([.C7:.K7];&quot;UL&quot;)" office:value-type="float" office:value="1" calcext:value-type="float">
            <text:p>1</text:p>
          </table:table-cell>
          <table:table-cell table:style-name="ce70" table:formula="of:=COUNTIF([.C7:.K7];&quot;KVIT&quot;)" office:value-type="float" office:value="1" calcext:value-type="float">
            <text:p>1</text:p>
          </table:table-cell>
          <table:table-cell table:style-name="ce71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7" calcext:value-type="date">
            <text:p>7. VI. 05</text:p>
          </table:table-cell>
          <table:table-cell table:style-name="ce68" table:formula="of:=TEXT([.A8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ŠŠ</text:p>
          </table:table-cell>
          <table:table-cell table:style-name="ce70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70" table:formula="of:=COUNTIF([.C8:.K8];&quot;51&quot;) + COUNTIF([.C8:.K8];&quot;51L&quot;)" office:value-type="float" office:value="1" calcext:value-type="float">
            <text:p>1</text:p>
          </table:table-cell>
          <table:table-cell table:style-name="ce70" table:formula="of:=COUNTIF([.C8:.K8];&quot;52&quot;) + COUNTIF([.C8:.K8];&quot;52L&quot;)" office:value-type="float" office:value="1" calcext:value-type="float">
            <text:p>1</text:p>
          </table:table-cell>
          <table:table-cell table:style-name="ce70" table:formula="of:=COUNTIF([.C8:.K8];&quot;11-19&quot;) + COUNTIF([.C8:.K8];&quot;2&quot;)" office:value-type="float" office:value="1" calcext:value-type="float">
            <text:p>1</text:p>
          </table:table-cell>
          <table:table-cell table:style-name="ce70" table:formula="of:=COUNTIF([.C8:.K8];&quot;U&quot;)+COUNTIF([.C8:.K8];&quot;UL&quot;)" office:value-type="float" office:value="1" calcext:value-type="float">
            <text:p>1</text:p>
          </table:table-cell>
          <table:table-cell table:style-name="ce70" table:formula="of:=COUNTIF([.C8:.K8];&quot;KVIT&quot;)" office:value-type="float" office:value="1" calcext:value-type="float">
            <text:p>1</text:p>
          </table:table-cell>
          <table:table-cell table:style-name="ce71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8" calcext:value-type="date">
            <text:p>8. VI. 05</text:p>
          </table:table-cell>
          <table:table-cell table:style-name="ce68" table:formula="of:=TEXT([.A9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ŠŠ</text:p>
          </table:table-cell>
          <table:table-cell table:style-name="ce70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70" table:formula="of:=COUNTIF([.C9:.K9];&quot;51&quot;) + COUNTIF([.C9:.K9];&quot;51L&quot;)" office:value-type="float" office:value="1" calcext:value-type="float">
            <text:p>1</text:p>
          </table:table-cell>
          <table:table-cell table:style-name="ce70" table:formula="of:=COUNTIF([.C9:.K9];&quot;52&quot;) + COUNTIF([.C9:.K9];&quot;52L&quot;)" office:value-type="float" office:value="1" calcext:value-type="float">
            <text:p>1</text:p>
          </table:table-cell>
          <table:table-cell table:style-name="ce70" table:formula="of:=COUNTIF([.C9:.K9];&quot;11-19&quot;) + COUNTIF([.C9:.K9];&quot;2&quot;)" office:value-type="float" office:value="1" calcext:value-type="float">
            <text:p>1</text:p>
          </table:table-cell>
          <table:table-cell table:style-name="ce70" table:formula="of:=COUNTIF([.C9:.K9];&quot;U&quot;)+COUNTIF([.C9:.K9];&quot;UL&quot;)" office:value-type="float" office:value="1" calcext:value-type="float">
            <text:p>1</text:p>
          </table:table-cell>
          <table:table-cell table:style-name="ce70" table:formula="of:=COUNTIF([.C9:.K9];&quot;KVIT&quot;)" office:value-type="float" office:value="1" calcext:value-type="float">
            <text:p>1</text:p>
          </table:table-cell>
          <table:table-cell table:style-name="ce71" table:formula="of:=COUNTBLANK([.C9:.K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09" calcext:value-type="date">
            <text:p>9. VI. 05</text:p>
          </table:table-cell>
          <table:table-cell table:style-name="ce68" table:formula="of:=TEXT([.A10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ŠŠ</text:p>
          </table:table-cell>
          <table:table-cell table:style-name="ce70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70" table:formula="of:=COUNTIF([.C10:.K10];&quot;51&quot;) + COUNTIF([.C10:.K10];&quot;51L&quot;)" office:value-type="float" office:value="1" calcext:value-type="float">
            <text:p>1</text:p>
          </table:table-cell>
          <table:table-cell table:style-name="ce70" table:formula="of:=COUNTIF([.C10:.K10];&quot;52&quot;) + COUNTIF([.C10:.K10];&quot;52L&quot;)" office:value-type="float" office:value="1" calcext:value-type="float">
            <text:p>1</text:p>
          </table:table-cell>
          <table:table-cell table:style-name="ce70" table:formula="of:=COUNTIF([.C10:.K10];&quot;11-19&quot;) + COUNTIF([.C10:.K10];&quot;2&quot;)" office:value-type="float" office:value="1" calcext:value-type="float">
            <text:p>1</text:p>
          </table:table-cell>
          <table:table-cell table:style-name="ce70" table:formula="of:=COUNTIF([.C10:.K10];&quot;U&quot;)+COUNTIF([.C10:.K10];&quot;UL&quot;)" office:value-type="float" office:value="1" calcext:value-type="float">
            <text:p>1</text:p>
          </table:table-cell>
          <table:table-cell table:style-name="ce70" table:formula="of:=COUNTIF([.C10:.K10];&quot;KVIT&quot;)" office:value-type="float" office:value="1" calcext:value-type="float">
            <text:p>1</text:p>
          </table:table-cell>
          <table:table-cell table:style-name="ce71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10" calcext:value-type="date">
            <text:p>10. VI. 05</text:p>
          </table:table-cell>
          <table:table-cell table:style-name="ce68" table:formula="of:=TEXT([.A1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6"/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MŠŠ</text:p>
          </table:table-cell>
          <table:table-cell table:style-name="ce70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70" table:formula="of:=COUNTIF([.C11:.K11];&quot;51&quot;) + COUNTIF([.C11:.K11];&quot;51L&quot;)" office:value-type="float" office:value="1" calcext:value-type="float">
            <text:p>1</text:p>
          </table:table-cell>
          <table:table-cell table:style-name="ce70" table:formula="of:=COUNTIF([.C11:.K11];&quot;52&quot;) + COUNTIF([.C11:.K11];&quot;52L&quot;)" office:value-type="float" office:value="1" calcext:value-type="float">
            <text:p>1</text:p>
          </table:table-cell>
          <table:table-cell table:style-name="ce70" table:formula="of:=COUNTIF([.C11:.K11];&quot;11-19&quot;) + COUNTIF([.C11:.K11];&quot;2&quot;)" office:value-type="float" office:value="1" calcext:value-type="float">
            <text:p>1</text:p>
          </table:table-cell>
          <table:table-cell table:style-name="ce70" table:formula="of:=COUNTIF([.C11:.K11];&quot;U&quot;)+COUNTIF([.C11:.K11];&quot;UL&quot;)" office:value-type="float" office:value="1" calcext:value-type="float">
            <text:p>1</text:p>
          </table:table-cell>
          <table:table-cell table:style-name="ce70" table:formula="of:=COUNTIF([.C11:.K11];&quot;KVIT&quot;)" office:value-type="float" office:value="1" calcext:value-type="float">
            <text:p>1</text:p>
          </table:table-cell>
          <table:table-cell table:style-name="ce71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11" calcext:value-type="date">
            <text:p>11. VI. 05</text:p>
          </table:table-cell>
          <table:table-cell table:style-name="ce67" table:formula="of:=TEXT([.A12];&quot;Ddd&quot;)" office:value-type="string" office:string-value="sob" calcext:value-type="string">
            <text:p>sob</text:p>
          </table:table-cell>
          <table:table-cell table:style-name="ce37" table:number-columns-repeated="6"/>
          <table:table-cell table:style-name="ce39"/>
          <table:table-cell table:style-name="ce69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70" table:formula="of:=COUNTIF([.C12:.K12];&quot;51&quot;) + COUNTIF([.C12:.K12];&quot;51L&quot;)" office:value-type="float" office:value="0" calcext:value-type="float">
            <text:p>0</text:p>
          </table:table-cell>
          <table:table-cell table:style-name="ce70" table:formula="of:=COUNTIF([.C12:.K12];&quot;52&quot;) + COUNTIF([.C12:.K12];&quot;52L&quot;)" office:value-type="float" office:value="0" calcext:value-type="float">
            <text:p>0</text:p>
          </table:table-cell>
          <table:table-cell table:style-name="ce70" table:formula="of:=COUNTIF([.C12:.K12];&quot;11-19&quot;) + COUNTIF([.C12:.K12];&quot;2&quot;)" office:value-type="float" office:value="0" calcext:value-type="float">
            <text:p>0</text:p>
          </table:table-cell>
          <table:table-cell table:style-name="ce70" table:formula="of:=COUNTIF([.C12:.K12];&quot;U&quot;)+COUNTIF([.C12:.K12];&quot;UL&quot;)" office:value-type="float" office:value="0" calcext:value-type="float">
            <text:p>0</text:p>
          </table:table-cell>
          <table:table-cell table:style-name="ce70" table:formula="of:=COUNTIF([.C12:.K12];&quot;KVIT&quot;)" office:value-type="float" office:value="0" calcext:value-type="float">
            <text:p>0</text:p>
          </table:table-cell>
          <table:table-cell table:style-name="ce71" table:formula="of:=COUNTBLANK([.C12:.K12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12" calcext:value-type="date">
            <text:p>12. VI. 05</text:p>
          </table:table-cell>
          <table:table-cell table:style-name="ce67" table:formula="of:=TEXT([.A13];&quot;Ddd&quot;)" office:value-type="string" office:string-value="ned" calcext:value-type="string">
            <text:p>ned</text:p>
          </table:table-cell>
          <table:table-cell table:style-name="ce37" table:number-columns-repeated="6"/>
          <table:table-cell table:style-name="ce39"/>
          <table:table-cell table:style-name="ce69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70" table:formula="of:=COUNTIF([.C13:.K13];&quot;51&quot;) + COUNTIF([.C13:.K13];&quot;51L&quot;)" office:value-type="float" office:value="0" calcext:value-type="float">
            <text:p>0</text:p>
          </table:table-cell>
          <table:table-cell table:style-name="ce70" table:formula="of:=COUNTIF([.C13:.K13];&quot;52&quot;) + COUNTIF([.C13:.K13];&quot;52L&quot;)" office:value-type="float" office:value="0" calcext:value-type="float">
            <text:p>0</text:p>
          </table:table-cell>
          <table:table-cell table:style-name="ce70" table:formula="of:=COUNTIF([.C13:.K13];&quot;11-19&quot;) + COUNTIF([.C13:.K13];&quot;2&quot;)" office:value-type="float" office:value="0" calcext:value-type="float">
            <text:p>0</text:p>
          </table:table-cell>
          <table:table-cell table:style-name="ce70" table:formula="of:=COUNTIF([.C13:.K13];&quot;U&quot;)+COUNTIF([.C13:.K13];&quot;UL&quot;)" office:value-type="float" office:value="0" calcext:value-type="float">
            <text:p>0</text:p>
          </table:table-cell>
          <table:table-cell table:style-name="ce70" table:formula="of:=COUNTIF([.C13:.K13];&quot;KVIT&quot;)" office:value-type="float" office:value="0" calcext:value-type="float">
            <text:p>0</text:p>
          </table:table-cell>
          <table:table-cell table:style-name="ce71" table:formula="of:=COUNTBLANK([.C13:.K1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13" calcext:value-type="date">
            <text:p>13. VI. 05</text:p>
          </table:table-cell>
          <table:table-cell table:style-name="ce68" table:formula="of:=TEXT([.A14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38" office:value-type="string" calcext:value-type="string">
            <text:p><text:span text:style-name="T3">KVIT</text:span><text:span text:style-name="T9">L</text:span></text:p>
          </table:table-cell>
          <table:table-cell table:style-name="ce19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70" table:formula="of:=COUNTIF([.C14:.K14];&quot;51&quot;) + COUNTIF([.C14:.K14];&quot;51L&quot;)" office:value-type="float" office:value="1" calcext:value-type="float">
            <text:p>1</text:p>
          </table:table-cell>
          <table:table-cell table:style-name="ce70" table:formula="of:=COUNTIF([.C14:.K14];&quot;52&quot;) + COUNTIF([.C14:.K14];&quot;52L&quot;)" office:value-type="float" office:value="1" calcext:value-type="float">
            <text:p>1</text:p>
          </table:table-cell>
          <table:table-cell table:style-name="ce70" table:formula="of:=COUNTIF([.C14:.K14];&quot;11-19&quot;) + COUNTIF([.C14:.K14];&quot;2&quot;)" office:value-type="float" office:value="1" calcext:value-type="float">
            <text:p>1</text:p>
          </table:table-cell>
          <table:table-cell table:style-name="ce70" table:formula="of:=COUNTIF([.C14:.K14];&quot;U&quot;)+COUNTIF([.C14:.K14];&quot;UL&quot;)" office:value-type="float" office:value="1" calcext:value-type="float">
            <text:p>1</text:p>
          </table:table-cell>
          <table:table-cell table:style-name="ce70" table:formula="of:=COUNTIF([.C14:.K14];&quot;KVIT&quot;)" office:value-type="float" office:value="1" calcext:value-type="float">
            <text:p>1</text:p>
          </table:table-cell>
          <table:table-cell table:style-name="ce71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14" calcext:value-type="date">
            <text:p>14. VI. 05</text:p>
          </table:table-cell>
          <table:table-cell table:style-name="ce68" table:formula="of:=TEXT([.A15];&quot;Ddd&quot;)" office:value-type="string" office:string-value="tor" calcext:value-type="string">
            <text:p>tor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70" table:formula="of:=COUNTIF([.C15:.K15];&quot;51&quot;) + COUNTIF([.C15:.K15];&quot;51L&quot;)" office:value-type="float" office:value="1" calcext:value-type="float">
            <text:p>1</text:p>
          </table:table-cell>
          <table:table-cell table:style-name="ce70" table:formula="of:=COUNTIF([.C15:.K15];&quot;52&quot;) + COUNTIF([.C15:.K15];&quot;52L&quot;)" office:value-type="float" office:value="2" calcext:value-type="float">
            <text:p>2</text:p>
          </table:table-cell>
          <table:table-cell table:style-name="ce70" table:formula="of:=COUNTIF([.C15:.K15];&quot;11-19&quot;) + COUNTIF([.C15:.K15];&quot;2&quot;)" office:value-type="float" office:value="1" calcext:value-type="float">
            <text:p>1</text:p>
          </table:table-cell>
          <table:table-cell table:style-name="ce70" table:formula="of:=COUNTIF([.C15:.K15];&quot;U&quot;)+COUNTIF([.C15:.K15];&quot;UL&quot;)" office:value-type="float" office:value="1" calcext:value-type="float">
            <text:p>1</text:p>
          </table:table-cell>
          <table:table-cell table:style-name="ce70" table:formula="of:=COUNTIF([.C15:.K15];&quot;KVIT&quot;)" office:value-type="float" office:value="1" calcext:value-type="float">
            <text:p>1</text:p>
          </table:table-cell>
          <table:table-cell table:style-name="ce71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15" calcext:value-type="date">
            <text:p>15. VI. 05</text:p>
          </table:table-cell>
          <table:table-cell table:style-name="ce68" table:formula="of:=TEXT([.A16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70" table:formula="of:=COUNTIF([.C16:.K16];&quot;51&quot;) + COUNTIF([.C16:.K16];&quot;51L&quot;)" office:value-type="float" office:value="1" calcext:value-type="float">
            <text:p>1</text:p>
          </table:table-cell>
          <table:table-cell table:style-name="ce70" table:formula="of:=COUNTIF([.C16:.K16];&quot;52&quot;) + COUNTIF([.C16:.K16];&quot;52L&quot;)" office:value-type="float" office:value="1" calcext:value-type="float">
            <text:p>1</text:p>
          </table:table-cell>
          <table:table-cell table:style-name="ce70" table:formula="of:=COUNTIF([.C16:.K16];&quot;11-19&quot;) + COUNTIF([.C16:.K16];&quot;2&quot;)" office:value-type="float" office:value="1" calcext:value-type="float">
            <text:p>1</text:p>
          </table:table-cell>
          <table:table-cell table:style-name="ce70" table:formula="of:=COUNTIF([.C16:.K16];&quot;U&quot;)+COUNTIF([.C16:.K16];&quot;UL&quot;)" office:value-type="float" office:value="1" calcext:value-type="float">
            <text:p>1</text:p>
          </table:table-cell>
          <table:table-cell table:style-name="ce70" table:formula="of:=COUNTIF([.C16:.K16];&quot;KVIT&quot;)" office:value-type="float" office:value="1" calcext:value-type="float">
            <text:p>1</text:p>
          </table:table-cell>
          <table:table-cell table:style-name="ce71" table:formula="of:=COUNTBLANK([.C16:.K1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16" calcext:value-type="date">
            <text:p>16. VI. 05</text:p>
          </table:table-cell>
          <table:table-cell table:style-name="ce68" table:formula="of:=TEXT([.A1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17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70" table:formula="of:=COUNTIF([.C17:.K17];&quot;51&quot;) + COUNTIF([.C17:.K17];&quot;51L&quot;)" office:value-type="float" office:value="1" calcext:value-type="float">
            <text:p>1</text:p>
          </table:table-cell>
          <table:table-cell table:style-name="ce70" table:formula="of:=COUNTIF([.C17:.K17];&quot;52&quot;) + COUNTIF([.C17:.K17];&quot;52L&quot;)" office:value-type="float" office:value="1" calcext:value-type="float">
            <text:p>1</text:p>
          </table:table-cell>
          <table:table-cell table:style-name="ce70" table:formula="of:=COUNTIF([.C17:.K17];&quot;11-19&quot;) + COUNTIF([.C17:.K17];&quot;2&quot;)" office:value-type="float" office:value="1" calcext:value-type="float">
            <text:p>1</text:p>
          </table:table-cell>
          <table:table-cell table:style-name="ce70" table:formula="of:=COUNTIF([.C17:.K17];&quot;U&quot;)+COUNTIF([.C17:.K17];&quot;UL&quot;)" office:value-type="float" office:value="1" calcext:value-type="float">
            <text:p>1</text:p>
          </table:table-cell>
          <table:table-cell table:style-name="ce70" table:formula="of:=COUNTIF([.C17:.K17];&quot;KVIT&quot;)" office:value-type="float" office:value="2" calcext:value-type="float">
            <text:p>2</text:p>
          </table:table-cell>
          <table:table-cell table:style-name="ce71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17" calcext:value-type="date">
            <text:p>17. VI. 05</text:p>
          </table:table-cell>
          <table:table-cell table:style-name="ce68" table:formula="of:=TEXT([.A1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52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PIN</text:p>
          </table:table-cell>
          <table:table-cell table:style-name="ce70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70" table:formula="of:=COUNTIF([.C18:.K18];&quot;51&quot;) + COUNTIF([.C18:.K18];&quot;51L&quot;)" office:value-type="float" office:value="1" calcext:value-type="float">
            <text:p>1</text:p>
          </table:table-cell>
          <table:table-cell table:style-name="ce70" table:formula="of:=COUNTIF([.C18:.K18];&quot;52&quot;) + COUNTIF([.C18:.K18];&quot;52L&quot;)" office:value-type="float" office:value="1" calcext:value-type="float">
            <text:p>1</text:p>
          </table:table-cell>
          <table:table-cell table:style-name="ce70" table:formula="of:=COUNTIF([.C18:.K18];&quot;11-19&quot;) + COUNTIF([.C18:.K18];&quot;2&quot;)" office:value-type="float" office:value="0" calcext:value-type="float">
            <text:p>0</text:p>
          </table:table-cell>
          <table:table-cell table:style-name="ce70" table:formula="of:=COUNTIF([.C18:.K18];&quot;U&quot;)+COUNTIF([.C18:.K18];&quot;UL&quot;)" office:value-type="float" office:value="1" calcext:value-type="float">
            <text:p>1</text:p>
          </table:table-cell>
          <table:table-cell table:style-name="ce70" table:formula="of:=COUNTIF([.C18:.K18];&quot;KVIT&quot;)" office:value-type="float" office:value="1" calcext:value-type="float">
            <text:p>1</text:p>
          </table:table-cell>
          <table:table-cell table:style-name="ce71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18" calcext:value-type="date">
            <text:p>18. VI. 05</text:p>
          </table:table-cell>
          <table:table-cell table:style-name="ce67" table:formula="of:=TEXT([.A19];&quot;Ddd&quot;)" office:value-type="string" office:string-value="sob" calcext:value-type="string">
            <text:p>sob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37" table:number-columns-repeated="2"/>
          <table:table-cell table:style-name="ce69" office:value-type="string" calcext:value-type="string">
            <text:p>D</text:p>
          </table:table-cell>
          <table:table-cell table:style-name="ce39"/>
          <table:table-cell table:style-name="ce20" table:number-columns-repeated="2"/>
          <table:table-cell table:style-name="ce25" office:value-type="string" calcext:value-type="string">
            <text:p>ŠOŠ</text:p>
          </table:table-cell>
          <table:table-cell table:style-name="ce70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70" table:formula="of:=COUNTIF([.C19:.K19];&quot;51&quot;) + COUNTIF([.C19:.K19];&quot;51L&quot;)" office:value-type="float" office:value="0" calcext:value-type="float">
            <text:p>0</text:p>
          </table:table-cell>
          <table:table-cell table:style-name="ce70" table:formula="of:=COUNTIF([.C19:.K19];&quot;52&quot;) + COUNTIF([.C19:.K19];&quot;52L&quot;)" office:value-type="float" office:value="0" calcext:value-type="float">
            <text:p>0</text:p>
          </table:table-cell>
          <table:table-cell table:style-name="ce70" table:formula="of:=COUNTIF([.C19:.K19];&quot;11-19&quot;) + COUNTIF([.C19:.K19];&quot;2&quot;)" office:value-type="float" office:value="0" calcext:value-type="float">
            <text:p>0</text:p>
          </table:table-cell>
          <table:table-cell table:style-name="ce70" table:formula="of:=COUNTIF([.C19:.K19];&quot;U&quot;)+COUNTIF([.C19:.K19];&quot;UL&quot;)" office:value-type="float" office:value="0" calcext:value-type="float">
            <text:p>0</text:p>
          </table:table-cell>
          <table:table-cell table:style-name="ce70" table:formula="of:=COUNTIF([.C19:.K19];&quot;KVIT&quot;)" office:value-type="float" office:value="0" calcext:value-type="float">
            <text:p>0</text:p>
          </table:table-cell>
          <table:table-cell table:style-name="ce71" table:formula="of:=COUNTBLANK([.C19:.K19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19" calcext:value-type="date">
            <text:p>19. VI. 05</text:p>
          </table:table-cell>
          <table:table-cell table:style-name="ce67" table:formula="of:=TEXT([.A20];&quot;Ddd&quot;)" office:value-type="string" office:string-value="ned" calcext:value-type="string">
            <text:p>ned</text:p>
          </table:table-cell>
          <table:table-cell table:style-name="ce37" table:number-columns-repeated="2"/>
          <table:table-cell table:style-name="ce14" office:value-type="string" calcext:value-type="string">
            <text:p>L</text:p>
          </table:table-cell>
          <table:table-cell table:style-name="ce37" table:number-columns-repeated="2"/>
          <table:table-cell table:style-name="ce69" office:value-type="string" calcext:value-type="string">
            <text:p>D</text:p>
          </table:table-cell>
          <table:table-cell table:style-name="ce39"/>
          <table:table-cell table:style-name="ce20"/>
          <table:table-cell table:style-name="ce69" office:value-type="string" calcext:value-type="string">
            <text:p>D</text:p>
          </table:table-cell>
          <table:table-cell table:style-name="ce25" office:value-type="string" calcext:value-type="string">
            <text:p>ŠOŠ</text:p>
          </table:table-cell>
          <table:table-cell table:style-name="ce70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70" table:formula="of:=COUNTIF([.C20:.K20];&quot;51&quot;) + COUNTIF([.C20:.K20];&quot;51L&quot;)" office:value-type="float" office:value="0" calcext:value-type="float">
            <text:p>0</text:p>
          </table:table-cell>
          <table:table-cell table:style-name="ce70" table:formula="of:=COUNTIF([.C20:.K20];&quot;52&quot;) + COUNTIF([.C20:.K20];&quot;52L&quot;)" office:value-type="float" office:value="0" calcext:value-type="float">
            <text:p>0</text:p>
          </table:table-cell>
          <table:table-cell table:style-name="ce70" table:formula="of:=COUNTIF([.C20:.K20];&quot;11-19&quot;) + COUNTIF([.C20:.K20];&quot;2&quot;)" office:value-type="float" office:value="0" calcext:value-type="float">
            <text:p>0</text:p>
          </table:table-cell>
          <table:table-cell table:style-name="ce70" table:formula="of:=COUNTIF([.C20:.K20];&quot;U&quot;)+COUNTIF([.C20:.K20];&quot;UL&quot;)" office:value-type="float" office:value="0" calcext:value-type="float">
            <text:p>0</text:p>
          </table:table-cell>
          <table:table-cell table:style-name="ce70" table:formula="of:=COUNTIF([.C20:.K20];&quot;KVIT&quot;)" office:value-type="float" office:value="0" calcext:value-type="float">
            <text:p>0</text:p>
          </table:table-cell>
          <table:table-cell table:style-name="ce71" table:formula="of:=COUNTBLANK([.C20:.K20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0" calcext:value-type="date">
            <text:p>20. VI. 05</text:p>
          </table:table-cell>
          <table:table-cell table:style-name="ce68" table:formula="of:=TEXT([.A21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ŠOŠ</text:p>
          </table:table-cell>
          <table:table-cell table:style-name="ce70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70" table:formula="of:=COUNTIF([.C21:.K21];&quot;51&quot;) + COUNTIF([.C21:.K21];&quot;51L&quot;)" office:value-type="float" office:value="1" calcext:value-type="float">
            <text:p>1</text:p>
          </table:table-cell>
          <table:table-cell table:style-name="ce70" table:formula="of:=COUNTIF([.C21:.K21];&quot;52&quot;) + COUNTIF([.C21:.K21];&quot;52L&quot;)" office:value-type="float" office:value="1" calcext:value-type="float">
            <text:p>1</text:p>
          </table:table-cell>
          <table:table-cell table:style-name="ce70" table:formula="of:=COUNTIF([.C21:.K21];&quot;11-19&quot;) + COUNTIF([.C21:.K21];&quot;2&quot;)" office:value-type="float" office:value="1" calcext:value-type="float">
            <text:p>1</text:p>
          </table:table-cell>
          <table:table-cell table:style-name="ce70" table:formula="of:=COUNTIF([.C21:.K21];&quot;U&quot;)+COUNTIF([.C21:.K21];&quot;UL&quot;)" office:value-type="float" office:value="1" calcext:value-type="float">
            <text:p>1</text:p>
          </table:table-cell>
          <table:table-cell table:style-name="ce70" table:formula="of:=COUNTIF([.C21:.K21];&quot;KVIT&quot;)" office:value-type="float" office:value="1" calcext:value-type="float">
            <text:p>1</text:p>
          </table:table-cell>
          <table:table-cell table:style-name="ce71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1" calcext:value-type="date">
            <text:p>21. VI. 05</text:p>
          </table:table-cell>
          <table:table-cell table:style-name="ce68" table:formula="of:=TEXT([.A22];&quot;Ddd&quot;)" office:value-type="string" office:string-value="tor" calcext:value-type="string">
            <text:p>tor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ŠOŠ</text:p>
          </table:table-cell>
          <table:table-cell table:style-name="ce70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70" table:formula="of:=COUNTIF([.C22:.K22];&quot;51&quot;) + COUNTIF([.C22:.K22];&quot;51L&quot;)" office:value-type="float" office:value="1" calcext:value-type="float">
            <text:p>1</text:p>
          </table:table-cell>
          <table:table-cell table:style-name="ce70" table:formula="of:=COUNTIF([.C22:.K22];&quot;52&quot;) + COUNTIF([.C22:.K22];&quot;52L&quot;)" office:value-type="float" office:value="1" calcext:value-type="float">
            <text:p>1</text:p>
          </table:table-cell>
          <table:table-cell table:style-name="ce70" table:formula="of:=COUNTIF([.C22:.K22];&quot;11-19&quot;) + COUNTIF([.C22:.K22];&quot;2&quot;)" office:value-type="float" office:value="1" calcext:value-type="float">
            <text:p>1</text:p>
          </table:table-cell>
          <table:table-cell table:style-name="ce70" table:formula="of:=COUNTIF([.C22:.K22];&quot;U&quot;)+COUNTIF([.C22:.K22];&quot;UL&quot;)" office:value-type="float" office:value="1" calcext:value-type="float">
            <text:p>1</text:p>
          </table:table-cell>
          <table:table-cell table:style-name="ce70" table:formula="of:=COUNTIF([.C22:.K22];&quot;KVIT&quot;)" office:value-type="float" office:value="1" calcext:value-type="float">
            <text:p>1</text:p>
          </table:table-cell>
          <table:table-cell table:style-name="ce71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2" calcext:value-type="date">
            <text:p>22. VI. 05</text:p>
          </table:table-cell>
          <table:table-cell table:style-name="ce68" table:formula="of:=TEXT([.A2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ŠOŠ</text:p>
          </table:table-cell>
          <table:table-cell table:style-name="ce70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70" table:formula="of:=COUNTIF([.C23:.K23];&quot;51&quot;) + COUNTIF([.C23:.K23];&quot;51L&quot;)" office:value-type="float" office:value="1" calcext:value-type="float">
            <text:p>1</text:p>
          </table:table-cell>
          <table:table-cell table:style-name="ce70" table:formula="of:=COUNTIF([.C23:.K23];&quot;52&quot;) + COUNTIF([.C23:.K23];&quot;52L&quot;)" office:value-type="float" office:value="1" calcext:value-type="float">
            <text:p>1</text:p>
          </table:table-cell>
          <table:table-cell table:style-name="ce70" table:formula="of:=COUNTIF([.C23:.K23];&quot;11-19&quot;) + COUNTIF([.C23:.K23];&quot;2&quot;)" office:value-type="float" office:value="1" calcext:value-type="float">
            <text:p>1</text:p>
          </table:table-cell>
          <table:table-cell table:style-name="ce70" table:formula="of:=COUNTIF([.C23:.K23];&quot;U&quot;)+COUNTIF([.C23:.K23];&quot;UL&quot;)" office:value-type="float" office:value="1" calcext:value-type="float">
            <text:p>1</text:p>
          </table:table-cell>
          <table:table-cell table:style-name="ce70" table:formula="of:=COUNTIF([.C23:.K23];&quot;KVIT&quot;)" office:value-type="float" office:value="1" calcext:value-type="float">
            <text:p>1</text:p>
          </table:table-cell>
          <table:table-cell table:style-name="ce71" table:formula="of:=COUNTBLANK([.C23:.K2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3" calcext:value-type="date">
            <text:p>23. VI. 05</text:p>
          </table:table-cell>
          <table:table-cell table:style-name="ce68" table:formula="of:=TEXT([.A24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22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ŠOŠ</text:p>
          </table:table-cell>
          <table:table-cell table:style-name="ce70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70" table:formula="of:=COUNTIF([.C24:.K24];&quot;51&quot;) + COUNTIF([.C24:.K24];&quot;51L&quot;)" office:value-type="float" office:value="1" calcext:value-type="float">
            <text:p>1</text:p>
          </table:table-cell>
          <table:table-cell table:style-name="ce70" table:formula="of:=COUNTIF([.C24:.K24];&quot;52&quot;) + COUNTIF([.C24:.K24];&quot;52L&quot;)" office:value-type="float" office:value="1" calcext:value-type="float">
            <text:p>1</text:p>
          </table:table-cell>
          <table:table-cell table:style-name="ce70" table:formula="of:=COUNTIF([.C24:.K24];&quot;11-19&quot;) + COUNTIF([.C24:.K24];&quot;2&quot;)" office:value-type="float" office:value="1" calcext:value-type="float">
            <text:p>1</text:p>
          </table:table-cell>
          <table:table-cell table:style-name="ce70" table:formula="of:=COUNTIF([.C24:.K24];&quot;U&quot;)+COUNTIF([.C24:.K24];&quot;UL&quot;)" office:value-type="float" office:value="1" calcext:value-type="float">
            <text:p>1</text:p>
          </table:table-cell>
          <table:table-cell table:style-name="ce70" table:formula="of:=COUNTIF([.C24:.K24];&quot;KVIT&quot;)" office:value-type="float" office:value="1" calcext:value-type="float">
            <text:p>1</text:p>
          </table:table-cell>
          <table:table-cell table:style-name="ce71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4" calcext:value-type="date">
            <text:p>24. VI. 05</text:p>
          </table:table-cell>
          <table:table-cell table:style-name="ce68" table:formula="of:=TEXT([.A25];&quot;Ddd&quot;)" office:value-type="string" office:string-value="pet" calcext:value-type="string">
            <text:p>pe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22" office:value-type="string" calcext:value-type="string">
            <text:p>D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ŠOŠ</text:p>
          </table:table-cell>
          <table:table-cell table:style-name="ce70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70" table:formula="of:=COUNTIF([.C25:.K25];&quot;51&quot;) + COUNTIF([.C25:.K25];&quot;51L&quot;)" office:value-type="float" office:value="1" calcext:value-type="float">
            <text:p>1</text:p>
          </table:table-cell>
          <table:table-cell table:style-name="ce70" table:formula="of:=COUNTIF([.C25:.K25];&quot;52&quot;) + COUNTIF([.C25:.K25];&quot;52L&quot;)" office:value-type="float" office:value="1" calcext:value-type="float">
            <text:p>1</text:p>
          </table:table-cell>
          <table:table-cell table:style-name="ce70" table:formula="of:=COUNTIF([.C25:.K25];&quot;11-19&quot;) + COUNTIF([.C25:.K25];&quot;2&quot;)" office:value-type="float" office:value="1" calcext:value-type="float">
            <text:p>1</text:p>
          </table:table-cell>
          <table:table-cell table:style-name="ce70" table:formula="of:=COUNTIF([.C25:.K25];&quot;U&quot;)+COUNTIF([.C25:.K25];&quot;UL&quot;)" office:value-type="float" office:value="0" calcext:value-type="float">
            <text:p>0</text:p>
          </table:table-cell>
          <table:table-cell table:style-name="ce70" table:formula="of:=COUNTIF([.C25:.K25];&quot;KVIT&quot;)" office:value-type="float" office:value="1" calcext:value-type="float">
            <text:p>1</text:p>
          </table:table-cell>
          <table:table-cell table:style-name="ce71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25" calcext:value-type="date">
            <text:p>25. VI. 05</text:p>
          </table:table-cell>
          <table:table-cell table:style-name="ce67" table:formula="of:=TEXT([.A26];&quot;Ddd&quot;)" office:value-type="string" office:string-value="sob" calcext:value-type="string">
            <text:p>sob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69" office:value-type="string" calcext:value-type="string">
            <text:p>D</text:p>
          </table:table-cell>
          <table:table-cell table:style-name="ce37" table:number-columns-repeated="2"/>
          <table:table-cell table:style-name="ce69" office:value-type="string" calcext:value-type="string">
            <text:p>D</text:p>
          </table:table-cell>
          <table:table-cell table:style-name="ce39"/>
          <table:table-cell table:style-name="ce20" table:number-columns-repeated="2"/>
          <table:table-cell table:style-name="ce25" office:value-type="string" calcext:value-type="string">
            <text:p>DAN</text:p>
          </table:table-cell>
          <table:table-cell table:style-name="ce70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70" table:formula="of:=COUNTIF([.C26:.K26];&quot;51&quot;) + COUNTIF([.C26:.K26];&quot;51L&quot;)" office:value-type="float" office:value="0" calcext:value-type="float">
            <text:p>0</text:p>
          </table:table-cell>
          <table:table-cell table:style-name="ce70" table:formula="of:=COUNTIF([.C26:.K26];&quot;52&quot;) + COUNTIF([.C26:.K26];&quot;52L&quot;)" office:value-type="float" office:value="0" calcext:value-type="float">
            <text:p>0</text:p>
          </table:table-cell>
          <table:table-cell table:style-name="ce70" table:formula="of:=COUNTIF([.C26:.K26];&quot;11-19&quot;) + COUNTIF([.C26:.K26];&quot;2&quot;)" office:value-type="float" office:value="0" calcext:value-type="float">
            <text:p>0</text:p>
          </table:table-cell>
          <table:table-cell table:style-name="ce70" table:formula="of:=COUNTIF([.C26:.K26];&quot;U&quot;)+COUNTIF([.C26:.K26];&quot;UL&quot;)" office:value-type="float" office:value="0" calcext:value-type="float">
            <text:p>0</text:p>
          </table:table-cell>
          <table:table-cell table:style-name="ce70" table:formula="of:=COUNTIF([.C26:.K26];&quot;KVIT&quot;)" office:value-type="float" office:value="0" calcext:value-type="float">
            <text:p>0</text:p>
          </table:table-cell>
          <table:table-cell table:style-name="ce71" table:formula="of:=COUNTBLANK([.C26:.K26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6-26" calcext:value-type="date">
            <text:p>26. VI. 05</text:p>
          </table:table-cell>
          <table:table-cell table:style-name="ce67" table:formula="of:=TEXT([.A27];&quot;Ddd&quot;)" office:value-type="string" office:string-value="ned" calcext:value-type="string">
            <text:p>ne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69" office:value-type="string" calcext:value-type="string">
            <text:p>D</text:p>
          </table:table-cell>
          <table:table-cell table:style-name="ce37" table:number-columns-repeated="2"/>
          <table:table-cell table:style-name="ce69" office:value-type="string" calcext:value-type="string">
            <text:p>D</text:p>
          </table:table-cell>
          <table:table-cell table:style-name="ce39"/>
          <table:table-cell table:style-name="ce20" table:number-columns-repeated="2"/>
          <table:table-cell table:style-name="ce25" office:value-type="string" calcext:value-type="string">
            <text:p>DAN</text:p>
          </table:table-cell>
          <table:table-cell table:style-name="ce70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70" table:formula="of:=COUNTIF([.C27:.K27];&quot;51&quot;) + COUNTIF([.C27:.K27];&quot;51L&quot;)" office:value-type="float" office:value="0" calcext:value-type="float">
            <text:p>0</text:p>
          </table:table-cell>
          <table:table-cell table:style-name="ce70" table:formula="of:=COUNTIF([.C27:.K27];&quot;52&quot;) + COUNTIF([.C27:.K27];&quot;52L&quot;)" office:value-type="float" office:value="0" calcext:value-type="float">
            <text:p>0</text:p>
          </table:table-cell>
          <table:table-cell table:style-name="ce70" table:formula="of:=COUNTIF([.C27:.K27];&quot;11-19&quot;) + COUNTIF([.C27:.K27];&quot;2&quot;)" office:value-type="float" office:value="0" calcext:value-type="float">
            <text:p>0</text:p>
          </table:table-cell>
          <table:table-cell table:style-name="ce70" table:formula="of:=COUNTIF([.C27:.K27];&quot;U&quot;)+COUNTIF([.C27:.K27];&quot;UL&quot;)" office:value-type="float" office:value="0" calcext:value-type="float">
            <text:p>0</text:p>
          </table:table-cell>
          <table:table-cell table:style-name="ce70" table:formula="of:=COUNTIF([.C27:.K27];&quot;KVIT&quot;)" office:value-type="float" office:value="0" calcext:value-type="float">
            <text:p>0</text:p>
          </table:table-cell>
          <table:table-cell table:style-name="ce71" table:formula="of:=COUNTBLANK([.C27:.K27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7" calcext:value-type="date">
            <text:p>27. VI. 05</text:p>
          </table:table-cell>
          <table:table-cell table:style-name="ce68" table:formula="of:=TEXT([.A28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6"/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DAN</text:p>
          </table:table-cell>
          <table:table-cell table:style-name="ce70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70" table:formula="of:=COUNTIF([.C28:.K28];&quot;51&quot;) + COUNTIF([.C28:.K28];&quot;51L&quot;)" office:value-type="float" office:value="1" calcext:value-type="float">
            <text:p>1</text:p>
          </table:table-cell>
          <table:table-cell table:style-name="ce70" table:formula="of:=COUNTIF([.C28:.K28];&quot;52&quot;) + COUNTIF([.C28:.K28];&quot;52L&quot;)" office:value-type="float" office:value="1" calcext:value-type="float">
            <text:p>1</text:p>
          </table:table-cell>
          <table:table-cell table:style-name="ce70" table:formula="of:=COUNTIF([.C28:.K28];&quot;11-19&quot;) + COUNTIF([.C28:.K28];&quot;2&quot;)" office:value-type="float" office:value="1" calcext:value-type="float">
            <text:p>1</text:p>
          </table:table-cell>
          <table:table-cell table:style-name="ce70" table:formula="of:=COUNTIF([.C28:.K28];&quot;U&quot;)+COUNTIF([.C28:.K28];&quot;UL&quot;)" office:value-type="float" office:value="0" calcext:value-type="float">
            <text:p>0</text:p>
          </table:table-cell>
          <table:table-cell table:style-name="ce70" table:formula="of:=COUNTIF([.C28:.K28];&quot;KVIT&quot;)" office:value-type="float" office:value="1" calcext:value-type="float">
            <text:p>1</text:p>
          </table:table-cell>
          <table:table-cell table:style-name="ce71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8" calcext:value-type="date">
            <text:p>28. VI. 05</text:p>
          </table:table-cell>
          <table:table-cell table:style-name="ce68" table:formula="of:=TEXT([.A29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6"/>
          <table:table-cell table:style-name="ce22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5" office:value-type="string" calcext:value-type="string">
            <text:p>DAN</text:p>
          </table:table-cell>
          <table:table-cell table:style-name="ce70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70" table:formula="of:=COUNTIF([.C29:.K29];&quot;51&quot;) + COUNTIF([.C29:.K29];&quot;51L&quot;)" office:value-type="float" office:value="1" calcext:value-type="float">
            <text:p>1</text:p>
          </table:table-cell>
          <table:table-cell table:style-name="ce70" table:formula="of:=COUNTIF([.C29:.K29];&quot;52&quot;) + COUNTIF([.C29:.K29];&quot;52L&quot;)" office:value-type="float" office:value="1" calcext:value-type="float">
            <text:p>1</text:p>
          </table:table-cell>
          <table:table-cell table:style-name="ce70" table:formula="of:=COUNTIF([.C29:.K29];&quot;11-19&quot;) + COUNTIF([.C29:.K29];&quot;2&quot;)" office:value-type="float" office:value="1" calcext:value-type="float">
            <text:p>1</text:p>
          </table:table-cell>
          <table:table-cell table:style-name="ce70" table:formula="of:=COUNTIF([.C29:.K29];&quot;U&quot;)+COUNTIF([.C29:.K29];&quot;UL&quot;)" office:value-type="float" office:value="0" calcext:value-type="float">
            <text:p>0</text:p>
          </table:table-cell>
          <table:table-cell table:style-name="ce70" table:formula="of:=COUNTIF([.C29:.K29];&quot;KVIT&quot;)" office:value-type="float" office:value="1" calcext:value-type="float">
            <text:p>1</text:p>
          </table:table-cell>
          <table:table-cell table:style-name="ce71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29" calcext:value-type="date">
            <text:p>29. VI. 05</text:p>
          </table:table-cell>
          <table:table-cell table:style-name="ce68" table:formula="of:=TEXT([.A30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5" office:value-type="string" calcext:value-type="string">
            <text:p>DAN</text:p>
          </table:table-cell>
          <table:table-cell table:style-name="ce70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70" table:formula="of:=COUNTIF([.C30:.K30];&quot;51&quot;) + COUNTIF([.C30:.K30];&quot;51L&quot;)" office:value-type="float" office:value="1" calcext:value-type="float">
            <text:p>1</text:p>
          </table:table-cell>
          <table:table-cell table:style-name="ce70" table:formula="of:=COUNTIF([.C30:.K30];&quot;52&quot;) + COUNTIF([.C30:.K30];&quot;52L&quot;)" office:value-type="float" office:value="1" calcext:value-type="float">
            <text:p>1</text:p>
          </table:table-cell>
          <table:table-cell table:style-name="ce70" table:formula="of:=COUNTIF([.C30:.K30];&quot;11-19&quot;) + COUNTIF([.C30:.K30];&quot;2&quot;)" office:value-type="float" office:value="1" calcext:value-type="float">
            <text:p>1</text:p>
          </table:table-cell>
          <table:table-cell table:style-name="ce70" table:formula="of:=COUNTIF([.C30:.K30];&quot;U&quot;)+COUNTIF([.C30:.K30];&quot;UL&quot;)" office:value-type="float" office:value="0" calcext:value-type="float">
            <text:p>0</text:p>
          </table:table-cell>
          <table:table-cell table:style-name="ce70" table:formula="of:=COUNTIF([.C30:.K30];&quot;KVIT&quot;)" office:value-type="float" office:value="1" calcext:value-type="float">
            <text:p>1</text:p>
          </table:table-cell>
          <table:table-cell table:style-name="ce71" table:formula="of:=COUNTBLANK([.C30:.K3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6-30" calcext:value-type="date">
            <text:p>30. VI. 05</text:p>
          </table:table-cell>
          <table:table-cell table:style-name="ce68" table:formula="of:=TEXT([.A31];&quot;Ddd&quot;)" office:value-type="string" office:string-value="čet" calcext:value-type="string">
            <text:p>če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16"/>
          <table:table-cell table:style-name="ce22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DAN</text:p>
          </table:table-cell>
          <table:table-cell table:style-name="ce70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70" table:formula="of:=COUNTIF([.C31:.K31];&quot;51&quot;) + COUNTIF([.C31:.K31];&quot;51L&quot;)" office:value-type="float" office:value="1" calcext:value-type="float">
            <text:p>1</text:p>
          </table:table-cell>
          <table:table-cell table:style-name="ce70" table:formula="of:=COUNTIF([.C31:.K31];&quot;52&quot;) + COUNTIF([.C31:.K31];&quot;52L&quot;)" office:value-type="float" office:value="1" calcext:value-type="float">
            <text:p>1</text:p>
          </table:table-cell>
          <table:table-cell table:style-name="ce70" table:formula="of:=COUNTIF([.C31:.K31];&quot;11-19&quot;) + COUNTIF([.C31:.K31];&quot;2&quot;)" office:value-type="float" office:value="1" calcext:value-type="float">
            <text:p>1</text:p>
          </table:table-cell>
          <table:table-cell table:style-name="ce70" table:formula="of:=COUNTIF([.C31:.K31];&quot;U&quot;)+COUNTIF([.C31:.K31];&quot;UL&quot;)" office:value-type="float" office:value="0" calcext:value-type="float">
            <text:p>0</text:p>
          </table:table-cell>
          <table:table-cell table:style-name="ce70" table:formula="of:=COUNTIF([.C31:.K31];&quot;KVIT&quot;)" office:value-type="float" office:value="1" calcext:value-type="float">
            <text:p>1</text:p>
          </table:table-cell>
          <table:table-cell table:style-name="ce71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/>
          <table:table-cell table:style-name="ce68"/>
          <table:table-cell table:style-name="ce16" table:number-columns-repeated="4"/>
          <table:table-cell table:style-name="ce22"/>
          <table:table-cell table:style-name="ce16"/>
          <table:table-cell table:style-name="ce45"/>
          <table:table-cell table:style-name="ce13"/>
          <table:table-cell table:style-name="ce22"/>
          <table:table-cell table:style-name="ce26"/>
          <table:table-cell table:style-name="ce70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0" calcext:value-type="float">
            <text:p>0</text:p>
          </table:table-cell>
          <table:table-cell table:style-name="ce70" table:formula="of:=COUNTIF([.C32:.K32];&quot;51&quot;) + COUNTIF([.C32:.K32];&quot;51L&quot;)" office:value-type="float" office:value="0" calcext:value-type="float">
            <text:p>0</text:p>
          </table:table-cell>
          <table:table-cell table:style-name="ce70" table:formula="of:=COUNTIF([.C32:.K32];&quot;52&quot;) + COUNTIF([.C32:.K32];&quot;52L&quot;)" office:value-type="float" office:value="0" calcext:value-type="float">
            <text:p>0</text:p>
          </table:table-cell>
          <table:table-cell table:style-name="ce70" table:formula="of:=COUNTIF([.C32:.K32];&quot;11-19&quot;) + COUNTIF([.C32:.K32];&quot;2&quot;)" office:value-type="float" office:value="0" calcext:value-type="float">
            <text:p>0</text:p>
          </table:table-cell>
          <table:table-cell table:style-name="ce70" table:formula="of:=COUNTIF([.C32:.K32];&quot;U&quot;)" office:value-type="float" office:value="0" calcext:value-type="float">
            <text:p>0</text:p>
          </table:table-cell>
          <table:table-cell table:style-name="ce70" table:formula="of:=COUNTIF([.C32:.K32];&quot;KVIT&quot;)" office:value-type="float" office:value="0" calcext:value-type="float">
            <text:p>0</text:p>
          </table:table-cell>
          <table:table-cell table:style-name="ce71" table:formula="of:=COUNTBLANK([.C32:.K3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72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3" calcext:value-type="float">
            <text:p>3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3" calcext:value-type="float">
            <text:p>3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3" calcext:value-type="float">
            <text:p>3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junij.$A$1:.$L$31" table:range-usable-as="print-range"/>
        </table:named-expressions>
        <calcext:conditional-formats>
          <calcext:conditional-format calcext:target-range-address="junij.B5:junij.B32">
            <calcext:condition calcext:apply-style-name="ConditionalStyle_1" calcext:value="=#name?#ref!" calcext:base-cell-address="junij.B5"/>
          </calcext:conditional-format>
          <calcext:conditional-format calcext:target-range-address="junij.J5:junij.J6 junij.J12:junij.J13 junij.H19:junij.H20 junij.K20:junij.K20 junij.E26:junij.E27 junij.H26:junij.H27">
            <calcext:condition calcext:apply-style-name="ConditionalStyle_5" calcext:value="=&quot;Sob&quot;" calcext:base-cell-address="junij.E26"/>
            <calcext:condition calcext:apply-style-name="ConditionalStyle_5" calcext:value="=&quot;Ned&quot;" calcext:base-cell-address="junij.E26"/>
          </calcext:conditional-format>
          <calcext:conditional-format calcext:target-range-address="junij.M2:junij.R32">
            <calcext:condition calcext:apply-style-name="ConditionalStyle_2" calcext:value="&lt;1" calcext:base-cell-address="junij.M2"/>
            <calcext:condition calcext:apply-style-name="ConditionalStyle_3" calcext:value="&gt;1" calcext:base-cell-address="junij.M2"/>
          </calcext:conditional-format>
          <calcext:conditional-format calcext:target-range-address="junij.S2:junij.S33">
            <calcext:condition calcext:apply-style-name="ConditionalStyle_4" calcext:value="!=0" calcext:base-cell-address="junij.S2"/>
          </calcext:conditional-format>
        </calcext:conditional-formats>
      </table:table>
      <table:table table:name="julij" table:style-name="ta7">
        <table:table-column table:style-name="co1" table:default-cell-style-name="ce6"/>
        <table:table-column table:style-name="co2" table:number-columns-repeated="11" table:default-cell-style-name="ce6"/>
        <table:table-column table:style-name="co15" table:number-columns-repeated="7" table:default-cell-style-name="ce6"/>
        <table:table-column table:style-name="co3" table:number-columns-repeated="237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/>
          <table:table-cell table:style-name="ce19" office:value-type="string" calcext:value-type="string">
            <text:p>MIR</text:p>
          </table:table-cell>
          <table:table-cell table:style-name="ce19" office:value-type="string" calcext:value-type="string">
            <text:p>HOL</text:p>
          </table:table-cell>
          <table:table-cell table:style-name="ce19" office:value-type="string" calcext:value-type="string">
            <text:p>DEV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26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01" calcext:value-type="date">
            <text:p>1. VII. 05</text:p>
          </table:table-cell>
          <table:table-cell table:style-name="ce76" table:formula="of:=TEXT([.A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2"/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DAN</text:p>
          </table:table-cell>
          <table:table-cell table:style-name="ce84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84" table:formula="of:=COUNTIF([.C2:.K2];&quot;51&quot;) + COUNTIF([.C2:.K2];&quot;51L&quot;)" office:value-type="float" office:value="1" calcext:value-type="float">
            <text:p>1</text:p>
          </table:table-cell>
          <table:table-cell table:style-name="ce84" table:formula="of:=COUNTIF([.C2:.K2];&quot;52&quot;) + COUNTIF([.C2:.K2];&quot;52L&quot;)" office:value-type="float" office:value="1" calcext:value-type="float">
            <text:p>1</text:p>
          </table:table-cell>
          <table:table-cell table:style-name="ce84" table:formula="of:=COUNTIF([.C2:.K2];&quot;11-19&quot;) + COUNTIF([.C2:.K2];&quot;2&quot;)" office:value-type="float" office:value="1" calcext:value-type="float">
            <text:p>1</text:p>
          </table:table-cell>
          <table:table-cell table:style-name="ce84" table:formula="of:=COUNTIF([.C2:.K2];&quot;U&quot;)+COUNTIF([.C2:.K2];&quot;UL&quot;)" office:value-type="float" office:value="0" calcext:value-type="float">
            <text:p>0</text:p>
          </table:table-cell>
          <table:table-cell table:style-name="ce84" table:formula="of:=COUNTIF([.C2:.K2];&quot;KVIT&quot;)" office:value-type="float" office:value="1" calcext:value-type="float">
            <text:p>1</text:p>
          </table:table-cell>
          <table:table-cell table:style-name="ce85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02" calcext:value-type="date">
            <text:p>2. VII. 05</text:p>
          </table:table-cell>
          <table:table-cell table:style-name="ce77" table:formula="of:=TEXT([.A3];&quot;Ddd&quot;)" office:value-type="string" office:string-value="sob" calcext:value-type="string">
            <text:p>sob</text:p>
          </table:table-cell>
          <table:table-cell table:style-name="ce79" table:number-columns-repeated="2"/>
          <table:table-cell table:style-name="ce79" office:value-type="string" calcext:value-type="string">
            <text:p>D</text:p>
          </table:table-cell>
          <table:table-cell table:style-name="ce79" table:number-columns-repeated="4"/>
          <table:table-cell table:style-name="ce14" office:value-type="string" calcext:value-type="string">
            <text:p>L</text:p>
          </table:table-cell>
          <table:table-cell table:style-name="ce79"/>
          <table:table-cell table:style-name="ce26" office:value-type="string" calcext:value-type="string">
            <text:p>MIR</text:p>
          </table:table-cell>
          <table:table-cell table:style-name="ce84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84" table:formula="of:=COUNTIF([.C3:.K3];&quot;51&quot;) + COUNTIF([.C3:.K3];&quot;51L&quot;)" office:value-type="float" office:value="0" calcext:value-type="float">
            <text:p>0</text:p>
          </table:table-cell>
          <table:table-cell table:style-name="ce84" table:formula="of:=COUNTIF([.C3:.K3];&quot;52&quot;) + COUNTIF([.C3:.K3];&quot;52L&quot;)" office:value-type="float" office:value="0" calcext:value-type="float">
            <text:p>0</text:p>
          </table:table-cell>
          <table:table-cell table:style-name="ce84" table:formula="of:=COUNTIF([.C3:.K3];&quot;11-19&quot;) + COUNTIF([.C3:.K3];&quot;2&quot;)" office:value-type="float" office:value="0" calcext:value-type="float">
            <text:p>0</text:p>
          </table:table-cell>
          <table:table-cell table:style-name="ce84" table:formula="of:=COUNTIF([.C3:.K3];&quot;U&quot;)+COUNTIF([.C3:.K3];&quot;UL&quot;)" office:value-type="float" office:value="0" calcext:value-type="float">
            <text:p>0</text:p>
          </table:table-cell>
          <table:table-cell table:style-name="ce84" table:formula="of:=COUNTIF([.C3:.K3];&quot;KVIT&quot;)" office:value-type="float" office:value="0" calcext:value-type="float">
            <text:p>0</text:p>
          </table:table-cell>
          <table:table-cell table:style-name="ce85" table:formula="of:=COUNTBLANK([.C3:.K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5" office:value-type="date" office:date-value="2005-07-03" calcext:value-type="date">
            <text:p>3. VII. 05</text:p>
          </table:table-cell>
          <table:table-cell table:style-name="ce78" table:formula="of:=TEXT([.A4];&quot;Ddd&quot;)" office:value-type="string" office:string-value="ned" calcext:value-type="string">
            <text:p>ned</text:p>
          </table:table-cell>
          <table:table-cell table:style-name="ce79"/>
          <table:table-cell table:style-name="ce80"/>
          <table:table-cell table:style-name="ce79" office:value-type="string" calcext:value-type="string">
            <text:p>D</text:p>
          </table:table-cell>
          <table:table-cell table:style-name="ce79" table:number-columns-repeated="4"/>
          <table:table-cell table:style-name="ce14" office:value-type="string" calcext:value-type="string">
            <text:p>L</text:p>
          </table:table-cell>
          <table:table-cell table:style-name="ce79"/>
          <table:table-cell table:style-name="ce26" office:value-type="string" calcext:value-type="string">
            <text:p>MIR</text:p>
          </table:table-cell>
          <table:table-cell table:style-name="ce84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84" table:formula="of:=COUNTIF([.C4:.K4];&quot;51&quot;) + COUNTIF([.C4:.K4];&quot;51L&quot;)" office:value-type="float" office:value="0" calcext:value-type="float">
            <text:p>0</text:p>
          </table:table-cell>
          <table:table-cell table:style-name="ce84" table:formula="of:=COUNTIF([.C4:.K4];&quot;52&quot;) + COUNTIF([.C4:.K4];&quot;52L&quot;)" office:value-type="float" office:value="0" calcext:value-type="float">
            <text:p>0</text:p>
          </table:table-cell>
          <table:table-cell table:style-name="ce84" table:formula="of:=COUNTIF([.C4:.K4];&quot;11-19&quot;) + COUNTIF([.C4:.K4];&quot;2&quot;)" office:value-type="float" office:value="0" calcext:value-type="float">
            <text:p>0</text:p>
          </table:table-cell>
          <table:table-cell table:style-name="ce84" table:formula="of:=COUNTIF([.C4:.K4];&quot;U&quot;)+COUNTIF([.C4:.K4];&quot;UL&quot;)" office:value-type="float" office:value="0" calcext:value-type="float">
            <text:p>0</text:p>
          </table:table-cell>
          <table:table-cell table:style-name="ce84" table:formula="of:=COUNTIF([.C4:.K4];&quot;KVIT&quot;)" office:value-type="float" office:value="0" calcext:value-type="float">
            <text:p>0</text:p>
          </table:table-cell>
          <table:table-cell table:style-name="ce85" table:formula="of:=COUNTBLANK([.C4:.K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04" calcext:value-type="date">
            <text:p>4. VII. 05</text:p>
          </table:table-cell>
          <table:table-cell table:style-name="ce76" table:formula="of:=TEXT([.A5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6" office:value-type="string" calcext:value-type="string">
            <text:p>MIR</text:p>
          </table:table-cell>
          <table:table-cell table:style-name="ce84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84" table:formula="of:=COUNTIF([.C5:.K5];&quot;51&quot;) + COUNTIF([.C5:.K5];&quot;51L&quot;)" office:value-type="float" office:value="1" calcext:value-type="float">
            <text:p>1</text:p>
          </table:table-cell>
          <table:table-cell table:style-name="ce84" table:formula="of:=COUNTIF([.C5:.K5];&quot;52&quot;) + COUNTIF([.C5:.K5];&quot;52L&quot;)" office:value-type="float" office:value="1" calcext:value-type="float">
            <text:p>1</text:p>
          </table:table-cell>
          <table:table-cell table:style-name="ce84" table:formula="of:=COUNTIF([.C5:.K5];&quot;11-19&quot;) + COUNTIF([.C5:.K5];&quot;2&quot;)" office:value-type="float" office:value="1" calcext:value-type="float">
            <text:p>1</text:p>
          </table:table-cell>
          <table:table-cell table:style-name="ce84" table:formula="of:=COUNTIF([.C5:.K5];&quot;U&quot;)+COUNTIF([.C5:.K5];&quot;UL&quot;)" office:value-type="float" office:value="0" calcext:value-type="float">
            <text:p>0</text:p>
          </table:table-cell>
          <table:table-cell table:style-name="ce84" table:formula="of:=COUNTIF([.C5:.K5];&quot;KVIT&quot;)" office:value-type="float" office:value="1" calcext:value-type="float">
            <text:p>1</text:p>
          </table:table-cell>
          <table:table-cell table:style-name="ce85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05" calcext:value-type="date">
            <text:p>5. VII. 05</text:p>
          </table:table-cell>
          <table:table-cell table:style-name="ce76" table:formula="of:=TEXT([.A6];&quot;Ddd&quot;)" office:value-type="string" office:string-value="tor" calcext:value-type="string">
            <text:p>tor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MIR</text:p>
          </table:table-cell>
          <table:table-cell table:style-name="ce84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84" table:formula="of:=COUNTIF([.C6:.K6];&quot;51&quot;) + COUNTIF([.C6:.K6];&quot;51L&quot;)" office:value-type="float" office:value="1" calcext:value-type="float">
            <text:p>1</text:p>
          </table:table-cell>
          <table:table-cell table:style-name="ce84" table:formula="of:=COUNTIF([.C6:.K6];&quot;52&quot;) + COUNTIF([.C6:.K6];&quot;52L&quot;)" office:value-type="float" office:value="1" calcext:value-type="float">
            <text:p>1</text:p>
          </table:table-cell>
          <table:table-cell table:style-name="ce84" table:formula="of:=COUNTIF([.C6:.K6];&quot;11-19&quot;) + COUNTIF([.C6:.K6];&quot;2&quot;)" office:value-type="float" office:value="1" calcext:value-type="float">
            <text:p>1</text:p>
          </table:table-cell>
          <table:table-cell table:style-name="ce84" table:formula="of:=COUNTIF([.C6:.K6];&quot;U&quot;)+COUNTIF([.C6:.K6];&quot;UL&quot;)" office:value-type="float" office:value="0" calcext:value-type="float">
            <text:p>0</text:p>
          </table:table-cell>
          <table:table-cell table:style-name="ce84" table:formula="of:=COUNTIF([.C6:.K6];&quot;KVIT&quot;)" office:value-type="float" office:value="1" calcext:value-type="float">
            <text:p>1</text:p>
          </table:table-cell>
          <table:table-cell table:style-name="ce85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06" calcext:value-type="date">
            <text:p>6. VII. 05</text:p>
          </table:table-cell>
          <table:table-cell table:style-name="ce76" table:formula="of:=TEXT([.A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MIR</text:p>
          </table:table-cell>
          <table:table-cell table:style-name="ce84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84" table:formula="of:=COUNTIF([.C7:.K7];&quot;51&quot;) + COUNTIF([.C7:.K7];&quot;51L&quot;)" office:value-type="float" office:value="1" calcext:value-type="float">
            <text:p>1</text:p>
          </table:table-cell>
          <table:table-cell table:style-name="ce84" table:formula="of:=COUNTIF([.C7:.K7];&quot;52&quot;) + COUNTIF([.C7:.K7];&quot;52L&quot;)" office:value-type="float" office:value="1" calcext:value-type="float">
            <text:p>1</text:p>
          </table:table-cell>
          <table:table-cell table:style-name="ce84" table:formula="of:=COUNTIF([.C7:.K7];&quot;11-19&quot;) + COUNTIF([.C7:.K7];&quot;2&quot;)" office:value-type="float" office:value="1" calcext:value-type="float">
            <text:p>1</text:p>
          </table:table-cell>
          <table:table-cell table:style-name="ce84" table:formula="of:=COUNTIF([.C7:.K7];&quot;U&quot;)+COUNTIF([.C7:.K7];&quot;UL&quot;)" office:value-type="float" office:value="0" calcext:value-type="float">
            <text:p>0</text:p>
          </table:table-cell>
          <table:table-cell table:style-name="ce84" table:formula="of:=COUNTIF([.C7:.K7];&quot;KVIT&quot;)" office:value-type="float" office:value="1" calcext:value-type="float">
            <text:p>1</text:p>
          </table:table-cell>
          <table:table-cell table:style-name="ce85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07" calcext:value-type="date">
            <text:p>7. VII. 05</text:p>
          </table:table-cell>
          <table:table-cell table:style-name="ce76" table:formula="of:=TEXT([.A8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6" office:value-type="string" calcext:value-type="string">
            <text:p>MIR</text:p>
          </table:table-cell>
          <table:table-cell table:style-name="ce84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84" table:formula="of:=COUNTIF([.C8:.K8];&quot;51&quot;) + COUNTIF([.C8:.K8];&quot;51L&quot;)" office:value-type="float" office:value="1" calcext:value-type="float">
            <text:p>1</text:p>
          </table:table-cell>
          <table:table-cell table:style-name="ce84" table:formula="of:=COUNTIF([.C8:.K8];&quot;52&quot;) + COUNTIF([.C8:.K8];&quot;52L&quot;)" office:value-type="float" office:value="1" calcext:value-type="float">
            <text:p>1</text:p>
          </table:table-cell>
          <table:table-cell table:style-name="ce84" table:formula="of:=COUNTIF([.C8:.K8];&quot;11-19&quot;) + COUNTIF([.C8:.K8];&quot;2&quot;)" office:value-type="float" office:value="1" calcext:value-type="float">
            <text:p>1</text:p>
          </table:table-cell>
          <table:table-cell table:style-name="ce84" table:formula="of:=COUNTIF([.C8:.K8];&quot;U&quot;)+COUNTIF([.C8:.K8];&quot;UL&quot;)" office:value-type="float" office:value="0" calcext:value-type="float">
            <text:p>0</text:p>
          </table:table-cell>
          <table:table-cell table:style-name="ce84" table:formula="of:=COUNTIF([.C8:.K8];&quot;KVIT&quot;)" office:value-type="float" office:value="1" calcext:value-type="float">
            <text:p>1</text:p>
          </table:table-cell>
          <table:table-cell table:style-name="ce85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08" calcext:value-type="date">
            <text:p>8. VII. 05</text:p>
          </table:table-cell>
          <table:table-cell table:style-name="ce76" table:formula="of:=TEXT([.A9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6" office:value-type="string" calcext:value-type="string">
            <text:p>MIR</text:p>
          </table:table-cell>
          <table:table-cell table:style-name="ce84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84" table:formula="of:=COUNTIF([.C9:.K9];&quot;51&quot;) + COUNTIF([.C9:.K9];&quot;51L&quot;)" office:value-type="float" office:value="1" calcext:value-type="float">
            <text:p>1</text:p>
          </table:table-cell>
          <table:table-cell table:style-name="ce84" table:formula="of:=COUNTIF([.C9:.K9];&quot;52&quot;) + COUNTIF([.C9:.K9];&quot;52L&quot;)" office:value-type="float" office:value="1" calcext:value-type="float">
            <text:p>1</text:p>
          </table:table-cell>
          <table:table-cell table:style-name="ce84" table:formula="of:=COUNTIF([.C9:.K9];&quot;11-19&quot;) + COUNTIF([.C9:.K9];&quot;2&quot;)" office:value-type="float" office:value="1" calcext:value-type="float">
            <text:p>1</text:p>
          </table:table-cell>
          <table:table-cell table:style-name="ce84" table:formula="of:=COUNTIF([.C9:.K9];&quot;U&quot;)+COUNTIF([.C9:.K9];&quot;UL&quot;)" office:value-type="float" office:value="0" calcext:value-type="float">
            <text:p>0</text:p>
          </table:table-cell>
          <table:table-cell table:style-name="ce84" table:formula="of:=COUNTIF([.C9:.K9];&quot;KVIT&quot;)" office:value-type="float" office:value="1" calcext:value-type="float">
            <text:p>1</text:p>
          </table:table-cell>
          <table:table-cell table:style-name="ce85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09" calcext:value-type="date">
            <text:p>9. VII. 05</text:p>
          </table:table-cell>
          <table:table-cell table:style-name="ce77" table:formula="of:=TEXT([.A10];&quot;Ddd&quot;)" office:value-type="string" office:string-value="sob" calcext:value-type="string">
            <text:p>sob</text:p>
          </table:table-cell>
          <table:table-cell table:style-name="ce79"/>
          <table:table-cell table:number-columns-repeated="2" table:style-name="ce79" office:value-type="string" calcext:value-type="string">
            <text:p>D</text:p>
          </table:table-cell>
          <table:table-cell table:style-name="ce79"/>
          <table:table-cell table:style-name="ce14" office:value-type="string" calcext:value-type="string">
            <text:p>L</text:p>
          </table:table-cell>
          <table:table-cell table:style-name="ce79"/>
          <table:table-cell table:style-name="ce79" office:value-type="string" calcext:value-type="string">
            <text:p>D</text:p>
          </table:table-cell>
          <table:table-cell table:style-name="ce79" table:number-columns-repeated="2"/>
          <table:table-cell table:style-name="ce26" office:value-type="string" calcext:value-type="string">
            <text:p>HOL</text:p>
          </table:table-cell>
          <table:table-cell table:style-name="ce84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84" table:formula="of:=COUNTIF([.C10:.K10];&quot;51&quot;) + COUNTIF([.C10:.K10];&quot;51L&quot;)" office:value-type="float" office:value="0" calcext:value-type="float">
            <text:p>0</text:p>
          </table:table-cell>
          <table:table-cell table:style-name="ce84" table:formula="of:=COUNTIF([.C10:.K10];&quot;52&quot;) + COUNTIF([.C10:.K10];&quot;52L&quot;)" office:value-type="float" office:value="0" calcext:value-type="float">
            <text:p>0</text:p>
          </table:table-cell>
          <table:table-cell table:style-name="ce84" table:formula="of:=COUNTIF([.C10:.K10];&quot;11-19&quot;) + COUNTIF([.C10:.K10];&quot;2&quot;)" office:value-type="float" office:value="0" calcext:value-type="float">
            <text:p>0</text:p>
          </table:table-cell>
          <table:table-cell table:style-name="ce84" table:formula="of:=COUNTIF([.C10:.K10];&quot;U&quot;)+COUNTIF([.C10:.K10];&quot;UL&quot;)" office:value-type="float" office:value="0" calcext:value-type="float">
            <text:p>0</text:p>
          </table:table-cell>
          <table:table-cell table:style-name="ce84" table:formula="of:=COUNTIF([.C10:.K10];&quot;KVIT&quot;)" office:value-type="float" office:value="0" calcext:value-type="float">
            <text:p>0</text:p>
          </table:table-cell>
          <table:table-cell table:style-name="ce85" table:formula="of:=COUNTBLANK([.C10:.K10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10" calcext:value-type="date">
            <text:p>10. VII. 05</text:p>
          </table:table-cell>
          <table:table-cell table:style-name="ce77" table:formula="of:=TEXT([.A11];&quot;Ddd&quot;)" office:value-type="string" office:string-value="ned" calcext:value-type="string">
            <text:p>ned</text:p>
          </table:table-cell>
          <table:table-cell table:style-name="ce79"/>
          <table:table-cell table:number-columns-repeated="2" table:style-name="ce79" office:value-type="string" calcext:value-type="string">
            <text:p>D</text:p>
          </table:table-cell>
          <table:table-cell table:style-name="ce79"/>
          <table:table-cell table:style-name="ce14" office:value-type="string" calcext:value-type="string">
            <text:p>L</text:p>
          </table:table-cell>
          <table:table-cell table:style-name="ce79"/>
          <table:table-cell table:style-name="ce79" office:value-type="string" calcext:value-type="string">
            <text:p>D</text:p>
          </table:table-cell>
          <table:table-cell table:style-name="ce79" table:number-columns-repeated="2"/>
          <table:table-cell table:style-name="ce26" office:value-type="string" calcext:value-type="string">
            <text:p>HOL</text:p>
          </table:table-cell>
          <table:table-cell table:style-name="ce84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84" table:formula="of:=COUNTIF([.C11:.K11];&quot;51&quot;) + COUNTIF([.C11:.K11];&quot;51L&quot;)" office:value-type="float" office:value="0" calcext:value-type="float">
            <text:p>0</text:p>
          </table:table-cell>
          <table:table-cell table:style-name="ce84" table:formula="of:=COUNTIF([.C11:.K11];&quot;52&quot;) + COUNTIF([.C11:.K11];&quot;52L&quot;)" office:value-type="float" office:value="0" calcext:value-type="float">
            <text:p>0</text:p>
          </table:table-cell>
          <table:table-cell table:style-name="ce84" table:formula="of:=COUNTIF([.C11:.K11];&quot;11-19&quot;) + COUNTIF([.C11:.K11];&quot;2&quot;)" office:value-type="float" office:value="0" calcext:value-type="float">
            <text:p>0</text:p>
          </table:table-cell>
          <table:table-cell table:style-name="ce84" table:formula="of:=COUNTIF([.C11:.K11];&quot;U&quot;)+COUNTIF([.C11:.K11];&quot;UL&quot;)" office:value-type="float" office:value="0" calcext:value-type="float">
            <text:p>0</text:p>
          </table:table-cell>
          <table:table-cell table:style-name="ce84" table:formula="of:=COUNTIF([.C11:.K11];&quot;KVIT&quot;)" office:value-type="float" office:value="0" calcext:value-type="float">
            <text:p>0</text:p>
          </table:table-cell>
          <table:table-cell table:style-name="ce85" table:formula="of:=COUNTBLANK([.C11:.K11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1" calcext:value-type="date">
            <text:p>11. VII. 05</text:p>
          </table:table-cell>
          <table:table-cell table:style-name="ce76" table:formula="of:=TEXT([.A12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HOL</text:p>
          </table:table-cell>
          <table:table-cell table:style-name="ce84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84" table:formula="of:=COUNTIF([.C12:.K12];&quot;51&quot;) + COUNTIF([.C12:.K12];&quot;51L&quot;)" office:value-type="float" office:value="1" calcext:value-type="float">
            <text:p>1</text:p>
          </table:table-cell>
          <table:table-cell table:style-name="ce84" table:formula="of:=COUNTIF([.C12:.K12];&quot;52&quot;) + COUNTIF([.C12:.K12];&quot;52L&quot;)" office:value-type="float" office:value="1" calcext:value-type="float">
            <text:p>1</text:p>
          </table:table-cell>
          <table:table-cell table:style-name="ce84" table:formula="of:=COUNTIF([.C12:.K12];&quot;11-19&quot;) + COUNTIF([.C12:.K12];&quot;2&quot;)" office:value-type="float" office:value="1" calcext:value-type="float">
            <text:p>1</text:p>
          </table:table-cell>
          <table:table-cell table:style-name="ce84" table:formula="of:=COUNTIF([.C12:.K12];&quot;U&quot;)+COUNTIF([.C12:.K12];&quot;UL&quot;)" office:value-type="float" office:value="0" calcext:value-type="float">
            <text:p>0</text:p>
          </table:table-cell>
          <table:table-cell table:style-name="ce84" table:formula="of:=COUNTIF([.C12:.K12];&quot;KVIT&quot;)" office:value-type="float" office:value="1" calcext:value-type="float">
            <text:p>1</text:p>
          </table:table-cell>
          <table:table-cell table:style-name="ce85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2" calcext:value-type="date">
            <text:p>12. VII. 05</text:p>
          </table:table-cell>
          <table:table-cell table:style-name="ce76" table:formula="of:=TEXT([.A13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6" office:value-type="string" calcext:value-type="string">
            <text:p>HOL</text:p>
          </table:table-cell>
          <table:table-cell table:style-name="ce84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84" table:formula="of:=COUNTIF([.C13:.K13];&quot;51&quot;) + COUNTIF([.C13:.K13];&quot;51L&quot;)" office:value-type="float" office:value="1" calcext:value-type="float">
            <text:p>1</text:p>
          </table:table-cell>
          <table:table-cell table:style-name="ce84" table:formula="of:=COUNTIF([.C13:.K13];&quot;52&quot;) + COUNTIF([.C13:.K13];&quot;52L&quot;)" office:value-type="float" office:value="1" calcext:value-type="float">
            <text:p>1</text:p>
          </table:table-cell>
          <table:table-cell table:style-name="ce84" table:formula="of:=COUNTIF([.C13:.K13];&quot;11-19&quot;) + COUNTIF([.C13:.K13];&quot;2&quot;)" office:value-type="float" office:value="1" calcext:value-type="float">
            <text:p>1</text:p>
          </table:table-cell>
          <table:table-cell table:style-name="ce84" table:formula="of:=COUNTIF([.C13:.K13];&quot;U&quot;)+COUNTIF([.C13:.K13];&quot;UL&quot;)" office:value-type="float" office:value="0" calcext:value-type="float">
            <text:p>0</text:p>
          </table:table-cell>
          <table:table-cell table:style-name="ce84" table:formula="of:=COUNTIF([.C13:.K13];&quot;KVIT&quot;)" office:value-type="float" office:value="1" calcext:value-type="float">
            <text:p>1</text:p>
          </table:table-cell>
          <table:table-cell table:style-name="ce85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3" calcext:value-type="date">
            <text:p>13. VII. 05</text:p>
          </table:table-cell>
          <table:table-cell table:style-name="ce76" table:formula="of:=TEXT([.A14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6" office:value-type="string" calcext:value-type="string">
            <text:p>HOL</text:p>
          </table:table-cell>
          <table:table-cell table:style-name="ce84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84" table:formula="of:=COUNTIF([.C14:.K14];&quot;51&quot;) + COUNTIF([.C14:.K14];&quot;51L&quot;)" office:value-type="float" office:value="1" calcext:value-type="float">
            <text:p>1</text:p>
          </table:table-cell>
          <table:table-cell table:style-name="ce84" table:formula="of:=COUNTIF([.C14:.K14];&quot;52&quot;) + COUNTIF([.C14:.K14];&quot;52L&quot;)" office:value-type="float" office:value="1" calcext:value-type="float">
            <text:p>1</text:p>
          </table:table-cell>
          <table:table-cell table:style-name="ce84" table:formula="of:=COUNTIF([.C14:.K14];&quot;11-19&quot;) + COUNTIF([.C14:.K14];&quot;2&quot;)" office:value-type="float" office:value="1" calcext:value-type="float">
            <text:p>1</text:p>
          </table:table-cell>
          <table:table-cell table:style-name="ce84" table:formula="of:=COUNTIF([.C14:.K14];&quot;U&quot;)+COUNTIF([.C14:.K14];&quot;UL&quot;)" office:value-type="float" office:value="0" calcext:value-type="float">
            <text:p>0</text:p>
          </table:table-cell>
          <table:table-cell table:style-name="ce84" table:formula="of:=COUNTIF([.C14:.K14];&quot;KVIT&quot;)" office:value-type="float" office:value="1" calcext:value-type="float">
            <text:p>1</text:p>
          </table:table-cell>
          <table:table-cell table:style-name="ce85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4" calcext:value-type="date">
            <text:p>14. VII. 05</text:p>
          </table:table-cell>
          <table:table-cell table:style-name="ce76" table:formula="of:=TEXT([.A1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HOL</text:p>
          </table:table-cell>
          <table:table-cell table:style-name="ce84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84" table:formula="of:=COUNTIF([.C15:.K15];&quot;51&quot;) + COUNTIF([.C15:.K15];&quot;51L&quot;)" office:value-type="float" office:value="1" calcext:value-type="float">
            <text:p>1</text:p>
          </table:table-cell>
          <table:table-cell table:style-name="ce84" table:formula="of:=COUNTIF([.C15:.K15];&quot;52&quot;) + COUNTIF([.C15:.K15];&quot;52L&quot;)" office:value-type="float" office:value="1" calcext:value-type="float">
            <text:p>1</text:p>
          </table:table-cell>
          <table:table-cell table:style-name="ce84" table:formula="of:=COUNTIF([.C15:.K15];&quot;11-19&quot;) + COUNTIF([.C15:.K15];&quot;2&quot;)" office:value-type="float" office:value="1" calcext:value-type="float">
            <text:p>1</text:p>
          </table:table-cell>
          <table:table-cell table:style-name="ce84" table:formula="of:=COUNTIF([.C15:.K15];&quot;U&quot;)+COUNTIF([.C15:.K15];&quot;UL&quot;)" office:value-type="float" office:value="0" calcext:value-type="float">
            <text:p>0</text:p>
          </table:table-cell>
          <table:table-cell table:style-name="ce84" table:formula="of:=COUNTIF([.C15:.K15];&quot;KVIT&quot;)" office:value-type="float" office:value="1" calcext:value-type="float">
            <text:p>1</text:p>
          </table:table-cell>
          <table:table-cell table:style-name="ce85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5" calcext:value-type="date">
            <text:p>15. VII. 05</text:p>
          </table:table-cell>
          <table:table-cell table:style-name="ce76" table:formula="of:=TEXT([.A16];&quot;Ddd&quot;)" office:value-type="string" office:string-value="pet" calcext:value-type="string">
            <text:p>pe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HOL</text:p>
          </table:table-cell>
          <table:table-cell table:style-name="ce84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84" table:formula="of:=COUNTIF([.C16:.K16];&quot;51&quot;) + COUNTIF([.C16:.K16];&quot;51L&quot;)" office:value-type="float" office:value="1" calcext:value-type="float">
            <text:p>1</text:p>
          </table:table-cell>
          <table:table-cell table:style-name="ce84" table:formula="of:=COUNTIF([.C16:.K16];&quot;52&quot;) + COUNTIF([.C16:.K16];&quot;52L&quot;)" office:value-type="float" office:value="1" calcext:value-type="float">
            <text:p>1</text:p>
          </table:table-cell>
          <table:table-cell table:style-name="ce84" table:formula="of:=COUNTIF([.C16:.K16];&quot;11-19&quot;) + COUNTIF([.C16:.K16];&quot;2&quot;)" office:value-type="float" office:value="1" calcext:value-type="float">
            <text:p>1</text:p>
          </table:table-cell>
          <table:table-cell table:style-name="ce84" table:formula="of:=COUNTIF([.C16:.K16];&quot;U&quot;)+COUNTIF([.C16:.K16];&quot;UL&quot;)" office:value-type="float" office:value="0" calcext:value-type="float">
            <text:p>0</text:p>
          </table:table-cell>
          <table:table-cell table:style-name="ce84" table:formula="of:=COUNTIF([.C16:.K16];&quot;KVIT&quot;)" office:value-type="float" office:value="1" calcext:value-type="float">
            <text:p>1</text:p>
          </table:table-cell>
          <table:table-cell table:style-name="ce85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16" calcext:value-type="date">
            <text:p>16. VII. 05</text:p>
          </table:table-cell>
          <table:table-cell table:style-name="ce77" table:formula="of:=TEXT([.A17];&quot;Ddd&quot;)" office:value-type="string" office:string-value="sob" calcext:value-type="string">
            <text:p>sob</text:p>
          </table:table-cell>
          <table:table-cell table:style-name="ce79"/>
          <table:table-cell table:number-columns-repeated="2" table:style-name="ce79" office:value-type="string" calcext:value-type="string">
            <text:p>D</text:p>
          </table:table-cell>
          <table:table-cell table:style-name="ce79" table:number-columns-repeated="2"/>
          <table:table-cell table:style-name="ce14" office:value-type="string" calcext:value-type="string">
            <text:p>L</text:p>
          </table:table-cell>
          <table:table-cell table:style-name="ce79" office:value-type="string" calcext:value-type="string">
            <text:p>D</text:p>
          </table:table-cell>
          <table:table-cell table:style-name="ce79" table:number-columns-repeated="2"/>
          <table:table-cell table:style-name="ce26" office:value-type="string" calcext:value-type="string">
            <text:p>PIN</text:p>
          </table:table-cell>
          <table:table-cell table:style-name="ce84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84" table:formula="of:=COUNTIF([.C17:.K17];&quot;51&quot;) + COUNTIF([.C17:.K17];&quot;51L&quot;)" office:value-type="float" office:value="0" calcext:value-type="float">
            <text:p>0</text:p>
          </table:table-cell>
          <table:table-cell table:style-name="ce84" table:formula="of:=COUNTIF([.C17:.K17];&quot;52&quot;) + COUNTIF([.C17:.K17];&quot;52L&quot;)" office:value-type="float" office:value="0" calcext:value-type="float">
            <text:p>0</text:p>
          </table:table-cell>
          <table:table-cell table:style-name="ce84" table:formula="of:=COUNTIF([.C17:.K17];&quot;11-19&quot;) + COUNTIF([.C17:.K17];&quot;2&quot;)" office:value-type="float" office:value="0" calcext:value-type="float">
            <text:p>0</text:p>
          </table:table-cell>
          <table:table-cell table:style-name="ce84" table:formula="of:=COUNTIF([.C17:.K17];&quot;U&quot;)+COUNTIF([.C17:.K17];&quot;UL&quot;)" office:value-type="float" office:value="0" calcext:value-type="float">
            <text:p>0</text:p>
          </table:table-cell>
          <table:table-cell table:style-name="ce84" table:formula="of:=COUNTIF([.C17:.K17];&quot;KVIT&quot;)" office:value-type="float" office:value="0" calcext:value-type="float">
            <text:p>0</text:p>
          </table:table-cell>
          <table:table-cell table:style-name="ce85" table:formula="of:=COUNTBLANK([.C17:.K17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17" calcext:value-type="date">
            <text:p>17. VII. 05</text:p>
          </table:table-cell>
          <table:table-cell table:style-name="ce77" table:formula="of:=TEXT([.A18];&quot;Ddd&quot;)" office:value-type="string" office:string-value="ned" calcext:value-type="string">
            <text:p>ned</text:p>
          </table:table-cell>
          <table:table-cell table:style-name="ce79"/>
          <table:table-cell table:number-columns-repeated="2" table:style-name="ce79" office:value-type="string" calcext:value-type="string">
            <text:p>D</text:p>
          </table:table-cell>
          <table:table-cell table:style-name="ce79" table:number-columns-repeated="2"/>
          <table:table-cell table:style-name="ce14" office:value-type="string" calcext:value-type="string">
            <text:p>L</text:p>
          </table:table-cell>
          <table:table-cell table:style-name="ce79" office:value-type="string" calcext:value-type="string">
            <text:p>D</text:p>
          </table:table-cell>
          <table:table-cell table:style-name="ce79" table:number-columns-repeated="2"/>
          <table:table-cell table:style-name="ce26" office:value-type="string" calcext:value-type="string">
            <text:p>PIN</text:p>
          </table:table-cell>
          <table:table-cell table:style-name="ce84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84" table:formula="of:=COUNTIF([.C18:.K18];&quot;51&quot;) + COUNTIF([.C18:.K18];&quot;51L&quot;)" office:value-type="float" office:value="0" calcext:value-type="float">
            <text:p>0</text:p>
          </table:table-cell>
          <table:table-cell table:style-name="ce84" table:formula="of:=COUNTIF([.C18:.K18];&quot;52&quot;) + COUNTIF([.C18:.K18];&quot;52L&quot;)" office:value-type="float" office:value="0" calcext:value-type="float">
            <text:p>0</text:p>
          </table:table-cell>
          <table:table-cell table:style-name="ce84" table:formula="of:=COUNTIF([.C18:.K18];&quot;11-19&quot;) + COUNTIF([.C18:.K18];&quot;2&quot;)" office:value-type="float" office:value="0" calcext:value-type="float">
            <text:p>0</text:p>
          </table:table-cell>
          <table:table-cell table:style-name="ce84" table:formula="of:=COUNTIF([.C18:.K18];&quot;U&quot;)+COUNTIF([.C18:.K18];&quot;UL&quot;)" office:value-type="float" office:value="0" calcext:value-type="float">
            <text:p>0</text:p>
          </table:table-cell>
          <table:table-cell table:style-name="ce84" table:formula="of:=COUNTIF([.C18:.K18];&quot;KVIT&quot;)" office:value-type="float" office:value="0" calcext:value-type="float">
            <text:p>0</text:p>
          </table:table-cell>
          <table:table-cell table:style-name="ce85" table:formula="of:=COUNTBLANK([.C18:.K18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8" calcext:value-type="date">
            <text:p>18. VII. 05</text:p>
          </table:table-cell>
          <table:table-cell table:style-name="ce76" table:formula="of:=TEXT([.A19];&quot;Ddd&quot;)" office:value-type="string" office:string-value="pon" calcext:value-type="string">
            <text:p>pon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1" office:value-type="string" calcext:value-type="string">
            <text:p>2</text:p>
          </table:table-cell>
          <table:table-cell table:style-name="ce26" office:value-type="string" calcext:value-type="string">
            <text:p>PIN</text:p>
          </table:table-cell>
          <table:table-cell table:style-name="ce84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84" table:formula="of:=COUNTIF([.C19:.K19];&quot;51&quot;) + COUNTIF([.C19:.K19];&quot;51L&quot;)" office:value-type="float" office:value="0" calcext:value-type="float">
            <text:p>0</text:p>
          </table:table-cell>
          <table:table-cell table:style-name="ce84" table:formula="of:=COUNTIF([.C19:.K19];&quot;52&quot;) + COUNTIF([.C19:.K19];&quot;52L&quot;)" office:value-type="float" office:value="0" calcext:value-type="float">
            <text:p>0</text:p>
          </table:table-cell>
          <table:table-cell table:style-name="ce84" table:formula="of:=COUNTIF([.C19:.K19];&quot;11-19&quot;) + COUNTIF([.C19:.K19];&quot;2&quot;)" office:value-type="float" office:value="1" calcext:value-type="float">
            <text:p>1</text:p>
          </table:table-cell>
          <table:table-cell table:style-name="ce84" table:formula="of:=COUNTIF([.C19:.K19];&quot;U&quot;)+COUNTIF([.C19:.K19];&quot;UL&quot;)" office:value-type="float" office:value="0" calcext:value-type="float">
            <text:p>0</text:p>
          </table:table-cell>
          <table:table-cell table:style-name="ce84" table:formula="of:=COUNTIF([.C19:.K19];&quot;KVIT&quot;)" office:value-type="float" office:value="1" calcext:value-type="float">
            <text:p>1</text:p>
          </table:table-cell>
          <table:table-cell table:style-name="ce85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19" calcext:value-type="date">
            <text:p>19. VII. 05</text:p>
          </table:table-cell>
          <table:table-cell table:style-name="ce76" table:formula="of:=TEXT([.A20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6" office:value-type="string" calcext:value-type="string">
            <text:p>PIN</text:p>
          </table:table-cell>
          <table:table-cell table:style-name="ce84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84" table:formula="of:=COUNTIF([.C20:.K20];&quot;51&quot;) + COUNTIF([.C20:.K20];&quot;51L&quot;)" office:value-type="float" office:value="1" calcext:value-type="float">
            <text:p>1</text:p>
          </table:table-cell>
          <table:table-cell table:style-name="ce84" table:formula="of:=COUNTIF([.C20:.K20];&quot;52&quot;) + COUNTIF([.C20:.K20];&quot;52L&quot;)" office:value-type="float" office:value="1" calcext:value-type="float">
            <text:p>1</text:p>
          </table:table-cell>
          <table:table-cell table:style-name="ce84" table:formula="of:=COUNTIF([.C20:.K20];&quot;11-19&quot;) + COUNTIF([.C20:.K20];&quot;2&quot;)" office:value-type="float" office:value="1" calcext:value-type="float">
            <text:p>1</text:p>
          </table:table-cell>
          <table:table-cell table:style-name="ce84" table:formula="of:=COUNTIF([.C20:.K20];&quot;U&quot;)+COUNTIF([.C20:.K20];&quot;UL&quot;)" office:value-type="float" office:value="0" calcext:value-type="float">
            <text:p>0</text:p>
          </table:table-cell>
          <table:table-cell table:style-name="ce84" table:formula="of:=COUNTIF([.C20:.K20];&quot;KVIT&quot;)" office:value-type="float" office:value="1" calcext:value-type="float">
            <text:p>1</text:p>
          </table:table-cell>
          <table:table-cell table:style-name="ce85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0" calcext:value-type="date">
            <text:p>20. VII. 05</text:p>
          </table:table-cell>
          <table:table-cell table:style-name="ce76" table:formula="of:=TEXT([.A21];&quot;Ddd&quot;)" office:value-type="string" office:string-value="sre" calcext:value-type="string">
            <text:p>sre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PIN</text:p>
          </table:table-cell>
          <table:table-cell table:style-name="ce84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84" table:formula="of:=COUNTIF([.C21:.K21];&quot;51&quot;) + COUNTIF([.C21:.K21];&quot;51L&quot;)" office:value-type="float" office:value="1" calcext:value-type="float">
            <text:p>1</text:p>
          </table:table-cell>
          <table:table-cell table:style-name="ce84" table:formula="of:=COUNTIF([.C21:.K21];&quot;52&quot;) + COUNTIF([.C21:.K21];&quot;52L&quot;)" office:value-type="float" office:value="1" calcext:value-type="float">
            <text:p>1</text:p>
          </table:table-cell>
          <table:table-cell table:style-name="ce84" table:formula="of:=COUNTIF([.C21:.K21];&quot;11-19&quot;) + COUNTIF([.C21:.K21];&quot;2&quot;)" office:value-type="float" office:value="1" calcext:value-type="float">
            <text:p>1</text:p>
          </table:table-cell>
          <table:table-cell table:style-name="ce84" table:formula="of:=COUNTIF([.C21:.K21];&quot;U&quot;)+COUNTIF([.C21:.K21];&quot;UL&quot;)" office:value-type="float" office:value="0" calcext:value-type="float">
            <text:p>0</text:p>
          </table:table-cell>
          <table:table-cell table:style-name="ce84" table:formula="of:=COUNTIF([.C21:.K21];&quot;KVIT&quot;)" office:value-type="float" office:value="1" calcext:value-type="float">
            <text:p>1</text:p>
          </table:table-cell>
          <table:table-cell table:style-name="ce85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1" calcext:value-type="date">
            <text:p>21. VII. 05</text:p>
          </table:table-cell>
          <table:table-cell table:style-name="ce76" table:formula="of:=TEXT([.A2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PIN</text:p>
          </table:table-cell>
          <table:table-cell table:style-name="ce84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84" table:formula="of:=COUNTIF([.C22:.K22];&quot;51&quot;) + COUNTIF([.C22:.K22];&quot;51L&quot;)" office:value-type="float" office:value="1" calcext:value-type="float">
            <text:p>1</text:p>
          </table:table-cell>
          <table:table-cell table:style-name="ce84" table:formula="of:=COUNTIF([.C22:.K22];&quot;52&quot;) + COUNTIF([.C22:.K22];&quot;52L&quot;)" office:value-type="float" office:value="1" calcext:value-type="float">
            <text:p>1</text:p>
          </table:table-cell>
          <table:table-cell table:style-name="ce84" table:formula="of:=COUNTIF([.C22:.K22];&quot;11-19&quot;) + COUNTIF([.C22:.K22];&quot;2&quot;)" office:value-type="float" office:value="1" calcext:value-type="float">
            <text:p>1</text:p>
          </table:table-cell>
          <table:table-cell table:style-name="ce84" table:formula="of:=COUNTIF([.C22:.K22];&quot;U&quot;)+COUNTIF([.C22:.K22];&quot;UL&quot;)" office:value-type="float" office:value="0" calcext:value-type="float">
            <text:p>0</text:p>
          </table:table-cell>
          <table:table-cell table:style-name="ce84" table:formula="of:=COUNTIF([.C22:.K22];&quot;KVIT&quot;)" office:value-type="float" office:value="1" calcext:value-type="float">
            <text:p>1</text:p>
          </table:table-cell>
          <table:table-cell table:style-name="ce85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2" calcext:value-type="date">
            <text:p>22. VII. 05</text:p>
          </table:table-cell>
          <table:table-cell table:style-name="ce76" table:formula="of:=TEXT([.A23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6" office:value-type="string" calcext:value-type="string">
            <text:p>PIN</text:p>
          </table:table-cell>
          <table:table-cell table:style-name="ce84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84" table:formula="of:=COUNTIF([.C23:.K23];&quot;51&quot;) + COUNTIF([.C23:.K23];&quot;51L&quot;)" office:value-type="float" office:value="1" calcext:value-type="float">
            <text:p>1</text:p>
          </table:table-cell>
          <table:table-cell table:style-name="ce84" table:formula="of:=COUNTIF([.C23:.K23];&quot;52&quot;) + COUNTIF([.C23:.K23];&quot;52L&quot;)" office:value-type="float" office:value="1" calcext:value-type="float">
            <text:p>1</text:p>
          </table:table-cell>
          <table:table-cell table:style-name="ce84" table:formula="of:=COUNTIF([.C23:.K23];&quot;11-19&quot;) + COUNTIF([.C23:.K23];&quot;2&quot;)" office:value-type="float" office:value="1" calcext:value-type="float">
            <text:p>1</text:p>
          </table:table-cell>
          <table:table-cell table:style-name="ce84" table:formula="of:=COUNTIF([.C23:.K23];&quot;U&quot;)+COUNTIF([.C23:.K23];&quot;UL&quot;)" office:value-type="float" office:value="0" calcext:value-type="float">
            <text:p>0</text:p>
          </table:table-cell>
          <table:table-cell table:style-name="ce84" table:formula="of:=COUNTIF([.C23:.K23];&quot;KVIT&quot;)" office:value-type="float" office:value="1" calcext:value-type="float">
            <text:p>1</text:p>
          </table:table-cell>
          <table:table-cell table:style-name="ce85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23" calcext:value-type="date">
            <text:p>23. VII. 05</text:p>
          </table:table-cell>
          <table:table-cell table:style-name="ce77" table:formula="of:=TEXT([.A24];&quot;Ddd&quot;)" office:value-type="string" office:string-value="sob" calcext:value-type="string">
            <text:p>sob</text:p>
          </table:table-cell>
          <table:table-cell table:number-columns-repeated="2" table:style-name="ce79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79"/>
          <table:table-cell table:style-name="ce79" office:value-type="string" calcext:value-type="string">
            <text:p>D</text:p>
          </table:table-cell>
          <table:table-cell table:style-name="ce79"/>
          <table:table-cell table:number-columns-repeated="2" table:style-name="ce79" office:value-type="string" calcext:value-type="string">
            <text:p>D</text:p>
          </table:table-cell>
          <table:table-cell table:style-name="ce79"/>
          <table:table-cell table:style-name="ce26" office:value-type="string" calcext:value-type="string">
            <text:p>MŠŠ</text:p>
          </table:table-cell>
          <table:table-cell table:style-name="ce84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84" table:formula="of:=COUNTIF([.C24:.K24];&quot;51&quot;) + COUNTIF([.C24:.K24];&quot;51L&quot;)" office:value-type="float" office:value="0" calcext:value-type="float">
            <text:p>0</text:p>
          </table:table-cell>
          <table:table-cell table:style-name="ce84" table:formula="of:=COUNTIF([.C24:.K24];&quot;52&quot;) + COUNTIF([.C24:.K24];&quot;52L&quot;)" office:value-type="float" office:value="0" calcext:value-type="float">
            <text:p>0</text:p>
          </table:table-cell>
          <table:table-cell table:style-name="ce84" table:formula="of:=COUNTIF([.C24:.K24];&quot;11-19&quot;) + COUNTIF([.C24:.K24];&quot;2&quot;)" office:value-type="float" office:value="0" calcext:value-type="float">
            <text:p>0</text:p>
          </table:table-cell>
          <table:table-cell table:style-name="ce84" table:formula="of:=COUNTIF([.C24:.K24];&quot;U&quot;)+COUNTIF([.C24:.K24];&quot;UL&quot;)" office:value-type="float" office:value="0" calcext:value-type="float">
            <text:p>0</text:p>
          </table:table-cell>
          <table:table-cell table:style-name="ce84" table:formula="of:=COUNTIF([.C24:.K24];&quot;KVIT&quot;)" office:value-type="float" office:value="0" calcext:value-type="float">
            <text:p>0</text:p>
          </table:table-cell>
          <table:table-cell table:style-name="ce85" table:formula="of:=COUNTBLANK([.C24:.K24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24" calcext:value-type="date">
            <text:p>24. VII. 05</text:p>
          </table:table-cell>
          <table:table-cell table:style-name="ce77" table:formula="of:=TEXT([.A25];&quot;Ddd&quot;)" office:value-type="string" office:string-value="ned" calcext:value-type="string">
            <text:p>ned</text:p>
          </table:table-cell>
          <table:table-cell table:number-columns-repeated="2" table:style-name="ce79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79"/>
          <table:table-cell table:style-name="ce79" office:value-type="string" calcext:value-type="string">
            <text:p>D</text:p>
          </table:table-cell>
          <table:table-cell table:style-name="ce79"/>
          <table:table-cell table:number-columns-repeated="2" table:style-name="ce79" office:value-type="string" calcext:value-type="string">
            <text:p>D</text:p>
          </table:table-cell>
          <table:table-cell table:style-name="ce79"/>
          <table:table-cell table:style-name="ce26" office:value-type="string" calcext:value-type="string">
            <text:p>MŠŠ</text:p>
          </table:table-cell>
          <table:table-cell table:style-name="ce84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84" table:formula="of:=COUNTIF([.C25:.K25];&quot;51&quot;) + COUNTIF([.C25:.K25];&quot;51L&quot;)" office:value-type="float" office:value="0" calcext:value-type="float">
            <text:p>0</text:p>
          </table:table-cell>
          <table:table-cell table:style-name="ce84" table:formula="of:=COUNTIF([.C25:.K25];&quot;52&quot;) + COUNTIF([.C25:.K25];&quot;52L&quot;)" office:value-type="float" office:value="0" calcext:value-type="float">
            <text:p>0</text:p>
          </table:table-cell>
          <table:table-cell table:style-name="ce84" table:formula="of:=COUNTIF([.C25:.K25];&quot;11-19&quot;) + COUNTIF([.C25:.K25];&quot;2&quot;)" office:value-type="float" office:value="0" calcext:value-type="float">
            <text:p>0</text:p>
          </table:table-cell>
          <table:table-cell table:style-name="ce84" table:formula="of:=COUNTIF([.C25:.K25];&quot;U&quot;)+COUNTIF([.C25:.K25];&quot;UL&quot;)" office:value-type="float" office:value="0" calcext:value-type="float">
            <text:p>0</text:p>
          </table:table-cell>
          <table:table-cell table:style-name="ce84" table:formula="of:=COUNTIF([.C25:.K25];&quot;KVIT&quot;)" office:value-type="float" office:value="0" calcext:value-type="float">
            <text:p>0</text:p>
          </table:table-cell>
          <table:table-cell table:style-name="ce85" table:formula="of:=COUNTBLANK([.C25:.K25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5" calcext:value-type="date">
            <text:p>25. VII. 05</text:p>
          </table:table-cell>
          <table:table-cell table:style-name="ce76" table:formula="of:=TEXT([.A26];&quot;Ddd&quot;)" office:value-type="string" office:string-value="pon" calcext:value-type="string">
            <text:p>pon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81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84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84" table:formula="of:=COUNTIF([.C26:.K26];&quot;51&quot;) + COUNTIF([.C26:.K26];&quot;51L&quot;)" office:value-type="float" office:value="0" calcext:value-type="float">
            <text:p>0</text:p>
          </table:table-cell>
          <table:table-cell table:style-name="ce84" table:formula="of:=COUNTIF([.C26:.K26];&quot;52&quot;) + COUNTIF([.C26:.K26];&quot;52L&quot;)" office:value-type="float" office:value="0" calcext:value-type="float">
            <text:p>0</text:p>
          </table:table-cell>
          <table:table-cell table:style-name="ce84" table:formula="of:=COUNTIF([.C26:.K26];&quot;11-19&quot;) + COUNTIF([.C26:.K26];&quot;2&quot;)" office:value-type="float" office:value="1" calcext:value-type="float">
            <text:p>1</text:p>
          </table:table-cell>
          <table:table-cell table:style-name="ce84" table:formula="of:=COUNTIF([.C26:.K26];&quot;U&quot;)+COUNTIF([.C26:.K26];&quot;UL&quot;)" office:value-type="float" office:value="0" calcext:value-type="float">
            <text:p>0</text:p>
          </table:table-cell>
          <table:table-cell table:style-name="ce84" table:formula="of:=COUNTIF([.C26:.K26];&quot;KVIT&quot;)" office:value-type="float" office:value="1" calcext:value-type="float">
            <text:p>1</text:p>
          </table:table-cell>
          <table:table-cell table:style-name="ce85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6" calcext:value-type="date">
            <text:p>26. VII. 05</text:p>
          </table:table-cell>
          <table:table-cell table:style-name="ce76" table:formula="of:=TEXT([.A27];&quot;Ddd&quot;)" office:value-type="string" office:string-value="tor" calcext:value-type="string">
            <text:p>tor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1" office:value-type="string" calcext:value-type="string">
            <text:p>2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84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84" table:formula="of:=COUNTIF([.C27:.K27];&quot;51&quot;) + COUNTIF([.C27:.K27];&quot;51L&quot;)" office:value-type="float" office:value="0" calcext:value-type="float">
            <text:p>0</text:p>
          </table:table-cell>
          <table:table-cell table:style-name="ce84" table:formula="of:=COUNTIF([.C27:.K27];&quot;52&quot;) + COUNTIF([.C27:.K27];&quot;52L&quot;)" office:value-type="float" office:value="0" calcext:value-type="float">
            <text:p>0</text:p>
          </table:table-cell>
          <table:table-cell table:style-name="ce84" table:formula="of:=COUNTIF([.C27:.K27];&quot;11-19&quot;) + COUNTIF([.C27:.K27];&quot;2&quot;)" office:value-type="float" office:value="1" calcext:value-type="float">
            <text:p>1</text:p>
          </table:table-cell>
          <table:table-cell table:style-name="ce84" table:formula="of:=COUNTIF([.C27:.K27];&quot;U&quot;)+COUNTIF([.C27:.K27];&quot;UL&quot;)" office:value-type="float" office:value="0" calcext:value-type="float">
            <text:p>0</text:p>
          </table:table-cell>
          <table:table-cell table:style-name="ce84" table:formula="of:=COUNTIF([.C27:.K27];&quot;KVIT&quot;)" office:value-type="float" office:value="1" calcext:value-type="float">
            <text:p>1</text:p>
          </table:table-cell>
          <table:table-cell table:style-name="ce85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7" calcext:value-type="date">
            <text:p>27. VII. 05</text:p>
          </table:table-cell>
          <table:table-cell table:style-name="ce76" table:formula="of:=TEXT([.A28];&quot;Ddd&quot;)" office:value-type="string" office:string-value="sre" calcext:value-type="string">
            <text:p>sre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81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84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84" table:formula="of:=COUNTIF([.C28:.K28];&quot;51&quot;) + COUNTIF([.C28:.K28];&quot;51L&quot;)" office:value-type="float" office:value="0" calcext:value-type="float">
            <text:p>0</text:p>
          </table:table-cell>
          <table:table-cell table:style-name="ce84" table:formula="of:=COUNTIF([.C28:.K28];&quot;52&quot;) + COUNTIF([.C28:.K28];&quot;52L&quot;)" office:value-type="float" office:value="0" calcext:value-type="float">
            <text:p>0</text:p>
          </table:table-cell>
          <table:table-cell table:style-name="ce84" table:formula="of:=COUNTIF([.C28:.K28];&quot;11-19&quot;) + COUNTIF([.C28:.K28];&quot;2&quot;)" office:value-type="float" office:value="1" calcext:value-type="float">
            <text:p>1</text:p>
          </table:table-cell>
          <table:table-cell table:style-name="ce84" table:formula="of:=COUNTIF([.C28:.K28];&quot;U&quot;)+COUNTIF([.C28:.K28];&quot;UL&quot;)" office:value-type="float" office:value="0" calcext:value-type="float">
            <text:p>0</text:p>
          </table:table-cell>
          <table:table-cell table:style-name="ce84" table:formula="of:=COUNTIF([.C28:.K28];&quot;KVIT&quot;)" office:value-type="float" office:value="1" calcext:value-type="float">
            <text:p>1</text:p>
          </table:table-cell>
          <table:table-cell table:style-name="ce85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8" calcext:value-type="date">
            <text:p>28. VII. 05</text:p>
          </table:table-cell>
          <table:table-cell table:style-name="ce76" table:formula="of:=TEXT([.A29];&quot;Ddd&quot;)" office:value-type="string" office:string-value="čet" calcext:value-type="string">
            <text:p>če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84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84" table:formula="of:=COUNTIF([.C29:.K29];&quot;51&quot;) + COUNTIF([.C29:.K29];&quot;51L&quot;)" office:value-type="float" office:value="0" calcext:value-type="float">
            <text:p>0</text:p>
          </table:table-cell>
          <table:table-cell table:style-name="ce84" table:formula="of:=COUNTIF([.C29:.K29];&quot;52&quot;) + COUNTIF([.C29:.K29];&quot;52L&quot;)" office:value-type="float" office:value="0" calcext:value-type="float">
            <text:p>0</text:p>
          </table:table-cell>
          <table:table-cell table:style-name="ce84" table:formula="of:=COUNTIF([.C29:.K29];&quot;11-19&quot;) + COUNTIF([.C29:.K29];&quot;2&quot;)" office:value-type="float" office:value="1" calcext:value-type="float">
            <text:p>1</text:p>
          </table:table-cell>
          <table:table-cell table:style-name="ce84" table:formula="of:=COUNTIF([.C29:.K29];&quot;U&quot;)+COUNTIF([.C29:.K29];&quot;UL&quot;)" office:value-type="float" office:value="0" calcext:value-type="float">
            <text:p>0</text:p>
          </table:table-cell>
          <table:table-cell table:style-name="ce84" table:formula="of:=COUNTIF([.C29:.K29];&quot;KVIT&quot;)" office:value-type="float" office:value="1" calcext:value-type="float">
            <text:p>1</text:p>
          </table:table-cell>
          <table:table-cell table:style-name="ce85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3" office:value-type="date" office:date-value="2005-07-29" calcext:value-type="date">
            <text:p>29. VII. 05</text:p>
          </table:table-cell>
          <table:table-cell table:style-name="ce76" table:formula="of:=TEXT([.A30];&quot;Ddd&quot;)" office:value-type="string" office:string-value="pet" calcext:value-type="string">
            <text:p>pe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81" office:value-type="string" calcext:value-type="string">
            <text:p>2</text:p>
          </table:table-cell>
          <table:table-cell table:style-name="ce8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84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84" table:formula="of:=COUNTIF([.C30:.K30];&quot;51&quot;) + COUNTIF([.C30:.K30];&quot;51L&quot;)" office:value-type="float" office:value="0" calcext:value-type="float">
            <text:p>0</text:p>
          </table:table-cell>
          <table:table-cell table:style-name="ce84" table:formula="of:=COUNTIF([.C30:.K30];&quot;52&quot;) + COUNTIF([.C30:.K30];&quot;52L&quot;)" office:value-type="float" office:value="0" calcext:value-type="float">
            <text:p>0</text:p>
          </table:table-cell>
          <table:table-cell table:style-name="ce84" table:formula="of:=COUNTIF([.C30:.K30];&quot;11-19&quot;) + COUNTIF([.C30:.K30];&quot;2&quot;)" office:value-type="float" office:value="1" calcext:value-type="float">
            <text:p>1</text:p>
          </table:table-cell>
          <table:table-cell table:style-name="ce84" table:formula="of:=COUNTIF([.C30:.K30];&quot;U&quot;)+COUNTIF([.C30:.K30];&quot;UL&quot;)" office:value-type="float" office:value="0" calcext:value-type="float">
            <text:p>0</text:p>
          </table:table-cell>
          <table:table-cell table:style-name="ce84" table:formula="of:=COUNTIF([.C30:.K30];&quot;KVIT&quot;)" office:value-type="float" office:value="1" calcext:value-type="float">
            <text:p>1</text:p>
          </table:table-cell>
          <table:table-cell table:style-name="ce85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30" calcext:value-type="date">
            <text:p>30. VII. 05</text:p>
          </table:table-cell>
          <table:table-cell table:style-name="ce77" table:formula="of:=TEXT([.A31];&quot;Ddd&quot;)" office:value-type="string" office:string-value="sob" calcext:value-type="string">
            <text:p>sob</text:p>
          </table:table-cell>
          <table:table-cell table:number-columns-repeated="2" table:style-name="ce79" office:value-type="string" calcext:value-type="string">
            <text:p>D</text:p>
          </table:table-cell>
          <table:table-cell table:style-name="ce79" table:number-columns-repeated="2"/>
          <table:table-cell table:style-name="ce79" office:value-type="string" calcext:value-type="string">
            <text:p>D</text:p>
          </table:table-cell>
          <table:table-cell table:style-name="ce79" table:number-columns-repeated="2"/>
          <table:table-cell table:style-name="ce79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6" office:value-type="string" calcext:value-type="string">
            <text:p>ŠOŠ</text:p>
          </table:table-cell>
          <table:table-cell table:style-name="ce84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84" table:formula="of:=COUNTIF([.C31:.K31];&quot;51&quot;) + COUNTIF([.C31:.K31];&quot;51L&quot;)" office:value-type="float" office:value="0" calcext:value-type="float">
            <text:p>0</text:p>
          </table:table-cell>
          <table:table-cell table:style-name="ce84" table:formula="of:=COUNTIF([.C31:.K31];&quot;52&quot;) + COUNTIF([.C31:.K31];&quot;52L&quot;)" office:value-type="float" office:value="0" calcext:value-type="float">
            <text:p>0</text:p>
          </table:table-cell>
          <table:table-cell table:style-name="ce84" table:formula="of:=COUNTIF([.C31:.K31];&quot;11-19&quot;) + COUNTIF([.C31:.K31];&quot;2&quot;)" office:value-type="float" office:value="0" calcext:value-type="float">
            <text:p>0</text:p>
          </table:table-cell>
          <table:table-cell table:style-name="ce84" table:formula="of:=COUNTIF([.C31:.K31];&quot;U&quot;)+COUNTIF([.C31:.K31];&quot;UL&quot;)" office:value-type="float" office:value="0" calcext:value-type="float">
            <text:p>0</text:p>
          </table:table-cell>
          <table:table-cell table:style-name="ce84" table:formula="of:=COUNTIF([.C31:.K31];&quot;KVIT&quot;)" office:value-type="float" office:value="0" calcext:value-type="float">
            <text:p>0</text:p>
          </table:table-cell>
          <table:table-cell table:style-name="ce85" table:formula="of:=COUNTBLANK([.C31:.K31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74" office:value-type="date" office:date-value="2005-07-31" calcext:value-type="date">
            <text:p>31. VII. 05</text:p>
          </table:table-cell>
          <table:table-cell table:style-name="ce77" table:formula="of:=TEXT([.A32];&quot;Ddd&quot;)" office:value-type="string" office:string-value="ned" calcext:value-type="string">
            <text:p>ned</text:p>
          </table:table-cell>
          <table:table-cell table:number-columns-repeated="2" table:style-name="ce79" office:value-type="string" calcext:value-type="string">
            <text:p>D</text:p>
          </table:table-cell>
          <table:table-cell table:style-name="ce79" table:number-columns-repeated="2"/>
          <table:table-cell table:style-name="ce79" office:value-type="string" calcext:value-type="string">
            <text:p>D</text:p>
          </table:table-cell>
          <table:table-cell table:style-name="ce79" table:number-columns-repeated="2"/>
          <table:table-cell table:style-name="ce79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6" office:value-type="string" calcext:value-type="string">
            <text:p>ŠOŠ</text:p>
          </table:table-cell>
          <table:table-cell table:style-name="ce84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84" table:formula="of:=COUNTIF([.C32:.K32];&quot;51&quot;) + COUNTIF([.C32:.K32];&quot;51L&quot;)" office:value-type="float" office:value="0" calcext:value-type="float">
            <text:p>0</text:p>
          </table:table-cell>
          <table:table-cell table:style-name="ce84" table:formula="of:=COUNTIF([.C32:.K32];&quot;52&quot;) + COUNTIF([.C32:.K32];&quot;52L&quot;)" office:value-type="float" office:value="0" calcext:value-type="float">
            <text:p>0</text:p>
          </table:table-cell>
          <table:table-cell table:style-name="ce84" table:formula="of:=COUNTIF([.C32:.K32];&quot;11-19&quot;) + COUNTIF([.C32:.K32];&quot;2&quot;)" office:value-type="float" office:value="0" calcext:value-type="float">
            <text:p>0</text:p>
          </table:table-cell>
          <table:table-cell table:style-name="ce84" table:formula="of:=COUNTIF([.C32:.K32];&quot;U&quot;)+COUNTIF([.C32:.K32];&quot;UL&quot;)" office:value-type="float" office:value="0" calcext:value-type="float">
            <text:p>0</text:p>
          </table:table-cell>
          <table:table-cell table:style-name="ce84" table:formula="of:=COUNTIF([.C32:.K32];&quot;KVIT&quot;)" office:value-type="float" office:value="0" calcext:value-type="float">
            <text:p>0</text:p>
          </table:table-cell>
          <table:table-cell table:style-name="ce85" table:formula="of:=COUNTBLANK([.C32:.K32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86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0" calcext:value-type="float">
            <text:p>0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3" calcext:value-type="float">
            <text:p>3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6" calcext:value-type="float">
            <text:p>6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2" calcext:value-type="float">
            <text:p>2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5" calcext:value-type="float">
            <text:p>5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7" calcext:value-type="float">
            <text:p>7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lij.S2:julij.S33">
            <calcext:condition calcext:apply-style-name="ConditionalStyle_4" calcext:value="!=0" calcext:base-cell-address="julij.S2"/>
          </calcext:conditional-format>
          <calcext:conditional-format calcext:target-range-address="julij.A2:julij.B2 julij.A4:julij.B9 julij.A12:julij.B16 julij.A19:julij.B23 julij.A26:julij.B30 julij.C3:julij.I4 julij.K3:julij.K4 julij.C10:julij.F11 julij.H10:julij.K11 julij.C17:julij.G18 julij.I17:julij.K18 julij.C24:julij.D25 julij.F24:julij.K25 julij.C31:julij.J32 julij.K19:julij.K19 julij.I26:julij.I26 julij.E27:julij.E27 julij.H28:julij.H28 julij.E30:julij.E30 julij.F2:julij.F2 julij.F5:julij.F9 julij.F12:julij.F16 julij.F19:julij.F23 julij.F26:julij.F30">
            <calcext:condition calcext:apply-style-name="ConditionalStyle_5" calcext:value="=&quot;Sob&quot;" calcext:base-cell-address="julij.A2"/>
            <calcext:condition calcext:apply-style-name="ConditionalStyle_5" calcext:value="=&quot;Ned&quot;" calcext:base-cell-address="julij.A2"/>
          </calcext:conditional-format>
          <calcext:conditional-format calcext:target-range-address="julij.A3:julij.A3 julij.A10:julij.A11 julij.A17:julij.A18 julij.A24:julij.A25 julij.A31:julij.A32">
            <calcext:condition calcext:apply-style-name="ConditionalStyle_5" calcext:value="formula-is('sob')" calcext:base-cell-address="julij.A3"/>
            <calcext:condition calcext:apply-style-name="ConditionalStyle_5" calcext:value="=&quot;Ned&quot;" calcext:base-cell-address="julij.A3"/>
          </calcext:conditional-format>
          <calcext:conditional-format calcext:target-range-address="julij.B3:julij.B3 julij.B10:julij.B11 julij.B17:julij.B18 julij.B24:julij.B25 julij.B31:julij.B32">
            <calcext:condition calcext:apply-style-name="ConditionalStyle_5" calcext:value="formula-is([$julij.$A$3])" calcext:base-cell-address="julij.B3"/>
            <calcext:condition calcext:apply-style-name="ConditionalStyle_5" calcext:value="=&quot;Ned&quot;" calcext:base-cell-address="julij.B3"/>
          </calcext:conditional-format>
          <calcext:conditional-format calcext:target-range-address="julij.M2:julij.R32">
            <calcext:condition calcext:apply-style-name="ConditionalStyle_2" calcext:value="&lt;1" calcext:base-cell-address="julij.M2"/>
            <calcext:condition calcext:apply-style-name="ConditionalStyle_3" calcext:value="&gt;1" calcext:base-cell-address="julij.M2"/>
          </calcext:conditional-format>
        </calcext:conditional-formats>
      </table:table>
      <table:table table:name="avgust" table:style-name="ta8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5" table:default-cell-style-name="ce6"/>
        <table:table-column table:style-name="co16" table:default-cell-style-name="ce6"/>
        <table:table-column table:style-name="co3" table:number-columns-repeated="238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/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1" calcext:value-type="date">
            <text:p>1. VIII. 05</text:p>
          </table:table-cell>
          <table:table-cell table:style-name="ce9" table:formula="of:=TEXT([.A2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38" office:value-type="string" calcext:value-type="string">
            <text:p><text:span text:style-name="T3">KVIT</text:span><text:span text:style-name="T9">L</text:span></text:p>
          </table:table-cell>
          <table:table-cell table:style-name="ce19" office:value-type="string" calcext:value-type="string">
            <text:p>1</text:p>
          </table:table-cell>
          <table:table-cell table:style-name="ce13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94" office:value-type="string" calcext:value-type="string">
            <text:p>ŠOŠ</text:p>
          </table:table-cell>
          <table:table-cell table:style-name="ce95" table:formula="of:=COUNTIF([.C2:.K2];&quot;L&quot;) + COUNTIF([.C2:.K2];&quot;52L&quot;)+COUNTIF([.C2:.K2];&quot;51L&quot;)+COUNTIF([.C2:.K2];&quot;1L&quot;)+COUNTIF([.C2:.K2];&quot;KVITL&quot;)+COUNTIF([.C2:.K2];&quot;UL&quot;)+COUNTIF([.C2:.K2];&quot;2l&quot;)" office:value-type="float" office:value="1" calcext:value-type="float">
            <text:p>1</text:p>
          </table:table-cell>
          <table:table-cell table:style-name="ce95" table:formula="of:=COUNTIF([.C2:.K2];&quot;51&quot;) + COUNTIF([.C2:.K2];&quot;51L&quot;)" office:value-type="float" office:value="0" calcext:value-type="float">
            <text:p>0</text:p>
          </table:table-cell>
          <table:table-cell table:style-name="ce95" table:formula="of:=COUNTIF([.C2:.K2];&quot;52&quot;) + COUNTIF([.C2:.K2];&quot;52L&quot;)" office:value-type="float" office:value="0" calcext:value-type="float">
            <text:p>0</text:p>
          </table:table-cell>
          <table:table-cell table:style-name="ce95" table:formula="of:=COUNTIF([.C2:.K2];&quot;11-19&quot;) + COUNTIF([.C2:.K2];&quot;2&quot;)" office:value-type="float" office:value="1" calcext:value-type="float">
            <text:p>1</text:p>
          </table:table-cell>
          <table:table-cell table:style-name="ce95" table:formula="of:=COUNTIF([.C2:.K2];&quot;U&quot;)+COUNTIF([.C2:.K2];&quot;UL&quot;)" office:value-type="float" office:value="0" calcext:value-type="float">
            <text:p>0</text:p>
          </table:table-cell>
          <table:table-cell table:style-name="ce95" table:formula="of:=COUNTIF([.C2:.K2];&quot;KVIT&quot;)" office:value-type="float" office:value="0" calcext:value-type="float">
            <text:p>0</text:p>
          </table:table-cell>
          <table:table-cell table:style-name="ce96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2" calcext:value-type="date">
            <text:p>2. VIII. 05</text:p>
          </table:table-cell>
          <table:table-cell table:style-name="ce9" table:formula="of:=TEXT([.A3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94" office:value-type="string" calcext:value-type="string">
            <text:p>ŠOŠ</text:p>
          </table:table-cell>
          <table:table-cell table:style-name="ce95" table:formula="of:=COUNTIF([.C3:.K3];&quot;L&quot;) + COUNTIF([.C3:.K3];&quot;52L&quot;)+COUNTIF([.C3:.K3];&quot;51L&quot;)+COUNTIF([.C3:.K3];&quot;1L&quot;)+COUNTIF([.C3:.K3];&quot;KVITL&quot;)+COUNTIF([.C3:.K3];&quot;UL&quot;)+COUNTIF([.C3:.K3];&quot;2l&quot;)" office:value-type="float" office:value="1" calcext:value-type="float">
            <text:p>1</text:p>
          </table:table-cell>
          <table:table-cell table:style-name="ce95" table:formula="of:=COUNTIF([.C3:.K3];&quot;51&quot;) + COUNTIF([.C3:.K3];&quot;51L&quot;)" office:value-type="float" office:value="0" calcext:value-type="float">
            <text:p>0</text:p>
          </table:table-cell>
          <table:table-cell table:style-name="ce95" table:formula="of:=COUNTIF([.C3:.K3];&quot;52&quot;) + COUNTIF([.C3:.K3];&quot;52L&quot;)" office:value-type="float" office:value="0" calcext:value-type="float">
            <text:p>0</text:p>
          </table:table-cell>
          <table:table-cell table:style-name="ce95" table:formula="of:=COUNTIF([.C3:.K3];&quot;11-19&quot;) + COUNTIF([.C3:.K3];&quot;2&quot;)" office:value-type="float" office:value="1" calcext:value-type="float">
            <text:p>1</text:p>
          </table:table-cell>
          <table:table-cell table:style-name="ce95" table:formula="of:=COUNTIF([.C3:.K3];&quot;U&quot;)+COUNTIF([.C3:.K3];&quot;UL&quot;)" office:value-type="float" office:value="0" calcext:value-type="float">
            <text:p>0</text:p>
          </table:table-cell>
          <table:table-cell table:style-name="ce95" table:formula="of:=COUNTIF([.C3:.K3];&quot;KVIT&quot;)" office:value-type="float" office:value="1" calcext:value-type="float">
            <text:p>1</text:p>
          </table:table-cell>
          <table:table-cell table:style-name="ce96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3" calcext:value-type="date">
            <text:p>3. VIII. 05</text:p>
          </table:table-cell>
          <table:table-cell table:style-name="ce9" table:formula="of:=TEXT([.A4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38" office:value-type="string" calcext:value-type="string">
            <text:p><text:span text:style-name="T3">KVIT</text:span><text:span text:style-name="T9">L</text:span></text:p>
          </table:table-cell>
          <table:table-cell table:style-name="ce19" office:value-type="string" calcext:value-type="string">
            <text:p>1</text:p>
          </table:table-cell>
          <table:table-cell table:style-name="ce13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94" office:value-type="string" calcext:value-type="string">
            <text:p>ŠOŠ</text:p>
          </table:table-cell>
          <table:table-cell table:style-name="ce95" table:formula="of:=COUNTIF([.C4:.K4];&quot;L&quot;) + COUNTIF([.C4:.K4];&quot;52L&quot;)+COUNTIF([.C4:.K4];&quot;51L&quot;)+COUNTIF([.C4:.K4];&quot;1L&quot;)+COUNTIF([.C4:.K4];&quot;KVITL&quot;)+COUNTIF([.C4:.K4];&quot;UL&quot;)+COUNTIF([.C4:.K4];&quot;2l&quot;)" office:value-type="float" office:value="1" calcext:value-type="float">
            <text:p>1</text:p>
          </table:table-cell>
          <table:table-cell table:style-name="ce95" table:formula="of:=COUNTIF([.C4:.K4];&quot;51&quot;) + COUNTIF([.C4:.K4];&quot;51L&quot;)" office:value-type="float" office:value="0" calcext:value-type="float">
            <text:p>0</text:p>
          </table:table-cell>
          <table:table-cell table:style-name="ce95" table:formula="of:=COUNTIF([.C4:.K4];&quot;52&quot;) + COUNTIF([.C4:.K4];&quot;52L&quot;)" office:value-type="float" office:value="0" calcext:value-type="float">
            <text:p>0</text:p>
          </table:table-cell>
          <table:table-cell table:style-name="ce95" table:formula="of:=COUNTIF([.C4:.K4];&quot;11-19&quot;) + COUNTIF([.C4:.K4];&quot;2&quot;)" office:value-type="float" office:value="1" calcext:value-type="float">
            <text:p>1</text:p>
          </table:table-cell>
          <table:table-cell table:style-name="ce95" table:formula="of:=COUNTIF([.C4:.K4];&quot;U&quot;)+COUNTIF([.C4:.K4];&quot;UL&quot;)" office:value-type="float" office:value="0" calcext:value-type="float">
            <text:p>0</text:p>
          </table:table-cell>
          <table:table-cell table:style-name="ce95" table:formula="of:=COUNTIF([.C4:.K4];&quot;KVIT&quot;)" office:value-type="float" office:value="0" calcext:value-type="float">
            <text:p>0</text:p>
          </table:table-cell>
          <table:table-cell table:style-name="ce96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4" calcext:value-type="date">
            <text:p>4. VIII. 05</text:p>
          </table:table-cell>
          <table:table-cell table:style-name="ce88" table:formula="of:=TEXT([.A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94" office:value-type="string" calcext:value-type="string">
            <text:p>ŠOŠ</text:p>
          </table:table-cell>
          <table:table-cell table:style-name="ce95" table:formula="of:=COUNTIF([.C5:.K5];&quot;L&quot;) + COUNTIF([.C5:.K5];&quot;52L&quot;)+COUNTIF([.C5:.K5];&quot;51L&quot;)+COUNTIF([.C5:.K5];&quot;1L&quot;)+COUNTIF([.C5:.K5];&quot;KVITL&quot;)+COUNTIF([.C5:.K5];&quot;UL&quot;)+COUNTIF([.C5:.K5];&quot;2l&quot;)" office:value-type="float" office:value="1" calcext:value-type="float">
            <text:p>1</text:p>
          </table:table-cell>
          <table:table-cell table:style-name="ce95" table:formula="of:=COUNTIF([.C5:.K5];&quot;51&quot;) + COUNTIF([.C5:.K5];&quot;51L&quot;)" office:value-type="float" office:value="0" calcext:value-type="float">
            <text:p>0</text:p>
          </table:table-cell>
          <table:table-cell table:style-name="ce95" table:formula="of:=COUNTIF([.C5:.K5];&quot;52&quot;) + COUNTIF([.C5:.K5];&quot;52L&quot;)" office:value-type="float" office:value="0" calcext:value-type="float">
            <text:p>0</text:p>
          </table:table-cell>
          <table:table-cell table:style-name="ce95" table:formula="of:=COUNTIF([.C5:.K5];&quot;11-19&quot;) + COUNTIF([.C5:.K5];&quot;2&quot;)" office:value-type="float" office:value="1" calcext:value-type="float">
            <text:p>1</text:p>
          </table:table-cell>
          <table:table-cell table:style-name="ce95" table:formula="of:=COUNTIF([.C5:.K5];&quot;U&quot;)+COUNTIF([.C5:.K5];&quot;UL&quot;)" office:value-type="float" office:value="0" calcext:value-type="float">
            <text:p>0</text:p>
          </table:table-cell>
          <table:table-cell table:style-name="ce95" table:formula="of:=COUNTIF([.C5:.K5];&quot;KVIT&quot;)" office:value-type="float" office:value="1" calcext:value-type="float">
            <text:p>1</text:p>
          </table:table-cell>
          <table:table-cell table:style-name="ce96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5" calcext:value-type="date">
            <text:p>5. VIII. 05</text:p>
          </table:table-cell>
          <table:table-cell table:style-name="ce88" table:formula="of:=TEXT([.A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2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94" office:value-type="string" calcext:value-type="string">
            <text:p>ŠOŠ</text:p>
          </table:table-cell>
          <table:table-cell table:style-name="ce95" table:formula="of:=COUNTIF([.C6:.K6];&quot;L&quot;) + COUNTIF([.C6:.K6];&quot;52L&quot;)+COUNTIF([.C6:.K6];&quot;51L&quot;)+COUNTIF([.C6:.K6];&quot;1L&quot;)+COUNTIF([.C6:.K6];&quot;KVITL&quot;)+COUNTIF([.C6:.K6];&quot;UL&quot;)+COUNTIF([.C6:.K6];&quot;2l&quot;)" office:value-type="float" office:value="1" calcext:value-type="float">
            <text:p>1</text:p>
          </table:table-cell>
          <table:table-cell table:style-name="ce95" table:formula="of:=COUNTIF([.C6:.K6];&quot;51&quot;) + COUNTIF([.C6:.K6];&quot;51L&quot;)" office:value-type="float" office:value="0" calcext:value-type="float">
            <text:p>0</text:p>
          </table:table-cell>
          <table:table-cell table:style-name="ce95" table:formula="of:=COUNTIF([.C6:.K6];&quot;52&quot;) + COUNTIF([.C6:.K6];&quot;52L&quot;)" office:value-type="float" office:value="0" calcext:value-type="float">
            <text:p>0</text:p>
          </table:table-cell>
          <table:table-cell table:style-name="ce95" table:formula="of:=COUNTIF([.C6:.K6];&quot;11-19&quot;) + COUNTIF([.C6:.K6];&quot;2&quot;)" office:value-type="float" office:value="1" calcext:value-type="float">
            <text:p>1</text:p>
          </table:table-cell>
          <table:table-cell table:style-name="ce95" table:formula="of:=COUNTIF([.C6:.K6];&quot;U&quot;)+COUNTIF([.C6:.K6];&quot;UL&quot;)" office:value-type="float" office:value="0" calcext:value-type="float">
            <text:p>0</text:p>
          </table:table-cell>
          <table:table-cell table:style-name="ce95" table:formula="of:=COUNTIF([.C6:.K6];&quot;KVIT&quot;)" office:value-type="float" office:value="1" calcext:value-type="float">
            <text:p>1</text:p>
          </table:table-cell>
          <table:table-cell table:style-name="ce96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06" calcext:value-type="date">
            <text:p>6. VIII. 05</text:p>
          </table:table-cell>
          <table:table-cell table:style-name="ce89" table:formula="of:=TEXT([.A7];&quot;Ddd&quot;)" office:value-type="string" office:string-value="sob" calcext:value-type="string">
            <text:p>sob</text:p>
          </table:table-cell>
          <table:table-cell table:style-name="ce91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91" office:value-type="string" calcext:value-type="string">
            <text:p>D</text:p>
          </table:table-cell>
          <table:table-cell table:style-name="ce37"/>
          <table:table-cell table:number-columns-repeated="2" table:style-name="ce91" office:value-type="string" calcext:value-type="string">
            <text:p>D</text:p>
          </table:table-cell>
          <table:table-cell table:style-name="ce37"/>
          <table:table-cell table:style-name="ce91" office:value-type="string" calcext:value-type="string">
            <text:p>D</text:p>
          </table:table-cell>
          <table:table-cell table:style-name="ce51"/>
          <table:table-cell table:style-name="ce94" office:value-type="string" calcext:value-type="string">
            <text:p>DAN</text:p>
          </table:table-cell>
          <table:table-cell table:style-name="ce95" table:formula="of:=COUNTIF([.C7:.K7];&quot;L&quot;) + COUNTIF([.C7:.K7];&quot;52L&quot;)+COUNTIF([.C7:.K7];&quot;51L&quot;)+COUNTIF([.C7:.K7];&quot;1L&quot;)+COUNTIF([.C7:.K7];&quot;KVITL&quot;)+COUNTIF([.C7:.K7];&quot;UL&quot;)+COUNTIF([.C7:.K7];&quot;2l&quot;)" office:value-type="float" office:value="1" calcext:value-type="float">
            <text:p>1</text:p>
          </table:table-cell>
          <table:table-cell table:style-name="ce95" table:formula="of:=COUNTIF([.C7:.K7];&quot;51&quot;) + COUNTIF([.C7:.K7];&quot;51L&quot;)" office:value-type="float" office:value="0" calcext:value-type="float">
            <text:p>0</text:p>
          </table:table-cell>
          <table:table-cell table:style-name="ce95" table:formula="of:=COUNTIF([.C7:.K7];&quot;52&quot;) + COUNTIF([.C7:.K7];&quot;52L&quot;)" office:value-type="float" office:value="0" calcext:value-type="float">
            <text:p>0</text:p>
          </table:table-cell>
          <table:table-cell table:style-name="ce95" table:formula="of:=COUNTIF([.C7:.K7];&quot;11-19&quot;) + COUNTIF([.C7:.K7];&quot;2&quot;)" office:value-type="float" office:value="0" calcext:value-type="float">
            <text:p>0</text:p>
          </table:table-cell>
          <table:table-cell table:style-name="ce95" table:formula="of:=COUNTIF([.C7:.K7];&quot;U&quot;)+COUNTIF([.C7:.K7];&quot;UL&quot;)" office:value-type="float" office:value="0" calcext:value-type="float">
            <text:p>0</text:p>
          </table:table-cell>
          <table:table-cell table:style-name="ce95" table:formula="of:=COUNTIF([.C7:.K7];&quot;KVIT&quot;)" office:value-type="float" office:value="0" calcext:value-type="float">
            <text:p>0</text:p>
          </table:table-cell>
          <table:table-cell table:style-name="ce96" table:formula="of:=COUNTBLANK([.C7:.K7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07" calcext:value-type="date">
            <text:p>7. VIII. 05</text:p>
          </table:table-cell>
          <table:table-cell table:style-name="ce89" table:formula="of:=TEXT([.A8];&quot;Ddd&quot;)" office:value-type="string" office:string-value="ned" calcext:value-type="string">
            <text:p>ned</text:p>
          </table:table-cell>
          <table:table-cell table:style-name="ce91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91" office:value-type="string" calcext:value-type="string">
            <text:p>D</text:p>
          </table:table-cell>
          <table:table-cell table:style-name="ce37"/>
          <table:table-cell table:number-columns-repeated="2" table:style-name="ce91" office:value-type="string" calcext:value-type="string">
            <text:p>D</text:p>
          </table:table-cell>
          <table:table-cell table:style-name="ce37"/>
          <table:table-cell table:style-name="ce91" office:value-type="string" calcext:value-type="string">
            <text:p>D</text:p>
          </table:table-cell>
          <table:table-cell table:style-name="ce51"/>
          <table:table-cell table:style-name="ce94" office:value-type="string" calcext:value-type="string">
            <text:p>DAN</text:p>
          </table:table-cell>
          <table:table-cell table:style-name="ce95" table:formula="of:=COUNTIF([.C8:.K8];&quot;L&quot;) + COUNTIF([.C8:.K8];&quot;52L&quot;)+COUNTIF([.C8:.K8];&quot;51L&quot;)+COUNTIF([.C8:.K8];&quot;1L&quot;)+COUNTIF([.C8:.K8];&quot;KVITL&quot;)+COUNTIF([.C8:.K8];&quot;UL&quot;)+COUNTIF([.C8:.K8];&quot;2l&quot;)" office:value-type="float" office:value="1" calcext:value-type="float">
            <text:p>1</text:p>
          </table:table-cell>
          <table:table-cell table:style-name="ce95" table:formula="of:=COUNTIF([.C8:.K8];&quot;51&quot;) + COUNTIF([.C8:.K8];&quot;51L&quot;)" office:value-type="float" office:value="0" calcext:value-type="float">
            <text:p>0</text:p>
          </table:table-cell>
          <table:table-cell table:style-name="ce95" table:formula="of:=COUNTIF([.C8:.K8];&quot;52&quot;) + COUNTIF([.C8:.K8];&quot;52L&quot;)" office:value-type="float" office:value="0" calcext:value-type="float">
            <text:p>0</text:p>
          </table:table-cell>
          <table:table-cell table:style-name="ce95" table:formula="of:=COUNTIF([.C8:.K8];&quot;11-19&quot;) + COUNTIF([.C8:.K8];&quot;2&quot;)" office:value-type="float" office:value="0" calcext:value-type="float">
            <text:p>0</text:p>
          </table:table-cell>
          <table:table-cell table:style-name="ce95" table:formula="of:=COUNTIF([.C8:.K8];&quot;U&quot;)+COUNTIF([.C8:.K8];&quot;UL&quot;)" office:value-type="float" office:value="0" calcext:value-type="float">
            <text:p>0</text:p>
          </table:table-cell>
          <table:table-cell table:style-name="ce95" table:formula="of:=COUNTIF([.C8:.K8];&quot;KVIT&quot;)" office:value-type="float" office:value="0" calcext:value-type="float">
            <text:p>0</text:p>
          </table:table-cell>
          <table:table-cell table:style-name="ce96" table:formula="of:=COUNTBLANK([.C8:.K8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8" calcext:value-type="date">
            <text:p>8. VIII. 05</text:p>
          </table:table-cell>
          <table:table-cell table:style-name="ce88" table:formula="of:=TEXT([.A9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94" office:value-type="string" calcext:value-type="string">
            <text:p>DAN</text:p>
          </table:table-cell>
          <table:table-cell table:style-name="ce95" table:formula="of:=COUNTIF([.C9:.K9];&quot;L&quot;) + COUNTIF([.C9:.K9];&quot;52L&quot;)+COUNTIF([.C9:.K9];&quot;51L&quot;)+COUNTIF([.C9:.K9];&quot;1L&quot;)+COUNTIF([.C9:.K9];&quot;KVITL&quot;)+COUNTIF([.C9:.K9];&quot;UL&quot;)+COUNTIF([.C9:.K9];&quot;2l&quot;)" office:value-type="float" office:value="1" calcext:value-type="float">
            <text:p>1</text:p>
          </table:table-cell>
          <table:table-cell table:style-name="ce95" table:formula="of:=COUNTIF([.C9:.K9];&quot;51&quot;) + COUNTIF([.C9:.K9];&quot;51L&quot;)" office:value-type="float" office:value="0" calcext:value-type="float">
            <text:p>0</text:p>
          </table:table-cell>
          <table:table-cell table:style-name="ce95" table:formula="of:=COUNTIF([.C9:.K9];&quot;52&quot;) + COUNTIF([.C9:.K9];&quot;52L&quot;)" office:value-type="float" office:value="0" calcext:value-type="float">
            <text:p>0</text:p>
          </table:table-cell>
          <table:table-cell table:style-name="ce95" table:formula="of:=COUNTIF([.C9:.K9];&quot;11-19&quot;) + COUNTIF([.C9:.K9];&quot;2&quot;)" office:value-type="float" office:value="1" calcext:value-type="float">
            <text:p>1</text:p>
          </table:table-cell>
          <table:table-cell table:style-name="ce95" table:formula="of:=COUNTIF([.C9:.K9];&quot;U&quot;)+COUNTIF([.C9:.K9];&quot;UL&quot;)" office:value-type="float" office:value="0" calcext:value-type="float">
            <text:p>0</text:p>
          </table:table-cell>
          <table:table-cell table:style-name="ce95" table:formula="of:=COUNTIF([.C9:.K9];&quot;KVIT&quot;)" office:value-type="float" office:value="1" calcext:value-type="float">
            <text:p>1</text:p>
          </table:table-cell>
          <table:table-cell table:style-name="ce96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09" calcext:value-type="date">
            <text:p>9. VIII. 05</text:p>
          </table:table-cell>
          <table:table-cell table:style-name="ce88" table:formula="of:=TEXT([.A10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94" office:value-type="string" calcext:value-type="string">
            <text:p>DAN</text:p>
          </table:table-cell>
          <table:table-cell table:style-name="ce95" table:formula="of:=COUNTIF([.C10:.K10];&quot;L&quot;) + COUNTIF([.C10:.K10];&quot;52L&quot;)+COUNTIF([.C10:.K10];&quot;51L&quot;)+COUNTIF([.C10:.K10];&quot;1L&quot;)+COUNTIF([.C10:.K10];&quot;KVITL&quot;)+COUNTIF([.C10:.K10];&quot;UL&quot;)+COUNTIF([.C10:.K10];&quot;2l&quot;)" office:value-type="float" office:value="1" calcext:value-type="float">
            <text:p>1</text:p>
          </table:table-cell>
          <table:table-cell table:style-name="ce95" table:formula="of:=COUNTIF([.C10:.K10];&quot;51&quot;) + COUNTIF([.C10:.K10];&quot;51L&quot;)" office:value-type="float" office:value="0" calcext:value-type="float">
            <text:p>0</text:p>
          </table:table-cell>
          <table:table-cell table:style-name="ce95" table:formula="of:=COUNTIF([.C10:.K10];&quot;52&quot;) + COUNTIF([.C10:.K10];&quot;52L&quot;)" office:value-type="float" office:value="0" calcext:value-type="float">
            <text:p>0</text:p>
          </table:table-cell>
          <table:table-cell table:style-name="ce95" table:formula="of:=COUNTIF([.C10:.K10];&quot;11-19&quot;) + COUNTIF([.C10:.K10];&quot;2&quot;)" office:value-type="float" office:value="1" calcext:value-type="float">
            <text:p>1</text:p>
          </table:table-cell>
          <table:table-cell table:style-name="ce95" table:formula="of:=COUNTIF([.C10:.K10];&quot;U&quot;)+COUNTIF([.C10:.K10];&quot;UL&quot;)" office:value-type="float" office:value="0" calcext:value-type="float">
            <text:p>0</text:p>
          </table:table-cell>
          <table:table-cell table:style-name="ce95" table:formula="of:=COUNTIF([.C10:.K10];&quot;KVIT&quot;)" office:value-type="float" office:value="1" calcext:value-type="float">
            <text:p>1</text:p>
          </table:table-cell>
          <table:table-cell table:style-name="ce96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0" calcext:value-type="date">
            <text:p>10. VIII. 05</text:p>
          </table:table-cell>
          <table:table-cell table:style-name="ce88" table:formula="of:=TEXT([.A11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2</text:p>
          </table:table-cell>
          <table:table-cell table:style-name="ce94" office:value-type="string" calcext:value-type="string">
            <text:p>DAN</text:p>
          </table:table-cell>
          <table:table-cell table:style-name="ce95" table:formula="of:=COUNTIF([.C11:.K11];&quot;L&quot;) + COUNTIF([.C11:.K11];&quot;52L&quot;)+COUNTIF([.C11:.K11];&quot;51L&quot;)+COUNTIF([.C11:.K11];&quot;1L&quot;)+COUNTIF([.C11:.K11];&quot;KVITL&quot;)+COUNTIF([.C11:.K11];&quot;UL&quot;)+COUNTIF([.C11:.K11];&quot;2l&quot;)" office:value-type="float" office:value="1" calcext:value-type="float">
            <text:p>1</text:p>
          </table:table-cell>
          <table:table-cell table:style-name="ce95" table:formula="of:=COUNTIF([.C11:.K11];&quot;51&quot;) + COUNTIF([.C11:.K11];&quot;51L&quot;)" office:value-type="float" office:value="0" calcext:value-type="float">
            <text:p>0</text:p>
          </table:table-cell>
          <table:table-cell table:style-name="ce95" table:formula="of:=COUNTIF([.C11:.K11];&quot;52&quot;) + COUNTIF([.C11:.K11];&quot;52L&quot;)" office:value-type="float" office:value="0" calcext:value-type="float">
            <text:p>0</text:p>
          </table:table-cell>
          <table:table-cell table:style-name="ce95" table:formula="of:=COUNTIF([.C11:.K11];&quot;11-19&quot;) + COUNTIF([.C11:.K11];&quot;2&quot;)" office:value-type="float" office:value="1" calcext:value-type="float">
            <text:p>1</text:p>
          </table:table-cell>
          <table:table-cell table:style-name="ce95" table:formula="of:=COUNTIF([.C11:.K11];&quot;U&quot;)+COUNTIF([.C11:.K11];&quot;UL&quot;)" office:value-type="float" office:value="0" calcext:value-type="float">
            <text:p>0</text:p>
          </table:table-cell>
          <table:table-cell table:style-name="ce95" table:formula="of:=COUNTIF([.C11:.K11];&quot;KVIT&quot;)" office:value-type="float" office:value="1" calcext:value-type="float">
            <text:p>1</text:p>
          </table:table-cell>
          <table:table-cell table:style-name="ce96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1" calcext:value-type="date">
            <text:p>11. VIII. 05</text:p>
          </table:table-cell>
          <table:table-cell table:style-name="ce88" table:formula="of:=TEXT([.A1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94" office:value-type="string" calcext:value-type="string">
            <text:p>DAN</text:p>
          </table:table-cell>
          <table:table-cell table:style-name="ce95" table:formula="of:=COUNTIF([.C12:.K12];&quot;L&quot;) + COUNTIF([.C12:.K12];&quot;52L&quot;)+COUNTIF([.C12:.K12];&quot;51L&quot;)+COUNTIF([.C12:.K12];&quot;1L&quot;)+COUNTIF([.C12:.K12];&quot;KVITL&quot;)+COUNTIF([.C12:.K12];&quot;UL&quot;)+COUNTIF([.C12:.K12];&quot;2l&quot;)" office:value-type="float" office:value="1" calcext:value-type="float">
            <text:p>1</text:p>
          </table:table-cell>
          <table:table-cell table:style-name="ce95" table:formula="of:=COUNTIF([.C12:.K12];&quot;51&quot;) + COUNTIF([.C12:.K12];&quot;51L&quot;)" office:value-type="float" office:value="0" calcext:value-type="float">
            <text:p>0</text:p>
          </table:table-cell>
          <table:table-cell table:style-name="ce95" table:formula="of:=COUNTIF([.C12:.K12];&quot;52&quot;) + COUNTIF([.C12:.K12];&quot;52L&quot;)" office:value-type="float" office:value="0" calcext:value-type="float">
            <text:p>0</text:p>
          </table:table-cell>
          <table:table-cell table:style-name="ce95" table:formula="of:=COUNTIF([.C12:.K12];&quot;11-19&quot;) + COUNTIF([.C12:.K12];&quot;2&quot;)" office:value-type="float" office:value="1" calcext:value-type="float">
            <text:p>1</text:p>
          </table:table-cell>
          <table:table-cell table:style-name="ce95" table:formula="of:=COUNTIF([.C12:.K12];&quot;U&quot;)+COUNTIF([.C12:.K12];&quot;UL&quot;)" office:value-type="float" office:value="0" calcext:value-type="float">
            <text:p>0</text:p>
          </table:table-cell>
          <table:table-cell table:style-name="ce95" table:formula="of:=COUNTIF([.C12:.K12];&quot;KVIT&quot;)" office:value-type="float" office:value="1" calcext:value-type="float">
            <text:p>1</text:p>
          </table:table-cell>
          <table:table-cell table:style-name="ce96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2" calcext:value-type="date">
            <text:p>12. VIII. 05</text:p>
          </table:table-cell>
          <table:table-cell table:style-name="ce88" table:formula="of:=TEXT([.A1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number-columns-repeated="2" table:style-name="ce13" office:value-type="string" calcext:value-type="string">
            <text:p>D</text:p>
          </table:table-cell>
          <table:table-cell table:style-name="ce19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94" office:value-type="string" calcext:value-type="string">
            <text:p>DAN</text:p>
          </table:table-cell>
          <table:table-cell table:style-name="ce95" table:formula="of:=COUNTIF([.C13:.K13];&quot;L&quot;) + COUNTIF([.C13:.K13];&quot;52L&quot;)+COUNTIF([.C13:.K13];&quot;51L&quot;)+COUNTIF([.C13:.K13];&quot;1L&quot;)+COUNTIF([.C13:.K13];&quot;KVITL&quot;)+COUNTIF([.C13:.K13];&quot;UL&quot;)+COUNTIF([.C13:.K13];&quot;2l&quot;)" office:value-type="float" office:value="1" calcext:value-type="float">
            <text:p>1</text:p>
          </table:table-cell>
          <table:table-cell table:style-name="ce95" table:formula="of:=COUNTIF([.C13:.K13];&quot;51&quot;) + COUNTIF([.C13:.K13];&quot;51L&quot;)" office:value-type="float" office:value="0" calcext:value-type="float">
            <text:p>0</text:p>
          </table:table-cell>
          <table:table-cell table:style-name="ce95" table:formula="of:=COUNTIF([.C13:.K13];&quot;52&quot;) + COUNTIF([.C13:.K13];&quot;52L&quot;)" office:value-type="float" office:value="0" calcext:value-type="float">
            <text:p>0</text:p>
          </table:table-cell>
          <table:table-cell table:style-name="ce95" table:formula="of:=COUNTIF([.C13:.K13];&quot;11-19&quot;) + COUNTIF([.C13:.K13];&quot;2&quot;)" office:value-type="float" office:value="1" calcext:value-type="float">
            <text:p>1</text:p>
          </table:table-cell>
          <table:table-cell table:style-name="ce95" table:formula="of:=COUNTIF([.C13:.K13];&quot;U&quot;)+COUNTIF([.C13:.K13];&quot;UL&quot;)" office:value-type="float" office:value="0" calcext:value-type="float">
            <text:p>0</text:p>
          </table:table-cell>
          <table:table-cell table:style-name="ce95" table:formula="of:=COUNTIF([.C13:.K13];&quot;KVIT&quot;)" office:value-type="float" office:value="1" calcext:value-type="float">
            <text:p>1</text:p>
          </table:table-cell>
          <table:table-cell table:style-name="ce96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13" calcext:value-type="date">
            <text:p>13. VIII. 05</text:p>
          </table:table-cell>
          <table:table-cell table:style-name="ce89" table:formula="of:=TEXT([.A14];&quot;Ddd&quot;)" office:value-type="string" office:string-value="sob" calcext:value-type="string">
            <text:p>sob</text:p>
          </table:table-cell>
          <table:table-cell table:style-name="ce91" office:value-type="string" calcext:value-type="string">
            <text:p>D</text:p>
          </table:table-cell>
          <table:table-cell table:style-name="ce37"/>
          <table:table-cell table:style-name="ce91" office:value-type="string" calcext:value-type="string">
            <text:p>D</text:p>
          </table:table-cell>
          <table:table-cell table:style-name="ce37"/>
          <table:table-cell table:number-columns-repeated="2" table:style-name="ce91" office:value-type="string" calcext:value-type="string">
            <text:p>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51"/>
          <table:table-cell table:style-name="ce94" office:value-type="string" calcext:value-type="string">
            <text:p>MIR</text:p>
          </table:table-cell>
          <table:table-cell table:style-name="ce95" table:formula="of:=COUNTIF([.C14:.K14];&quot;L&quot;) + COUNTIF([.C14:.K14];&quot;52L&quot;)+COUNTIF([.C14:.K14];&quot;51L&quot;)+COUNTIF([.C14:.K14];&quot;1L&quot;)+COUNTIF([.C14:.K14];&quot;KVITL&quot;)+COUNTIF([.C14:.K14];&quot;UL&quot;)+COUNTIF([.C14:.K14];&quot;2l&quot;)" office:value-type="float" office:value="1" calcext:value-type="float">
            <text:p>1</text:p>
          </table:table-cell>
          <table:table-cell table:style-name="ce95" table:formula="of:=COUNTIF([.C14:.K14];&quot;51&quot;) + COUNTIF([.C14:.K14];&quot;51L&quot;)" office:value-type="float" office:value="0" calcext:value-type="float">
            <text:p>0</text:p>
          </table:table-cell>
          <table:table-cell table:style-name="ce95" table:formula="of:=COUNTIF([.C14:.K14];&quot;52&quot;) + COUNTIF([.C14:.K14];&quot;52L&quot;)" office:value-type="float" office:value="0" calcext:value-type="float">
            <text:p>0</text:p>
          </table:table-cell>
          <table:table-cell table:style-name="ce95" table:formula="of:=COUNTIF([.C14:.K14];&quot;11-19&quot;) + COUNTIF([.C14:.K14];&quot;2&quot;)" office:value-type="float" office:value="0" calcext:value-type="float">
            <text:p>0</text:p>
          </table:table-cell>
          <table:table-cell table:style-name="ce95" table:formula="of:=COUNTIF([.C14:.K14];&quot;U&quot;)+COUNTIF([.C14:.K14];&quot;UL&quot;)" office:value-type="float" office:value="0" calcext:value-type="float">
            <text:p>0</text:p>
          </table:table-cell>
          <table:table-cell table:style-name="ce95" table:formula="of:=COUNTIF([.C14:.K14];&quot;KVIT&quot;)" office:value-type="float" office:value="0" calcext:value-type="float">
            <text:p>0</text:p>
          </table:table-cell>
          <table:table-cell table:style-name="ce96" table:formula="of:=COUNTBLANK([.C14:.K14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14" calcext:value-type="date">
            <text:p>14. VIII. 05</text:p>
          </table:table-cell>
          <table:table-cell table:style-name="ce89" table:formula="of:=TEXT([.A15];&quot;Ddd&quot;)" office:value-type="string" office:string-value="ned" calcext:value-type="string">
            <text:p>ned</text:p>
          </table:table-cell>
          <table:table-cell table:style-name="ce91" office:value-type="string" calcext:value-type="string">
            <text:p>D</text:p>
          </table:table-cell>
          <table:table-cell table:style-name="ce37"/>
          <table:table-cell table:style-name="ce91" office:value-type="string" calcext:value-type="string">
            <text:p>D</text:p>
          </table:table-cell>
          <table:table-cell table:style-name="ce37"/>
          <table:table-cell table:number-columns-repeated="2" table:style-name="ce91" office:value-type="string" calcext:value-type="string">
            <text:p>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51"/>
          <table:table-cell table:style-name="ce94" office:value-type="string" calcext:value-type="string">
            <text:p>MIR</text:p>
          </table:table-cell>
          <table:table-cell table:style-name="ce95" table:formula="of:=COUNTIF([.C15:.K15];&quot;L&quot;) + COUNTIF([.C15:.K15];&quot;52L&quot;)+COUNTIF([.C15:.K15];&quot;51L&quot;)+COUNTIF([.C15:.K15];&quot;1L&quot;)+COUNTIF([.C15:.K15];&quot;KVITL&quot;)+COUNTIF([.C15:.K15];&quot;UL&quot;)+COUNTIF([.C15:.K15];&quot;2l&quot;)" office:value-type="float" office:value="1" calcext:value-type="float">
            <text:p>1</text:p>
          </table:table-cell>
          <table:table-cell table:style-name="ce95" table:formula="of:=COUNTIF([.C15:.K15];&quot;51&quot;) + COUNTIF([.C15:.K15];&quot;51L&quot;)" office:value-type="float" office:value="0" calcext:value-type="float">
            <text:p>0</text:p>
          </table:table-cell>
          <table:table-cell table:style-name="ce95" table:formula="of:=COUNTIF([.C15:.K15];&quot;52&quot;) + COUNTIF([.C15:.K15];&quot;52L&quot;)" office:value-type="float" office:value="0" calcext:value-type="float">
            <text:p>0</text:p>
          </table:table-cell>
          <table:table-cell table:style-name="ce95" table:formula="of:=COUNTIF([.C15:.K15];&quot;11-19&quot;) + COUNTIF([.C15:.K15];&quot;2&quot;)" office:value-type="float" office:value="0" calcext:value-type="float">
            <text:p>0</text:p>
          </table:table-cell>
          <table:table-cell table:style-name="ce95" table:formula="of:=COUNTIF([.C15:.K15];&quot;U&quot;)+COUNTIF([.C15:.K15];&quot;UL&quot;)" office:value-type="float" office:value="0" calcext:value-type="float">
            <text:p>0</text:p>
          </table:table-cell>
          <table:table-cell table:style-name="ce95" table:formula="of:=COUNTIF([.C15:.K15];&quot;KVIT&quot;)" office:value-type="float" office:value="0" calcext:value-type="float">
            <text:p>0</text:p>
          </table:table-cell>
          <table:table-cell table:style-name="ce96" table:formula="of:=COUNTBLANK([.C15:.K15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15" calcext:value-type="date">
            <text:p>15. VIII. 05</text:p>
          </table:table-cell>
          <table:table-cell table:style-name="ce89" table:formula="of:=TEXT([.A16];&quot;Ddd&quot;)" office:value-type="string" office:string-value="pon" calcext:value-type="string">
            <text:p>pon</text:p>
          </table:table-cell>
          <table:table-cell table:style-name="ce51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51" office:value-type="string" calcext:value-type="string">
            <text:p>D</text:p>
          </table:table-cell>
          <table:table-cell table:style-name="ce37"/>
          <table:table-cell table:style-name="ce51" office:value-type="string" calcext:value-type="string">
            <text:p>KVIT</text:p>
          </table:table-cell>
          <table:table-cell table:style-name="ce51" office:value-type="string" calcext:value-type="string">
            <text:p>D</text:p>
          </table:table-cell>
          <table:table-cell table:style-name="ce37"/>
          <table:table-cell table:style-name="ce51" table:number-columns-repeated="2"/>
          <table:table-cell table:style-name="ce94" office:value-type="string" calcext:value-type="string">
            <text:p>MIR</text:p>
          </table:table-cell>
          <table:table-cell table:style-name="ce95" table:formula="of:=COUNTIF([.C16:.K16];&quot;L&quot;) + COUNTIF([.C16:.K16];&quot;52L&quot;)+COUNTIF([.C16:.K16];&quot;51L&quot;)+COUNTIF([.C16:.K16];&quot;1L&quot;)+COUNTIF([.C16:.K16];&quot;KVITL&quot;)+COUNTIF([.C16:.K16];&quot;UL&quot;)+COUNTIF([.C16:.K16];&quot;2l&quot;)" office:value-type="float" office:value="1" calcext:value-type="float">
            <text:p>1</text:p>
          </table:table-cell>
          <table:table-cell table:style-name="ce95" table:formula="of:=COUNTIF([.C16:.K16];&quot;51&quot;) + COUNTIF([.C16:.K16];&quot;51L&quot;)" office:value-type="float" office:value="0" calcext:value-type="float">
            <text:p>0</text:p>
          </table:table-cell>
          <table:table-cell table:style-name="ce95" table:formula="of:=COUNTIF([.C16:.K16];&quot;52&quot;) + COUNTIF([.C16:.K16];&quot;52L&quot;)" office:value-type="float" office:value="0" calcext:value-type="float">
            <text:p>0</text:p>
          </table:table-cell>
          <table:table-cell table:style-name="ce95" table:formula="of:=COUNTIF([.C16:.K16];&quot;11-19&quot;) + COUNTIF([.C16:.K16];&quot;2&quot;)" office:value-type="float" office:value="0" calcext:value-type="float">
            <text:p>0</text:p>
          </table:table-cell>
          <table:table-cell table:style-name="ce95" table:formula="of:=COUNTIF([.C16:.K16];&quot;U&quot;)+COUNTIF([.C16:.K16];&quot;UL&quot;)" office:value-type="float" office:value="0" calcext:value-type="float">
            <text:p>0</text:p>
          </table:table-cell>
          <table:table-cell table:style-name="ce95" table:formula="of:=COUNTIF([.C16:.K16];&quot;KVIT&quot;)" office:value-type="float" office:value="1" calcext:value-type="float">
            <text:p>1</text:p>
          </table:table-cell>
          <table:table-cell table:style-name="ce96" table:formula="of:=COUNTBLANK([.C16:.K16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6" calcext:value-type="date">
            <text:p>16. VIII. 05</text:p>
          </table:table-cell>
          <table:table-cell table:style-name="ce88" table:formula="of:=TEXT([.A17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94" office:value-type="string" calcext:value-type="string">
            <text:p>MIR</text:p>
          </table:table-cell>
          <table:table-cell table:style-name="ce95" table:formula="of:=COUNTIF([.C17:.K17];&quot;L&quot;) + COUNTIF([.C17:.K17];&quot;52L&quot;)+COUNTIF([.C17:.K17];&quot;51L&quot;)+COUNTIF([.C17:.K17];&quot;1L&quot;)+COUNTIF([.C17:.K17];&quot;KVITL&quot;)+COUNTIF([.C17:.K17];&quot;UL&quot;)+COUNTIF([.C17:.K17];&quot;2l&quot;)" office:value-type="float" office:value="1" calcext:value-type="float">
            <text:p>1</text:p>
          </table:table-cell>
          <table:table-cell table:style-name="ce95" table:formula="of:=COUNTIF([.C17:.K17];&quot;51&quot;) + COUNTIF([.C17:.K17];&quot;51L&quot;)" office:value-type="float" office:value="1" calcext:value-type="float">
            <text:p>1</text:p>
          </table:table-cell>
          <table:table-cell table:style-name="ce95" table:formula="of:=COUNTIF([.C17:.K17];&quot;52&quot;) + COUNTIF([.C17:.K17];&quot;52L&quot;)" office:value-type="float" office:value="1" calcext:value-type="float">
            <text:p>1</text:p>
          </table:table-cell>
          <table:table-cell table:style-name="ce95" table:formula="of:=COUNTIF([.C17:.K17];&quot;11-19&quot;) + COUNTIF([.C17:.K17];&quot;2&quot;)" office:value-type="float" office:value="1" calcext:value-type="float">
            <text:p>1</text:p>
          </table:table-cell>
          <table:table-cell table:style-name="ce95" table:formula="of:=COUNTIF([.C17:.K17];&quot;U&quot;)+COUNTIF([.C17:.K17];&quot;UL&quot;)" office:value-type="float" office:value="0" calcext:value-type="float">
            <text:p>0</text:p>
          </table:table-cell>
          <table:table-cell table:style-name="ce95" table:formula="of:=COUNTIF([.C17:.K17];&quot;KVIT&quot;)" office:value-type="float" office:value="1" calcext:value-type="float">
            <text:p>1</text:p>
          </table:table-cell>
          <table:table-cell table:style-name="ce96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7" calcext:value-type="date">
            <text:p>17. VIII. 05</text:p>
          </table:table-cell>
          <table:table-cell table:style-name="ce88" table:formula="of:=TEXT([.A1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94" office:value-type="string" calcext:value-type="string">
            <text:p>MIR</text:p>
          </table:table-cell>
          <table:table-cell table:style-name="ce95" table:formula="of:=COUNTIF([.C18:.K18];&quot;L&quot;) + COUNTIF([.C18:.K18];&quot;52L&quot;)+COUNTIF([.C18:.K18];&quot;51L&quot;)+COUNTIF([.C18:.K18];&quot;1L&quot;)+COUNTIF([.C18:.K18];&quot;KVITL&quot;)+COUNTIF([.C18:.K18];&quot;UL&quot;)+COUNTIF([.C18:.K18];&quot;2l&quot;)" office:value-type="float" office:value="1" calcext:value-type="float">
            <text:p>1</text:p>
          </table:table-cell>
          <table:table-cell table:style-name="ce95" table:formula="of:=COUNTIF([.C18:.K18];&quot;51&quot;) + COUNTIF([.C18:.K18];&quot;51L&quot;)" office:value-type="float" office:value="1" calcext:value-type="float">
            <text:p>1</text:p>
          </table:table-cell>
          <table:table-cell table:style-name="ce95" table:formula="of:=COUNTIF([.C18:.K18];&quot;52&quot;) + COUNTIF([.C18:.K18];&quot;52L&quot;)" office:value-type="float" office:value="1" calcext:value-type="float">
            <text:p>1</text:p>
          </table:table-cell>
          <table:table-cell table:style-name="ce95" table:formula="of:=COUNTIF([.C18:.K18];&quot;11-19&quot;) + COUNTIF([.C18:.K18];&quot;2&quot;)" office:value-type="float" office:value="1" calcext:value-type="float">
            <text:p>1</text:p>
          </table:table-cell>
          <table:table-cell table:style-name="ce95" table:formula="of:=COUNTIF([.C18:.K18];&quot;U&quot;)+COUNTIF([.C18:.K18];&quot;UL&quot;)" office:value-type="float" office:value="0" calcext:value-type="float">
            <text:p>0</text:p>
          </table:table-cell>
          <table:table-cell table:style-name="ce95" table:formula="of:=COUNTIF([.C18:.K18];&quot;KVIT&quot;)" office:value-type="float" office:value="1" calcext:value-type="float">
            <text:p>1</text:p>
          </table:table-cell>
          <table:table-cell table:style-name="ce96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8" calcext:value-type="date">
            <text:p>18. VIII. 05</text:p>
          </table:table-cell>
          <table:table-cell table:style-name="ce88" table:formula="of:=TEXT([.A1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2" office:value-type="string" calcext:value-type="string">
            <text:p>L</text:p>
          </table:table-cell>
          <table:table-cell table:style-name="ce94" office:value-type="string" calcext:value-type="string">
            <text:p>MIR</text:p>
          </table:table-cell>
          <table:table-cell table:style-name="ce95" table:formula="of:=COUNTIF([.C19:.K19];&quot;L&quot;) + COUNTIF([.C19:.K19];&quot;52L&quot;)+COUNTIF([.C19:.K19];&quot;51L&quot;)+COUNTIF([.C19:.K19];&quot;1L&quot;)+COUNTIF([.C19:.K19];&quot;KVITL&quot;)+COUNTIF([.C19:.K19];&quot;UL&quot;)+COUNTIF([.C19:.K19];&quot;2l&quot;)" office:value-type="float" office:value="1" calcext:value-type="float">
            <text:p>1</text:p>
          </table:table-cell>
          <table:table-cell table:style-name="ce95" table:formula="of:=COUNTIF([.C19:.K19];&quot;51&quot;) + COUNTIF([.C19:.K19];&quot;51L&quot;)" office:value-type="float" office:value="1" calcext:value-type="float">
            <text:p>1</text:p>
          </table:table-cell>
          <table:table-cell table:style-name="ce95" table:formula="of:=COUNTIF([.C19:.K19];&quot;52&quot;) + COUNTIF([.C19:.K19];&quot;52L&quot;)" office:value-type="float" office:value="1" calcext:value-type="float">
            <text:p>1</text:p>
          </table:table-cell>
          <table:table-cell table:style-name="ce95" table:formula="of:=COUNTIF([.C19:.K19];&quot;11-19&quot;) + COUNTIF([.C19:.K19];&quot;2&quot;)" office:value-type="float" office:value="1" calcext:value-type="float">
            <text:p>1</text:p>
          </table:table-cell>
          <table:table-cell table:style-name="ce95" table:formula="of:=COUNTIF([.C19:.K19];&quot;U&quot;)+COUNTIF([.C19:.K19];&quot;UL&quot;)" office:value-type="float" office:value="0" calcext:value-type="float">
            <text:p>0</text:p>
          </table:table-cell>
          <table:table-cell table:style-name="ce95" table:formula="of:=COUNTIF([.C19:.K19];&quot;KVIT&quot;)" office:value-type="float" office:value="1" calcext:value-type="float">
            <text:p>1</text:p>
          </table:table-cell>
          <table:table-cell table:style-name="ce96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19" calcext:value-type="date">
            <text:p>19. VIII. 05</text:p>
          </table:table-cell>
          <table:table-cell table:style-name="ce88" table:formula="of:=TEXT([.A2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2" office:value-type="string" calcext:value-type="string">
            <text:p>L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X</text:p>
          </table:table-cell>
          <table:table-cell table:style-name="ce94" office:value-type="string" calcext:value-type="string">
            <text:p>MIR</text:p>
          </table:table-cell>
          <table:table-cell table:style-name="ce95" table:formula="of:=COUNTIF([.C20:.K20];&quot;L&quot;) + COUNTIF([.C20:.K20];&quot;52L&quot;)+COUNTIF([.C20:.K20];&quot;51L&quot;)+COUNTIF([.C20:.K20];&quot;1L&quot;)+COUNTIF([.C20:.K20];&quot;KVITL&quot;)+COUNTIF([.C20:.K20];&quot;UL&quot;)+COUNTIF([.C20:.K20];&quot;2l&quot;)" office:value-type="float" office:value="1" calcext:value-type="float">
            <text:p>1</text:p>
          </table:table-cell>
          <table:table-cell table:style-name="ce95" table:formula="of:=COUNTIF([.C20:.K20];&quot;51&quot;) + COUNTIF([.C20:.K20];&quot;51L&quot;)" office:value-type="float" office:value="1" calcext:value-type="float">
            <text:p>1</text:p>
          </table:table-cell>
          <table:table-cell table:style-name="ce95" table:formula="of:=COUNTIF([.C20:.K20];&quot;52&quot;) + COUNTIF([.C20:.K20];&quot;52L&quot;)" office:value-type="float" office:value="1" calcext:value-type="float">
            <text:p>1</text:p>
          </table:table-cell>
          <table:table-cell table:style-name="ce95" table:formula="of:=COUNTIF([.C20:.K20];&quot;11-19&quot;) + COUNTIF([.C20:.K20];&quot;2&quot;)" office:value-type="float" office:value="1" calcext:value-type="float">
            <text:p>1</text:p>
          </table:table-cell>
          <table:table-cell table:style-name="ce95" table:formula="of:=COUNTIF([.C20:.K20];&quot;U&quot;)+COUNTIF([.C20:.K20];&quot;UL&quot;)" office:value-type="float" office:value="0" calcext:value-type="float">
            <text:p>0</text:p>
          </table:table-cell>
          <table:table-cell table:style-name="ce95" table:formula="of:=COUNTIF([.C20:.K20];&quot;KVIT&quot;)" office:value-type="float" office:value="1" calcext:value-type="float">
            <text:p>1</text:p>
          </table:table-cell>
          <table:table-cell table:style-name="ce96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20" calcext:value-type="date">
            <text:p>20. VIII. 05</text:p>
          </table:table-cell>
          <table:table-cell table:style-name="ce89" table:formula="of:=TEXT([.A21];&quot;Ddd&quot;)" office:value-type="string" office:string-value="sob" calcext:value-type="string">
            <text:p>sob</text:p>
          </table:table-cell>
          <table:table-cell table:style-name="ce91" office:value-type="string" calcext:value-type="string">
            <text:p>D</text:p>
          </table:table-cell>
          <table:table-cell table:style-name="ce37" table:number-columns-repeated="3"/>
          <table:table-cell table:style-name="ce14" office:value-type="string" calcext:value-type="string">
            <text:p>L</text:p>
          </table:table-cell>
          <table:table-cell table:style-name="ce91" office:value-type="string" calcext:value-type="string">
            <text:p>D</text:p>
          </table:table-cell>
          <table:table-cell table:style-name="ce37"/>
          <table:table-cell table:style-name="ce51" table:number-columns-repeated="2"/>
          <table:table-cell table:style-name="ce94" office:value-type="string" calcext:value-type="string">
            <text:p>KOS</text:p>
          </table:table-cell>
          <table:table-cell table:style-name="ce95" table:formula="of:=COUNTIF([.C21:.K21];&quot;L&quot;) + COUNTIF([.C21:.K21];&quot;52L&quot;)+COUNTIF([.C21:.K21];&quot;51L&quot;)+COUNTIF([.C21:.K21];&quot;1L&quot;)+COUNTIF([.C21:.K21];&quot;KVITL&quot;)+COUNTIF([.C21:.K21];&quot;UL&quot;)+COUNTIF([.C21:.K21];&quot;2l&quot;)" office:value-type="float" office:value="1" calcext:value-type="float">
            <text:p>1</text:p>
          </table:table-cell>
          <table:table-cell table:style-name="ce95" table:formula="of:=COUNTIF([.C21:.K21];&quot;51&quot;) + COUNTIF([.C21:.K21];&quot;51L&quot;)" office:value-type="float" office:value="0" calcext:value-type="float">
            <text:p>0</text:p>
          </table:table-cell>
          <table:table-cell table:style-name="ce95" table:formula="of:=COUNTIF([.C21:.K21];&quot;52&quot;) + COUNTIF([.C21:.K21];&quot;52L&quot;)" office:value-type="float" office:value="0" calcext:value-type="float">
            <text:p>0</text:p>
          </table:table-cell>
          <table:table-cell table:style-name="ce95" table:formula="of:=COUNTIF([.C21:.K21];&quot;11-19&quot;) + COUNTIF([.C21:.K21];&quot;2&quot;)" office:value-type="float" office:value="0" calcext:value-type="float">
            <text:p>0</text:p>
          </table:table-cell>
          <table:table-cell table:style-name="ce95" table:formula="of:=COUNTIF([.C21:.K21];&quot;U&quot;)+COUNTIF([.C21:.K21];&quot;UL&quot;)" office:value-type="float" office:value="0" calcext:value-type="float">
            <text:p>0</text:p>
          </table:table-cell>
          <table:table-cell table:style-name="ce95" table:formula="of:=COUNTIF([.C21:.K21];&quot;KVIT&quot;)" office:value-type="float" office:value="0" calcext:value-type="float">
            <text:p>0</text:p>
          </table:table-cell>
          <table:table-cell table:style-name="ce96" table:formula="of:=COUNTBLANK([.C21:.K21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8-21" calcext:value-type="date">
            <text:p>21. VIII. 05</text:p>
          </table:table-cell>
          <table:table-cell table:style-name="ce89" table:formula="of:=TEXT([.A22];&quot;Ddd&quot;)" office:value-type="string" office:string-value="ned" calcext:value-type="string">
            <text:p>ned</text:p>
          </table:table-cell>
          <table:table-cell table:style-name="ce91" office:value-type="string" calcext:value-type="string">
            <text:p>D</text:p>
          </table:table-cell>
          <table:table-cell table:style-name="ce37" table:number-columns-repeated="3"/>
          <table:table-cell table:style-name="ce14" office:value-type="string" calcext:value-type="string">
            <text:p>L</text:p>
          </table:table-cell>
          <table:table-cell table:style-name="ce91" office:value-type="string" calcext:value-type="string">
            <text:p>D</text:p>
          </table:table-cell>
          <table:table-cell table:style-name="ce37"/>
          <table:table-cell table:style-name="ce51" table:number-columns-repeated="2"/>
          <table:table-cell table:style-name="ce94" office:value-type="string" calcext:value-type="string">
            <text:p>KOS</text:p>
          </table:table-cell>
          <table:table-cell table:style-name="ce95" table:formula="of:=COUNTIF([.C22:.K22];&quot;L&quot;) + COUNTIF([.C22:.K22];&quot;52L&quot;)+COUNTIF([.C22:.K22];&quot;51L&quot;)+COUNTIF([.C22:.K22];&quot;1L&quot;)+COUNTIF([.C22:.K22];&quot;KVITL&quot;)+COUNTIF([.C22:.K22];&quot;UL&quot;)+COUNTIF([.C22:.K22];&quot;2l&quot;)" office:value-type="float" office:value="1" calcext:value-type="float">
            <text:p>1</text:p>
          </table:table-cell>
          <table:table-cell table:style-name="ce95" table:formula="of:=COUNTIF([.C22:.K22];&quot;51&quot;) + COUNTIF([.C22:.K22];&quot;51L&quot;)" office:value-type="float" office:value="0" calcext:value-type="float">
            <text:p>0</text:p>
          </table:table-cell>
          <table:table-cell table:style-name="ce95" table:formula="of:=COUNTIF([.C22:.K22];&quot;52&quot;) + COUNTIF([.C22:.K22];&quot;52L&quot;)" office:value-type="float" office:value="0" calcext:value-type="float">
            <text:p>0</text:p>
          </table:table-cell>
          <table:table-cell table:style-name="ce95" table:formula="of:=COUNTIF([.C22:.K22];&quot;11-19&quot;) + COUNTIF([.C22:.K22];&quot;2&quot;)" office:value-type="float" office:value="0" calcext:value-type="float">
            <text:p>0</text:p>
          </table:table-cell>
          <table:table-cell table:style-name="ce95" table:formula="of:=COUNTIF([.C22:.K22];&quot;U&quot;)+COUNTIF([.C22:.K22];&quot;UL&quot;)" office:value-type="float" office:value="0" calcext:value-type="float">
            <text:p>0</text:p>
          </table:table-cell>
          <table:table-cell table:style-name="ce95" table:formula="of:=COUNTIF([.C22:.K22];&quot;KVIT&quot;)" office:value-type="float" office:value="0" calcext:value-type="float">
            <text:p>0</text:p>
          </table:table-cell>
          <table:table-cell table:style-name="ce96" table:formula="of:=COUNTBLANK([.C22:.K22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22" calcext:value-type="date">
            <text:p>22. VIII. 05</text:p>
          </table:table-cell>
          <table:table-cell table:style-name="ce88" table:formula="of:=TEXT([.A23];&quot;Ddd&quot;)" office:value-type="string" office:string-value="pon" calcext:value-type="string">
            <text:p>pon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94" office:value-type="string" calcext:value-type="string">
            <text:p>KOS</text:p>
          </table:table-cell>
          <table:table-cell table:style-name="ce95" table:formula="of:=COUNTIF([.C23:.K23];&quot;L&quot;) + COUNTIF([.C23:.K23];&quot;52L&quot;)+COUNTIF([.C23:.K23];&quot;51L&quot;)+COUNTIF([.C23:.K23];&quot;1L&quot;)+COUNTIF([.C23:.K23];&quot;KVITL&quot;)+COUNTIF([.C23:.K23];&quot;UL&quot;)+COUNTIF([.C23:.K23];&quot;2l&quot;)" office:value-type="float" office:value="1" calcext:value-type="float">
            <text:p>1</text:p>
          </table:table-cell>
          <table:table-cell table:style-name="ce95" table:formula="of:=COUNTIF([.C23:.K23];&quot;51&quot;) + COUNTIF([.C23:.K23];&quot;51L&quot;)" office:value-type="float" office:value="1" calcext:value-type="float">
            <text:p>1</text:p>
          </table:table-cell>
          <table:table-cell table:style-name="ce95" table:formula="of:=COUNTIF([.C23:.K23];&quot;52&quot;) + COUNTIF([.C23:.K23];&quot;52L&quot;)" office:value-type="float" office:value="1" calcext:value-type="float">
            <text:p>1</text:p>
          </table:table-cell>
          <table:table-cell table:style-name="ce95" table:formula="of:=COUNTIF([.C23:.K23];&quot;11-19&quot;) + COUNTIF([.C23:.K23];&quot;2&quot;)" office:value-type="float" office:value="1" calcext:value-type="float">
            <text:p>1</text:p>
          </table:table-cell>
          <table:table-cell table:style-name="ce95" table:formula="of:=COUNTIF([.C23:.K23];&quot;U&quot;)+COUNTIF([.C23:.K23];&quot;UL&quot;)" office:value-type="float" office:value="0" calcext:value-type="float">
            <text:p>0</text:p>
          </table:table-cell>
          <table:table-cell table:style-name="ce95" table:formula="of:=COUNTIF([.C23:.K23];&quot;KVIT&quot;)" office:value-type="float" office:value="2" calcext:value-type="float">
            <text:p>2</text:p>
          </table:table-cell>
          <table:table-cell table:style-name="ce96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23" calcext:value-type="date">
            <text:p>23. VIII. 05</text:p>
          </table:table-cell>
          <table:table-cell table:style-name="ce88" table:formula="of:=TEXT([.A2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94" office:value-type="string" calcext:value-type="string">
            <text:p>KOS</text:p>
          </table:table-cell>
          <table:table-cell table:style-name="ce95" table:formula="of:=COUNTIF([.C24:.K24];&quot;L&quot;) + COUNTIF([.C24:.K24];&quot;52L&quot;)+COUNTIF([.C24:.K24];&quot;51L&quot;)+COUNTIF([.C24:.K24];&quot;1L&quot;)+COUNTIF([.C24:.K24];&quot;KVITL&quot;)+COUNTIF([.C24:.K24];&quot;UL&quot;)+COUNTIF([.C24:.K24];&quot;2l&quot;)" office:value-type="float" office:value="1" calcext:value-type="float">
            <text:p>1</text:p>
          </table:table-cell>
          <table:table-cell table:style-name="ce95" table:formula="of:=COUNTIF([.C24:.K24];&quot;51&quot;) + COUNTIF([.C24:.K24];&quot;51L&quot;)" office:value-type="float" office:value="1" calcext:value-type="float">
            <text:p>1</text:p>
          </table:table-cell>
          <table:table-cell table:style-name="ce95" table:formula="of:=COUNTIF([.C24:.K24];&quot;52&quot;) + COUNTIF([.C24:.K24];&quot;52L&quot;)" office:value-type="float" office:value="1" calcext:value-type="float">
            <text:p>1</text:p>
          </table:table-cell>
          <table:table-cell table:style-name="ce95" table:formula="of:=COUNTIF([.C24:.K24];&quot;11-19&quot;) + COUNTIF([.C24:.K24];&quot;2&quot;)" office:value-type="float" office:value="1" calcext:value-type="float">
            <text:p>1</text:p>
          </table:table-cell>
          <table:table-cell table:style-name="ce95" table:formula="of:=COUNTIF([.C24:.K24];&quot;U&quot;)+COUNTIF([.C24:.K24];&quot;UL&quot;)" office:value-type="float" office:value="0" calcext:value-type="float">
            <text:p>0</text:p>
          </table:table-cell>
          <table:table-cell table:style-name="ce95" table:formula="of:=COUNTIF([.C24:.K24];&quot;KVIT&quot;)" office:value-type="float" office:value="2" calcext:value-type="float">
            <text:p>2</text:p>
          </table:table-cell>
          <table:table-cell table:style-name="ce96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24" calcext:value-type="date">
            <text:p>24. VIII. 05</text:p>
          </table:table-cell>
          <table:table-cell table:style-name="ce88" table:formula="of:=TEXT([.A2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6"/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X</text:p>
          </table:table-cell>
          <table:table-cell table:style-name="ce94" office:value-type="string" calcext:value-type="string">
            <text:p>KOS</text:p>
          </table:table-cell>
          <table:table-cell table:style-name="ce95" table:formula="of:=COUNTIF([.C25:.K25];&quot;L&quot;) + COUNTIF([.C25:.K25];&quot;52L&quot;)+COUNTIF([.C25:.K25];&quot;51L&quot;)+COUNTIF([.C25:.K25];&quot;1L&quot;)+COUNTIF([.C25:.K25];&quot;KVITL&quot;)+COUNTIF([.C25:.K25];&quot;UL&quot;)+COUNTIF([.C25:.K25];&quot;2l&quot;)" office:value-type="float" office:value="1" calcext:value-type="float">
            <text:p>1</text:p>
          </table:table-cell>
          <table:table-cell table:style-name="ce95" table:formula="of:=COUNTIF([.C25:.K25];&quot;51&quot;) + COUNTIF([.C25:.K25];&quot;51L&quot;)" office:value-type="float" office:value="1" calcext:value-type="float">
            <text:p>1</text:p>
          </table:table-cell>
          <table:table-cell table:style-name="ce95" table:formula="of:=COUNTIF([.C25:.K25];&quot;52&quot;) + COUNTIF([.C25:.K25];&quot;52L&quot;)" office:value-type="float" office:value="1" calcext:value-type="float">
            <text:p>1</text:p>
          </table:table-cell>
          <table:table-cell table:style-name="ce95" table:formula="of:=COUNTIF([.C25:.K25];&quot;11-19&quot;) + COUNTIF([.C25:.K25];&quot;2&quot;)" office:value-type="float" office:value="1" calcext:value-type="float">
            <text:p>1</text:p>
          </table:table-cell>
          <table:table-cell table:style-name="ce95" table:formula="of:=COUNTIF([.C25:.K25];&quot;U&quot;)+COUNTIF([.C25:.K25];&quot;UL&quot;)" office:value-type="float" office:value="0" calcext:value-type="float">
            <text:p>0</text:p>
          </table:table-cell>
          <table:table-cell table:style-name="ce95" table:formula="of:=COUNTIF([.C25:.K25];&quot;KVIT&quot;)" office:value-type="float" office:value="2" calcext:value-type="float">
            <text:p>2</text:p>
          </table:table-cell>
          <table:table-cell table:style-name="ce96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25" calcext:value-type="date">
            <text:p>25. VIII. 05</text:p>
          </table:table-cell>
          <table:table-cell table:style-name="ce88" table:formula="of:=TEXT([.A26];&quot;Ddd&quot;)" office:value-type="string" office:string-value="čet" calcext:value-type="string">
            <text:p>čet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2" office:value-type="string" calcext:value-type="string">
            <text:p>L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94" office:value-type="string" calcext:value-type="string">
            <text:p>KOS</text:p>
          </table:table-cell>
          <table:table-cell table:style-name="ce95" table:formula="of:=COUNTIF([.C26:.K26];&quot;L&quot;) + COUNTIF([.C26:.K26];&quot;52L&quot;)+COUNTIF([.C26:.K26];&quot;51L&quot;)+COUNTIF([.C26:.K26];&quot;1L&quot;)+COUNTIF([.C26:.K26];&quot;KVITL&quot;)+COUNTIF([.C26:.K26];&quot;UL&quot;)+COUNTIF([.C26:.K26];&quot;2l&quot;)" office:value-type="float" office:value="1" calcext:value-type="float">
            <text:p>1</text:p>
          </table:table-cell>
          <table:table-cell table:style-name="ce95" table:formula="of:=COUNTIF([.C26:.K26];&quot;51&quot;) + COUNTIF([.C26:.K26];&quot;51L&quot;)" office:value-type="float" office:value="1" calcext:value-type="float">
            <text:p>1</text:p>
          </table:table-cell>
          <table:table-cell table:style-name="ce95" table:formula="of:=COUNTIF([.C26:.K26];&quot;52&quot;) + COUNTIF([.C26:.K26];&quot;52L&quot;)" office:value-type="float" office:value="1" calcext:value-type="float">
            <text:p>1</text:p>
          </table:table-cell>
          <table:table-cell table:style-name="ce95" table:formula="of:=COUNTIF([.C26:.K26];&quot;11-19&quot;) + COUNTIF([.C26:.K26];&quot;2&quot;)" office:value-type="float" office:value="1" calcext:value-type="float">
            <text:p>1</text:p>
          </table:table-cell>
          <table:table-cell table:style-name="ce95" table:formula="of:=COUNTIF([.C26:.K26];&quot;U&quot;)+COUNTIF([.C26:.K26];&quot;UL&quot;)" office:value-type="float" office:value="0" calcext:value-type="float">
            <text:p>0</text:p>
          </table:table-cell>
          <table:table-cell table:style-name="ce95" table:formula="of:=COUNTIF([.C26:.K26];&quot;KVIT&quot;)" office:value-type="float" office:value="2" calcext:value-type="float">
            <text:p>2</text:p>
          </table:table-cell>
          <table:table-cell table:style-name="ce96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26" calcext:value-type="date">
            <text:p>26. VIII. 05</text:p>
          </table:table-cell>
          <table:table-cell table:style-name="ce88" table:formula="of:=TEXT([.A27];&quot;Ddd&quot;)" office:value-type="string" office:string-value="pet" calcext:value-type="string">
            <text:p>pet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94" office:value-type="string" calcext:value-type="string">
            <text:p>KOS</text:p>
          </table:table-cell>
          <table:table-cell table:style-name="ce95" table:formula="of:=COUNTIF([.C27:.K27];&quot;L&quot;) + COUNTIF([.C27:.K27];&quot;52L&quot;)+COUNTIF([.C27:.K27];&quot;51L&quot;)+COUNTIF([.C27:.K27];&quot;1L&quot;)+COUNTIF([.C27:.K27];&quot;KVITL&quot;)+COUNTIF([.C27:.K27];&quot;UL&quot;)+COUNTIF([.C27:.K27];&quot;2l&quot;)" office:value-type="float" office:value="1" calcext:value-type="float">
            <text:p>1</text:p>
          </table:table-cell>
          <table:table-cell table:style-name="ce95" table:formula="of:=COUNTIF([.C27:.K27];&quot;51&quot;) + COUNTIF([.C27:.K27];&quot;51L&quot;)" office:value-type="float" office:value="1" calcext:value-type="float">
            <text:p>1</text:p>
          </table:table-cell>
          <table:table-cell table:style-name="ce95" table:formula="of:=COUNTIF([.C27:.K27];&quot;52&quot;) + COUNTIF([.C27:.K27];&quot;52L&quot;)" office:value-type="float" office:value="1" calcext:value-type="float">
            <text:p>1</text:p>
          </table:table-cell>
          <table:table-cell table:style-name="ce95" table:formula="of:=COUNTIF([.C27:.K27];&quot;11-19&quot;) + COUNTIF([.C27:.K27];&quot;2&quot;)" office:value-type="float" office:value="1" calcext:value-type="float">
            <text:p>1</text:p>
          </table:table-cell>
          <table:table-cell table:style-name="ce95" table:formula="of:=COUNTIF([.C27:.K27];&quot;U&quot;)+COUNTIF([.C27:.K27];&quot;UL&quot;)" office:value-type="float" office:value="0" calcext:value-type="float">
            <text:p>0</text:p>
          </table:table-cell>
          <table:table-cell table:style-name="ce95" table:formula="of:=COUNTIF([.C27:.K27];&quot;KVIT&quot;)" office:value-type="float" office:value="2" calcext:value-type="float">
            <text:p>2</text:p>
          </table:table-cell>
          <table:table-cell table:style-name="ce96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87" office:value-type="date" office:date-value="2005-08-27" calcext:value-type="date">
            <text:p>27. VIII. 05</text:p>
          </table:table-cell>
          <table:table-cell table:style-name="ce90" table:formula="of:=TEXT([.A28];&quot;Ddd&quot;)" office:value-type="string" office:string-value="sob" calcext:value-type="string">
            <text:p>sob</text:p>
          </table:table-cell>
          <table:table-cell table:style-name="ce14" office:value-type="string" calcext:value-type="string">
            <text:p>L</text:p>
          </table:table-cell>
          <table:table-cell table:style-name="ce92" table:number-columns-repeated="4"/>
          <table:table-cell table:style-name="ce91" office:value-type="string" calcext:value-type="string">
            <text:p>D</text:p>
          </table:table-cell>
          <table:table-cell table:style-name="ce92"/>
          <table:table-cell table:style-name="ce93" table:number-columns-repeated="2"/>
          <table:table-cell table:style-name="ce94" office:value-type="string" calcext:value-type="string">
            <text:p>PIN</text:p>
          </table:table-cell>
          <table:table-cell table:style-name="ce95" table:formula="of:=COUNTIF([.C28:.K28];&quot;L&quot;) + COUNTIF([.C28:.K28];&quot;52L&quot;)+COUNTIF([.C28:.K28];&quot;51L&quot;)+COUNTIF([.C28:.K28];&quot;1L&quot;)+COUNTIF([.C28:.K28];&quot;KVITL&quot;)+COUNTIF([.C28:.K28];&quot;UL&quot;)+COUNTIF([.C28:.K28];&quot;2l&quot;)" office:value-type="float" office:value="1" calcext:value-type="float">
            <text:p>1</text:p>
          </table:table-cell>
          <table:table-cell table:style-name="ce95" table:formula="of:=COUNTIF([.C28:.K28];&quot;51&quot;) + COUNTIF([.C28:.K28];&quot;51L&quot;)" office:value-type="float" office:value="0" calcext:value-type="float">
            <text:p>0</text:p>
          </table:table-cell>
          <table:table-cell table:style-name="ce95" table:formula="of:=COUNTIF([.C28:.K28];&quot;52&quot;) + COUNTIF([.C28:.K28];&quot;52L&quot;)" office:value-type="float" office:value="0" calcext:value-type="float">
            <text:p>0</text:p>
          </table:table-cell>
          <table:table-cell table:style-name="ce95" table:formula="of:=COUNTIF([.C28:.K28];&quot;11-19&quot;) + COUNTIF([.C28:.K28];&quot;2&quot;)" office:value-type="float" office:value="0" calcext:value-type="float">
            <text:p>0</text:p>
          </table:table-cell>
          <table:table-cell table:style-name="ce95" table:formula="of:=COUNTIF([.C28:.K28];&quot;U&quot;)+COUNTIF([.C28:.K28];&quot;UL&quot;)" office:value-type="float" office:value="0" calcext:value-type="float">
            <text:p>0</text:p>
          </table:table-cell>
          <table:table-cell table:style-name="ce95" table:formula="of:=COUNTIF([.C28:.K28];&quot;KVIT&quot;)" office:value-type="float" office:value="0" calcext:value-type="float">
            <text:p>0</text:p>
          </table:table-cell>
          <table:table-cell table:style-name="ce96" table:formula="of:=COUNTBLANK([.C28:.K28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87" office:value-type="date" office:date-value="2005-08-28" calcext:value-type="date">
            <text:p>28. VIII. 05</text:p>
          </table:table-cell>
          <table:table-cell table:style-name="ce90" table:formula="of:=TEXT([.A29];&quot;Ddd&quot;)" office:value-type="string" office:string-value="ned" calcext:value-type="string">
            <text:p>ned</text:p>
          </table:table-cell>
          <table:table-cell table:style-name="ce14" office:value-type="string" calcext:value-type="string">
            <text:p>L</text:p>
          </table:table-cell>
          <table:table-cell table:style-name="ce92" table:number-columns-repeated="4"/>
          <table:table-cell table:style-name="ce91" office:value-type="string" calcext:value-type="string">
            <text:p>D</text:p>
          </table:table-cell>
          <table:table-cell table:style-name="ce92"/>
          <table:table-cell table:style-name="ce93" table:number-columns-repeated="2"/>
          <table:table-cell table:style-name="ce94" office:value-type="string" calcext:value-type="string">
            <text:p>PIN</text:p>
          </table:table-cell>
          <table:table-cell table:style-name="ce95" table:formula="of:=COUNTIF([.C29:.K29];&quot;L&quot;) + COUNTIF([.C29:.K29];&quot;52L&quot;)+COUNTIF([.C29:.K29];&quot;51L&quot;)+COUNTIF([.C29:.K29];&quot;1L&quot;)+COUNTIF([.C29:.K29];&quot;KVITL&quot;)+COUNTIF([.C29:.K29];&quot;UL&quot;)+COUNTIF([.C29:.K29];&quot;2l&quot;)" office:value-type="float" office:value="1" calcext:value-type="float">
            <text:p>1</text:p>
          </table:table-cell>
          <table:table-cell table:style-name="ce95" table:formula="of:=COUNTIF([.C29:.K29];&quot;51&quot;) + COUNTIF([.C29:.K29];&quot;51L&quot;)" office:value-type="float" office:value="0" calcext:value-type="float">
            <text:p>0</text:p>
          </table:table-cell>
          <table:table-cell table:style-name="ce95" table:formula="of:=COUNTIF([.C29:.K29];&quot;52&quot;) + COUNTIF([.C29:.K29];&quot;52L&quot;)" office:value-type="float" office:value="0" calcext:value-type="float">
            <text:p>0</text:p>
          </table:table-cell>
          <table:table-cell table:style-name="ce95" table:formula="of:=COUNTIF([.C29:.K29];&quot;11-19&quot;) + COUNTIF([.C29:.K29];&quot;2&quot;)" office:value-type="float" office:value="0" calcext:value-type="float">
            <text:p>0</text:p>
          </table:table-cell>
          <table:table-cell table:style-name="ce95" table:formula="of:=COUNTIF([.C29:.K29];&quot;U&quot;)+COUNTIF([.C29:.K29];&quot;UL&quot;)" office:value-type="float" office:value="0" calcext:value-type="float">
            <text:p>0</text:p>
          </table:table-cell>
          <table:table-cell table:style-name="ce95" table:formula="of:=COUNTIF([.C29:.K29];&quot;KVIT&quot;)" office:value-type="float" office:value="0" calcext:value-type="float">
            <text:p>0</text:p>
          </table:table-cell>
          <table:table-cell table:style-name="ce96" table:formula="of:=COUNTBLANK([.C29:.K29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29" calcext:value-type="date">
            <text:p>29. VIII. 05</text:p>
          </table:table-cell>
          <table:table-cell table:style-name="ce88" table:formula="of:=TEXT([.A3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94" office:value-type="string" calcext:value-type="string">
            <text:p>PIN</text:p>
          </table:table-cell>
          <table:table-cell table:style-name="ce95" table:formula="of:=COUNTIF([.C30:.K30];&quot;L&quot;) + COUNTIF([.C30:.K30];&quot;52L&quot;)+COUNTIF([.C30:.K30];&quot;51L&quot;)+COUNTIF([.C30:.K30];&quot;1L&quot;)+COUNTIF([.C30:.K30];&quot;KVITL&quot;)+COUNTIF([.C30:.K30];&quot;UL&quot;)+COUNTIF([.C30:.K30];&quot;2l&quot;)" office:value-type="float" office:value="1" calcext:value-type="float">
            <text:p>1</text:p>
          </table:table-cell>
          <table:table-cell table:style-name="ce95" table:formula="of:=COUNTIF([.C30:.K30];&quot;51&quot;) + COUNTIF([.C30:.K30];&quot;51L&quot;)" office:value-type="float" office:value="1" calcext:value-type="float">
            <text:p>1</text:p>
          </table:table-cell>
          <table:table-cell table:style-name="ce95" table:formula="of:=COUNTIF([.C30:.K30];&quot;52&quot;) + COUNTIF([.C30:.K30];&quot;52L&quot;)" office:value-type="float" office:value="1" calcext:value-type="float">
            <text:p>1</text:p>
          </table:table-cell>
          <table:table-cell table:style-name="ce95" table:formula="of:=COUNTIF([.C30:.K30];&quot;11-19&quot;) + COUNTIF([.C30:.K30];&quot;2&quot;)" office:value-type="float" office:value="1" calcext:value-type="float">
            <text:p>1</text:p>
          </table:table-cell>
          <table:table-cell table:style-name="ce95" table:formula="of:=COUNTIF([.C30:.K30];&quot;U&quot;)+COUNTIF([.C30:.K30];&quot;UL&quot;)" office:value-type="float" office:value="0" calcext:value-type="float">
            <text:p>0</text:p>
          </table:table-cell>
          <table:table-cell table:style-name="ce95" table:formula="of:=COUNTIF([.C30:.K30];&quot;KVIT&quot;)" office:value-type="float" office:value="2" calcext:value-type="float">
            <text:p>2</text:p>
          </table:table-cell>
          <table:table-cell table:style-name="ce96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30" calcext:value-type="date">
            <text:p>30. VIII. 05</text:p>
          </table:table-cell>
          <table:table-cell table:style-name="ce88" table:formula="of:=TEXT([.A3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94" office:value-type="string" calcext:value-type="string">
            <text:p>PIN</text:p>
          </table:table-cell>
          <table:table-cell table:style-name="ce95" table:formula="of:=COUNTIF([.C31:.K31];&quot;L&quot;) + COUNTIF([.C31:.K31];&quot;52L&quot;)+COUNTIF([.C31:.K31];&quot;51L&quot;)+COUNTIF([.C31:.K31];&quot;1L&quot;)+COUNTIF([.C31:.K31];&quot;KVITL&quot;)+COUNTIF([.C31:.K31];&quot;UL&quot;)+COUNTIF([.C31:.K31];&quot;2l&quot;)" office:value-type="float" office:value="1" calcext:value-type="float">
            <text:p>1</text:p>
          </table:table-cell>
          <table:table-cell table:style-name="ce95" table:formula="of:=COUNTIF([.C31:.K31];&quot;51&quot;) + COUNTIF([.C31:.K31];&quot;51L&quot;)" office:value-type="float" office:value="1" calcext:value-type="float">
            <text:p>1</text:p>
          </table:table-cell>
          <table:table-cell table:style-name="ce95" table:formula="of:=COUNTIF([.C31:.K31];&quot;52&quot;) + COUNTIF([.C31:.K31];&quot;52L&quot;)" office:value-type="float" office:value="1" calcext:value-type="float">
            <text:p>1</text:p>
          </table:table-cell>
          <table:table-cell table:style-name="ce95" table:formula="of:=COUNTIF([.C31:.K31];&quot;11-19&quot;) + COUNTIF([.C31:.K31];&quot;2&quot;)" office:value-type="float" office:value="1" calcext:value-type="float">
            <text:p>1</text:p>
          </table:table-cell>
          <table:table-cell table:style-name="ce95" table:formula="of:=COUNTIF([.C31:.K31];&quot;U&quot;)+COUNTIF([.C31:.K31];&quot;UL&quot;)" office:value-type="float" office:value="0" calcext:value-type="float">
            <text:p>0</text:p>
          </table:table-cell>
          <table:table-cell table:style-name="ce95" table:formula="of:=COUNTIF([.C31:.K31];&quot;KVIT&quot;)" office:value-type="float" office:value="2" calcext:value-type="float">
            <text:p>2</text:p>
          </table:table-cell>
          <table:table-cell table:style-name="ce96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8-31" calcext:value-type="date">
            <text:p>31. VIII. 05</text:p>
          </table:table-cell>
          <table:table-cell table:style-name="ce88" table:formula="of:=TEXT([.A32];&quot;Ddd&quot;)" office:value-type="string" office:string-value="sre" calcext:value-type="string">
            <text:p>sre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94" office:value-type="string" calcext:value-type="string">
            <text:p>PIN</text:p>
          </table:table-cell>
          <table:table-cell table:style-name="ce95" table:formula="of:=COUNTIF([.C32:.K32];&quot;L&quot;) + COUNTIF([.C32:.K32];&quot;52L&quot;)+COUNTIF([.C32:.K32];&quot;51L&quot;)+COUNTIF([.C32:.K32];&quot;1L&quot;)+COUNTIF([.C32:.K32];&quot;KVITL&quot;)+COUNTIF([.C32:.K32];&quot;UL&quot;)+COUNTIF([.C32:.K32];&quot;2l&quot;)" office:value-type="float" office:value="1" calcext:value-type="float">
            <text:p>1</text:p>
          </table:table-cell>
          <table:table-cell table:style-name="ce95" table:formula="of:=COUNTIF([.C32:.K32];&quot;51&quot;) + COUNTIF([.C32:.K32];&quot;51L&quot;)" office:value-type="float" office:value="1" calcext:value-type="float">
            <text:p>1</text:p>
          </table:table-cell>
          <table:table-cell table:style-name="ce95" table:formula="of:=COUNTIF([.C32:.K32];&quot;52&quot;) + COUNTIF([.C32:.K32];&quot;52L&quot;)" office:value-type="float" office:value="1" calcext:value-type="float">
            <text:p>1</text:p>
          </table:table-cell>
          <table:table-cell table:style-name="ce95" table:formula="of:=COUNTIF([.C32:.K32];&quot;11-19&quot;) + COUNTIF([.C32:.K32];&quot;2&quot;)" office:value-type="float" office:value="1" calcext:value-type="float">
            <text:p>1</text:p>
          </table:table-cell>
          <table:table-cell table:style-name="ce95" table:formula="of:=COUNTIF([.C32:.K32];&quot;U&quot;)+COUNTIF([.C32:.K32];&quot;UL&quot;)" office:value-type="float" office:value="0" calcext:value-type="float">
            <text:p>0</text:p>
          </table:table-cell>
          <table:table-cell table:style-name="ce95" table:formula="of:=COUNTIF([.C32:.K32];&quot;KVIT&quot;)" office:value-type="float" office:value="2" calcext:value-type="float">
            <text:p>2</text:p>
          </table:table-cell>
          <table:table-cell table:style-name="ce96" table:formula="of:=COUNTBLANK([.C32:.K3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9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2L&quot;)" office:value-type="float" office:value="3" calcext:value-type="float">
            <text:p>3</text:p>
          </table:table-cell>
          <table:table-cell table:style-name="ce4" table:formula="of:=COUNTIF([.D2:.D32];&quot;L&quot;)+COUNTIF([.D2:.D32];&quot;51L&quot;)+COUNTIF([.D2:.D32];&quot;52L&quot;)+COUNTIF([.D2:.D32];&quot;1L&quot;)+COUNTIF([.D2:.D32];&quot;2L&quot;)" office:value-type="float" office:value="5" calcext:value-type="float">
            <text:p>5</text:p>
          </table:table-cell>
          <table:table-cell table:style-name="ce4" table:formula="of:=COUNTIF([.E2:.E32];&quot;L&quot;)+COUNTIF([.E2:.E32];&quot;51L&quot;)+COUNTIF([.E2:.E32];&quot;52L&quot;)+COUNTIF([.E2:.E32];&quot;1L&quot;)+COUNTIF([.E2:.E32];&quot;2L&quot;)" office:value-type="float" office:value="3" calcext:value-type="float">
            <text:p>3</text:p>
          </table:table-cell>
          <table:table-cell table:style-name="ce4" table:formula="of:=COUNTIF([.F2:.F32];&quot;L&quot;)+COUNTIF([.F2:.F32];&quot;51L&quot;)+COUNTIF([.F2:.F32];&quot;52L&quot;)+COUNTIF([.F2:.F32];&quot;1L&quot;)+COUNTIF([.F2:.F32];&quot;2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2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+COUNTIF([.H2:.H32];&quot;2L&quot;)" office:value-type="float" office:value="0" calcext:value-type="float">
            <text:p>0</text:p>
          </table:table-cell>
          <table:table-cell table:style-name="ce4" table:formula="of:=COUNTIF([.I2:.I32];&quot;L&quot;)+COUNTIF([.I2:.I32];&quot;51L&quot;)+COUNTIF([.I2:.I32];&quot;52L&quot;)+COUNTIF([.I2:.I32];&quot;1L&quot;)+COUNTIF([.I2:.I32];&quot;2L&quot;)" office:value-type="float" office:value="3" calcext:value-type="float">
            <text:p>3</text:p>
          </table:table-cell>
          <table:table-cell table:style-name="ce4" table:formula="of:=COUNTIF([.J2:.J32];&quot;L&quot;)+COUNTIF([.J2:.J32];&quot;51L&quot;)+COUNTIF([.J2:.J32];&quot;52L&quot;)+COUNTIF([.J2:.J32];&quot;1L&quot;)+COUNTIF([.J2:.J32];&quot;2L&quot;)" office:value-type="float" office:value="5" calcext:value-type="float">
            <text:p>5</text:p>
          </table:table-cell>
          <table:table-cell table:style-name="ce4" table:formula="of:=COUNTIF([.K2:.K32];&quot;L&quot;)+COUNTIF([.K2:.K32];&quot;51L&quot;)+COUNTIF([.K2:.K32];&quot;52L&quot;)+COUNTIF([.K2:.K32];&quot;1L&quot;)+COUNTIF([.K2:.K32];&quot;2L&quot;)" office:value-type="float" office:value="6" calcext:value-type="float">
            <text:p>6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2" calcext:value-type="float">
            <text:p>2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2" calcext:value-type="float">
            <text:p>2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vgust.B5:avgust.B32">
            <calcext:condition calcext:apply-style-name="ConditionalStyle_1" calcext:value="=#name?#ref!" calcext:base-cell-address="avgust.B5"/>
          </calcext:conditional-format>
          <calcext:conditional-format calcext:target-range-address="avgust.C7:avgust.C8 avgust.E7:avgust.E8 avgust.G7:avgust.H8 avgust.J7:avgust.J8 avgust.C14:avgust.C15 avgust.E14:avgust.E15 avgust.G14:avgust.H15 avgust.C21:avgust.C22 avgust.H21:avgust.H22 avgust.H28:avgust.H29">
            <calcext:condition calcext:apply-style-name="ConditionalStyle_5" calcext:value="=&quot;Sob&quot;" calcext:base-cell-address="avgust.C7"/>
            <calcext:condition calcext:apply-style-name="ConditionalStyle_5" calcext:value="=&quot;Ned&quot;" calcext:base-cell-address="avgust.C7"/>
          </calcext:conditional-format>
          <calcext:conditional-format calcext:target-range-address="avgust.M2:avgust.R32">
            <calcext:condition calcext:apply-style-name="ConditionalStyle_2" calcext:value="&lt;1" calcext:base-cell-address="avgust.M2"/>
            <calcext:condition calcext:apply-style-name="ConditionalStyle_3" calcext:value="&gt;1" calcext:base-cell-address="avgust.M2"/>
          </calcext:conditional-format>
          <calcext:conditional-format calcext:target-range-address="avgust.S2:avgust.S33">
            <calcext:condition calcext:apply-style-name="ConditionalStyle_4" calcext:value="!=0" calcext:base-cell-address="avgust.S2"/>
          </calcext:conditional-format>
        </calcext:conditional-formats>
      </table:table>
      <table:table table:name="september" table:style-name="ta9" table:print-ranges="september.A1:september.K31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244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/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1" calcext:value-type="date">
            <text:p>1. IX. 05</text:p>
          </table:table-cell>
          <table:table-cell table:style-name="ce9" table:formula="of:=TEXT([.A2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CIT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2" office:value-type="string" calcext:value-type="string">
            <text:p>L</text:p>
          </table:table-cell>
          <table:table-cell table:style-name="ce26" office:value-type="string" calcext:value-type="string">
            <text:p>PIN</text:p>
          </table:table-cell>
          <table:table-cell table:style-name="ce101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01" table:formula="of:=COUNTIF([.C2:.K2];&quot;51&quot;) + COUNTIF([.C2:.K2];&quot;51L&quot;)" office:value-type="float" office:value="1" calcext:value-type="float">
            <text:p>1</text:p>
          </table:table-cell>
          <table:table-cell table:style-name="ce101" table:formula="of:=COUNTIF([.C2:.K2];&quot;52&quot;) + COUNTIF([.C2:.K2];&quot;52L&quot;)" office:value-type="float" office:value="1" calcext:value-type="float">
            <text:p>1</text:p>
          </table:table-cell>
          <table:table-cell table:style-name="ce101" table:formula="of:=COUNTIF([.C2:.K2];&quot;11-19&quot;) + COUNTIF([.C2:.K2];&quot;2&quot;)" office:value-type="float" office:value="1" calcext:value-type="float">
            <text:p>1</text:p>
          </table:table-cell>
          <table:table-cell table:style-name="ce101" table:formula="of:=COUNTIF([.C2:.K2];&quot;U&quot;)+COUNTIF([.C2:.K2];&quot;UL&quot;)" office:value-type="float" office:value="0" calcext:value-type="float">
            <text:p>0</text:p>
          </table:table-cell>
          <table:table-cell table:style-name="ce101" table:formula="of:=COUNTIF([.C2:.K2];&quot;KVIT&quot;)" office:value-type="float" office:value="2" calcext:value-type="float">
            <text:p>2</text:p>
          </table:table-cell>
          <table:table-cell table:style-name="ce102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2" calcext:value-type="date">
            <text:p>2. IX. 05</text:p>
          </table:table-cell>
          <table:table-cell table:style-name="ce9" table:formula="of:=TEXT([.A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CIT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PIN</text:p>
          </table:table-cell>
          <table:table-cell table:style-name="ce101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01" table:formula="of:=COUNTIF([.C3:.K3];&quot;51&quot;) + COUNTIF([.C3:.K3];&quot;51L&quot;)" office:value-type="float" office:value="1" calcext:value-type="float">
            <text:p>1</text:p>
          </table:table-cell>
          <table:table-cell table:style-name="ce101" table:formula="of:=COUNTIF([.C3:.K3];&quot;52&quot;) + COUNTIF([.C3:.K3];&quot;52L&quot;)" office:value-type="float" office:value="1" calcext:value-type="float">
            <text:p>1</text:p>
          </table:table-cell>
          <table:table-cell table:style-name="ce101" table:formula="of:=COUNTIF([.C3:.K3];&quot;11-19&quot;) + COUNTIF([.C3:.K3];&quot;2&quot;)" office:value-type="float" office:value="1" calcext:value-type="float">
            <text:p>1</text:p>
          </table:table-cell>
          <table:table-cell table:style-name="ce101" table:formula="of:=COUNTIF([.C3:.K3];&quot;U&quot;)+COUNTIF([.C3:.K3];&quot;UL&quot;)" office:value-type="float" office:value="0" calcext:value-type="float">
            <text:p>0</text:p>
          </table:table-cell>
          <table:table-cell table:style-name="ce101" table:formula="of:=COUNTIF([.C3:.K3];&quot;KVIT&quot;)" office:value-type="float" office:value="2" calcext:value-type="float">
            <text:p>2</text:p>
          </table:table-cell>
          <table:table-cell table:style-name="ce102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03" calcext:value-type="date">
            <text:p>3. IX. 05</text:p>
          </table:table-cell>
          <table:table-cell table:style-name="ce8" table:formula="of:=TEXT([.A4];&quot;Ddd&quot;)" office:value-type="string" office:string-value="sob" calcext:value-type="string">
            <text:p>sob</text:p>
          </table:table-cell>
          <table:table-cell table:style-name="ce51"/>
          <table:table-cell table:style-name="ce51" office:value-type="string" calcext:value-type="string">
            <text:p>CIT</text:p>
          </table:table-cell>
          <table:table-cell table:style-name="ce14" office:value-type="string" calcext:value-type="string">
            <text:p>L</text:p>
          </table:table-cell>
          <table:table-cell table:style-name="ce51" table:number-columns-repeated="4"/>
          <table:table-cell table:style-name="ce37"/>
          <table:table-cell table:style-name="ce51"/>
          <table:table-cell table:style-name="ce26" office:value-type="string" calcext:value-type="string">
            <text:p>DEV</text:p>
          </table:table-cell>
          <table:table-cell table:style-name="ce101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01" table:formula="of:=COUNTIF([.C4:.K4];&quot;51&quot;) + COUNTIF([.C4:.K4];&quot;51L&quot;)" office:value-type="float" office:value="0" calcext:value-type="float">
            <text:p>0</text:p>
          </table:table-cell>
          <table:table-cell table:style-name="ce101" table:formula="of:=COUNTIF([.C4:.K4];&quot;52&quot;) + COUNTIF([.C4:.K4];&quot;52L&quot;)" office:value-type="float" office:value="0" calcext:value-type="float">
            <text:p>0</text:p>
          </table:table-cell>
          <table:table-cell table:style-name="ce101" table:formula="of:=COUNTIF([.C4:.K4];&quot;11-19&quot;) + COUNTIF([.C4:.K4];&quot;2&quot;)" office:value-type="float" office:value="0" calcext:value-type="float">
            <text:p>0</text:p>
          </table:table-cell>
          <table:table-cell table:style-name="ce101" table:formula="of:=COUNTIF([.C4:.K4];&quot;U&quot;)+COUNTIF([.C4:.K4];&quot;UL&quot;)" office:value-type="float" office:value="0" calcext:value-type="float">
            <text:p>0</text:p>
          </table:table-cell>
          <table:table-cell table:style-name="ce101" table:formula="of:=COUNTIF([.C4:.K4];&quot;KVIT&quot;)" office:value-type="float" office:value="0" calcext:value-type="float">
            <text:p>0</text:p>
          </table:table-cell>
          <table:table-cell table:style-name="ce102" table:formula="of:=COUNTBLANK([.C4:.K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04" calcext:value-type="date">
            <text:p>4. IX. 05</text:p>
          </table:table-cell>
          <table:table-cell table:style-name="ce98" table:formula="of:=TEXT([.A5];&quot;Ddd&quot;)" office:value-type="string" office:string-value="ned" calcext:value-type="string">
            <text:p>ned</text:p>
          </table:table-cell>
          <table:table-cell table:style-name="ce37"/>
          <table:table-cell table:style-name="ce37" office:value-type="string" calcext:value-type="string">
            <text:p>CIT</text:p>
          </table:table-cell>
          <table:table-cell table:style-name="ce14" office:value-type="string" calcext:value-type="string">
            <text:p>L</text:p>
          </table:table-cell>
          <table:table-cell table:style-name="ce37" table:number-columns-repeated="4"/>
          <table:table-cell table:style-name="ce51" table:number-columns-repeated="2"/>
          <table:table-cell table:style-name="ce26" office:value-type="string" calcext:value-type="string">
            <text:p>DEV</text:p>
          </table:table-cell>
          <table:table-cell table:style-name="ce101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01" table:formula="of:=COUNTIF([.C5:.K5];&quot;51&quot;) + COUNTIF([.C5:.K5];&quot;51L&quot;)" office:value-type="float" office:value="0" calcext:value-type="float">
            <text:p>0</text:p>
          </table:table-cell>
          <table:table-cell table:style-name="ce101" table:formula="of:=COUNTIF([.C5:.K5];&quot;52&quot;) + COUNTIF([.C5:.K5];&quot;52L&quot;)" office:value-type="float" office:value="0" calcext:value-type="float">
            <text:p>0</text:p>
          </table:table-cell>
          <table:table-cell table:style-name="ce101" table:formula="of:=COUNTIF([.C5:.K5];&quot;11-19&quot;) + COUNTIF([.C5:.K5];&quot;2&quot;)" office:value-type="float" office:value="0" calcext:value-type="float">
            <text:p>0</text:p>
          </table:table-cell>
          <table:table-cell table:style-name="ce101" table:formula="of:=COUNTIF([.C5:.K5];&quot;U&quot;)+COUNTIF([.C5:.K5];&quot;UL&quot;)" office:value-type="float" office:value="0" calcext:value-type="float">
            <text:p>0</text:p>
          </table:table-cell>
          <table:table-cell table:style-name="ce101" table:formula="of:=COUNTIF([.C5:.K5];&quot;KVIT&quot;)" office:value-type="float" office:value="0" calcext:value-type="float">
            <text:p>0</text:p>
          </table:table-cell>
          <table:table-cell table:style-name="ce102" table:formula="of:=COUNTBLANK([.C5:.K5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5" calcext:value-type="date">
            <text:p>5. IX. 05</text:p>
          </table:table-cell>
          <table:table-cell table:style-name="ce99" table:formula="of:=TEXT([.A6];&quot;Ddd&quot;)" office:value-type="string" office:string-value="pon" calcext:value-type="string">
            <text:p>pon</text:p>
          </table:table-cell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EV</text:p>
          </table:table-cell>
          <table:table-cell table:style-name="ce101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01" table:formula="of:=COUNTIF([.C6:.K6];&quot;51&quot;) + COUNTIF([.C6:.K6];&quot;51L&quot;)" office:value-type="float" office:value="1" calcext:value-type="float">
            <text:p>1</text:p>
          </table:table-cell>
          <table:table-cell table:style-name="ce101" table:formula="of:=COUNTIF([.C6:.K6];&quot;52&quot;) + COUNTIF([.C6:.K6];&quot;52L&quot;)" office:value-type="float" office:value="1" calcext:value-type="float">
            <text:p>1</text:p>
          </table:table-cell>
          <table:table-cell table:style-name="ce101" table:formula="of:=COUNTIF([.C6:.K6];&quot;11-19&quot;) + COUNTIF([.C6:.K6];&quot;2&quot;)" office:value-type="float" office:value="1" calcext:value-type="float">
            <text:p>1</text:p>
          </table:table-cell>
          <table:table-cell table:style-name="ce101" table:formula="of:=COUNTIF([.C6:.K6];&quot;U&quot;)+COUNTIF([.C6:.K6];&quot;UL&quot;)" office:value-type="float" office:value="0" calcext:value-type="float">
            <text:p>0</text:p>
          </table:table-cell>
          <table:table-cell table:style-name="ce101" table:formula="of:=COUNTIF([.C6:.K6];&quot;KVIT&quot;)" office:value-type="float" office:value="1" calcext:value-type="float">
            <text:p>1</text:p>
          </table:table-cell>
          <table:table-cell table:style-name="ce102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6" calcext:value-type="date">
            <text:p>6. IX. 05</text:p>
          </table:table-cell>
          <table:table-cell table:style-name="ce99" table:formula="of:=TEXT([.A7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EV</text:p>
          </table:table-cell>
          <table:table-cell table:style-name="ce101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01" table:formula="of:=COUNTIF([.C7:.K7];&quot;51&quot;) + COUNTIF([.C7:.K7];&quot;51L&quot;)" office:value-type="float" office:value="1" calcext:value-type="float">
            <text:p>1</text:p>
          </table:table-cell>
          <table:table-cell table:style-name="ce101" table:formula="of:=COUNTIF([.C7:.K7];&quot;52&quot;) + COUNTIF([.C7:.K7];&quot;52L&quot;)" office:value-type="float" office:value="1" calcext:value-type="float">
            <text:p>1</text:p>
          </table:table-cell>
          <table:table-cell table:style-name="ce101" table:formula="of:=COUNTIF([.C7:.K7];&quot;11-19&quot;) + COUNTIF([.C7:.K7];&quot;2&quot;)" office:value-type="float" office:value="1" calcext:value-type="float">
            <text:p>1</text:p>
          </table:table-cell>
          <table:table-cell table:style-name="ce101" table:formula="of:=COUNTIF([.C7:.K7];&quot;U&quot;)+COUNTIF([.C7:.K7];&quot;UL&quot;)" office:value-type="float" office:value="0" calcext:value-type="float">
            <text:p>0</text:p>
          </table:table-cell>
          <table:table-cell table:style-name="ce101" table:formula="of:=COUNTIF([.C7:.K7];&quot;KVIT&quot;)" office:value-type="float" office:value="1" calcext:value-type="float">
            <text:p>1</text:p>
          </table:table-cell>
          <table:table-cell table:style-name="ce102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7" calcext:value-type="date">
            <text:p>7. IX. 05</text:p>
          </table:table-cell>
          <table:table-cell table:style-name="ce99" table:formula="of:=TEXT([.A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EV</text:p>
          </table:table-cell>
          <table:table-cell table:style-name="ce101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01" table:formula="of:=COUNTIF([.C8:.K8];&quot;51&quot;) + COUNTIF([.C8:.K8];&quot;51L&quot;)" office:value-type="float" office:value="1" calcext:value-type="float">
            <text:p>1</text:p>
          </table:table-cell>
          <table:table-cell table:style-name="ce101" table:formula="of:=COUNTIF([.C8:.K8];&quot;52&quot;) + COUNTIF([.C8:.K8];&quot;52L&quot;)" office:value-type="float" office:value="1" calcext:value-type="float">
            <text:p>1</text:p>
          </table:table-cell>
          <table:table-cell table:style-name="ce101" table:formula="of:=COUNTIF([.C8:.K8];&quot;11-19&quot;) + COUNTIF([.C8:.K8];&quot;2&quot;)" office:value-type="float" office:value="1" calcext:value-type="float">
            <text:p>1</text:p>
          </table:table-cell>
          <table:table-cell table:style-name="ce101" table:formula="of:=COUNTIF([.C8:.K8];&quot;U&quot;)+COUNTIF([.C8:.K8];&quot;UL&quot;)" office:value-type="float" office:value="0" calcext:value-type="float">
            <text:p>0</text:p>
          </table:table-cell>
          <table:table-cell table:style-name="ce101" table:formula="of:=COUNTIF([.C8:.K8];&quot;KVIT&quot;)" office:value-type="float" office:value="1" calcext:value-type="float">
            <text:p>1</text:p>
          </table:table-cell>
          <table:table-cell table:style-name="ce102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8" calcext:value-type="date">
            <text:p>8. IX. 05</text:p>
          </table:table-cell>
          <table:table-cell table:style-name="ce99" table:formula="of:=TEXT([.A9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CIT</text:p>
          </table:table-cell>
          <table:table-cell table:style-name="ce16" office:value-type="string" calcext:value-type="string">
            <text:p>51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EV</text:p>
          </table:table-cell>
          <table:table-cell table:style-name="ce101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01" table:formula="of:=COUNTIF([.C9:.K9];&quot;51&quot;) + COUNTIF([.C9:.K9];&quot;51L&quot;)" office:value-type="float" office:value="1" calcext:value-type="float">
            <text:p>1</text:p>
          </table:table-cell>
          <table:table-cell table:style-name="ce101" table:formula="of:=COUNTIF([.C9:.K9];&quot;52&quot;) + COUNTIF([.C9:.K9];&quot;52L&quot;)" office:value-type="float" office:value="1" calcext:value-type="float">
            <text:p>1</text:p>
          </table:table-cell>
          <table:table-cell table:style-name="ce101" table:formula="of:=COUNTIF([.C9:.K9];&quot;11-19&quot;) + COUNTIF([.C9:.K9];&quot;2&quot;)" office:value-type="float" office:value="1" calcext:value-type="float">
            <text:p>1</text:p>
          </table:table-cell>
          <table:table-cell table:style-name="ce101" table:formula="of:=COUNTIF([.C9:.K9];&quot;U&quot;)+COUNTIF([.C9:.K9];&quot;UL&quot;)" office:value-type="float" office:value="0" calcext:value-type="float">
            <text:p>0</text:p>
          </table:table-cell>
          <table:table-cell table:style-name="ce101" table:formula="of:=COUNTIF([.C9:.K9];&quot;KVIT&quot;)" office:value-type="float" office:value="1" calcext:value-type="float">
            <text:p>1</text:p>
          </table:table-cell>
          <table:table-cell table:style-name="ce102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09" calcext:value-type="date">
            <text:p>9. IX. 05</text:p>
          </table:table-cell>
          <table:table-cell table:style-name="ce99" table:formula="of:=TEXT([.A10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CI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EV</text:p>
          </table:table-cell>
          <table:table-cell table:style-name="ce101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01" table:formula="of:=COUNTIF([.C10:.K10];&quot;51&quot;) + COUNTIF([.C10:.K10];&quot;51L&quot;)" office:value-type="float" office:value="1" calcext:value-type="float">
            <text:p>1</text:p>
          </table:table-cell>
          <table:table-cell table:style-name="ce101" table:formula="of:=COUNTIF([.C10:.K10];&quot;52&quot;) + COUNTIF([.C10:.K10];&quot;52L&quot;)" office:value-type="float" office:value="1" calcext:value-type="float">
            <text:p>1</text:p>
          </table:table-cell>
          <table:table-cell table:style-name="ce101" table:formula="of:=COUNTIF([.C10:.K10];&quot;11-19&quot;) + COUNTIF([.C10:.K10];&quot;2&quot;)" office:value-type="float" office:value="1" calcext:value-type="float">
            <text:p>1</text:p>
          </table:table-cell>
          <table:table-cell table:style-name="ce101" table:formula="of:=COUNTIF([.C10:.K10];&quot;U&quot;)+COUNTIF([.C10:.K10];&quot;UL&quot;)" office:value-type="float" office:value="0" calcext:value-type="float">
            <text:p>0</text:p>
          </table:table-cell>
          <table:table-cell table:style-name="ce101" table:formula="of:=COUNTIF([.C10:.K10];&quot;KVIT&quot;)" office:value-type="float" office:value="1" calcext:value-type="float">
            <text:p>1</text:p>
          </table:table-cell>
          <table:table-cell table:style-name="ce102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10" calcext:value-type="date">
            <text:p>10. IX. 05</text:p>
          </table:table-cell>
          <table:table-cell table:style-name="ce98" table:formula="of:=TEXT([.A11];&quot;Ddd&quot;)" office:value-type="string" office:string-value="sob" calcext:value-type="string">
            <text:p>sob</text:p>
          </table:table-cell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CIT</text:p>
          </table:table-cell>
          <table:table-cell table:style-name="ce37" table:number-columns-repeated="4"/>
          <table:table-cell table:style-name="ce14" office:value-type="string" calcext:value-type="string">
            <text:p>L</text:p>
          </table:table-cell>
          <table:table-cell table:style-name="ce51"/>
          <table:table-cell table:style-name="ce100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01" table:formula="of:=COUNTIF([.C11:.K11];&quot;51&quot;) + COUNTIF([.C11:.K11];&quot;51L&quot;)" office:value-type="float" office:value="0" calcext:value-type="float">
            <text:p>0</text:p>
          </table:table-cell>
          <table:table-cell table:style-name="ce101" table:formula="of:=COUNTIF([.C11:.K11];&quot;52&quot;) + COUNTIF([.C11:.K11];&quot;52L&quot;)" office:value-type="float" office:value="0" calcext:value-type="float">
            <text:p>0</text:p>
          </table:table-cell>
          <table:table-cell table:style-name="ce101" table:formula="of:=COUNTIF([.C11:.K11];&quot;11-19&quot;) + COUNTIF([.C11:.K11];&quot;2&quot;)" office:value-type="float" office:value="0" calcext:value-type="float">
            <text:p>0</text:p>
          </table:table-cell>
          <table:table-cell table:style-name="ce101" table:formula="of:=COUNTIF([.C11:.K11];&quot;U&quot;)+COUNTIF([.C11:.K11];&quot;UL&quot;)" office:value-type="float" office:value="0" calcext:value-type="float">
            <text:p>0</text:p>
          </table:table-cell>
          <table:table-cell table:style-name="ce101" table:formula="of:=COUNTIF([.C11:.K11];&quot;KVIT&quot;)" office:value-type="float" office:value="0" calcext:value-type="float">
            <text:p>0</text:p>
          </table:table-cell>
          <table:table-cell table:style-name="ce102" table:formula="of:=COUNTBLANK([.C11:.K11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11" calcext:value-type="date">
            <text:p>11. IX. 05</text:p>
          </table:table-cell>
          <table:table-cell table:style-name="ce98" table:formula="of:=TEXT([.A12];&quot;Ddd&quot;)" office:value-type="string" office:string-value="ned" calcext:value-type="string">
            <text:p>ned</text:p>
          </table:table-cell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CIT</text:p>
          </table:table-cell>
          <table:table-cell table:style-name="ce37" table:number-columns-repeated="4"/>
          <table:table-cell table:style-name="ce14" office:value-type="string" calcext:value-type="string">
            <text:p>L</text:p>
          </table:table-cell>
          <table:table-cell table:style-name="ce51"/>
          <table:table-cell table:style-name="ce100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01" table:formula="of:=COUNTIF([.C12:.K12];&quot;51&quot;) + COUNTIF([.C12:.K12];&quot;51L&quot;)" office:value-type="float" office:value="0" calcext:value-type="float">
            <text:p>0</text:p>
          </table:table-cell>
          <table:table-cell table:style-name="ce101" table:formula="of:=COUNTIF([.C12:.K12];&quot;52&quot;) + COUNTIF([.C12:.K12];&quot;52L&quot;)" office:value-type="float" office:value="0" calcext:value-type="float">
            <text:p>0</text:p>
          </table:table-cell>
          <table:table-cell table:style-name="ce101" table:formula="of:=COUNTIF([.C12:.K12];&quot;11-19&quot;) + COUNTIF([.C12:.K12];&quot;2&quot;)" office:value-type="float" office:value="0" calcext:value-type="float">
            <text:p>0</text:p>
          </table:table-cell>
          <table:table-cell table:style-name="ce101" table:formula="of:=COUNTIF([.C12:.K12];&quot;U&quot;)+COUNTIF([.C12:.K12];&quot;UL&quot;)" office:value-type="float" office:value="0" calcext:value-type="float">
            <text:p>0</text:p>
          </table:table-cell>
          <table:table-cell table:style-name="ce101" table:formula="of:=COUNTIF([.C12:.K12];&quot;KVIT&quot;)" office:value-type="float" office:value="0" calcext:value-type="float">
            <text:p>0</text:p>
          </table:table-cell>
          <table:table-cell table:style-name="ce102" table:formula="of:=COUNTBLANK([.C12:.K12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12" calcext:value-type="date">
            <text:p>12. IX. 05</text:p>
          </table:table-cell>
          <table:table-cell table:style-name="ce99" table:formula="of:=TEXT([.A13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01" table:formula="of:=COUNTIF([.C13:.K13];&quot;51&quot;) + COUNTIF([.C13:.K13];&quot;51L&quot;)" office:value-type="float" office:value="1" calcext:value-type="float">
            <text:p>1</text:p>
          </table:table-cell>
          <table:table-cell table:style-name="ce101" table:formula="of:=COUNTIF([.C13:.K13];&quot;52&quot;) + COUNTIF([.C13:.K13];&quot;52L&quot;)" office:value-type="float" office:value="1" calcext:value-type="float">
            <text:p>1</text:p>
          </table:table-cell>
          <table:table-cell table:style-name="ce101" table:formula="of:=COUNTIF([.C13:.K13];&quot;11-19&quot;) + COUNTIF([.C13:.K13];&quot;2&quot;)" office:value-type="float" office:value="1" calcext:value-type="float">
            <text:p>1</text:p>
          </table:table-cell>
          <table:table-cell table:style-name="ce101" table:formula="of:=COUNTIF([.C13:.K13];&quot;U&quot;)+COUNTIF([.C13:.K13];&quot;UL&quot;)" office:value-type="float" office:value="1" calcext:value-type="float">
            <text:p>1</text:p>
          </table:table-cell>
          <table:table-cell table:style-name="ce101" table:formula="of:=COUNTIF([.C13:.K13];&quot;KVIT&quot;)" office:value-type="float" office:value="1" calcext:value-type="float">
            <text:p>1</text:p>
          </table:table-cell>
          <table:table-cell table:style-name="ce102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13" calcext:value-type="date">
            <text:p>13. IX. 05</text:p>
          </table:table-cell>
          <table:table-cell table:style-name="ce99" table:formula="of:=TEXT([.A14];&quot;Ddd&quot;)" office:value-type="string" office:string-value="tor" calcext:value-type="string">
            <text:p>tor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CIT</text:p>
          </table:table-cell>
          <table:table-cell table:style-name="ce15" office:value-type="string" calcext:value-type="string">
            <text:p>U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01" table:formula="of:=COUNTIF([.C14:.K14];&quot;51&quot;) + COUNTIF([.C14:.K14];&quot;51L&quot;)" office:value-type="float" office:value="1" calcext:value-type="float">
            <text:p>1</text:p>
          </table:table-cell>
          <table:table-cell table:style-name="ce101" table:formula="of:=COUNTIF([.C14:.K14];&quot;52&quot;) + COUNTIF([.C14:.K14];&quot;52L&quot;)" office:value-type="float" office:value="1" calcext:value-type="float">
            <text:p>1</text:p>
          </table:table-cell>
          <table:table-cell table:style-name="ce101" table:formula="of:=COUNTIF([.C14:.K14];&quot;11-19&quot;) + COUNTIF([.C14:.K14];&quot;2&quot;)" office:value-type="float" office:value="1" calcext:value-type="float">
            <text:p>1</text:p>
          </table:table-cell>
          <table:table-cell table:style-name="ce101" table:formula="of:=COUNTIF([.C14:.K14];&quot;U&quot;)+COUNTIF([.C14:.K14];&quot;UL&quot;)" office:value-type="float" office:value="1" calcext:value-type="float">
            <text:p>1</text:p>
          </table:table-cell>
          <table:table-cell table:style-name="ce101" table:formula="of:=COUNTIF([.C14:.K14];&quot;KVIT&quot;)" office:value-type="float" office:value="1" calcext:value-type="float">
            <text:p>1</text:p>
          </table:table-cell>
          <table:table-cell table:style-name="ce102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14" calcext:value-type="date">
            <text:p>14. IX. 05</text:p>
          </table:table-cell>
          <table:table-cell table:style-name="ce99" table:formula="of:=TEXT([.A15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51</text:p>
          </table:table-cell>
          <table:table-cell table:style-name="ce16" table:number-columns-repeated="2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01" table:formula="of:=COUNTIF([.C15:.K15];&quot;51&quot;) + COUNTIF([.C15:.K15];&quot;51L&quot;)" office:value-type="float" office:value="1" calcext:value-type="float">
            <text:p>1</text:p>
          </table:table-cell>
          <table:table-cell table:style-name="ce101" table:formula="of:=COUNTIF([.C15:.K15];&quot;52&quot;) + COUNTIF([.C15:.K15];&quot;52L&quot;)" office:value-type="float" office:value="1" calcext:value-type="float">
            <text:p>1</text:p>
          </table:table-cell>
          <table:table-cell table:style-name="ce101" table:formula="of:=COUNTIF([.C15:.K15];&quot;11-19&quot;) + COUNTIF([.C15:.K15];&quot;2&quot;)" office:value-type="float" office:value="1" calcext:value-type="float">
            <text:p>1</text:p>
          </table:table-cell>
          <table:table-cell table:style-name="ce101" table:formula="of:=COUNTIF([.C15:.K15];&quot;U&quot;)+COUNTIF([.C15:.K15];&quot;UL&quot;)" office:value-type="float" office:value="0" calcext:value-type="float">
            <text:p>0</text:p>
          </table:table-cell>
          <table:table-cell table:style-name="ce101" table:formula="of:=COUNTIF([.C15:.K15];&quot;KVIT&quot;)" office:value-type="float" office:value="1" calcext:value-type="float">
            <text:p>1</text:p>
          </table:table-cell>
          <table:table-cell table:style-name="ce102" table:formula="of:=COUNTBLANK([.C15:.K15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15" calcext:value-type="date">
            <text:p>15. IX. 05</text:p>
          </table:table-cell>
          <table:table-cell table:style-name="ce99" table:formula="of:=TEXT([.A16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CIT</text:p>
          </table:table-cell>
          <table:table-cell table:style-name="ce17" office:value-type="string" calcext:value-type="string">
            <text:p>L</text:p>
          </table:table-cell>
          <table:table-cell table:style-name="ce16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01" table:formula="of:=COUNTIF([.C16:.K16];&quot;51&quot;) + COUNTIF([.C16:.K16];&quot;51L&quot;)" office:value-type="float" office:value="1" calcext:value-type="float">
            <text:p>1</text:p>
          </table:table-cell>
          <table:table-cell table:style-name="ce101" table:formula="of:=COUNTIF([.C16:.K16];&quot;52&quot;) + COUNTIF([.C16:.K16];&quot;52L&quot;)" office:value-type="float" office:value="1" calcext:value-type="float">
            <text:p>1</text:p>
          </table:table-cell>
          <table:table-cell table:style-name="ce101" table:formula="of:=COUNTIF([.C16:.K16];&quot;11-19&quot;) + COUNTIF([.C16:.K16];&quot;2&quot;)" office:value-type="float" office:value="1" calcext:value-type="float">
            <text:p>1</text:p>
          </table:table-cell>
          <table:table-cell table:style-name="ce101" table:formula="of:=COUNTIF([.C16:.K16];&quot;U&quot;)+COUNTIF([.C16:.K16];&quot;UL&quot;)" office:value-type="float" office:value="1" calcext:value-type="float">
            <text:p>1</text:p>
          </table:table-cell>
          <table:table-cell table:style-name="ce101" table:formula="of:=COUNTIF([.C16:.K16];&quot;KVIT&quot;)" office:value-type="float" office:value="1" calcext:value-type="float">
            <text:p>1</text:p>
          </table:table-cell>
          <table:table-cell table:style-name="ce102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16" calcext:value-type="date">
            <text:p>16. IX. 05</text:p>
          </table:table-cell>
          <table:table-cell table:style-name="ce99" table:formula="of:=TEXT([.A17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CIT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HOL</text:p>
          </table:table-cell>
          <table:table-cell table:style-name="ce101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01" table:formula="of:=COUNTIF([.C17:.K17];&quot;51&quot;) + COUNTIF([.C17:.K17];&quot;51L&quot;)" office:value-type="float" office:value="1" calcext:value-type="float">
            <text:p>1</text:p>
          </table:table-cell>
          <table:table-cell table:style-name="ce101" table:formula="of:=COUNTIF([.C17:.K17];&quot;52&quot;) + COUNTIF([.C17:.K17];&quot;52L&quot;)" office:value-type="float" office:value="1" calcext:value-type="float">
            <text:p>1</text:p>
          </table:table-cell>
          <table:table-cell table:style-name="ce101" table:formula="of:=COUNTIF([.C17:.K17];&quot;11-19&quot;) + COUNTIF([.C17:.K17];&quot;2&quot;)" office:value-type="float" office:value="1" calcext:value-type="float">
            <text:p>1</text:p>
          </table:table-cell>
          <table:table-cell table:style-name="ce101" table:formula="of:=COUNTIF([.C17:.K17];&quot;U&quot;)+COUNTIF([.C17:.K17];&quot;UL&quot;)" office:value-type="float" office:value="1" calcext:value-type="float">
            <text:p>1</text:p>
          </table:table-cell>
          <table:table-cell table:style-name="ce101" table:formula="of:=COUNTIF([.C17:.K17];&quot;KVIT&quot;)" office:value-type="float" office:value="1" calcext:value-type="float">
            <text:p>1</text:p>
          </table:table-cell>
          <table:table-cell table:style-name="ce102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17" calcext:value-type="date">
            <text:p>17. IX. 05</text:p>
          </table:table-cell>
          <table:table-cell table:style-name="ce98" table:formula="of:=TEXT([.A18];&quot;Ddd&quot;)" office:value-type="string" office:string-value="sob" calcext:value-type="string">
            <text:p>sob</text:p>
          </table:table-cell>
          <table:table-cell table:style-name="ce37"/>
          <table:table-cell table:style-name="ce37" office:value-type="string" calcext:value-type="string">
            <text:p>CIT</text:p>
          </table:table-cell>
          <table:table-cell table:style-name="ce37" table:number-columns-repeated="3"/>
          <table:table-cell table:style-name="ce14" office:value-type="string" calcext:value-type="string">
            <text:p>L</text:p>
          </table:table-cell>
          <table:table-cell table:style-name="ce37"/>
          <table:table-cell table:style-name="ce51"/>
          <table:table-cell table:style-name="ce100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01" table:formula="of:=COUNTIF([.C18:.K18];&quot;51&quot;) + COUNTIF([.C18:.K18];&quot;51L&quot;)" office:value-type="float" office:value="0" calcext:value-type="float">
            <text:p>0</text:p>
          </table:table-cell>
          <table:table-cell table:style-name="ce101" table:formula="of:=COUNTIF([.C18:.K18];&quot;52&quot;) + COUNTIF([.C18:.K18];&quot;52L&quot;)" office:value-type="float" office:value="0" calcext:value-type="float">
            <text:p>0</text:p>
          </table:table-cell>
          <table:table-cell table:style-name="ce101" table:formula="of:=COUNTIF([.C18:.K18];&quot;11-19&quot;) + COUNTIF([.C18:.K18];&quot;2&quot;)" office:value-type="float" office:value="0" calcext:value-type="float">
            <text:p>0</text:p>
          </table:table-cell>
          <table:table-cell table:style-name="ce101" table:formula="of:=COUNTIF([.C18:.K18];&quot;U&quot;)+COUNTIF([.C18:.K18];&quot;UL&quot;)" office:value-type="float" office:value="0" calcext:value-type="float">
            <text:p>0</text:p>
          </table:table-cell>
          <table:table-cell table:style-name="ce101" table:formula="of:=COUNTIF([.C18:.K18];&quot;KVIT&quot;)" office:value-type="float" office:value="0" calcext:value-type="float">
            <text:p>0</text:p>
          </table:table-cell>
          <table:table-cell table:style-name="ce102" table:formula="of:=COUNTBLANK([.C18:.K18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18" calcext:value-type="date">
            <text:p>18. IX. 05</text:p>
          </table:table-cell>
          <table:table-cell table:style-name="ce98" table:formula="of:=TEXT([.A19];&quot;Ddd&quot;)" office:value-type="string" office:string-value="ned" calcext:value-type="string">
            <text:p>ned</text:p>
          </table:table-cell>
          <table:table-cell table:style-name="ce37"/>
          <table:table-cell table:style-name="ce37" office:value-type="string" calcext:value-type="string">
            <text:p>CIT</text:p>
          </table:table-cell>
          <table:table-cell table:style-name="ce37" table:number-columns-repeated="3"/>
          <table:table-cell table:style-name="ce14" office:value-type="string" calcext:value-type="string">
            <text:p>L</text:p>
          </table:table-cell>
          <table:table-cell table:style-name="ce37"/>
          <table:table-cell table:style-name="ce51"/>
          <table:table-cell table:style-name="ce100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01" table:formula="of:=COUNTIF([.C19:.K19];&quot;51&quot;) + COUNTIF([.C19:.K19];&quot;51L&quot;)" office:value-type="float" office:value="0" calcext:value-type="float">
            <text:p>0</text:p>
          </table:table-cell>
          <table:table-cell table:style-name="ce101" table:formula="of:=COUNTIF([.C19:.K19];&quot;52&quot;) + COUNTIF([.C19:.K19];&quot;52L&quot;)" office:value-type="float" office:value="0" calcext:value-type="float">
            <text:p>0</text:p>
          </table:table-cell>
          <table:table-cell table:style-name="ce101" table:formula="of:=COUNTIF([.C19:.K19];&quot;11-19&quot;) + COUNTIF([.C19:.K19];&quot;2&quot;)" office:value-type="float" office:value="0" calcext:value-type="float">
            <text:p>0</text:p>
          </table:table-cell>
          <table:table-cell table:style-name="ce101" table:formula="of:=COUNTIF([.C19:.K19];&quot;U&quot;)+COUNTIF([.C19:.K19];&quot;UL&quot;)" office:value-type="float" office:value="0" calcext:value-type="float">
            <text:p>0</text:p>
          </table:table-cell>
          <table:table-cell table:style-name="ce101" table:formula="of:=COUNTIF([.C19:.K19];&quot;KVIT&quot;)" office:value-type="float" office:value="0" calcext:value-type="float">
            <text:p>0</text:p>
          </table:table-cell>
          <table:table-cell table:style-name="ce102" table:formula="of:=COUNTBLANK([.C19:.K19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19" calcext:value-type="date">
            <text:p>19. IX. 05</text:p>
          </table:table-cell>
          <table:table-cell table:style-name="ce99" table:formula="of:=TEXT([.A20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01" table:formula="of:=COUNTIF([.C20:.K20];&quot;51&quot;) + COUNTIF([.C20:.K20];&quot;51L&quot;)" office:value-type="float" office:value="1" calcext:value-type="float">
            <text:p>1</text:p>
          </table:table-cell>
          <table:table-cell table:style-name="ce101" table:formula="of:=COUNTIF([.C20:.K20];&quot;52&quot;) + COUNTIF([.C20:.K20];&quot;52L&quot;)" office:value-type="float" office:value="1" calcext:value-type="float">
            <text:p>1</text:p>
          </table:table-cell>
          <table:table-cell table:style-name="ce101" table:formula="of:=COUNTIF([.C20:.K20];&quot;11-19&quot;) + COUNTIF([.C20:.K20];&quot;2&quot;)" office:value-type="float" office:value="0" calcext:value-type="float">
            <text:p>0</text:p>
          </table:table-cell>
          <table:table-cell table:style-name="ce101" table:formula="of:=COUNTIF([.C20:.K20];&quot;U&quot;)+COUNTIF([.C20:.K20];&quot;UL&quot;)" office:value-type="float" office:value="1" calcext:value-type="float">
            <text:p>1</text:p>
          </table:table-cell>
          <table:table-cell table:style-name="ce101" table:formula="of:=COUNTIF([.C20:.K20];&quot;KVIT&quot;)" office:value-type="float" office:value="1" calcext:value-type="float">
            <text:p>1</text:p>
          </table:table-cell>
          <table:table-cell table:style-name="ce102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0" calcext:value-type="date">
            <text:p>20. IX. 05</text:p>
          </table:table-cell>
          <table:table-cell table:style-name="ce99" table:formula="of:=TEXT([.A21];&quot;Ddd&quot;)" office:value-type="string" office:string-value="tor" calcext:value-type="string">
            <text:p>tor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6" office:value-type="string" calcext:value-type="string">
            <text:p>CIT</text:p>
          </table:table-cell>
          <table:table-cell table:style-name="ce16" office:value-type="string" calcext:value-type="string">
            <text:p>51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01" table:formula="of:=COUNTIF([.C21:.K21];&quot;51&quot;) + COUNTIF([.C21:.K21];&quot;51L&quot;)" office:value-type="float" office:value="1" calcext:value-type="float">
            <text:p>1</text:p>
          </table:table-cell>
          <table:table-cell table:style-name="ce101" table:formula="of:=COUNTIF([.C21:.K21];&quot;52&quot;) + COUNTIF([.C21:.K21];&quot;52L&quot;)" office:value-type="float" office:value="1" calcext:value-type="float">
            <text:p>1</text:p>
          </table:table-cell>
          <table:table-cell table:style-name="ce101" table:formula="of:=COUNTIF([.C21:.K21];&quot;11-19&quot;) + COUNTIF([.C21:.K21];&quot;2&quot;)" office:value-type="float" office:value="0" calcext:value-type="float">
            <text:p>0</text:p>
          </table:table-cell>
          <table:table-cell table:style-name="ce101" table:formula="of:=COUNTIF([.C21:.K21];&quot;U&quot;)+COUNTIF([.C21:.K21];&quot;UL&quot;)" office:value-type="float" office:value="1" calcext:value-type="float">
            <text:p>1</text:p>
          </table:table-cell>
          <table:table-cell table:style-name="ce101" table:formula="of:=COUNTIF([.C21:.K21];&quot;KVIT&quot;)" office:value-type="float" office:value="1" calcext:value-type="float">
            <text:p>1</text:p>
          </table:table-cell>
          <table:table-cell table:style-name="ce102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1" calcext:value-type="date">
            <text:p>21. IX. 05</text:p>
          </table:table-cell>
          <table:table-cell table:style-name="ce99" table:formula="of:=TEXT([.A22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01" table:formula="of:=COUNTIF([.C22:.K22];&quot;51&quot;) + COUNTIF([.C22:.K22];&quot;51L&quot;)" office:value-type="float" office:value="1" calcext:value-type="float">
            <text:p>1</text:p>
          </table:table-cell>
          <table:table-cell table:style-name="ce101" table:formula="of:=COUNTIF([.C22:.K22];&quot;52&quot;) + COUNTIF([.C22:.K22];&quot;52L&quot;)" office:value-type="float" office:value="1" calcext:value-type="float">
            <text:p>1</text:p>
          </table:table-cell>
          <table:table-cell table:style-name="ce101" table:formula="of:=COUNTIF([.C22:.K22];&quot;11-19&quot;) + COUNTIF([.C22:.K22];&quot;2&quot;)" office:value-type="float" office:value="1" calcext:value-type="float">
            <text:p>1</text:p>
          </table:table-cell>
          <table:table-cell table:style-name="ce101" table:formula="of:=COUNTIF([.C22:.K22];&quot;U&quot;)+COUNTIF([.C22:.K22];&quot;UL&quot;)" office:value-type="float" office:value="0" calcext:value-type="float">
            <text:p>0</text:p>
          </table:table-cell>
          <table:table-cell table:style-name="ce101" table:formula="of:=COUNTIF([.C22:.K22];&quot;KVIT&quot;)" office:value-type="float" office:value="1" calcext:value-type="float">
            <text:p>1</text:p>
          </table:table-cell>
          <table:table-cell table:style-name="ce102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2" calcext:value-type="date">
            <text:p>22. IX. 05</text:p>
          </table:table-cell>
          <table:table-cell table:style-name="ce99" table:formula="of:=TEXT([.A23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51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01" table:formula="of:=COUNTIF([.C23:.K23];&quot;51&quot;) + COUNTIF([.C23:.K23];&quot;51L&quot;)" office:value-type="float" office:value="1" calcext:value-type="float">
            <text:p>1</text:p>
          </table:table-cell>
          <table:table-cell table:style-name="ce101" table:formula="of:=COUNTIF([.C23:.K23];&quot;52&quot;) + COUNTIF([.C23:.K23];&quot;52L&quot;)" office:value-type="float" office:value="1" calcext:value-type="float">
            <text:p>1</text:p>
          </table:table-cell>
          <table:table-cell table:style-name="ce101" table:formula="of:=COUNTIF([.C23:.K23];&quot;11-19&quot;) + COUNTIF([.C23:.K23];&quot;2&quot;)" office:value-type="float" office:value="0" calcext:value-type="float">
            <text:p>0</text:p>
          </table:table-cell>
          <table:table-cell table:style-name="ce101" table:formula="of:=COUNTIF([.C23:.K23];&quot;U&quot;)+COUNTIF([.C23:.K23];&quot;UL&quot;)" office:value-type="float" office:value="1" calcext:value-type="float">
            <text:p>1</text:p>
          </table:table-cell>
          <table:table-cell table:style-name="ce101" table:formula="of:=COUNTIF([.C23:.K23];&quot;KVIT&quot;)" office:value-type="float" office:value="1" calcext:value-type="float">
            <text:p>1</text:p>
          </table:table-cell>
          <table:table-cell table:style-name="ce102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3" calcext:value-type="date">
            <text:p>23. IX. 05</text:p>
          </table:table-cell>
          <table:table-cell table:style-name="ce99" table:formula="of:=TEXT([.A24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DAN</text:p>
          </table:table-cell>
          <table:table-cell table:style-name="ce101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01" table:formula="of:=COUNTIF([.C24:.K24];&quot;51&quot;) + COUNTIF([.C24:.K24];&quot;51L&quot;)" office:value-type="float" office:value="1" calcext:value-type="float">
            <text:p>1</text:p>
          </table:table-cell>
          <table:table-cell table:style-name="ce101" table:formula="of:=COUNTIF([.C24:.K24];&quot;52&quot;) + COUNTIF([.C24:.K24];&quot;52L&quot;)" office:value-type="float" office:value="1" calcext:value-type="float">
            <text:p>1</text:p>
          </table:table-cell>
          <table:table-cell table:style-name="ce101" table:formula="of:=COUNTIF([.C24:.K24];&quot;11-19&quot;) + COUNTIF([.C24:.K24];&quot;2&quot;)" office:value-type="float" office:value="0" calcext:value-type="float">
            <text:p>0</text:p>
          </table:table-cell>
          <table:table-cell table:style-name="ce101" table:formula="of:=COUNTIF([.C24:.K24];&quot;U&quot;)+COUNTIF([.C24:.K24];&quot;UL&quot;)" office:value-type="float" office:value="1" calcext:value-type="float">
            <text:p>1</text:p>
          </table:table-cell>
          <table:table-cell table:style-name="ce101" table:formula="of:=COUNTIF([.C24:.K24];&quot;KVIT&quot;)" office:value-type="float" office:value="1" calcext:value-type="float">
            <text:p>1</text:p>
          </table:table-cell>
          <table:table-cell table:style-name="ce102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24" calcext:value-type="date">
            <text:p>24. IX. 05</text:p>
          </table:table-cell>
          <table:table-cell table:style-name="ce98" table:formula="of:=TEXT([.A25];&quot;Ddd&quot;)" office:value-type="string" office:string-value="sob" calcext:value-type="string">
            <text:p>sob</text:p>
          </table:table-cell>
          <table:table-cell table:style-name="ce37"/>
          <table:table-cell table:style-name="ce37" office:value-type="string" calcext:value-type="string">
            <text:p>CIT</text:p>
          </table:table-cell>
          <table:table-cell table:style-name="ce37" table:number-columns-repeated="4"/>
          <table:table-cell table:style-name="ce10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100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01" table:formula="of:=COUNTIF([.C25:.K25];&quot;51&quot;) + COUNTIF([.C25:.K25];&quot;51L&quot;)" office:value-type="float" office:value="0" calcext:value-type="float">
            <text:p>0</text:p>
          </table:table-cell>
          <table:table-cell table:style-name="ce101" table:formula="of:=COUNTIF([.C25:.K25];&quot;52&quot;) + COUNTIF([.C25:.K25];&quot;52L&quot;)" office:value-type="float" office:value="0" calcext:value-type="float">
            <text:p>0</text:p>
          </table:table-cell>
          <table:table-cell table:style-name="ce101" table:formula="of:=COUNTIF([.C25:.K25];&quot;11-19&quot;) + COUNTIF([.C25:.K25];&quot;2&quot;)" office:value-type="float" office:value="0" calcext:value-type="float">
            <text:p>0</text:p>
          </table:table-cell>
          <table:table-cell table:style-name="ce101" table:formula="of:=COUNTIF([.C25:.K25];&quot;U&quot;)+COUNTIF([.C25:.K25];&quot;UL&quot;)" office:value-type="float" office:value="0" calcext:value-type="float">
            <text:p>0</text:p>
          </table:table-cell>
          <table:table-cell table:style-name="ce101" table:formula="of:=COUNTIF([.C25:.K25];&quot;KVIT&quot;)" office:value-type="float" office:value="0" calcext:value-type="float">
            <text:p>0</text:p>
          </table:table-cell>
          <table:table-cell table:style-name="ce102" table:formula="of:=COUNTBLANK([.C25:.K25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09-25" calcext:value-type="date">
            <text:p>25. IX. 05</text:p>
          </table:table-cell>
          <table:table-cell table:style-name="ce98" table:formula="of:=TEXT([.A26];&quot;Ddd&quot;)" office:value-type="string" office:string-value="ned" calcext:value-type="string">
            <text:p>ned</text:p>
          </table:table-cell>
          <table:table-cell table:style-name="ce37"/>
          <table:table-cell table:style-name="ce37" office:value-type="string" calcext:value-type="string">
            <text:p>CIT</text:p>
          </table:table-cell>
          <table:table-cell table:style-name="ce37" table:number-columns-repeated="4"/>
          <table:table-cell table:style-name="ce100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100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01" table:formula="of:=COUNTIF([.C26:.K26];&quot;51&quot;) + COUNTIF([.C26:.K26];&quot;51L&quot;)" office:value-type="float" office:value="0" calcext:value-type="float">
            <text:p>0</text:p>
          </table:table-cell>
          <table:table-cell table:style-name="ce101" table:formula="of:=COUNTIF([.C26:.K26];&quot;52&quot;) + COUNTIF([.C26:.K26];&quot;52L&quot;)" office:value-type="float" office:value="0" calcext:value-type="float">
            <text:p>0</text:p>
          </table:table-cell>
          <table:table-cell table:style-name="ce101" table:formula="of:=COUNTIF([.C26:.K26];&quot;11-19&quot;) + COUNTIF([.C26:.K26];&quot;2&quot;)" office:value-type="float" office:value="0" calcext:value-type="float">
            <text:p>0</text:p>
          </table:table-cell>
          <table:table-cell table:style-name="ce101" table:formula="of:=COUNTIF([.C26:.K26];&quot;U&quot;)+COUNTIF([.C26:.K26];&quot;UL&quot;)" office:value-type="float" office:value="0" calcext:value-type="float">
            <text:p>0</text:p>
          </table:table-cell>
          <table:table-cell table:style-name="ce101" table:formula="of:=COUNTIF([.C26:.K26];&quot;KVIT&quot;)" office:value-type="float" office:value="0" calcext:value-type="float">
            <text:p>0</text:p>
          </table:table-cell>
          <table:table-cell table:style-name="ce102" table:formula="of:=COUNTBLANK([.C26:.K26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6" calcext:value-type="date">
            <text:p>26. IX. 05</text:p>
          </table:table-cell>
          <table:table-cell table:style-name="ce99" table:formula="of:=TEXT([.A27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CIT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01" table:formula="of:=COUNTIF([.C27:.K27];&quot;51&quot;) + COUNTIF([.C27:.K27];&quot;51L&quot;)" office:value-type="float" office:value="1" calcext:value-type="float">
            <text:p>1</text:p>
          </table:table-cell>
          <table:table-cell table:style-name="ce101" table:formula="of:=COUNTIF([.C27:.K27];&quot;52&quot;) + COUNTIF([.C27:.K27];&quot;52L&quot;)" office:value-type="float" office:value="1" calcext:value-type="float">
            <text:p>1</text:p>
          </table:table-cell>
          <table:table-cell table:style-name="ce101" table:formula="of:=COUNTIF([.C27:.K27];&quot;11-19&quot;) + COUNTIF([.C27:.K27];&quot;2&quot;)" office:value-type="float" office:value="0" calcext:value-type="float">
            <text:p>0</text:p>
          </table:table-cell>
          <table:table-cell table:style-name="ce101" table:formula="of:=COUNTIF([.C27:.K27];&quot;U&quot;)+COUNTIF([.C27:.K27];&quot;UL&quot;)" office:value-type="float" office:value="1" calcext:value-type="float">
            <text:p>1</text:p>
          </table:table-cell>
          <table:table-cell table:style-name="ce101" table:formula="of:=COUNTIF([.C27:.K27];&quot;KVIT&quot;)" office:value-type="float" office:value="1" calcext:value-type="float">
            <text:p>1</text:p>
          </table:table-cell>
          <table:table-cell table:style-name="ce102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7" calcext:value-type="date">
            <text:p>27. IX. 05</text:p>
          </table:table-cell>
          <table:table-cell table:style-name="ce99" table:formula="of:=TEXT([.A28];&quot;Ddd&quot;)" office:value-type="string" office:string-value="tor" calcext:value-type="string">
            <text:p>tor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6" office:value-type="string" calcext:value-type="string">
            <text:p>CIT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01" table:formula="of:=COUNTIF([.C28:.K28];&quot;51&quot;) + COUNTIF([.C28:.K28];&quot;51L&quot;)" office:value-type="float" office:value="1" calcext:value-type="float">
            <text:p>1</text:p>
          </table:table-cell>
          <table:table-cell table:style-name="ce101" table:formula="of:=COUNTIF([.C28:.K28];&quot;52&quot;) + COUNTIF([.C28:.K28];&quot;52L&quot;)" office:value-type="float" office:value="1" calcext:value-type="float">
            <text:p>1</text:p>
          </table:table-cell>
          <table:table-cell table:style-name="ce101" table:formula="of:=COUNTIF([.C28:.K28];&quot;11-19&quot;) + COUNTIF([.C28:.K28];&quot;2&quot;)" office:value-type="float" office:value="0" calcext:value-type="float">
            <text:p>0</text:p>
          </table:table-cell>
          <table:table-cell table:style-name="ce101" table:formula="of:=COUNTIF([.C28:.K28];&quot;U&quot;)+COUNTIF([.C28:.K28];&quot;UL&quot;)" office:value-type="float" office:value="1" calcext:value-type="float">
            <text:p>1</text:p>
          </table:table-cell>
          <table:table-cell table:style-name="ce101" table:formula="of:=COUNTIF([.C28:.K28];&quot;KVIT&quot;)" office:value-type="float" office:value="1" calcext:value-type="float">
            <text:p>1</text:p>
          </table:table-cell>
          <table:table-cell table:style-name="ce102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8" calcext:value-type="date">
            <text:p>28. IX. 05</text:p>
          </table:table-cell>
          <table:table-cell table:style-name="ce99" table:formula="of:=TEXT([.A29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01" table:formula="of:=COUNTIF([.C29:.K29];&quot;51&quot;) + COUNTIF([.C29:.K29];&quot;51L&quot;)" office:value-type="float" office:value="1" calcext:value-type="float">
            <text:p>1</text:p>
          </table:table-cell>
          <table:table-cell table:style-name="ce101" table:formula="of:=COUNTIF([.C29:.K29];&quot;52&quot;) + COUNTIF([.C29:.K29];&quot;52L&quot;)" office:value-type="float" office:value="1" calcext:value-type="float">
            <text:p>1</text:p>
          </table:table-cell>
          <table:table-cell table:style-name="ce101" table:formula="of:=COUNTIF([.C29:.K29];&quot;11-19&quot;) + COUNTIF([.C29:.K29];&quot;2&quot;)" office:value-type="float" office:value="1" calcext:value-type="float">
            <text:p>1</text:p>
          </table:table-cell>
          <table:table-cell table:style-name="ce101" table:formula="of:=COUNTIF([.C29:.K29];&quot;U&quot;)+COUNTIF([.C29:.K29];&quot;UL&quot;)" office:value-type="float" office:value="0" calcext:value-type="float">
            <text:p>0</text:p>
          </table:table-cell>
          <table:table-cell table:style-name="ce101" table:formula="of:=COUNTIF([.C29:.K29];&quot;KVIT&quot;)" office:value-type="float" office:value="1" calcext:value-type="float">
            <text:p>1</text:p>
          </table:table-cell>
          <table:table-cell table:style-name="ce102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29" calcext:value-type="date">
            <text:p>29. IX. 05</text:p>
          </table:table-cell>
          <table:table-cell table:style-name="ce99" table:formula="of:=TEXT([.A30];&quot;Ddd&quot;)" office:value-type="string" office:string-value="čet" calcext:value-type="string">
            <text:p>čet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6" office:value-type="string" calcext:value-type="string">
            <text:p>CIT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01" table:formula="of:=COUNTIF([.C30:.K30];&quot;51&quot;) + COUNTIF([.C30:.K30];&quot;51L&quot;)" office:value-type="float" office:value="1" calcext:value-type="float">
            <text:p>1</text:p>
          </table:table-cell>
          <table:table-cell table:style-name="ce101" table:formula="of:=COUNTIF([.C30:.K30];&quot;52&quot;) + COUNTIF([.C30:.K30];&quot;52L&quot;)" office:value-type="float" office:value="1" calcext:value-type="float">
            <text:p>1</text:p>
          </table:table-cell>
          <table:table-cell table:style-name="ce101" table:formula="of:=COUNTIF([.C30:.K30];&quot;11-19&quot;) + COUNTIF([.C30:.K30];&quot;2&quot;)" office:value-type="float" office:value="1" calcext:value-type="float">
            <text:p>1</text:p>
          </table:table-cell>
          <table:table-cell table:style-name="ce101" table:formula="of:=COUNTIF([.C30:.K30];&quot;U&quot;)+COUNTIF([.C30:.K30];&quot;UL&quot;)" office:value-type="float" office:value="1" calcext:value-type="float">
            <text:p>1</text:p>
          </table:table-cell>
          <table:table-cell table:style-name="ce101" table:formula="of:=COUNTIF([.C30:.K30];&quot;KVIT&quot;)" office:value-type="float" office:value="1" calcext:value-type="float">
            <text:p>1</text:p>
          </table:table-cell>
          <table:table-cell table:style-name="ce102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09-30" calcext:value-type="date">
            <text:p>30. IX. 05</text:p>
          </table:table-cell>
          <table:table-cell table:style-name="ce99" table:formula="of:=TEXT([.A31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CIT</text:p>
          </table:table-cell>
          <table:table-cell table:style-name="ce16" office:value-type="string" calcext:value-type="string">
            <text:p>51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26" office:value-type="string" calcext:value-type="string">
            <text:p>MIR</text:p>
          </table:table-cell>
          <table:table-cell table:style-name="ce101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01" table:formula="of:=COUNTIF([.C31:.K31];&quot;51&quot;) + COUNTIF([.C31:.K31];&quot;51L&quot;)" office:value-type="float" office:value="1" calcext:value-type="float">
            <text:p>1</text:p>
          </table:table-cell>
          <table:table-cell table:style-name="ce101" table:formula="of:=COUNTIF([.C31:.K31];&quot;52&quot;) + COUNTIF([.C31:.K31];&quot;52L&quot;)" office:value-type="float" office:value="1" calcext:value-type="float">
            <text:p>1</text:p>
          </table:table-cell>
          <table:table-cell table:style-name="ce101" table:formula="of:=COUNTIF([.C31:.K31];&quot;11-19&quot;) + COUNTIF([.C31:.K31];&quot;2&quot;)" office:value-type="float" office:value="0" calcext:value-type="float">
            <text:p>0</text:p>
          </table:table-cell>
          <table:table-cell table:style-name="ce101" table:formula="of:=COUNTIF([.C31:.K31];&quot;U&quot;)+COUNTIF([.C31:.K31];&quot;UL&quot;)" office:value-type="float" office:value="1" calcext:value-type="float">
            <text:p>1</text:p>
          </table:table-cell>
          <table:table-cell table:style-name="ce101" table:formula="of:=COUNTIF([.C31:.K31];&quot;KVIT&quot;)" office:value-type="float" office:value="1" calcext:value-type="float">
            <text:p>1</text:p>
          </table:table-cell>
          <table:table-cell table:style-name="ce102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/>
          <table:table-cell table:style-name="ce99" table:formula="of:=TEXT([.A32];&quot;Ddd&quot;)" office:value-type="string" office:string-value="sob" calcext:value-type="string">
            <text:p>sob</text:p>
          </table:table-cell>
          <table:table-cell table:style-name="ce16" table:number-columns-repeated="6"/>
          <table:table-cell table:style-name="ce45"/>
          <table:table-cell table:style-name="ce22" table:number-columns-repeated="2"/>
          <table:table-cell table:style-name="ce26"/>
          <table:table-cell table:style-name="ce101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0" calcext:value-type="float">
            <text:p>0</text:p>
          </table:table-cell>
          <table:table-cell table:style-name="ce101" table:formula="of:=COUNTIF([.C32:.K32];&quot;51&quot;) + COUNTIF([.C32:.K32];&quot;51L&quot;)" office:value-type="float" office:value="0" calcext:value-type="float">
            <text:p>0</text:p>
          </table:table-cell>
          <table:table-cell table:style-name="ce101" table:formula="of:=COUNTIF([.C32:.K32];&quot;52&quot;) + COUNTIF([.C32:.K32];&quot;52L&quot;)" office:value-type="float" office:value="0" calcext:value-type="float">
            <text:p>0</text:p>
          </table:table-cell>
          <table:table-cell table:style-name="ce101" table:formula="of:=COUNTIF([.C32:.K32];&quot;11-19&quot;) + COUNTIF([.C32:.K32];&quot;2&quot;)" office:value-type="float" office:value="0" calcext:value-type="float">
            <text:p>0</text:p>
          </table:table-cell>
          <table:table-cell table:style-name="ce101" table:formula="of:=COUNTIF([.C32:.K32];&quot;U&quot;)+COUNTIF([.C32:.K32];&quot;UL&quot;)" office:value-type="float" office:value="0" calcext:value-type="float">
            <text:p>0</text:p>
          </table:table-cell>
          <table:table-cell table:style-name="ce101" table:formula="of:=COUNTIF([.C32:.K32];&quot;KVIT&quot;)" office:value-type="float" office:value="0" calcext:value-type="float">
            <text:p>0</text:p>
          </table:table-cell>
          <table:table-cell table:style-name="ce102" table:formula="of:=COUNTBLANK([.C32:.K3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103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2" calcext:value-type="float">
            <text:p>2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3" calcext:value-type="float">
            <text:p>3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2" calcext:value-type="float">
            <text:p>2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3" calcext:value-type="float">
            <text:p>3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3" calcext:value-type="float">
            <text:p>3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1" calcext:value-type="float">
            <text:p>1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6" calcext:value-type="float">
            <text:p>6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5" calcext:value-type="float">
            <text:p>5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september.$A$1:.$K$31" table:range-usable-as="print-range"/>
        </table:named-expressions>
        <calcext:conditional-formats>
          <calcext:conditional-format calcext:target-range-address="september.B5:september.B32">
            <calcext:condition calcext:apply-style-name="ConditionalStyle_1" calcext:value="=#name?#ref!" calcext:base-cell-address="september.B5"/>
          </calcext:conditional-format>
          <calcext:conditional-format calcext:target-range-address="september.K11:september.K12 september.K18:september.K19 september.I25:september.I26 september.K25:september.K26">
            <calcext:condition calcext:apply-style-name="ConditionalStyle_5" calcext:value="=&quot;Sob&quot;" calcext:base-cell-address="september.I25"/>
            <calcext:condition calcext:apply-style-name="ConditionalStyle_5" calcext:value="=&quot;Ned&quot;" calcext:base-cell-address="september.I25"/>
          </calcext:conditional-format>
          <calcext:conditional-format calcext:target-range-address="september.M2:september.R32">
            <calcext:condition calcext:apply-style-name="ConditionalStyle_2" calcext:value="&lt;1" calcext:base-cell-address="september.M2"/>
            <calcext:condition calcext:apply-style-name="ConditionalStyle_3" calcext:value="&gt;1" calcext:base-cell-address="september.M2"/>
          </calcext:conditional-format>
          <calcext:conditional-format calcext:target-range-address="september.S2:september.S33">
            <calcext:condition calcext:apply-style-name="ConditionalStyle_4" calcext:value="!=0" calcext:base-cell-address="september.S2"/>
          </calcext:conditional-format>
        </calcext:conditional-formats>
      </table:table>
      <table:table table:name="oktober" table:style-name="ta10" table:print-ranges="oktober.A1:oktober.K32">
        <table:table-column table:style-name="co1" table:default-cell-style-name="ce6"/>
        <table:table-column table:style-name="co2" table:number-columns-repeated="11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3" table:number-columns-repeated="237" table:default-cell-style-name="ce6"/>
        <table:table-column table:style-name="co4" table:number-columns-repeated="768" table:default-cell-style-name="Default"/>
        <table:table-row table:style-name="ro1">
          <table:table-cell table:style-name="ce104" office:value-type="string" calcext:value-type="string">
            <text:p>Datum</text:p>
          </table:table-cell>
          <table:table-cell table:style-name="ce107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/>
          <table:table-cell table:style-name="ce19" office:value-type="string" calcext:value-type="string">
            <text:p>MIR</text:p>
          </table:table-cell>
          <table:table-cell table:style-name="ce19" office:value-type="string" calcext:value-type="string">
            <text:p>HOL</text:p>
          </table:table-cell>
          <table:table-cell table:style-name="ce19" office:value-type="string" calcext:value-type="string">
            <text:p>DEV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ŠŠ</text:p>
          </table:table-cell>
          <table:table-cell table:style-name="ce26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53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113" office:value-type="string" calcext:value-type="string">
            <text:p>KVIT</text:p>
          </table:table-cell>
          <table:table-cell table:style-name="ce64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01" calcext:value-type="date">
            <text:p>1. X. 05</text:p>
          </table:table-cell>
          <table:table-cell table:style-name="ce108" table:formula="of:=TEXT([.A2];&quot;Ddd&quot;)" office:value-type="string" office:string-value="sob" calcext:value-type="string">
            <text:p>sob</text:p>
          </table:table-cell>
          <table:table-cell table:style-name="ce51" table:number-columns-repeated="6"/>
          <table:table-cell table:style-name="ce111" office:value-type="string" calcext:value-type="string">
            <text:p>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12" table:formula="of:=COUNTIF([.C2:.K2];&quot;51&quot;) + COUNTIF([.C2:.K2];&quot;51L&quot;)" office:value-type="float" office:value="0" calcext:value-type="float">
            <text:p>0</text:p>
          </table:table-cell>
          <table:table-cell table:style-name="ce112" table:formula="of:=COUNTIF([.C2:.K2];&quot;52&quot;) + COUNTIF([.C2:.K2];&quot;52L&quot;)" office:value-type="float" office:value="0" calcext:value-type="float">
            <text:p>0</text:p>
          </table:table-cell>
          <table:table-cell table:style-name="ce112" table:formula="of:=COUNTIF([.C2:.K2];&quot;11-19&quot;) + COUNTIF([.C2:.K2];&quot;2&quot;)" office:value-type="float" office:value="0" calcext:value-type="float">
            <text:p>0</text:p>
          </table:table-cell>
          <table:table-cell table:style-name="ce112" table:formula="of:=COUNTIF([.C2:.K2];&quot;U&quot;)+COUNTIF([.C2:.K2];&quot;UL&quot;)" office:value-type="float" office:value="0" calcext:value-type="float">
            <text:p>0</text:p>
          </table:table-cell>
          <table:table-cell table:style-name="ce112" table:formula="of:=COUNTIF([.C2:.K2];&quot;KVIT&quot;)" office:value-type="float" office:value="0" calcext:value-type="float">
            <text:p>0</text:p>
          </table:table-cell>
          <table:table-cell table:style-name="ce114" table:formula="of:=COUNTBLANK([.C2:.K2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02" calcext:value-type="date">
            <text:p>2. X. 05</text:p>
          </table:table-cell>
          <table:table-cell table:style-name="ce108" table:formula="of:=TEXT([.A3];&quot;Ddd&quot;)" office:value-type="string" office:string-value="ned" calcext:value-type="string">
            <text:p>ned</text:p>
          </table:table-cell>
          <table:table-cell table:style-name="ce51" table:number-columns-repeated="6"/>
          <table:table-cell table:style-name="ce111" office:value-type="string" calcext:value-type="string">
            <text:p>D</text:p>
          </table:table-cell>
          <table:table-cell table:style-name="ce37"/>
          <table:table-cell table:style-name="ce14" office:value-type="string" calcext:value-type="string">
            <text:p>L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12" table:formula="of:=COUNTIF([.C3:.K3];&quot;51&quot;) + COUNTIF([.C3:.K3];&quot;51L&quot;)" office:value-type="float" office:value="0" calcext:value-type="float">
            <text:p>0</text:p>
          </table:table-cell>
          <table:table-cell table:style-name="ce112" table:formula="of:=COUNTIF([.C3:.K3];&quot;52&quot;) + COUNTIF([.C3:.K3];&quot;52L&quot;)" office:value-type="float" office:value="0" calcext:value-type="float">
            <text:p>0</text:p>
          </table:table-cell>
          <table:table-cell table:style-name="ce112" table:formula="of:=COUNTIF([.C3:.K3];&quot;11-19&quot;) + COUNTIF([.C3:.K3];&quot;2&quot;)" office:value-type="float" office:value="0" calcext:value-type="float">
            <text:p>0</text:p>
          </table:table-cell>
          <table:table-cell table:style-name="ce112" table:formula="of:=COUNTIF([.C3:.K3];&quot;U&quot;)+COUNTIF([.C3:.K3];&quot;UL&quot;)" office:value-type="float" office:value="0" calcext:value-type="float">
            <text:p>0</text:p>
          </table:table-cell>
          <table:table-cell table:style-name="ce112" table:formula="of:=COUNTIF([.C3:.K3];&quot;KVIT&quot;)" office:value-type="float" office:value="0" calcext:value-type="float">
            <text:p>0</text:p>
          </table:table-cell>
          <table:table-cell table:style-name="ce114" table:formula="of:=COUNTBLANK([.C3:.K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03" calcext:value-type="date">
            <text:p>3. X. 05</text:p>
          </table:table-cell>
          <table:table-cell table:style-name="ce19" table:formula="of:=TEXT([.A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52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3"/>
          <table:table-cell table:style-name="ce15" office:value-type="string" calcext:value-type="string">
            <text:p>U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51</text:p>
          </table:table-cell>
          <table:table-cell table:style-name="ce16" office:value-type="string" calcext:value-type="string">
            <text:p>X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12" table:formula="of:=COUNTIF([.C4:.K4];&quot;51&quot;) + COUNTIF([.C4:.K4];&quot;51L&quot;)" office:value-type="float" office:value="2" calcext:value-type="float">
            <text:p>2</text:p>
          </table:table-cell>
          <table:table-cell table:style-name="ce112" table:formula="of:=COUNTIF([.C4:.K4];&quot;52&quot;) + COUNTIF([.C4:.K4];&quot;52L&quot;)" office:value-type="float" office:value="1" calcext:value-type="float">
            <text:p>1</text:p>
          </table:table-cell>
          <table:table-cell table:style-name="ce112" table:formula="of:=COUNTIF([.C4:.K4];&quot;11-19&quot;) + COUNTIF([.C4:.K4];&quot;2&quot;)" office:value-type="float" office:value="0" calcext:value-type="float">
            <text:p>0</text:p>
          </table:table-cell>
          <table:table-cell table:style-name="ce112" table:formula="of:=COUNTIF([.C4:.K4];&quot;U&quot;)+COUNTIF([.C4:.K4];&quot;UL&quot;)" office:value-type="float" office:value="1" calcext:value-type="float">
            <text:p>1</text:p>
          </table:table-cell>
          <table:table-cell table:style-name="ce112" table:formula="of:=COUNTIF([.C4:.K4];&quot;KVIT&quot;)" office:value-type="float" office:value="2" calcext:value-type="float">
            <text:p>2</text:p>
          </table:table-cell>
          <table:table-cell table:style-name="ce114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04" calcext:value-type="date">
            <text:p>4. X. 05</text:p>
          </table:table-cell>
          <table:table-cell table:style-name="ce109" table:formula="of:=TEXT([.A5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12" table:formula="of:=COUNTIF([.C5:.K5];&quot;51&quot;) + COUNTIF([.C5:.K5];&quot;51L&quot;)" office:value-type="float" office:value="1" calcext:value-type="float">
            <text:p>1</text:p>
          </table:table-cell>
          <table:table-cell table:style-name="ce112" table:formula="of:=COUNTIF([.C5:.K5];&quot;52&quot;) + COUNTIF([.C5:.K5];&quot;52L&quot;)" office:value-type="float" office:value="1" calcext:value-type="float">
            <text:p>1</text:p>
          </table:table-cell>
          <table:table-cell table:style-name="ce112" table:formula="of:=COUNTIF([.C5:.K5];&quot;11-19&quot;) + COUNTIF([.C5:.K5];&quot;2&quot;)" office:value-type="float" office:value="1" calcext:value-type="float">
            <text:p>1</text:p>
          </table:table-cell>
          <table:table-cell table:style-name="ce112" table:formula="of:=COUNTIF([.C5:.K5];&quot;U&quot;)+COUNTIF([.C5:.K5];&quot;UL&quot;)" office:value-type="float" office:value="1" calcext:value-type="float">
            <text:p>1</text:p>
          </table:table-cell>
          <table:table-cell table:style-name="ce112" table:formula="of:=COUNTIF([.C5:.K5];&quot;KVIT&quot;)" office:value-type="float" office:value="2" calcext:value-type="float">
            <text:p>2</text:p>
          </table:table-cell>
          <table:table-cell table:style-name="ce114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05" calcext:value-type="date">
            <text:p>5. X. 05</text:p>
          </table:table-cell>
          <table:table-cell table:style-name="ce109" table:formula="of:=TEXT([.A6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D</text:p>
          </table:table-cell>
          <table:table-cell table:style-name="ce16"/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12" table:formula="of:=COUNTIF([.C6:.K6];&quot;51&quot;) + COUNTIF([.C6:.K6];&quot;51L&quot;)" office:value-type="float" office:value="1" calcext:value-type="float">
            <text:p>1</text:p>
          </table:table-cell>
          <table:table-cell table:style-name="ce112" table:formula="of:=COUNTIF([.C6:.K6];&quot;52&quot;) + COUNTIF([.C6:.K6];&quot;52L&quot;)" office:value-type="float" office:value="1" calcext:value-type="float">
            <text:p>1</text:p>
          </table:table-cell>
          <table:table-cell table:style-name="ce112" table:formula="of:=COUNTIF([.C6:.K6];&quot;11-19&quot;) + COUNTIF([.C6:.K6];&quot;2&quot;)" office:value-type="float" office:value="1" calcext:value-type="float">
            <text:p>1</text:p>
          </table:table-cell>
          <table:table-cell table:style-name="ce112" table:formula="of:=COUNTIF([.C6:.K6];&quot;U&quot;)+COUNTIF([.C6:.K6];&quot;UL&quot;)" office:value-type="float" office:value="0" calcext:value-type="float">
            <text:p>0</text:p>
          </table:table-cell>
          <table:table-cell table:style-name="ce112" table:formula="of:=COUNTIF([.C6:.K6];&quot;KVIT&quot;)" office:value-type="float" office:value="2" calcext:value-type="float">
            <text:p>2</text:p>
          </table:table-cell>
          <table:table-cell table:style-name="ce114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06" calcext:value-type="date">
            <text:p>6. X. 05</text:p>
          </table:table-cell>
          <table:table-cell table:style-name="ce109" table:formula="of:=TEXT([.A7];&quot;Ddd&quot;)" office:value-type="string" office:string-value="čet" calcext:value-type="string">
            <text:p>čet</text:p>
          </table:table-cell>
          <table:table-cell table:number-columns-repeated="2" table:style-name="ce16" office:value-type="string" calcext:value-type="string">
            <text:p>SD</text:p>
          </table:table-cell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9" office:value-type="string" calcext:value-type="string">
            <text:p>U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12" table:formula="of:=COUNTIF([.C7:.K7];&quot;51&quot;) + COUNTIF([.C7:.K7];&quot;51L&quot;)" office:value-type="float" office:value="1" calcext:value-type="float">
            <text:p>1</text:p>
          </table:table-cell>
          <table:table-cell table:style-name="ce112" table:formula="of:=COUNTIF([.C7:.K7];&quot;52&quot;) + COUNTIF([.C7:.K7];&quot;52L&quot;)" office:value-type="float" office:value="1" calcext:value-type="float">
            <text:p>1</text:p>
          </table:table-cell>
          <table:table-cell table:style-name="ce112" table:formula="of:=COUNTIF([.C7:.K7];&quot;11-19&quot;) + COUNTIF([.C7:.K7];&quot;2&quot;)" office:value-type="float" office:value="0" calcext:value-type="float">
            <text:p>0</text:p>
          </table:table-cell>
          <table:table-cell table:style-name="ce112" table:formula="of:=COUNTIF([.C7:.K7];&quot;U&quot;)+COUNTIF([.C7:.K7];&quot;UL&quot;)" office:value-type="float" office:value="1" calcext:value-type="float">
            <text:p>1</text:p>
          </table:table-cell>
          <table:table-cell table:style-name="ce112" table:formula="of:=COUNTIF([.C7:.K7];&quot;KVIT&quot;)" office:value-type="float" office:value="1" calcext:value-type="float">
            <text:p>1</text:p>
          </table:table-cell>
          <table:table-cell table:style-name="ce114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07" calcext:value-type="date">
            <text:p>7. X. 05</text:p>
          </table:table-cell>
          <table:table-cell table:style-name="ce109" table:formula="of:=TEXT([.A8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D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6" office:value-type="string" calcext:value-type="string">
            <text:p>ŠOŠ</text:p>
          </table:table-cell>
          <table:table-cell table:style-name="ce112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12" table:formula="of:=COUNTIF([.C8:.K8];&quot;51&quot;) + COUNTIF([.C8:.K8];&quot;51L&quot;)" office:value-type="float" office:value="1" calcext:value-type="float">
            <text:p>1</text:p>
          </table:table-cell>
          <table:table-cell table:style-name="ce112" table:formula="of:=COUNTIF([.C8:.K8];&quot;52&quot;) + COUNTIF([.C8:.K8];&quot;52L&quot;)" office:value-type="float" office:value="1" calcext:value-type="float">
            <text:p>1</text:p>
          </table:table-cell>
          <table:table-cell table:style-name="ce112" table:formula="of:=COUNTIF([.C8:.K8];&quot;11-19&quot;) + COUNTIF([.C8:.K8];&quot;2&quot;)" office:value-type="float" office:value="0" calcext:value-type="float">
            <text:p>0</text:p>
          </table:table-cell>
          <table:table-cell table:style-name="ce112" table:formula="of:=COUNTIF([.C8:.K8];&quot;U&quot;)+COUNTIF([.C8:.K8];&quot;UL&quot;)" office:value-type="float" office:value="1" calcext:value-type="float">
            <text:p>1</text:p>
          </table:table-cell>
          <table:table-cell table:style-name="ce112" table:formula="of:=COUNTIF([.C8:.K8];&quot;KVIT&quot;)" office:value-type="float" office:value="1" calcext:value-type="float">
            <text:p>1</text:p>
          </table:table-cell>
          <table:table-cell table:style-name="ce114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08" calcext:value-type="date">
            <text:p>8. X. 05</text:p>
          </table:table-cell>
          <table:table-cell table:style-name="ce108" table:formula="of:=TEXT([.A9];&quot;Ddd&quot;)" office:value-type="string" office:string-value="sob" calcext:value-type="string">
            <text:p>sob</text:p>
          </table:table-cell>
          <table:table-cell table:style-name="ce51" office:value-type="string" calcext:value-type="string">
            <text:p>SD</text:p>
          </table:table-cell>
          <table:table-cell table:style-name="ce14" office:value-type="string" calcext:value-type="string">
            <text:p>L</text:p>
          </table:table-cell>
          <table:table-cell table:style-name="ce51" office:value-type="string" calcext:value-type="string">
            <text:p>D</text:p>
          </table:table-cell>
          <table:table-cell table:style-name="ce51" table:number-columns-repeated="2"/>
          <table:table-cell table:style-name="ce51" office:value-type="string" calcext:value-type="string">
            <text:p>SD</text:p>
          </table:table-cell>
          <table:table-cell table:style-name="ce51"/>
          <table:table-cell table:style-name="ce37"/>
          <table:table-cell table:style-name="ce51"/>
          <table:table-cell table:style-name="ce26" office:value-type="string" calcext:value-type="string">
            <text:p>KOS</text:p>
          </table:table-cell>
          <table:table-cell table:style-name="ce112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12" table:formula="of:=COUNTIF([.C9:.K9];&quot;51&quot;) + COUNTIF([.C9:.K9];&quot;51L&quot;)" office:value-type="float" office:value="0" calcext:value-type="float">
            <text:p>0</text:p>
          </table:table-cell>
          <table:table-cell table:style-name="ce112" table:formula="of:=COUNTIF([.C9:.K9];&quot;52&quot;) + COUNTIF([.C9:.K9];&quot;52L&quot;)" office:value-type="float" office:value="0" calcext:value-type="float">
            <text:p>0</text:p>
          </table:table-cell>
          <table:table-cell table:style-name="ce112" table:formula="of:=COUNTIF([.C9:.K9];&quot;11-19&quot;) + COUNTIF([.C9:.K9];&quot;2&quot;)" office:value-type="float" office:value="0" calcext:value-type="float">
            <text:p>0</text:p>
          </table:table-cell>
          <table:table-cell table:style-name="ce112" table:formula="of:=COUNTIF([.C9:.K9];&quot;U&quot;)+COUNTIF([.C9:.K9];&quot;UL&quot;)" office:value-type="float" office:value="0" calcext:value-type="float">
            <text:p>0</text:p>
          </table:table-cell>
          <table:table-cell table:style-name="ce112" table:formula="of:=COUNTIF([.C9:.K9];&quot;KVIT&quot;)" office:value-type="float" office:value="0" calcext:value-type="float">
            <text:p>0</text:p>
          </table:table-cell>
          <table:table-cell table:style-name="ce114" table:formula="of:=COUNTBLANK([.C9:.K9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09" calcext:value-type="date">
            <text:p>9. X. 05</text:p>
          </table:table-cell>
          <table:table-cell table:style-name="ce108" table:formula="of:=TEXT([.A10];&quot;Ddd&quot;)" office:value-type="string" office:string-value="ned" calcext:value-type="string">
            <text:p>ned</text:p>
          </table:table-cell>
          <table:table-cell table:style-name="ce51"/>
          <table:table-cell table:style-name="ce14" office:value-type="string" calcext:value-type="string">
            <text:p>L</text:p>
          </table:table-cell>
          <table:table-cell table:style-name="ce51" office:value-type="string" calcext:value-type="string">
            <text:p>D</text:p>
          </table:table-cell>
          <table:table-cell table:style-name="ce51" table:number-columns-repeated="2"/>
          <table:table-cell table:style-name="ce51" office:value-type="string" calcext:value-type="string">
            <text:p>SD</text:p>
          </table:table-cell>
          <table:table-cell table:style-name="ce51"/>
          <table:table-cell table:style-name="ce37"/>
          <table:table-cell table:style-name="ce51"/>
          <table:table-cell table:style-name="ce26" office:value-type="string" calcext:value-type="string">
            <text:p>KOS</text:p>
          </table:table-cell>
          <table:table-cell table:style-name="ce112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12" table:formula="of:=COUNTIF([.C10:.K10];&quot;51&quot;) + COUNTIF([.C10:.K10];&quot;51L&quot;)" office:value-type="float" office:value="0" calcext:value-type="float">
            <text:p>0</text:p>
          </table:table-cell>
          <table:table-cell table:style-name="ce112" table:formula="of:=COUNTIF([.C10:.K10];&quot;52&quot;) + COUNTIF([.C10:.K10];&quot;52L&quot;)" office:value-type="float" office:value="0" calcext:value-type="float">
            <text:p>0</text:p>
          </table:table-cell>
          <table:table-cell table:style-name="ce112" table:formula="of:=COUNTIF([.C10:.K10];&quot;11-19&quot;) + COUNTIF([.C10:.K10];&quot;2&quot;)" office:value-type="float" office:value="0" calcext:value-type="float">
            <text:p>0</text:p>
          </table:table-cell>
          <table:table-cell table:style-name="ce112" table:formula="of:=COUNTIF([.C10:.K10];&quot;U&quot;)+COUNTIF([.C10:.K10];&quot;UL&quot;)" office:value-type="float" office:value="0" calcext:value-type="float">
            <text:p>0</text:p>
          </table:table-cell>
          <table:table-cell table:style-name="ce112" table:formula="of:=COUNTIF([.C10:.K10];&quot;KVIT&quot;)" office:value-type="float" office:value="0" calcext:value-type="float">
            <text:p>0</text:p>
          </table:table-cell>
          <table:table-cell table:style-name="ce114" table:formula="of:=COUNTBLANK([.C10:.K10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0" calcext:value-type="date">
            <text:p>10. X. 05</text:p>
          </table:table-cell>
          <table:table-cell table:style-name="ce109" table:formula="of:=TEXT([.A1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6"/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SD</text:p>
          </table:table-cell>
          <table:table-cell table:number-columns-repeated="2"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KOS</text:p>
          </table:table-cell>
          <table:table-cell table:style-name="ce112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12" table:formula="of:=COUNTIF([.C11:.K11];&quot;51&quot;) + COUNTIF([.C11:.K11];&quot;51L&quot;)" office:value-type="float" office:value="2" calcext:value-type="float">
            <text:p>2</text:p>
          </table:table-cell>
          <table:table-cell table:style-name="ce112" table:formula="of:=COUNTIF([.C11:.K11];&quot;52&quot;) + COUNTIF([.C11:.K11];&quot;52L&quot;)" office:value-type="float" office:value="1" calcext:value-type="float">
            <text:p>1</text:p>
          </table:table-cell>
          <table:table-cell table:style-name="ce112" table:formula="of:=COUNTIF([.C11:.K11];&quot;11-19&quot;) + COUNTIF([.C11:.K11];&quot;2&quot;)" office:value-type="float" office:value="0" calcext:value-type="float">
            <text:p>0</text:p>
          </table:table-cell>
          <table:table-cell table:style-name="ce112" table:formula="of:=COUNTIF([.C11:.K11];&quot;U&quot;)+COUNTIF([.C11:.K11];&quot;UL&quot;)" office:value-type="float" office:value="1" calcext:value-type="float">
            <text:p>1</text:p>
          </table:table-cell>
          <table:table-cell table:style-name="ce112" table:formula="of:=COUNTIF([.C11:.K11];&quot;KVIT&quot;)" office:value-type="float" office:value="1" calcext:value-type="float">
            <text:p>1</text:p>
          </table:table-cell>
          <table:table-cell table:style-name="ce114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1" calcext:value-type="date">
            <text:p>11. X. 05</text:p>
          </table:table-cell>
          <table:table-cell table:style-name="ce109" table:formula="of:=TEXT([.A1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SD</text:p>
          </table:table-cell>
          <table:table-cell table:style-name="ce15" office:value-type="string" calcext:value-type="string">
            <text:p>U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KOS</text:p>
          </table:table-cell>
          <table:table-cell table:style-name="ce112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12" table:formula="of:=COUNTIF([.C12:.K12];&quot;51&quot;) + COUNTIF([.C12:.K12];&quot;51L&quot;)" office:value-type="float" office:value="1" calcext:value-type="float">
            <text:p>1</text:p>
          </table:table-cell>
          <table:table-cell table:style-name="ce112" table:formula="of:=COUNTIF([.C12:.K12];&quot;52&quot;) + COUNTIF([.C12:.K12];&quot;52L&quot;)" office:value-type="float" office:value="1" calcext:value-type="float">
            <text:p>1</text:p>
          </table:table-cell>
          <table:table-cell table:style-name="ce112" table:formula="of:=COUNTIF([.C12:.K12];&quot;11-19&quot;) + COUNTIF([.C12:.K12];&quot;2&quot;)" office:value-type="float" office:value="1" calcext:value-type="float">
            <text:p>1</text:p>
          </table:table-cell>
          <table:table-cell table:style-name="ce112" table:formula="of:=COUNTIF([.C12:.K12];&quot;U&quot;)+COUNTIF([.C12:.K12];&quot;UL&quot;)" office:value-type="float" office:value="1" calcext:value-type="float">
            <text:p>1</text:p>
          </table:table-cell>
          <table:table-cell table:style-name="ce112" table:formula="of:=COUNTIF([.C12:.K12];&quot;KVIT&quot;)" office:value-type="float" office:value="1" calcext:value-type="float">
            <text:p>1</text:p>
          </table:table-cell>
          <table:table-cell table:style-name="ce114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2" calcext:value-type="date">
            <text:p>12. X. 05</text:p>
          </table:table-cell>
          <table:table-cell table:style-name="ce109" table:formula="of:=TEXT([.A1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SD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6" office:value-type="string" calcext:value-type="string">
            <text:p>KOS</text:p>
          </table:table-cell>
          <table:table-cell table:style-name="ce112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12" table:formula="of:=COUNTIF([.C13:.K13];&quot;51&quot;) + COUNTIF([.C13:.K13];&quot;51L&quot;)" office:value-type="float" office:value="1" calcext:value-type="float">
            <text:p>1</text:p>
          </table:table-cell>
          <table:table-cell table:style-name="ce112" table:formula="of:=COUNTIF([.C13:.K13];&quot;52&quot;) + COUNTIF([.C13:.K13];&quot;52L&quot;)" office:value-type="float" office:value="1" calcext:value-type="float">
            <text:p>1</text:p>
          </table:table-cell>
          <table:table-cell table:style-name="ce112" table:formula="of:=COUNTIF([.C13:.K13];&quot;11-19&quot;) + COUNTIF([.C13:.K13];&quot;2&quot;)" office:value-type="float" office:value="1" calcext:value-type="float">
            <text:p>1</text:p>
          </table:table-cell>
          <table:table-cell table:style-name="ce112" table:formula="of:=COUNTIF([.C13:.K13];&quot;U&quot;)+COUNTIF([.C13:.K13];&quot;UL&quot;)" office:value-type="float" office:value="0" calcext:value-type="float">
            <text:p>0</text:p>
          </table:table-cell>
          <table:table-cell table:style-name="ce112" table:formula="of:=COUNTIF([.C13:.K13];&quot;KVIT&quot;)" office:value-type="float" office:value="1" calcext:value-type="float">
            <text:p>1</text:p>
          </table:table-cell>
          <table:table-cell table:style-name="ce114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3" calcext:value-type="date">
            <text:p>13. X. 05</text:p>
          </table:table-cell>
          <table:table-cell table:style-name="ce109" table:formula="of:=TEXT([.A1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52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KOS</text:p>
          </table:table-cell>
          <table:table-cell table:style-name="ce112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12" table:formula="of:=COUNTIF([.C14:.K14];&quot;51&quot;) + COUNTIF([.C14:.K14];&quot;51L&quot;)" office:value-type="float" office:value="2" calcext:value-type="float">
            <text:p>2</text:p>
          </table:table-cell>
          <table:table-cell table:style-name="ce112" table:formula="of:=COUNTIF([.C14:.K14];&quot;52&quot;) + COUNTIF([.C14:.K14];&quot;52L&quot;)" office:value-type="float" office:value="1" calcext:value-type="float">
            <text:p>1</text:p>
          </table:table-cell>
          <table:table-cell table:style-name="ce112" table:formula="of:=COUNTIF([.C14:.K14];&quot;11-19&quot;) + COUNTIF([.C14:.K14];&quot;2&quot;)" office:value-type="float" office:value="0" calcext:value-type="float">
            <text:p>0</text:p>
          </table:table-cell>
          <table:table-cell table:style-name="ce112" table:formula="of:=COUNTIF([.C14:.K14];&quot;U&quot;)+COUNTIF([.C14:.K14];&quot;UL&quot;)" office:value-type="float" office:value="1" calcext:value-type="float">
            <text:p>1</text:p>
          </table:table-cell>
          <table:table-cell table:style-name="ce112" table:formula="of:=COUNTIF([.C14:.K14];&quot;KVIT&quot;)" office:value-type="float" office:value="1" calcext:value-type="float">
            <text:p>1</text:p>
          </table:table-cell>
          <table:table-cell table:style-name="ce114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4" calcext:value-type="date">
            <text:p>14. X. 05</text:p>
          </table:table-cell>
          <table:table-cell table:style-name="ce109" table:formula="of:=TEXT([.A15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6" office:value-type="string" calcext:value-type="string">
            <text:p>51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style-name="ce26" office:value-type="string" calcext:value-type="string">
            <text:p>KOS</text:p>
          </table:table-cell>
          <table:table-cell table:style-name="ce112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12" table:formula="of:=COUNTIF([.C15:.K15];&quot;51&quot;) + COUNTIF([.C15:.K15];&quot;51L&quot;)" office:value-type="float" office:value="1" calcext:value-type="float">
            <text:p>1</text:p>
          </table:table-cell>
          <table:table-cell table:style-name="ce112" table:formula="of:=COUNTIF([.C15:.K15];&quot;52&quot;) + COUNTIF([.C15:.K15];&quot;52L&quot;)" office:value-type="float" office:value="1" calcext:value-type="float">
            <text:p>1</text:p>
          </table:table-cell>
          <table:table-cell table:style-name="ce112" table:formula="of:=COUNTIF([.C15:.K15];&quot;11-19&quot;) + COUNTIF([.C15:.K15];&quot;2&quot;)" office:value-type="float" office:value="1" calcext:value-type="float">
            <text:p>1</text:p>
          </table:table-cell>
          <table:table-cell table:style-name="ce112" table:formula="of:=COUNTIF([.C15:.K15];&quot;U&quot;)+COUNTIF([.C15:.K15];&quot;UL&quot;)" office:value-type="float" office:value="1" calcext:value-type="float">
            <text:p>1</text:p>
          </table:table-cell>
          <table:table-cell table:style-name="ce112" table:formula="of:=COUNTIF([.C15:.K15];&quot;KVIT&quot;)" office:value-type="float" office:value="1" calcext:value-type="float">
            <text:p>1</text:p>
          </table:table-cell>
          <table:table-cell table:style-name="ce114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15" calcext:value-type="date">
            <text:p>15. X. 05</text:p>
          </table:table-cell>
          <table:table-cell table:style-name="ce108" table:formula="of:=TEXT([.A16];&quot;Ddd&quot;)" office:value-type="string" office:string-value="sob" calcext:value-type="string">
            <text:p>sob</text:p>
          </table:table-cell>
          <table:table-cell table:style-name="ce14" office:value-type="string" calcext:value-type="string">
            <text:p>L</text:p>
          </table:table-cell>
          <table:table-cell table:style-name="ce51" office:value-type="string" calcext:value-type="string">
            <text:p>SD</text:p>
          </table:table-cell>
          <table:table-cell table:style-name="ce51" table:number-columns-repeated="5"/>
          <table:table-cell table:style-name="ce37" office:value-type="string" calcext:value-type="string">
            <text:p>D</text:p>
          </table:table-cell>
          <table:table-cell table:style-name="ce51"/>
          <table:table-cell table:style-name="ce26" office:value-type="string" calcext:value-type="string">
            <text:p>MŠŠ</text:p>
          </table:table-cell>
          <table:table-cell table:style-name="ce112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12" table:formula="of:=COUNTIF([.C16:.K16];&quot;51&quot;) + COUNTIF([.C16:.K16];&quot;51L&quot;)" office:value-type="float" office:value="0" calcext:value-type="float">
            <text:p>0</text:p>
          </table:table-cell>
          <table:table-cell table:style-name="ce112" table:formula="of:=COUNTIF([.C16:.K16];&quot;52&quot;) + COUNTIF([.C16:.K16];&quot;52L&quot;)" office:value-type="float" office:value="0" calcext:value-type="float">
            <text:p>0</text:p>
          </table:table-cell>
          <table:table-cell table:style-name="ce112" table:formula="of:=COUNTIF([.C16:.K16];&quot;11-19&quot;) + COUNTIF([.C16:.K16];&quot;2&quot;)" office:value-type="float" office:value="0" calcext:value-type="float">
            <text:p>0</text:p>
          </table:table-cell>
          <table:table-cell table:style-name="ce112" table:formula="of:=COUNTIF([.C16:.K16];&quot;U&quot;)+COUNTIF([.C16:.K16];&quot;UL&quot;)" office:value-type="float" office:value="0" calcext:value-type="float">
            <text:p>0</text:p>
          </table:table-cell>
          <table:table-cell table:style-name="ce112" table:formula="of:=COUNTIF([.C16:.K16];&quot;KVIT&quot;)" office:value-type="float" office:value="0" calcext:value-type="float">
            <text:p>0</text:p>
          </table:table-cell>
          <table:table-cell table:style-name="ce114" table:formula="of:=COUNTBLANK([.C16:.K16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16" calcext:value-type="date">
            <text:p>16. X. 05</text:p>
          </table:table-cell>
          <table:table-cell table:style-name="ce108" table:formula="of:=TEXT([.A17];&quot;Ddd&quot;)" office:value-type="string" office:string-value="ned" calcext:value-type="string">
            <text:p>ned</text:p>
          </table:table-cell>
          <table:table-cell table:style-name="ce14" office:value-type="string" calcext:value-type="string">
            <text:p>L</text:p>
          </table:table-cell>
          <table:table-cell table:style-name="ce51" office:value-type="string" calcext:value-type="string">
            <text:p>SD</text:p>
          </table:table-cell>
          <table:table-cell table:style-name="ce51" table:number-columns-repeated="5"/>
          <table:table-cell table:style-name="ce37" office:value-type="string" calcext:value-type="string">
            <text:p>D</text:p>
          </table:table-cell>
          <table:table-cell table:style-name="ce51"/>
          <table:table-cell table:style-name="ce26" office:value-type="string" calcext:value-type="string">
            <text:p>MŠŠ</text:p>
          </table:table-cell>
          <table:table-cell table:style-name="ce112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12" table:formula="of:=COUNTIF([.C17:.K17];&quot;51&quot;) + COUNTIF([.C17:.K17];&quot;51L&quot;)" office:value-type="float" office:value="0" calcext:value-type="float">
            <text:p>0</text:p>
          </table:table-cell>
          <table:table-cell table:style-name="ce112" table:formula="of:=COUNTIF([.C17:.K17];&quot;52&quot;) + COUNTIF([.C17:.K17];&quot;52L&quot;)" office:value-type="float" office:value="0" calcext:value-type="float">
            <text:p>0</text:p>
          </table:table-cell>
          <table:table-cell table:style-name="ce112" table:formula="of:=COUNTIF([.C17:.K17];&quot;11-19&quot;) + COUNTIF([.C17:.K17];&quot;2&quot;)" office:value-type="float" office:value="0" calcext:value-type="float">
            <text:p>0</text:p>
          </table:table-cell>
          <table:table-cell table:style-name="ce112" table:formula="of:=COUNTIF([.C17:.K17];&quot;U&quot;)+COUNTIF([.C17:.K17];&quot;UL&quot;)" office:value-type="float" office:value="0" calcext:value-type="float">
            <text:p>0</text:p>
          </table:table-cell>
          <table:table-cell table:style-name="ce112" table:formula="of:=COUNTIF([.C17:.K17];&quot;KVIT&quot;)" office:value-type="float" office:value="0" calcext:value-type="float">
            <text:p>0</text:p>
          </table:table-cell>
          <table:table-cell table:style-name="ce114" table:formula="of:=COUNTBLANK([.C17:.K17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7" calcext:value-type="date">
            <text:p>17. X. 05</text:p>
          </table:table-cell>
          <table:table-cell table:style-name="ce109" table:formula="of:=TEXT([.A18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15" office:value-type="string" calcext:value-type="string">
            <text:p>U</text:p>
          </table:table-cell>
          <table:table-cell table:style-name="ce16"/>
          <table:table-cell table:style-name="ce19" office:value-type="string" calcext:value-type="string">
            <text:p><text:span text:style-name="T1">52</text:span><text:span text:style-name="T2">L</text:span></text:p>
          </table:table-cell>
          <table:table-cell table:number-columns-repeated="2"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112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12" table:formula="of:=COUNTIF([.C18:.K18];&quot;51&quot;) + COUNTIF([.C18:.K18];&quot;51L&quot;)" office:value-type="float" office:value="2" calcext:value-type="float">
            <text:p>2</text:p>
          </table:table-cell>
          <table:table-cell table:style-name="ce112" table:formula="of:=COUNTIF([.C18:.K18];&quot;52&quot;) + COUNTIF([.C18:.K18];&quot;52L&quot;)" office:value-type="float" office:value="1" calcext:value-type="float">
            <text:p>1</text:p>
          </table:table-cell>
          <table:table-cell table:style-name="ce112" table:formula="of:=COUNTIF([.C18:.K18];&quot;11-19&quot;) + COUNTIF([.C18:.K18];&quot;2&quot;)" office:value-type="float" office:value="0" calcext:value-type="float">
            <text:p>0</text:p>
          </table:table-cell>
          <table:table-cell table:style-name="ce112" table:formula="of:=COUNTIF([.C18:.K18];&quot;U&quot;)+COUNTIF([.C18:.K18];&quot;UL&quot;)" office:value-type="float" office:value="1" calcext:value-type="float">
            <text:p>1</text:p>
          </table:table-cell>
          <table:table-cell table:style-name="ce112" table:formula="of:=COUNTIF([.C18:.K18];&quot;KVIT&quot;)" office:value-type="float" office:value="1" calcext:value-type="float">
            <text:p>1</text:p>
          </table:table-cell>
          <table:table-cell table:style-name="ce114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8" calcext:value-type="date">
            <text:p>18. X. 05</text:p>
          </table:table-cell>
          <table:table-cell table:style-name="ce109" table:formula="of:=TEXT([.A19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51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2" office:value-type="string" calcext:value-type="string">
            <text:p>L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112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12" table:formula="of:=COUNTIF([.C19:.K19];&quot;51&quot;) + COUNTIF([.C19:.K19];&quot;51L&quot;)" office:value-type="float" office:value="1" calcext:value-type="float">
            <text:p>1</text:p>
          </table:table-cell>
          <table:table-cell table:style-name="ce112" table:formula="of:=COUNTIF([.C19:.K19];&quot;52&quot;) + COUNTIF([.C19:.K19];&quot;52L&quot;)" office:value-type="float" office:value="1" calcext:value-type="float">
            <text:p>1</text:p>
          </table:table-cell>
          <table:table-cell table:style-name="ce112" table:formula="of:=COUNTIF([.C19:.K19];&quot;11-19&quot;) + COUNTIF([.C19:.K19];&quot;2&quot;)" office:value-type="float" office:value="1" calcext:value-type="float">
            <text:p>1</text:p>
          </table:table-cell>
          <table:table-cell table:style-name="ce112" table:formula="of:=COUNTIF([.C19:.K19];&quot;U&quot;)+COUNTIF([.C19:.K19];&quot;UL&quot;)" office:value-type="float" office:value="1" calcext:value-type="float">
            <text:p>1</text:p>
          </table:table-cell>
          <table:table-cell table:style-name="ce112" table:formula="of:=COUNTIF([.C19:.K19];&quot;KVIT&quot;)" office:value-type="float" office:value="1" calcext:value-type="float">
            <text:p>1</text:p>
          </table:table-cell>
          <table:table-cell table:style-name="ce114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19" calcext:value-type="date">
            <text:p>19. X. 05</text:p>
          </table:table-cell>
          <table:table-cell table:style-name="ce109" table:formula="of:=TEXT([.A20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SD</text:p>
          </table:table-cell>
          <table:table-cell table:style-name="ce27" office:value-type="string" calcext:value-type="string">
            <text:p>S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9" office:value-type="string" calcext:value-type="string">
            <text:p><text:span text:style-name="T1">51</text:span><text:span text:style-name="T2">L</text:span>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112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12" table:formula="of:=COUNTIF([.C20:.K20];&quot;51&quot;) + COUNTIF([.C20:.K20];&quot;51L&quot;)" office:value-type="float" office:value="1" calcext:value-type="float">
            <text:p>1</text:p>
          </table:table-cell>
          <table:table-cell table:style-name="ce112" table:formula="of:=COUNTIF([.C20:.K20];&quot;52&quot;) + COUNTIF([.C20:.K20];&quot;52L&quot;)" office:value-type="float" office:value="1" calcext:value-type="float">
            <text:p>1</text:p>
          </table:table-cell>
          <table:table-cell table:style-name="ce112" table:formula="of:=COUNTIF([.C20:.K20];&quot;11-19&quot;) + COUNTIF([.C20:.K20];&quot;2&quot;)" office:value-type="float" office:value="1" calcext:value-type="float">
            <text:p>1</text:p>
          </table:table-cell>
          <table:table-cell table:style-name="ce112" table:formula="of:=COUNTIF([.C20:.K20];&quot;U&quot;)+COUNTIF([.C20:.K20];&quot;UL&quot;)" office:value-type="float" office:value="1" calcext:value-type="float">
            <text:p>1</text:p>
          </table:table-cell>
          <table:table-cell table:style-name="ce112" table:formula="of:=COUNTIF([.C20:.K20];&quot;KVIT&quot;)" office:value-type="float" office:value="1" calcext:value-type="float">
            <text:p>1</text:p>
          </table:table-cell>
          <table:table-cell table:style-name="ce114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0" calcext:value-type="date">
            <text:p>20. X. 05</text:p>
          </table:table-cell>
          <table:table-cell table:style-name="ce109" table:formula="of:=TEXT([.A21];&quot;Ddd&quot;)" office:value-type="string" office:string-value="čet" calcext:value-type="string">
            <text:p>čet</text:p>
          </table:table-cell>
          <table:table-cell table:number-columns-repeated="2" table:style-name="ce16" office:value-type="string" calcext:value-type="string">
            <text:p>SD</text:p>
          </table:table-cell>
          <table:table-cell table:style-name="ce12" office:value-type="string" calcext:value-type="string">
            <text:p>L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number-columns-repeated="2"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112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12" table:formula="of:=COUNTIF([.C21:.K21];&quot;51&quot;) + COUNTIF([.C21:.K21];&quot;51L&quot;)" office:value-type="float" office:value="2" calcext:value-type="float">
            <text:p>2</text:p>
          </table:table-cell>
          <table:table-cell table:style-name="ce112" table:formula="of:=COUNTIF([.C21:.K21];&quot;52&quot;) + COUNTIF([.C21:.K21];&quot;52L&quot;)" office:value-type="float" office:value="1" calcext:value-type="float">
            <text:p>1</text:p>
          </table:table-cell>
          <table:table-cell table:style-name="ce112" table:formula="of:=COUNTIF([.C21:.K21];&quot;11-19&quot;) + COUNTIF([.C21:.K21];&quot;2&quot;)" office:value-type="float" office:value="0" calcext:value-type="float">
            <text:p>0</text:p>
          </table:table-cell>
          <table:table-cell table:style-name="ce112" table:formula="of:=COUNTIF([.C21:.K21];&quot;U&quot;)+COUNTIF([.C21:.K21];&quot;UL&quot;)" office:value-type="float" office:value="1" calcext:value-type="float">
            <text:p>1</text:p>
          </table:table-cell>
          <table:table-cell table:style-name="ce112" table:formula="of:=COUNTIF([.C21:.K21];&quot;KVIT&quot;)" office:value-type="float" office:value="1" calcext:value-type="float">
            <text:p>1</text:p>
          </table:table-cell>
          <table:table-cell table:style-name="ce114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1" calcext:value-type="date">
            <text:p>21. X. 05</text:p>
          </table:table-cell>
          <table:table-cell table:style-name="ce109" table:formula="of:=TEXT([.A22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SD</text:p>
          </table:table-cell>
          <table:table-cell table:style-name="ce13" office:value-type="string" calcext:value-type="string">
            <text:p>SD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5" office:value-type="string" calcext:value-type="string">
            <text:p>U</text:p>
          </table:table-cell>
          <table:table-cell table:style-name="ce19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MŠŠ</text:p>
          </table:table-cell>
          <table:table-cell table:style-name="ce112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12" table:formula="of:=COUNTIF([.C22:.K22];&quot;51&quot;) + COUNTIF([.C22:.K22];&quot;51L&quot;)" office:value-type="float" office:value="0" calcext:value-type="float">
            <text:p>0</text:p>
          </table:table-cell>
          <table:table-cell table:style-name="ce112" table:formula="of:=COUNTIF([.C22:.K22];&quot;52&quot;) + COUNTIF([.C22:.K22];&quot;52L&quot;)" office:value-type="float" office:value="0" calcext:value-type="float">
            <text:p>0</text:p>
          </table:table-cell>
          <table:table-cell table:style-name="ce112" table:formula="of:=COUNTIF([.C22:.K22];&quot;11-19&quot;) + COUNTIF([.C22:.K22];&quot;2&quot;)" office:value-type="float" office:value="1" calcext:value-type="float">
            <text:p>1</text:p>
          </table:table-cell>
          <table:table-cell table:style-name="ce112" table:formula="of:=COUNTIF([.C22:.K22];&quot;U&quot;)+COUNTIF([.C22:.K22];&quot;UL&quot;)" office:value-type="float" office:value="1" calcext:value-type="float">
            <text:p>1</text:p>
          </table:table-cell>
          <table:table-cell table:style-name="ce112" table:formula="of:=COUNTIF([.C22:.K22];&quot;KVIT&quot;)" office:value-type="float" office:value="1" calcext:value-type="float">
            <text:p>1</text:p>
          </table:table-cell>
          <table:table-cell table:style-name="ce114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22" calcext:value-type="date">
            <text:p>22. X. 05</text:p>
          </table:table-cell>
          <table:table-cell table:style-name="ce108" table:formula="of:=TEXT([.A23];&quot;Ddd&quot;)" office:value-type="string" office:string-value="sob" calcext:value-type="string">
            <text:p>sob</text:p>
          </table:table-cell>
          <table:table-cell table:number-columns-repeated="2" table:style-name="ce51" office:value-type="string" calcext:value-type="string">
            <text:p>SD</text:p>
          </table:table-cell>
          <table:table-cell table:style-name="ce51" table:number-columns-repeated="5"/>
          <table:table-cell table:style-name="ce37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12" table:formula="of:=COUNTIF([.C23:.K23];&quot;51&quot;) + COUNTIF([.C23:.K23];&quot;51L&quot;)" office:value-type="float" office:value="0" calcext:value-type="float">
            <text:p>0</text:p>
          </table:table-cell>
          <table:table-cell table:style-name="ce112" table:formula="of:=COUNTIF([.C23:.K23];&quot;52&quot;) + COUNTIF([.C23:.K23];&quot;52L&quot;)" office:value-type="float" office:value="0" calcext:value-type="float">
            <text:p>0</text:p>
          </table:table-cell>
          <table:table-cell table:style-name="ce112" table:formula="of:=COUNTIF([.C23:.K23];&quot;11-19&quot;) + COUNTIF([.C23:.K23];&quot;2&quot;)" office:value-type="float" office:value="0" calcext:value-type="float">
            <text:p>0</text:p>
          </table:table-cell>
          <table:table-cell table:style-name="ce112" table:formula="of:=COUNTIF([.C23:.K23];&quot;U&quot;)+COUNTIF([.C23:.K23];&quot;UL&quot;)" office:value-type="float" office:value="0" calcext:value-type="float">
            <text:p>0</text:p>
          </table:table-cell>
          <table:table-cell table:style-name="ce112" table:formula="of:=COUNTIF([.C23:.K23];&quot;KVIT&quot;)" office:value-type="float" office:value="0" calcext:value-type="float">
            <text:p>0</text:p>
          </table:table-cell>
          <table:table-cell table:style-name="ce114" table:formula="of:=COUNTBLANK([.C23:.K23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23" calcext:value-type="date">
            <text:p>23. X. 05</text:p>
          </table:table-cell>
          <table:table-cell table:style-name="ce108" table:formula="of:=TEXT([.A24];&quot;Ddd&quot;)" office:value-type="string" office:string-value="ned" calcext:value-type="string">
            <text:p>ned</text:p>
          </table:table-cell>
          <table:table-cell table:number-columns-repeated="2" table:style-name="ce51" office:value-type="string" calcext:value-type="string">
            <text:p>SD</text:p>
          </table:table-cell>
          <table:table-cell table:style-name="ce51" table:number-columns-repeated="5"/>
          <table:table-cell table:style-name="ce37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12" table:formula="of:=COUNTIF([.C24:.K24];&quot;51&quot;) + COUNTIF([.C24:.K24];&quot;51L&quot;)" office:value-type="float" office:value="0" calcext:value-type="float">
            <text:p>0</text:p>
          </table:table-cell>
          <table:table-cell table:style-name="ce112" table:formula="of:=COUNTIF([.C24:.K24];&quot;52&quot;) + COUNTIF([.C24:.K24];&quot;52L&quot;)" office:value-type="float" office:value="0" calcext:value-type="float">
            <text:p>0</text:p>
          </table:table-cell>
          <table:table-cell table:style-name="ce112" table:formula="of:=COUNTIF([.C24:.K24];&quot;11-19&quot;) + COUNTIF([.C24:.K24];&quot;2&quot;)" office:value-type="float" office:value="0" calcext:value-type="float">
            <text:p>0</text:p>
          </table:table-cell>
          <table:table-cell table:style-name="ce112" table:formula="of:=COUNTIF([.C24:.K24];&quot;U&quot;)+COUNTIF([.C24:.K24];&quot;UL&quot;)" office:value-type="float" office:value="0" calcext:value-type="float">
            <text:p>0</text:p>
          </table:table-cell>
          <table:table-cell table:style-name="ce112" table:formula="of:=COUNTIF([.C24:.K24];&quot;KVIT&quot;)" office:value-type="float" office:value="0" calcext:value-type="float">
            <text:p>0</text:p>
          </table:table-cell>
          <table:table-cell table:style-name="ce114" table:formula="of:=COUNTBLANK([.C24:.K24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4" calcext:value-type="date">
            <text:p>24. X. 05</text:p>
          </table:table-cell>
          <table:table-cell table:style-name="ce109" table:formula="of:=TEXT([.A25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12" table:formula="of:=COUNTIF([.C25:.K25];&quot;51&quot;) + COUNTIF([.C25:.K25];&quot;51L&quot;)" office:value-type="float" office:value="2" calcext:value-type="float">
            <text:p>2</text:p>
          </table:table-cell>
          <table:table-cell table:style-name="ce112" table:formula="of:=COUNTIF([.C25:.K25];&quot;52&quot;) + COUNTIF([.C25:.K25];&quot;52L&quot;)" office:value-type="float" office:value="1" calcext:value-type="float">
            <text:p>1</text:p>
          </table:table-cell>
          <table:table-cell table:style-name="ce112" table:formula="of:=COUNTIF([.C25:.K25];&quot;11-19&quot;) + COUNTIF([.C25:.K25];&quot;2&quot;)" office:value-type="float" office:value="0" calcext:value-type="float">
            <text:p>0</text:p>
          </table:table-cell>
          <table:table-cell table:style-name="ce112" table:formula="of:=COUNTIF([.C25:.K25];&quot;U&quot;)+COUNTIF([.C25:.K25];&quot;UL&quot;)" office:value-type="float" office:value="1" calcext:value-type="float">
            <text:p>1</text:p>
          </table:table-cell>
          <table:table-cell table:style-name="ce112" table:formula="of:=COUNTIF([.C25:.K25];&quot;KVIT&quot;)" office:value-type="float" office:value="1" calcext:value-type="float">
            <text:p>1</text:p>
          </table:table-cell>
          <table:table-cell table:style-name="ce114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5" calcext:value-type="date">
            <text:p>25. X. 05</text:p>
          </table:table-cell>
          <table:table-cell table:style-name="ce109" table:formula="of:=TEXT([.A26];&quot;Ddd&quot;)" office:value-type="string" office:string-value="tor" calcext:value-type="string">
            <text:p>tor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51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12" table:formula="of:=COUNTIF([.C26:.K26];&quot;51&quot;) + COUNTIF([.C26:.K26];&quot;51L&quot;)" office:value-type="float" office:value="1" calcext:value-type="float">
            <text:p>1</text:p>
          </table:table-cell>
          <table:table-cell table:style-name="ce112" table:formula="of:=COUNTIF([.C26:.K26];&quot;52&quot;) + COUNTIF([.C26:.K26];&quot;52L&quot;)" office:value-type="float" office:value="1" calcext:value-type="float">
            <text:p>1</text:p>
          </table:table-cell>
          <table:table-cell table:style-name="ce112" table:formula="of:=COUNTIF([.C26:.K26];&quot;11-19&quot;) + COUNTIF([.C26:.K26];&quot;2&quot;)" office:value-type="float" office:value="1" calcext:value-type="float">
            <text:p>1</text:p>
          </table:table-cell>
          <table:table-cell table:style-name="ce112" table:formula="of:=COUNTIF([.C26:.K26];&quot;U&quot;)+COUNTIF([.C26:.K26];&quot;UL&quot;)" office:value-type="float" office:value="1" calcext:value-type="float">
            <text:p>1</text:p>
          </table:table-cell>
          <table:table-cell table:style-name="ce112" table:formula="of:=COUNTIF([.C26:.K26];&quot;KVIT&quot;)" office:value-type="float" office:value="1" calcext:value-type="float">
            <text:p>1</text:p>
          </table:table-cell>
          <table:table-cell table:style-name="ce114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6" calcext:value-type="date">
            <text:p>26. X. 05</text:p>
          </table:table-cell>
          <table:table-cell table:style-name="ce109" table:formula="of:=TEXT([.A27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12" table:formula="of:=COUNTIF([.C27:.K27];&quot;51&quot;) + COUNTIF([.C27:.K27];&quot;51L&quot;)" office:value-type="float" office:value="1" calcext:value-type="float">
            <text:p>1</text:p>
          </table:table-cell>
          <table:table-cell table:style-name="ce112" table:formula="of:=COUNTIF([.C27:.K27];&quot;52&quot;) + COUNTIF([.C27:.K27];&quot;52L&quot;)" office:value-type="float" office:value="1" calcext:value-type="float">
            <text:p>1</text:p>
          </table:table-cell>
          <table:table-cell table:style-name="ce112" table:formula="of:=COUNTIF([.C27:.K27];&quot;11-19&quot;) + COUNTIF([.C27:.K27];&quot;2&quot;)" office:value-type="float" office:value="1" calcext:value-type="float">
            <text:p>1</text:p>
          </table:table-cell>
          <table:table-cell table:style-name="ce112" table:formula="of:=COUNTIF([.C27:.K27];&quot;U&quot;)+COUNTIF([.C27:.K27];&quot;UL&quot;)" office:value-type="float" office:value="0" calcext:value-type="float">
            <text:p>0</text:p>
          </table:table-cell>
          <table:table-cell table:style-name="ce112" table:formula="of:=COUNTIF([.C27:.K27];&quot;KVIT&quot;)" office:value-type="float" office:value="2" calcext:value-type="float">
            <text:p>2</text:p>
          </table:table-cell>
          <table:table-cell table:style-name="ce114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7" calcext:value-type="date">
            <text:p>27. X. 05</text:p>
          </table:table-cell>
          <table:table-cell table:style-name="ce109" table:formula="of:=TEXT([.A28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12" table:formula="of:=COUNTIF([.C28:.K28];&quot;51&quot;) + COUNTIF([.C28:.K28];&quot;51L&quot;)" office:value-type="float" office:value="2" calcext:value-type="float">
            <text:p>2</text:p>
          </table:table-cell>
          <table:table-cell table:style-name="ce112" table:formula="of:=COUNTIF([.C28:.K28];&quot;52&quot;) + COUNTIF([.C28:.K28];&quot;52L&quot;)" office:value-type="float" office:value="1" calcext:value-type="float">
            <text:p>1</text:p>
          </table:table-cell>
          <table:table-cell table:style-name="ce112" table:formula="of:=COUNTIF([.C28:.K28];&quot;11-19&quot;) + COUNTIF([.C28:.K28];&quot;2&quot;)" office:value-type="float" office:value="0" calcext:value-type="float">
            <text:p>0</text:p>
          </table:table-cell>
          <table:table-cell table:style-name="ce112" table:formula="of:=COUNTIF([.C28:.K28];&quot;U&quot;)+COUNTIF([.C28:.K28];&quot;UL&quot;)" office:value-type="float" office:value="1" calcext:value-type="float">
            <text:p>1</text:p>
          </table:table-cell>
          <table:table-cell table:style-name="ce112" table:formula="of:=COUNTIF([.C28:.K28];&quot;KVIT&quot;)" office:value-type="float" office:value="1" calcext:value-type="float">
            <text:p>1</text:p>
          </table:table-cell>
          <table:table-cell table:style-name="ce114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0-28" calcext:value-type="date">
            <text:p>28. X. 05</text:p>
          </table:table-cell>
          <table:table-cell table:style-name="ce109" table:formula="of:=TEXT([.A2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2" office:value-type="string" calcext:value-type="string">
            <text:p>L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X</text:p>
          </table:table-cell>
          <table:table-cell table:style-name="ce15" office:value-type="string" calcext:value-type="string">
            <text:p>U</text:p>
          </table:table-cell>
          <table:table-cell table:style-name="ce26" office:value-type="string" calcext:value-type="string">
            <text:p>PIN</text:p>
          </table:table-cell>
          <table:table-cell table:style-name="ce112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12" table:formula="of:=COUNTIF([.C29:.K29];&quot;51&quot;) + COUNTIF([.C29:.K29];&quot;51L&quot;)" office:value-type="float" office:value="1" calcext:value-type="float">
            <text:p>1</text:p>
          </table:table-cell>
          <table:table-cell table:style-name="ce112" table:formula="of:=COUNTIF([.C29:.K29];&quot;52&quot;) + COUNTIF([.C29:.K29];&quot;52L&quot;)" office:value-type="float" office:value="1" calcext:value-type="float">
            <text:p>1</text:p>
          </table:table-cell>
          <table:table-cell table:style-name="ce112" table:formula="of:=COUNTIF([.C29:.K29];&quot;11-19&quot;) + COUNTIF([.C29:.K29];&quot;2&quot;)" office:value-type="float" office:value="1" calcext:value-type="float">
            <text:p>1</text:p>
          </table:table-cell>
          <table:table-cell table:style-name="ce112" table:formula="of:=COUNTIF([.C29:.K29];&quot;U&quot;)+COUNTIF([.C29:.K29];&quot;UL&quot;)" office:value-type="float" office:value="1" calcext:value-type="float">
            <text:p>1</text:p>
          </table:table-cell>
          <table:table-cell table:style-name="ce112" table:formula="of:=COUNTIF([.C29:.K29];&quot;KVIT&quot;)" office:value-type="float" office:value="1" calcext:value-type="float">
            <text:p>1</text:p>
          </table:table-cell>
          <table:table-cell table:style-name="ce114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29" calcext:value-type="date">
            <text:p>29. X. 05</text:p>
          </table:table-cell>
          <table:table-cell table:style-name="ce108" table:formula="of:=TEXT([.A30];&quot;Ddd&quot;)" office:value-type="string" office:string-value="sob" calcext:value-type="string">
            <text:p>sob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14" office:value-type="string" calcext:value-type="string">
            <text:p>L</text:p>
          </table:table-cell>
          <table:table-cell table:style-name="ce51"/>
          <table:table-cell table:number-columns-repeated="2" table:style-name="ce37" office:value-type="string" calcext:value-type="string">
            <text:p>D</text:p>
          </table:table-cell>
          <table:table-cell table:style-name="ce51"/>
          <table:table-cell table:style-name="ce37"/>
          <table:table-cell table:style-name="ce51"/>
          <table:table-cell table:style-name="ce26" office:value-type="string" calcext:value-type="string">
            <text:p>HOL</text:p>
          </table:table-cell>
          <table:table-cell table:style-name="ce112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12" table:formula="of:=COUNTIF([.C30:.K30];&quot;51&quot;) + COUNTIF([.C30:.K30];&quot;51L&quot;)" office:value-type="float" office:value="0" calcext:value-type="float">
            <text:p>0</text:p>
          </table:table-cell>
          <table:table-cell table:style-name="ce112" table:formula="of:=COUNTIF([.C30:.K30];&quot;52&quot;) + COUNTIF([.C30:.K30];&quot;52L&quot;)" office:value-type="float" office:value="0" calcext:value-type="float">
            <text:p>0</text:p>
          </table:table-cell>
          <table:table-cell table:style-name="ce112" table:formula="of:=COUNTIF([.C30:.K30];&quot;11-19&quot;) + COUNTIF([.C30:.K30];&quot;2&quot;)" office:value-type="float" office:value="0" calcext:value-type="float">
            <text:p>0</text:p>
          </table:table-cell>
          <table:table-cell table:style-name="ce112" table:formula="of:=COUNTIF([.C30:.K30];&quot;U&quot;)+COUNTIF([.C30:.K30];&quot;UL&quot;)" office:value-type="float" office:value="0" calcext:value-type="float">
            <text:p>0</text:p>
          </table:table-cell>
          <table:table-cell table:style-name="ce112" table:formula="of:=COUNTIF([.C30:.K30];&quot;KVIT&quot;)" office:value-type="float" office:value="0" calcext:value-type="float">
            <text:p>0</text:p>
          </table:table-cell>
          <table:table-cell table:style-name="ce114" table:formula="of:=COUNTBLANK([.C30:.K30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30" calcext:value-type="date">
            <text:p>30. X. 05</text:p>
          </table:table-cell>
          <table:table-cell table:style-name="ce108" table:formula="of:=TEXT([.A31];&quot;Ddd&quot;)" office:value-type="string" office:string-value="ned" calcext:value-type="string">
            <text:p>ned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14" office:value-type="string" calcext:value-type="string">
            <text:p>L</text:p>
          </table:table-cell>
          <table:table-cell table:style-name="ce51"/>
          <table:table-cell table:number-columns-repeated="2" table:style-name="ce37" office:value-type="string" calcext:value-type="string">
            <text:p>D</text:p>
          </table:table-cell>
          <table:table-cell table:style-name="ce51"/>
          <table:table-cell table:style-name="ce37" office:value-type="string" calcext:value-type="string">
            <text:p>D</text:p>
          </table:table-cell>
          <table:table-cell table:style-name="ce51"/>
          <table:table-cell table:style-name="ce26" office:value-type="string" calcext:value-type="string">
            <text:p>HOL</text:p>
          </table:table-cell>
          <table:table-cell table:style-name="ce112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12" table:formula="of:=COUNTIF([.C31:.K31];&quot;51&quot;) + COUNTIF([.C31:.K31];&quot;51L&quot;)" office:value-type="float" office:value="0" calcext:value-type="float">
            <text:p>0</text:p>
          </table:table-cell>
          <table:table-cell table:style-name="ce112" table:formula="of:=COUNTIF([.C31:.K31];&quot;52&quot;) + COUNTIF([.C31:.K31];&quot;52L&quot;)" office:value-type="float" office:value="0" calcext:value-type="float">
            <text:p>0</text:p>
          </table:table-cell>
          <table:table-cell table:style-name="ce112" table:formula="of:=COUNTIF([.C31:.K31];&quot;11-19&quot;) + COUNTIF([.C31:.K31];&quot;2&quot;)" office:value-type="float" office:value="0" calcext:value-type="float">
            <text:p>0</text:p>
          </table:table-cell>
          <table:table-cell table:style-name="ce112" table:formula="of:=COUNTIF([.C31:.K31];&quot;U&quot;)+COUNTIF([.C31:.K31];&quot;UL&quot;)" office:value-type="float" office:value="0" calcext:value-type="float">
            <text:p>0</text:p>
          </table:table-cell>
          <table:table-cell table:style-name="ce112" table:formula="of:=COUNTIF([.C31:.K31];&quot;KVIT&quot;)" office:value-type="float" office:value="0" calcext:value-type="float">
            <text:p>0</text:p>
          </table:table-cell>
          <table:table-cell table:style-name="ce114" table:formula="of:=COUNTBLANK([.C31:.K31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0-31" calcext:value-type="date">
            <text:p>31. X. 05</text:p>
          </table:table-cell>
          <table:table-cell table:style-name="ce110" table:formula="of:=TEXT([.A32];&quot;Ddd&quot;)" office:value-type="string" office:string-value="pon" calcext:value-type="string">
            <text:p>pon</text:p>
          </table:table-cell>
          <table:table-cell table:style-name="ce51" table:number-columns-repeated="4"/>
          <table:table-cell table:number-columns-repeated="2" table:style-name="ce37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37" office:value-type="string" calcext:value-type="string">
            <text:p>D</text:p>
          </table:table-cell>
          <table:table-cell table:style-name="ce51"/>
          <table:table-cell table:style-name="ce26" office:value-type="string" calcext:value-type="string">
            <text:p>HOL</text:p>
          </table:table-cell>
          <table:table-cell table:style-name="ce112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112" table:formula="of:=COUNTIF([.C32:.K32];&quot;51&quot;) + COUNTIF([.C32:.K32];&quot;51L&quot;)" office:value-type="float" office:value="0" calcext:value-type="float">
            <text:p>0</text:p>
          </table:table-cell>
          <table:table-cell table:style-name="ce112" table:formula="of:=COUNTIF([.C32:.K32];&quot;52&quot;) + COUNTIF([.C32:.K32];&quot;52L&quot;)" office:value-type="float" office:value="0" calcext:value-type="float">
            <text:p>0</text:p>
          </table:table-cell>
          <table:table-cell table:style-name="ce112" table:formula="of:=COUNTIF([.C32:.K32];&quot;11-19&quot;) + COUNTIF([.C32:.K32];&quot;2&quot;)" office:value-type="float" office:value="0" calcext:value-type="float">
            <text:p>0</text:p>
          </table:table-cell>
          <table:table-cell table:style-name="ce112" table:formula="of:=COUNTIF([.C32:.K32];&quot;U&quot;)+COUNTIF([.C32:.K32];&quot;UL&quot;)" office:value-type="float" office:value="0" calcext:value-type="float">
            <text:p>0</text:p>
          </table:table-cell>
          <table:table-cell table:style-name="ce112" table:formula="of:=COUNTIF([.C32:.K32];&quot;KVIT&quot;)" office:value-type="float" office:value="0" calcext:value-type="float">
            <text:p>0</text:p>
          </table:table-cell>
          <table:table-cell table:style-name="ce114" table:formula="of:=COUNTBLANK([.C32:.K32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115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3" calcext:value-type="float">
            <text:p>3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2" calcext:value-type="float">
            <text:p>2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5" calcext:value-type="float">
            <text:p>5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4" calcext:value-type="float">
            <text:p>4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5" calcext:value-type="float">
            <text:p>5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7" calcext:value-type="float">
            <text:p>7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oktober.$A$1:.$K$32" table:range-usable-as="print-range"/>
        </table:named-expressions>
        <calcext:conditional-formats>
          <calcext:conditional-format calcext:target-range-address="oktober.B5:oktober.B8 oktober.B11:oktober.B15 oktober.B18:oktober.B22 oktober.B25:oktober.B29 oktober.B32:oktober.B32">
            <calcext:condition calcext:apply-style-name="ConditionalStyle_1" calcext:value="=#name?#ref!" calcext:base-cell-address="oktober.B5"/>
          </calcext:conditional-format>
          <calcext:conditional-format calcext:target-range-address="oktober.I2:oktober.I3">
            <calcext:condition calcext:apply-style-name="ConditionalStyle_5" calcext:value="=&quot;Sob&quot;" calcext:base-cell-address="oktober.I2"/>
            <calcext:condition calcext:apply-style-name="ConditionalStyle_5" calcext:value="=&quot;Ned&quot;" calcext:base-cell-address="oktober.I2"/>
          </calcext:conditional-format>
          <calcext:conditional-format calcext:target-range-address="oktober.M2:oktober.R32">
            <calcext:condition calcext:apply-style-name="ConditionalStyle_2" calcext:value="&lt;1" calcext:base-cell-address="oktober.M2"/>
            <calcext:condition calcext:apply-style-name="ConditionalStyle_3" calcext:value="&gt;1" calcext:base-cell-address="oktober.M2"/>
          </calcext:conditional-format>
          <calcext:conditional-format calcext:target-range-address="oktober.S2:oktober.S33">
            <calcext:condition calcext:apply-style-name="ConditionalStyle_4" calcext:value="!=0" calcext:base-cell-address="oktober.S2"/>
          </calcext:conditional-format>
        </calcext:conditional-formats>
      </table:table>
      <table:table table:name="november" table:style-name="ta11">
        <office:forms form:automatic-focus="false" form:apply-design-mode="false"/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244" table:default-cell-style-name="ce6"/>
        <table:table-column table:style-name="co4" table:number-columns-repeated="768" table:default-cell-style-name="Default"/>
        <table:table-row table:style-name="ro1">
          <table:table-cell table:style-name="ce104" office:value-type="string" calcext:value-type="string">
            <text:p>Datum</text:p>
          </table:table-cell>
          <table:table-cell table:style-name="ce107"/>
          <table:table-cell table:style-name="ce19" office:value-type="string" calcext:value-type="string">
            <text:p>KOS</text:p>
          </table:table-cell>
          <table:table-cell table:style-name="ce19" office:value-type="string" calcext:value-type="string">
            <text:p>ŠOŠ</text:p>
          </table:table-cell>
          <table:table-cell table:style-name="ce19" office:value-type="string" calcext:value-type="string">
            <text:p>PIN</text:p>
          </table:table-cell>
          <table:table-cell table:style-name="ce19" office:value-type="string" calcext:value-type="string">
            <text:p>ŠTI</text:p>
          </table:table-cell>
          <table:table-cell table:style-name="ce19" office:value-type="string" calcext:value-type="string">
            <text:p>MIR</text:p>
          </table:table-cell>
          <table:table-cell table:style-name="ce19" office:value-type="string" calcext:value-type="string">
            <text:p>HOL</text:p>
          </table:table-cell>
          <table:table-cell table:style-name="ce19" office:value-type="string" calcext:value-type="string">
            <text:p>DEV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MSS</text:p>
          </table:table-cell>
          <table:table-cell table:style-name="ce26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01" calcext:value-type="date">
            <text:p>1. XI. 05</text:p>
          </table:table-cell>
          <table:table-cell table:style-name="ce108" table:formula="of:=TEXT([.A2];&quot;Ddd&quot;)" office:value-type="string" office:string-value="tor" calcext:value-type="string">
            <text:p>tor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D</text:p>
          </table:table-cell>
          <table:table-cell table:style-name="ce14" office:value-type="string" calcext:value-type="string">
            <text:p>L</text:p>
          </table:table-cell>
          <table:table-cell table:style-name="ce37"/>
          <table:table-cell table:style-name="ce51"/>
          <table:table-cell table:style-name="ce26"/>
          <table:table-cell table:style-name="ce117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17" table:formula="of:=COUNTIF([.C2:.K2];&quot;51&quot;) + COUNTIF([.C2:.K2];&quot;51L&quot;)" office:value-type="float" office:value="0" calcext:value-type="float">
            <text:p>0</text:p>
          </table:table-cell>
          <table:table-cell table:style-name="ce117" table:formula="of:=COUNTIF([.C2:.K2];&quot;52&quot;) + COUNTIF([.C2:.K2];&quot;52L&quot;)" office:value-type="float" office:value="0" calcext:value-type="float">
            <text:p>0</text:p>
          </table:table-cell>
          <table:table-cell table:style-name="ce117" table:formula="of:=COUNTIF([.C2:.K2];&quot;11-19&quot;) + COUNTIF([.C2:.K2];&quot;2&quot;)" office:value-type="float" office:value="0" calcext:value-type="float">
            <text:p>0</text:p>
          </table:table-cell>
          <table:table-cell table:style-name="ce117" table:formula="of:=COUNTIF([.C2:.K2];&quot;U&quot;)+COUNTIF([.C2:.K2];&quot;UL&quot;)" office:value-type="float" office:value="0" calcext:value-type="float">
            <text:p>0</text:p>
          </table:table-cell>
          <table:table-cell table:style-name="ce117" table:formula="of:=COUNTIF([.C2:.K2];&quot;KVIT&quot;)" office:value-type="float" office:value="0" calcext:value-type="float">
            <text:p>0</text:p>
          </table:table-cell>
          <table:table-cell table:style-name="ce118" table:formula="of:=COUNTBLANK([.C2:.K2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02" calcext:value-type="date">
            <text:p>2. XI. 05</text:p>
          </table:table-cell>
          <table:table-cell table:style-name="ce19" table:formula="of:=TEXT([.A3];&quot;Ddd&quot;)" office:value-type="string" office:string-value="sre" calcext:value-type="string">
            <text:p>sre</text:p>
          </table:table-cell>
          <table:table-cell table:style-name="ce13"/>
          <table:table-cell table:style-name="ce13" office:value-type="string" calcext:value-type="string">
            <text:p>S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D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3"/>
          <table:table-cell table:style-name="ce26"/>
          <table:table-cell table:style-name="ce117" table:formula="of:=COUNTIF([.C3:.K3];&quot;L&quot;) + COUNTIF([.C3:.K3];&quot;52L&quot;)+COUNTIF([.C3:.K3];&quot;51L&quot;)+COUNTIF([.C3:.K3];&quot;1L&quot;)+COUNTIF([.C3:.K3];&quot;KVITL&quot;)+COUNTIF([.C3:.K3];&quot;UL&quot;)" office:value-type="float" office:value="0" calcext:value-type="float">
            <text:p>0</text:p>
          </table:table-cell>
          <table:table-cell table:style-name="ce117" table:formula="of:=COUNTIF([.C3:.K3];&quot;51&quot;) + COUNTIF([.C3:.K3];&quot;51L&quot;)" office:value-type="float" office:value="0" calcext:value-type="float">
            <text:p>0</text:p>
          </table:table-cell>
          <table:table-cell table:style-name="ce117" table:formula="of:=COUNTIF([.C3:.K3];&quot;52&quot;) + COUNTIF([.C3:.K3];&quot;52L&quot;)" office:value-type="float" office:value="0" calcext:value-type="float">
            <text:p>0</text:p>
          </table:table-cell>
          <table:table-cell table:style-name="ce117" table:formula="of:=COUNTIF([.C3:.K3];&quot;11-19&quot;) + COUNTIF([.C3:.K3];&quot;2&quot;)" office:value-type="float" office:value="0" calcext:value-type="float">
            <text:p>0</text:p>
          </table:table-cell>
          <table:table-cell table:style-name="ce117" table:formula="of:=COUNTIF([.C3:.K3];&quot;U&quot;)+COUNTIF([.C3:.K3];&quot;UL&quot;)" office:value-type="float" office:value="0" calcext:value-type="float">
            <text:p>0</text:p>
          </table:table-cell>
          <table:table-cell table:style-name="ce117" table:formula="of:=COUNTIF([.C3:.K3];&quot;KVIT&quot;)" office:value-type="float" office:value="0" calcext:value-type="float">
            <text:p>0</text:p>
          </table:table-cell>
          <table:table-cell table:style-name="ce118" table:formula="of:=COUNTBLANK([.C3:.K3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03" calcext:value-type="date">
            <text:p>3. XI. 05</text:p>
          </table:table-cell>
          <table:table-cell table:style-name="ce19" table:formula="of:=TEXT([.A4];&quot;Ddd&quot;)" office:value-type="string" office:string-value="čet" calcext:value-type="string">
            <text:p>čet</text:p>
          </table:table-cell>
          <table:table-cell table:style-name="ce13"/>
          <table:table-cell table:style-name="ce13" office:value-type="string" calcext:value-type="string">
            <text:p>S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/>
          <table:table-cell table:style-name="ce26"/>
          <table:table-cell table:style-name="ce117" table:formula="of:=COUNTIF([.C4:.K4];&quot;L&quot;) + COUNTIF([.C4:.K4];&quot;52L&quot;)+COUNTIF([.C4:.K4];&quot;51L&quot;)+COUNTIF([.C4:.K4];&quot;1L&quot;)+COUNTIF([.C4:.K4];&quot;KVITL&quot;)+COUNTIF([.C4:.K4];&quot;UL&quot;)" office:value-type="float" office:value="0" calcext:value-type="float">
            <text:p>0</text:p>
          </table:table-cell>
          <table:table-cell table:style-name="ce117" table:formula="of:=COUNTIF([.C4:.K4];&quot;51&quot;) + COUNTIF([.C4:.K4];&quot;51L&quot;)" office:value-type="float" office:value="0" calcext:value-type="float">
            <text:p>0</text:p>
          </table:table-cell>
          <table:table-cell table:style-name="ce117" table:formula="of:=COUNTIF([.C4:.K4];&quot;52&quot;) + COUNTIF([.C4:.K4];&quot;52L&quot;)" office:value-type="float" office:value="0" calcext:value-type="float">
            <text:p>0</text:p>
          </table:table-cell>
          <table:table-cell table:style-name="ce117" table:formula="of:=COUNTIF([.C4:.K4];&quot;11-19&quot;) + COUNTIF([.C4:.K4];&quot;2&quot;)" office:value-type="float" office:value="1" calcext:value-type="float">
            <text:p>1</text:p>
          </table:table-cell>
          <table:table-cell table:style-name="ce117" table:formula="of:=COUNTIF([.C4:.K4];&quot;U&quot;)+COUNTIF([.C4:.K4];&quot;UL&quot;)" office:value-type="float" office:value="0" calcext:value-type="float">
            <text:p>0</text:p>
          </table:table-cell>
          <table:table-cell table:style-name="ce117" table:formula="of:=COUNTIF([.C4:.K4];&quot;KVIT&quot;)" office:value-type="float" office:value="0" calcext:value-type="float">
            <text:p>0</text:p>
          </table:table-cell>
          <table:table-cell table:style-name="ce118" table:formula="of:=COUNTBLANK([.C4:.K4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04" calcext:value-type="date">
            <text:p>4. XI. 05</text:p>
          </table:table-cell>
          <table:table-cell table:style-name="ce116" table:formula="of:=TEXT([.A5];&quot;Ddd&quot;)" office:value-type="string" office:string-value="pet" calcext:value-type="string">
            <text:p>pet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2"/>
          <table:table-cell table:number-columns-repeated="2" table:style-name="ce16" office:value-type="string" calcext:value-type="string">
            <text:p>D</text:p>
          </table:table-cell>
          <table:table-cell table:style-name="ce16"/>
          <table:table-cell table:style-name="ce13" table:number-columns-repeated="2"/>
          <table:table-cell table:style-name="ce26"/>
          <table:table-cell table:style-name="ce117" table:formula="of:=COUNTIF([.C5:.K5];&quot;L&quot;) + COUNTIF([.C5:.K5];&quot;52L&quot;)+COUNTIF([.C5:.K5];&quot;51L&quot;)+COUNTIF([.C5:.K5];&quot;1L&quot;)+COUNTIF([.C5:.K5];&quot;KVITL&quot;)+COUNTIF([.C5:.K5];&quot;UL&quot;)" office:value-type="float" office:value="0" calcext:value-type="float">
            <text:p>0</text:p>
          </table:table-cell>
          <table:table-cell table:style-name="ce117" table:formula="of:=COUNTIF([.C5:.K5];&quot;51&quot;) + COUNTIF([.C5:.K5];&quot;51L&quot;)" office:value-type="float" office:value="0" calcext:value-type="float">
            <text:p>0</text:p>
          </table:table-cell>
          <table:table-cell table:style-name="ce117" table:formula="of:=COUNTIF([.C5:.K5];&quot;52&quot;) + COUNTIF([.C5:.K5];&quot;52L&quot;)" office:value-type="float" office:value="0" calcext:value-type="float">
            <text:p>0</text:p>
          </table:table-cell>
          <table:table-cell table:style-name="ce117" table:formula="of:=COUNTIF([.C5:.K5];&quot;11-19&quot;) + COUNTIF([.C5:.K5];&quot;2&quot;)" office:value-type="float" office:value="0" calcext:value-type="float">
            <text:p>0</text:p>
          </table:table-cell>
          <table:table-cell table:style-name="ce117" table:formula="of:=COUNTIF([.C5:.K5];&quot;U&quot;)+COUNTIF([.C5:.K5];&quot;UL&quot;)" office:value-type="float" office:value="0" calcext:value-type="float">
            <text:p>0</text:p>
          </table:table-cell>
          <table:table-cell table:style-name="ce117" table:formula="of:=COUNTIF([.C5:.K5];&quot;KVIT&quot;)" office:value-type="float" office:value="0" calcext:value-type="float">
            <text:p>0</text:p>
          </table:table-cell>
          <table:table-cell table:style-name="ce118" table:formula="of:=COUNTBLANK([.C5:.K5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05" calcext:value-type="date">
            <text:p>5. XI. 05</text:p>
          </table:table-cell>
          <table:table-cell table:style-name="ce108" table:formula="of:=TEXT([.A6];&quot;Ddd&quot;)" office:value-type="string" office:string-value="sob" calcext:value-type="string">
            <text:p>sob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D</text:p>
          </table:table-cell>
          <table:table-cell table:style-name="ce51"/>
          <table:table-cell table:style-name="ce37"/>
          <table:table-cell table:style-name="ce51"/>
          <table:table-cell table:style-name="ce26"/>
          <table:table-cell table:style-name="ce117" table:formula="of:=COUNTIF([.C6:.K6];&quot;L&quot;) + COUNTIF([.C6:.K6];&quot;52L&quot;)+COUNTIF([.C6:.K6];&quot;51L&quot;)+COUNTIF([.C6:.K6];&quot;1L&quot;)+COUNTIF([.C6:.K6];&quot;KVITL&quot;)+COUNTIF([.C6:.K6];&quot;UL&quot;)" office:value-type="float" office:value="0" calcext:value-type="float">
            <text:p>0</text:p>
          </table:table-cell>
          <table:table-cell table:style-name="ce117" table:formula="of:=COUNTIF([.C6:.K6];&quot;51&quot;) + COUNTIF([.C6:.K6];&quot;51L&quot;)" office:value-type="float" office:value="0" calcext:value-type="float">
            <text:p>0</text:p>
          </table:table-cell>
          <table:table-cell table:style-name="ce117" table:formula="of:=COUNTIF([.C6:.K6];&quot;52&quot;) + COUNTIF([.C6:.K6];&quot;52L&quot;)" office:value-type="float" office:value="0" calcext:value-type="float">
            <text:p>0</text:p>
          </table:table-cell>
          <table:table-cell table:style-name="ce117" table:formula="of:=COUNTIF([.C6:.K6];&quot;11-19&quot;) + COUNTIF([.C6:.K6];&quot;2&quot;)" office:value-type="float" office:value="0" calcext:value-type="float">
            <text:p>0</text:p>
          </table:table-cell>
          <table:table-cell table:style-name="ce117" table:formula="of:=COUNTIF([.C6:.K6];&quot;U&quot;)+COUNTIF([.C6:.K6];&quot;UL&quot;)" office:value-type="float" office:value="0" calcext:value-type="float">
            <text:p>0</text:p>
          </table:table-cell>
          <table:table-cell table:style-name="ce117" table:formula="of:=COUNTIF([.C6:.K6];&quot;KVIT&quot;)" office:value-type="float" office:value="0" calcext:value-type="float">
            <text:p>0</text:p>
          </table:table-cell>
          <table:table-cell table:style-name="ce118" table:formula="of:=COUNTBLANK([.C6:.K6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06" calcext:value-type="date">
            <text:p>6. XI. 05</text:p>
          </table:table-cell>
          <table:table-cell table:style-name="ce108" table:formula="of:=TEXT([.A7];&quot;Ddd&quot;)" office:value-type="string" office:string-value="ned" calcext:value-type="string">
            <text:p>ned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D</text:p>
          </table:table-cell>
          <table:table-cell table:style-name="ce51"/>
          <table:table-cell table:style-name="ce37"/>
          <table:table-cell table:style-name="ce51"/>
          <table:table-cell table:style-name="ce26"/>
          <table:table-cell table:style-name="ce117" table:formula="of:=COUNTIF([.C7:.K7];&quot;L&quot;) + COUNTIF([.C7:.K7];&quot;52L&quot;)+COUNTIF([.C7:.K7];&quot;51L&quot;)+COUNTIF([.C7:.K7];&quot;1L&quot;)+COUNTIF([.C7:.K7];&quot;KVITL&quot;)+COUNTIF([.C7:.K7];&quot;UL&quot;)" office:value-type="float" office:value="0" calcext:value-type="float">
            <text:p>0</text:p>
          </table:table-cell>
          <table:table-cell table:style-name="ce117" table:formula="of:=COUNTIF([.C7:.K7];&quot;51&quot;) + COUNTIF([.C7:.K7];&quot;51L&quot;)" office:value-type="float" office:value="0" calcext:value-type="float">
            <text:p>0</text:p>
          </table:table-cell>
          <table:table-cell table:style-name="ce117" table:formula="of:=COUNTIF([.C7:.K7];&quot;52&quot;) + COUNTIF([.C7:.K7];&quot;52L&quot;)" office:value-type="float" office:value="0" calcext:value-type="float">
            <text:p>0</text:p>
          </table:table-cell>
          <table:table-cell table:style-name="ce117" table:formula="of:=COUNTIF([.C7:.K7];&quot;11-19&quot;) + COUNTIF([.C7:.K7];&quot;2&quot;)" office:value-type="float" office:value="0" calcext:value-type="float">
            <text:p>0</text:p>
          </table:table-cell>
          <table:table-cell table:style-name="ce117" table:formula="of:=COUNTIF([.C7:.K7];&quot;U&quot;)+COUNTIF([.C7:.K7];&quot;UL&quot;)" office:value-type="float" office:value="0" calcext:value-type="float">
            <text:p>0</text:p>
          </table:table-cell>
          <table:table-cell table:style-name="ce117" table:formula="of:=COUNTIF([.C7:.K7];&quot;KVIT&quot;)" office:value-type="float" office:value="0" calcext:value-type="float">
            <text:p>0</text:p>
          </table:table-cell>
          <table:table-cell table:style-name="ce118" table:formula="of:=COUNTBLANK([.C7:.K7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07" calcext:value-type="date">
            <text:p>7. XI. 05</text:p>
          </table:table-cell>
          <table:table-cell table:style-name="ce116" table:formula="of:=TEXT([.A8];&quot;Ddd&quot;)" office:value-type="string" office:string-value="pon" calcext:value-type="string">
            <text:p>pon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8:.K8];&quot;L&quot;) + COUNTIF([.C8:.K8];&quot;52L&quot;)+COUNTIF([.C8:.K8];&quot;51L&quot;)+COUNTIF([.C8:.K8];&quot;1L&quot;)+COUNTIF([.C8:.K8];&quot;KVITL&quot;)+COUNTIF([.C8:.K8];&quot;UL&quot;)" office:value-type="float" office:value="0" calcext:value-type="float">
            <text:p>0</text:p>
          </table:table-cell>
          <table:table-cell table:style-name="ce117" table:formula="of:=COUNTIF([.C8:.K8];&quot;51&quot;) + COUNTIF([.C8:.K8];&quot;51L&quot;)" office:value-type="float" office:value="0" calcext:value-type="float">
            <text:p>0</text:p>
          </table:table-cell>
          <table:table-cell table:style-name="ce117" table:formula="of:=COUNTIF([.C8:.K8];&quot;52&quot;) + COUNTIF([.C8:.K8];&quot;52L&quot;)" office:value-type="float" office:value="0" calcext:value-type="float">
            <text:p>0</text:p>
          </table:table-cell>
          <table:table-cell table:style-name="ce117" table:formula="of:=COUNTIF([.C8:.K8];&quot;11-19&quot;) + COUNTIF([.C8:.K8];&quot;2&quot;)" office:value-type="float" office:value="0" calcext:value-type="float">
            <text:p>0</text:p>
          </table:table-cell>
          <table:table-cell table:style-name="ce117" table:formula="of:=COUNTIF([.C8:.K8];&quot;U&quot;)+COUNTIF([.C8:.K8];&quot;UL&quot;)" office:value-type="float" office:value="0" calcext:value-type="float">
            <text:p>0</text:p>
          </table:table-cell>
          <table:table-cell table:style-name="ce117" table:formula="of:=COUNTIF([.C8:.K8];&quot;KVIT&quot;)" office:value-type="float" office:value="0" calcext:value-type="float">
            <text:p>0</text:p>
          </table:table-cell>
          <table:table-cell table:style-name="ce118" table:formula="of:=COUNTBLANK([.C8:.K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08" calcext:value-type="date">
            <text:p>8. XI. 05</text:p>
          </table:table-cell>
          <table:table-cell table:style-name="ce116" table:formula="of:=TEXT([.A9];&quot;Ddd&quot;)" office:value-type="string" office:string-value="tor" calcext:value-type="string">
            <text:p>tor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9:.K9];&quot;L&quot;) + COUNTIF([.C9:.K9];&quot;52L&quot;)+COUNTIF([.C9:.K9];&quot;51L&quot;)+COUNTIF([.C9:.K9];&quot;1L&quot;)+COUNTIF([.C9:.K9];&quot;KVITL&quot;)+COUNTIF([.C9:.K9];&quot;UL&quot;)" office:value-type="float" office:value="0" calcext:value-type="float">
            <text:p>0</text:p>
          </table:table-cell>
          <table:table-cell table:style-name="ce117" table:formula="of:=COUNTIF([.C9:.K9];&quot;51&quot;) + COUNTIF([.C9:.K9];&quot;51L&quot;)" office:value-type="float" office:value="0" calcext:value-type="float">
            <text:p>0</text:p>
          </table:table-cell>
          <table:table-cell table:style-name="ce117" table:formula="of:=COUNTIF([.C9:.K9];&quot;52&quot;) + COUNTIF([.C9:.K9];&quot;52L&quot;)" office:value-type="float" office:value="0" calcext:value-type="float">
            <text:p>0</text:p>
          </table:table-cell>
          <table:table-cell table:style-name="ce117" table:formula="of:=COUNTIF([.C9:.K9];&quot;11-19&quot;) + COUNTIF([.C9:.K9];&quot;2&quot;)" office:value-type="float" office:value="0" calcext:value-type="float">
            <text:p>0</text:p>
          </table:table-cell>
          <table:table-cell table:style-name="ce117" table:formula="of:=COUNTIF([.C9:.K9];&quot;U&quot;)+COUNTIF([.C9:.K9];&quot;UL&quot;)" office:value-type="float" office:value="0" calcext:value-type="float">
            <text:p>0</text:p>
          </table:table-cell>
          <table:table-cell table:style-name="ce117" table:formula="of:=COUNTIF([.C9:.K9];&quot;KVIT&quot;)" office:value-type="float" office:value="0" calcext:value-type="float">
            <text:p>0</text:p>
          </table:table-cell>
          <table:table-cell table:style-name="ce118" table:formula="of:=COUNTBLANK([.C9:.K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09" calcext:value-type="date">
            <text:p>9. XI. 05</text:p>
          </table:table-cell>
          <table:table-cell table:style-name="ce116" table:formula="of:=TEXT([.A10];&quot;Ddd&quot;)" office:value-type="string" office:string-value="sre" calcext:value-type="string">
            <text:p>sre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0" calcext:value-type="float">
            <text:p>0</text:p>
          </table:table-cell>
          <table:table-cell table:style-name="ce117" table:formula="of:=COUNTIF([.C10:.K10];&quot;51&quot;) + COUNTIF([.C10:.K10];&quot;51L&quot;)" office:value-type="float" office:value="0" calcext:value-type="float">
            <text:p>0</text:p>
          </table:table-cell>
          <table:table-cell table:style-name="ce117" table:formula="of:=COUNTIF([.C10:.K10];&quot;52&quot;) + COUNTIF([.C10:.K10];&quot;52L&quot;)" office:value-type="float" office:value="0" calcext:value-type="float">
            <text:p>0</text:p>
          </table:table-cell>
          <table:table-cell table:style-name="ce117" table:formula="of:=COUNTIF([.C10:.K10];&quot;11-19&quot;) + COUNTIF([.C10:.K10];&quot;2&quot;)" office:value-type="float" office:value="0" calcext:value-type="float">
            <text:p>0</text:p>
          </table:table-cell>
          <table:table-cell table:style-name="ce117" table:formula="of:=COUNTIF([.C10:.K10];&quot;U&quot;)+COUNTIF([.C10:.K10];&quot;UL&quot;)" office:value-type="float" office:value="0" calcext:value-type="float">
            <text:p>0</text:p>
          </table:table-cell>
          <table:table-cell table:style-name="ce117" table:formula="of:=COUNTIF([.C10:.K10];&quot;KVIT&quot;)" office:value-type="float" office:value="0" calcext:value-type="float">
            <text:p>0</text:p>
          </table:table-cell>
          <table:table-cell table:style-name="ce118" table:formula="of:=COUNTBLANK([.C10:.K1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0" calcext:value-type="date">
            <text:p>10. XI. 05</text:p>
          </table:table-cell>
          <table:table-cell table:style-name="ce116" table:formula="of:=TEXT([.A11];&quot;Ddd&quot;)" office:value-type="string" office:string-value="čet" calcext:value-type="string">
            <text:p>čet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0" calcext:value-type="float">
            <text:p>0</text:p>
          </table:table-cell>
          <table:table-cell table:style-name="ce117" table:formula="of:=COUNTIF([.C11:.K11];&quot;51&quot;) + COUNTIF([.C11:.K11];&quot;51L&quot;)" office:value-type="float" office:value="0" calcext:value-type="float">
            <text:p>0</text:p>
          </table:table-cell>
          <table:table-cell table:style-name="ce117" table:formula="of:=COUNTIF([.C11:.K11];&quot;52&quot;) + COUNTIF([.C11:.K11];&quot;52L&quot;)" office:value-type="float" office:value="0" calcext:value-type="float">
            <text:p>0</text:p>
          </table:table-cell>
          <table:table-cell table:style-name="ce117" table:formula="of:=COUNTIF([.C11:.K11];&quot;11-19&quot;) + COUNTIF([.C11:.K11];&quot;2&quot;)" office:value-type="float" office:value="0" calcext:value-type="float">
            <text:p>0</text:p>
          </table:table-cell>
          <table:table-cell table:style-name="ce117" table:formula="of:=COUNTIF([.C11:.K11];&quot;U&quot;)+COUNTIF([.C11:.K11];&quot;UL&quot;)" office:value-type="float" office:value="0" calcext:value-type="float">
            <text:p>0</text:p>
          </table:table-cell>
          <table:table-cell table:style-name="ce117" table:formula="of:=COUNTIF([.C11:.K11];&quot;KVIT&quot;)" office:value-type="float" office:value="0" calcext:value-type="float">
            <text:p>0</text:p>
          </table:table-cell>
          <table:table-cell table:style-name="ce118" table:formula="of:=COUNTBLANK([.C11:.K11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1" calcext:value-type="date">
            <text:p>11. XI. 05</text:p>
          </table:table-cell>
          <table:table-cell table:style-name="ce116" table:formula="of:=TEXT([.A12];&quot;Ddd&quot;)" office:value-type="string" office:string-value="pet" calcext:value-type="string">
            <text:p>pet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0" calcext:value-type="float">
            <text:p>0</text:p>
          </table:table-cell>
          <table:table-cell table:style-name="ce117" table:formula="of:=COUNTIF([.C12:.K12];&quot;51&quot;) + COUNTIF([.C12:.K12];&quot;51L&quot;)" office:value-type="float" office:value="0" calcext:value-type="float">
            <text:p>0</text:p>
          </table:table-cell>
          <table:table-cell table:style-name="ce117" table:formula="of:=COUNTIF([.C12:.K12];&quot;52&quot;) + COUNTIF([.C12:.K12];&quot;52L&quot;)" office:value-type="float" office:value="0" calcext:value-type="float">
            <text:p>0</text:p>
          </table:table-cell>
          <table:table-cell table:style-name="ce117" table:formula="of:=COUNTIF([.C12:.K12];&quot;11-19&quot;) + COUNTIF([.C12:.K12];&quot;2&quot;)" office:value-type="float" office:value="0" calcext:value-type="float">
            <text:p>0</text:p>
          </table:table-cell>
          <table:table-cell table:style-name="ce117" table:formula="of:=COUNTIF([.C12:.K12];&quot;U&quot;)+COUNTIF([.C12:.K12];&quot;UL&quot;)" office:value-type="float" office:value="0" calcext:value-type="float">
            <text:p>0</text:p>
          </table:table-cell>
          <table:table-cell table:style-name="ce117" table:formula="of:=COUNTIF([.C12:.K12];&quot;KVIT&quot;)" office:value-type="float" office:value="0" calcext:value-type="float">
            <text:p>0</text:p>
          </table:table-cell>
          <table:table-cell table:style-name="ce118" table:formula="of:=COUNTBLANK([.C12:.K1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12" calcext:value-type="date">
            <text:p>12. XI. 05</text:p>
          </table:table-cell>
          <table:table-cell table:style-name="ce108" table:formula="of:=TEXT([.A13];&quot;Ddd&quot;)" office:value-type="string" office:string-value="sob" calcext:value-type="string">
            <text:p>sob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51" table:number-columns-repeated="5"/>
          <table:table-cell table:style-name="ce37"/>
          <table:table-cell table:style-name="ce51"/>
          <table:table-cell table:style-name="ce26"/>
          <table:table-cell table:style-name="ce117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0" calcext:value-type="float">
            <text:p>0</text:p>
          </table:table-cell>
          <table:table-cell table:style-name="ce117" table:formula="of:=COUNTIF([.C13:.K13];&quot;51&quot;) + COUNTIF([.C13:.K13];&quot;51L&quot;)" office:value-type="float" office:value="0" calcext:value-type="float">
            <text:p>0</text:p>
          </table:table-cell>
          <table:table-cell table:style-name="ce117" table:formula="of:=COUNTIF([.C13:.K13];&quot;52&quot;) + COUNTIF([.C13:.K13];&quot;52L&quot;)" office:value-type="float" office:value="0" calcext:value-type="float">
            <text:p>0</text:p>
          </table:table-cell>
          <table:table-cell table:style-name="ce117" table:formula="of:=COUNTIF([.C13:.K13];&quot;11-19&quot;) + COUNTIF([.C13:.K13];&quot;2&quot;)" office:value-type="float" office:value="0" calcext:value-type="float">
            <text:p>0</text:p>
          </table:table-cell>
          <table:table-cell table:style-name="ce117" table:formula="of:=COUNTIF([.C13:.K13];&quot;U&quot;)+COUNTIF([.C13:.K13];&quot;UL&quot;)" office:value-type="float" office:value="0" calcext:value-type="float">
            <text:p>0</text:p>
          </table:table-cell>
          <table:table-cell table:style-name="ce117" table:formula="of:=COUNTIF([.C13:.K13];&quot;KVIT&quot;)" office:value-type="float" office:value="0" calcext:value-type="float">
            <text:p>0</text:p>
          </table:table-cell>
          <table:table-cell table:style-name="ce118" table:formula="of:=COUNTBLANK([.C13:.K13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13" calcext:value-type="date">
            <text:p>13. XI. 05</text:p>
          </table:table-cell>
          <table:table-cell table:style-name="ce108" table:formula="of:=TEXT([.A14];&quot;Ddd&quot;)" office:value-type="string" office:string-value="ned" calcext:value-type="string">
            <text:p>ned</text:p>
          </table:table-cell>
          <table:table-cell table:style-name="ce51"/>
          <table:table-cell table:style-name="ce51" office:value-type="string" calcext:value-type="string">
            <text:p>SD</text:p>
          </table:table-cell>
          <table:table-cell table:style-name="ce51" table:number-columns-repeated="5"/>
          <table:table-cell table:style-name="ce37"/>
          <table:table-cell table:style-name="ce51"/>
          <table:table-cell table:style-name="ce26"/>
          <table:table-cell table:style-name="ce117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0" calcext:value-type="float">
            <text:p>0</text:p>
          </table:table-cell>
          <table:table-cell table:style-name="ce117" table:formula="of:=COUNTIF([.C14:.K14];&quot;51&quot;) + COUNTIF([.C14:.K14];&quot;51L&quot;)" office:value-type="float" office:value="0" calcext:value-type="float">
            <text:p>0</text:p>
          </table:table-cell>
          <table:table-cell table:style-name="ce117" table:formula="of:=COUNTIF([.C14:.K14];&quot;52&quot;) + COUNTIF([.C14:.K14];&quot;52L&quot;)" office:value-type="float" office:value="0" calcext:value-type="float">
            <text:p>0</text:p>
          </table:table-cell>
          <table:table-cell table:style-name="ce117" table:formula="of:=COUNTIF([.C14:.K14];&quot;11-19&quot;) + COUNTIF([.C14:.K14];&quot;2&quot;)" office:value-type="float" office:value="0" calcext:value-type="float">
            <text:p>0</text:p>
          </table:table-cell>
          <table:table-cell table:style-name="ce117" table:formula="of:=COUNTIF([.C14:.K14];&quot;U&quot;)+COUNTIF([.C14:.K14];&quot;UL&quot;)" office:value-type="float" office:value="0" calcext:value-type="float">
            <text:p>0</text:p>
          </table:table-cell>
          <table:table-cell table:style-name="ce117" table:formula="of:=COUNTIF([.C14:.K14];&quot;KVIT&quot;)" office:value-type="float" office:value="0" calcext:value-type="float">
            <text:p>0</text:p>
          </table:table-cell>
          <table:table-cell table:style-name="ce118" table:formula="of:=COUNTBLANK([.C14:.K14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4" calcext:value-type="date">
            <text:p>14. XI. 05</text:p>
          </table:table-cell>
          <table:table-cell table:style-name="ce116" table:formula="of:=TEXT([.A15];&quot;Ddd&quot;)" office:value-type="string" office:string-value="pon" calcext:value-type="string">
            <text:p>pon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0" calcext:value-type="float">
            <text:p>0</text:p>
          </table:table-cell>
          <table:table-cell table:style-name="ce117" table:formula="of:=COUNTIF([.C15:.K15];&quot;51&quot;) + COUNTIF([.C15:.K15];&quot;51L&quot;)" office:value-type="float" office:value="0" calcext:value-type="float">
            <text:p>0</text:p>
          </table:table-cell>
          <table:table-cell table:style-name="ce117" table:formula="of:=COUNTIF([.C15:.K15];&quot;52&quot;) + COUNTIF([.C15:.K15];&quot;52L&quot;)" office:value-type="float" office:value="0" calcext:value-type="float">
            <text:p>0</text:p>
          </table:table-cell>
          <table:table-cell table:style-name="ce117" table:formula="of:=COUNTIF([.C15:.K15];&quot;11-19&quot;) + COUNTIF([.C15:.K15];&quot;2&quot;)" office:value-type="float" office:value="0" calcext:value-type="float">
            <text:p>0</text:p>
          </table:table-cell>
          <table:table-cell table:style-name="ce117" table:formula="of:=COUNTIF([.C15:.K15];&quot;U&quot;)+COUNTIF([.C15:.K15];&quot;UL&quot;)" office:value-type="float" office:value="0" calcext:value-type="float">
            <text:p>0</text:p>
          </table:table-cell>
          <table:table-cell table:style-name="ce117" table:formula="of:=COUNTIF([.C15:.K15];&quot;KVIT&quot;)" office:value-type="float" office:value="0" calcext:value-type="float">
            <text:p>0</text:p>
          </table:table-cell>
          <table:table-cell table:style-name="ce118" table:formula="of:=COUNTBLANK([.C15:.K1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5" calcext:value-type="date">
            <text:p>15. XI. 05</text:p>
          </table:table-cell>
          <table:table-cell table:style-name="ce116" table:formula="of:=TEXT([.A16];&quot;Ddd&quot;)" office:value-type="string" office:string-value="tor" calcext:value-type="string">
            <text:p>tor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0" calcext:value-type="float">
            <text:p>0</text:p>
          </table:table-cell>
          <table:table-cell table:style-name="ce117" table:formula="of:=COUNTIF([.C16:.K16];&quot;51&quot;) + COUNTIF([.C16:.K16];&quot;51L&quot;)" office:value-type="float" office:value="0" calcext:value-type="float">
            <text:p>0</text:p>
          </table:table-cell>
          <table:table-cell table:style-name="ce117" table:formula="of:=COUNTIF([.C16:.K16];&quot;52&quot;) + COUNTIF([.C16:.K16];&quot;52L&quot;)" office:value-type="float" office:value="0" calcext:value-type="float">
            <text:p>0</text:p>
          </table:table-cell>
          <table:table-cell table:style-name="ce117" table:formula="of:=COUNTIF([.C16:.K16];&quot;11-19&quot;) + COUNTIF([.C16:.K16];&quot;2&quot;)" office:value-type="float" office:value="0" calcext:value-type="float">
            <text:p>0</text:p>
          </table:table-cell>
          <table:table-cell table:style-name="ce117" table:formula="of:=COUNTIF([.C16:.K16];&quot;U&quot;)+COUNTIF([.C16:.K16];&quot;UL&quot;)" office:value-type="float" office:value="0" calcext:value-type="float">
            <text:p>0</text:p>
          </table:table-cell>
          <table:table-cell table:style-name="ce117" table:formula="of:=COUNTIF([.C16:.K16];&quot;KVIT&quot;)" office:value-type="float" office:value="0" calcext:value-type="float">
            <text:p>0</text:p>
          </table:table-cell>
          <table:table-cell table:style-name="ce118" table:formula="of:=COUNTBLANK([.C16:.K1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6" calcext:value-type="date">
            <text:p>16. XI. 05</text:p>
          </table:table-cell>
          <table:table-cell table:style-name="ce116" table:formula="of:=TEXT([.A17];&quot;Ddd&quot;)" office:value-type="string" office:string-value="sre" calcext:value-type="string">
            <text:p>sre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0" calcext:value-type="float">
            <text:p>0</text:p>
          </table:table-cell>
          <table:table-cell table:style-name="ce117" table:formula="of:=COUNTIF([.C17:.K17];&quot;51&quot;) + COUNTIF([.C17:.K17];&quot;51L&quot;)" office:value-type="float" office:value="0" calcext:value-type="float">
            <text:p>0</text:p>
          </table:table-cell>
          <table:table-cell table:style-name="ce117" table:formula="of:=COUNTIF([.C17:.K17];&quot;52&quot;) + COUNTIF([.C17:.K17];&quot;52L&quot;)" office:value-type="float" office:value="0" calcext:value-type="float">
            <text:p>0</text:p>
          </table:table-cell>
          <table:table-cell table:style-name="ce117" table:formula="of:=COUNTIF([.C17:.K17];&quot;11-19&quot;) + COUNTIF([.C17:.K17];&quot;2&quot;)" office:value-type="float" office:value="0" calcext:value-type="float">
            <text:p>0</text:p>
          </table:table-cell>
          <table:table-cell table:style-name="ce117" table:formula="of:=COUNTIF([.C17:.K17];&quot;U&quot;)+COUNTIF([.C17:.K17];&quot;UL&quot;)" office:value-type="float" office:value="0" calcext:value-type="float">
            <text:p>0</text:p>
          </table:table-cell>
          <table:table-cell table:style-name="ce117" table:formula="of:=COUNTIF([.C17:.K17];&quot;KVIT&quot;)" office:value-type="float" office:value="0" calcext:value-type="float">
            <text:p>0</text:p>
          </table:table-cell>
          <table:table-cell table:style-name="ce118" table:formula="of:=COUNTBLANK([.C17:.K17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7" calcext:value-type="date">
            <text:p>17. XI. 05</text:p>
          </table:table-cell>
          <table:table-cell table:style-name="ce116" table:formula="of:=TEXT([.A18];&quot;Ddd&quot;)" office:value-type="string" office:string-value="čet" calcext:value-type="string">
            <text:p>čet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0" calcext:value-type="float">
            <text:p>0</text:p>
          </table:table-cell>
          <table:table-cell table:style-name="ce117" table:formula="of:=COUNTIF([.C18:.K18];&quot;51&quot;) + COUNTIF([.C18:.K18];&quot;51L&quot;)" office:value-type="float" office:value="0" calcext:value-type="float">
            <text:p>0</text:p>
          </table:table-cell>
          <table:table-cell table:style-name="ce117" table:formula="of:=COUNTIF([.C18:.K18];&quot;52&quot;) + COUNTIF([.C18:.K18];&quot;52L&quot;)" office:value-type="float" office:value="0" calcext:value-type="float">
            <text:p>0</text:p>
          </table:table-cell>
          <table:table-cell table:style-name="ce117" table:formula="of:=COUNTIF([.C18:.K18];&quot;11-19&quot;) + COUNTIF([.C18:.K18];&quot;2&quot;)" office:value-type="float" office:value="0" calcext:value-type="float">
            <text:p>0</text:p>
          </table:table-cell>
          <table:table-cell table:style-name="ce117" table:formula="of:=COUNTIF([.C18:.K18];&quot;U&quot;)+COUNTIF([.C18:.K18];&quot;UL&quot;)" office:value-type="float" office:value="0" calcext:value-type="float">
            <text:p>0</text:p>
          </table:table-cell>
          <table:table-cell table:style-name="ce117" table:formula="of:=COUNTIF([.C18:.K18];&quot;KVIT&quot;)" office:value-type="float" office:value="0" calcext:value-type="float">
            <text:p>0</text:p>
          </table:table-cell>
          <table:table-cell table:style-name="ce118" table:formula="of:=COUNTBLANK([.C18:.K1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18" calcext:value-type="date">
            <text:p>18. XI. 05</text:p>
          </table:table-cell>
          <table:table-cell table:style-name="ce116" table:formula="of:=TEXT([.A19];&quot;Ddd&quot;)" office:value-type="string" office:string-value="pet" calcext:value-type="string">
            <text:p>pet</text:p>
          </table:table-cell>
          <table:table-cell table:style-name="ce16"/>
          <table:table-cell table:style-name="ce16" office:value-type="string" calcext:value-type="string">
            <text:p>SD</text:p>
          </table:table-cell>
          <table:table-cell table:style-name="ce16" table:number-columns-repeated="5"/>
          <table:table-cell table:style-name="ce13" table:number-columns-repeated="2"/>
          <table:table-cell table:style-name="ce26"/>
          <table:table-cell table:style-name="ce117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0" calcext:value-type="float">
            <text:p>0</text:p>
          </table:table-cell>
          <table:table-cell table:style-name="ce117" table:formula="of:=COUNTIF([.C19:.K19];&quot;51&quot;) + COUNTIF([.C19:.K19];&quot;51L&quot;)" office:value-type="float" office:value="0" calcext:value-type="float">
            <text:p>0</text:p>
          </table:table-cell>
          <table:table-cell table:style-name="ce117" table:formula="of:=COUNTIF([.C19:.K19];&quot;52&quot;) + COUNTIF([.C19:.K19];&quot;52L&quot;)" office:value-type="float" office:value="0" calcext:value-type="float">
            <text:p>0</text:p>
          </table:table-cell>
          <table:table-cell table:style-name="ce117" table:formula="of:=COUNTIF([.C19:.K19];&quot;11-19&quot;) + COUNTIF([.C19:.K19];&quot;2&quot;)" office:value-type="float" office:value="0" calcext:value-type="float">
            <text:p>0</text:p>
          </table:table-cell>
          <table:table-cell table:style-name="ce117" table:formula="of:=COUNTIF([.C19:.K19];&quot;U&quot;)+COUNTIF([.C19:.K19];&quot;UL&quot;)" office:value-type="float" office:value="0" calcext:value-type="float">
            <text:p>0</text:p>
          </table:table-cell>
          <table:table-cell table:style-name="ce117" table:formula="of:=COUNTIF([.C19:.K19];&quot;KVIT&quot;)" office:value-type="float" office:value="0" calcext:value-type="float">
            <text:p>0</text:p>
          </table:table-cell>
          <table:table-cell table:style-name="ce118" table:formula="of:=COUNTBLANK([.C19:.K1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19" calcext:value-type="date">
            <text:p>19. XI. 05</text:p>
          </table:table-cell>
          <table:table-cell table:style-name="ce108" table:formula="of:=TEXT([.A20];&quot;Ddd&quot;)" office:value-type="string" office:string-value="sob" calcext:value-type="string">
            <text:p>sob</text:p>
          </table:table-cell>
          <table:table-cell table:style-name="ce51" table:number-columns-repeated="7"/>
          <table:table-cell table:style-name="ce37"/>
          <table:table-cell table:style-name="ce51"/>
          <table:table-cell table:style-name="ce26"/>
          <table:table-cell table:style-name="ce117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0" calcext:value-type="float">
            <text:p>0</text:p>
          </table:table-cell>
          <table:table-cell table:style-name="ce117" table:formula="of:=COUNTIF([.C20:.K20];&quot;51&quot;) + COUNTIF([.C20:.K20];&quot;51L&quot;)" office:value-type="float" office:value="0" calcext:value-type="float">
            <text:p>0</text:p>
          </table:table-cell>
          <table:table-cell table:style-name="ce117" table:formula="of:=COUNTIF([.C20:.K20];&quot;52&quot;) + COUNTIF([.C20:.K20];&quot;52L&quot;)" office:value-type="float" office:value="0" calcext:value-type="float">
            <text:p>0</text:p>
          </table:table-cell>
          <table:table-cell table:style-name="ce117" table:formula="of:=COUNTIF([.C20:.K20];&quot;11-19&quot;) + COUNTIF([.C20:.K20];&quot;2&quot;)" office:value-type="float" office:value="0" calcext:value-type="float">
            <text:p>0</text:p>
          </table:table-cell>
          <table:table-cell table:style-name="ce117" table:formula="of:=COUNTIF([.C20:.K20];&quot;U&quot;)+COUNTIF([.C20:.K20];&quot;UL&quot;)" office:value-type="float" office:value="0" calcext:value-type="float">
            <text:p>0</text:p>
          </table:table-cell>
          <table:table-cell table:style-name="ce117" table:formula="of:=COUNTIF([.C20:.K20];&quot;KVIT&quot;)" office:value-type="float" office:value="0" calcext:value-type="float">
            <text:p>0</text:p>
          </table:table-cell>
          <table:table-cell table:style-name="ce118" table:formula="of:=COUNTBLANK([.C20:.K20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20" calcext:value-type="date">
            <text:p>20. XI. 05</text:p>
          </table:table-cell>
          <table:table-cell table:style-name="ce108" table:formula="of:=TEXT([.A21];&quot;Ddd&quot;)" office:value-type="string" office:string-value="ned" calcext:value-type="string">
            <text:p>ned</text:p>
          </table:table-cell>
          <table:table-cell table:style-name="ce51" table:number-columns-repeated="7"/>
          <table:table-cell table:style-name="ce37"/>
          <table:table-cell table:style-name="ce51"/>
          <table:table-cell table:style-name="ce26"/>
          <table:table-cell table:style-name="ce117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0" calcext:value-type="float">
            <text:p>0</text:p>
          </table:table-cell>
          <table:table-cell table:style-name="ce117" table:formula="of:=COUNTIF([.C21:.K21];&quot;51&quot;) + COUNTIF([.C21:.K21];&quot;51L&quot;)" office:value-type="float" office:value="0" calcext:value-type="float">
            <text:p>0</text:p>
          </table:table-cell>
          <table:table-cell table:style-name="ce117" table:formula="of:=COUNTIF([.C21:.K21];&quot;52&quot;) + COUNTIF([.C21:.K21];&quot;52L&quot;)" office:value-type="float" office:value="0" calcext:value-type="float">
            <text:p>0</text:p>
          </table:table-cell>
          <table:table-cell table:style-name="ce117" table:formula="of:=COUNTIF([.C21:.K21];&quot;11-19&quot;) + COUNTIF([.C21:.K21];&quot;2&quot;)" office:value-type="float" office:value="0" calcext:value-type="float">
            <text:p>0</text:p>
          </table:table-cell>
          <table:table-cell table:style-name="ce117" table:formula="of:=COUNTIF([.C21:.K21];&quot;U&quot;)+COUNTIF([.C21:.K21];&quot;UL&quot;)" office:value-type="float" office:value="0" calcext:value-type="float">
            <text:p>0</text:p>
          </table:table-cell>
          <table:table-cell table:style-name="ce117" table:formula="of:=COUNTIF([.C21:.K21];&quot;KVIT&quot;)" office:value-type="float" office:value="0" calcext:value-type="float">
            <text:p>0</text:p>
          </table:table-cell>
          <table:table-cell table:style-name="ce118" table:formula="of:=COUNTBLANK([.C21:.K21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1" calcext:value-type="date">
            <text:p>21. XI. 05</text:p>
          </table:table-cell>
          <table:table-cell table:style-name="ce116" table:formula="of:=TEXT([.A22];&quot;Ddd&quot;)" office:value-type="string" office:string-value="pon" calcext:value-type="string">
            <text:p>pon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0" calcext:value-type="float">
            <text:p>0</text:p>
          </table:table-cell>
          <table:table-cell table:style-name="ce117" table:formula="of:=COUNTIF([.C22:.K22];&quot;51&quot;) + COUNTIF([.C22:.K22];&quot;51L&quot;)" office:value-type="float" office:value="0" calcext:value-type="float">
            <text:p>0</text:p>
          </table:table-cell>
          <table:table-cell table:style-name="ce117" table:formula="of:=COUNTIF([.C22:.K22];&quot;52&quot;) + COUNTIF([.C22:.K22];&quot;52L&quot;)" office:value-type="float" office:value="0" calcext:value-type="float">
            <text:p>0</text:p>
          </table:table-cell>
          <table:table-cell table:style-name="ce117" table:formula="of:=COUNTIF([.C22:.K22];&quot;11-19&quot;) + COUNTIF([.C22:.K22];&quot;2&quot;)" office:value-type="float" office:value="0" calcext:value-type="float">
            <text:p>0</text:p>
          </table:table-cell>
          <table:table-cell table:style-name="ce117" table:formula="of:=COUNTIF([.C22:.K22];&quot;U&quot;)+COUNTIF([.C22:.K22];&quot;UL&quot;)" office:value-type="float" office:value="0" calcext:value-type="float">
            <text:p>0</text:p>
          </table:table-cell>
          <table:table-cell table:style-name="ce117" table:formula="of:=COUNTIF([.C22:.K22];&quot;KVIT&quot;)" office:value-type="float" office:value="0" calcext:value-type="float">
            <text:p>0</text:p>
          </table:table-cell>
          <table:table-cell table:style-name="ce118" table:formula="of:=COUNTBLANK([.C22:.K2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2" calcext:value-type="date">
            <text:p>22. XI. 05</text:p>
          </table:table-cell>
          <table:table-cell table:style-name="ce116" table:formula="of:=TEXT([.A23];&quot;Ddd&quot;)" office:value-type="string" office:string-value="tor" calcext:value-type="string">
            <text:p>tor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0" calcext:value-type="float">
            <text:p>0</text:p>
          </table:table-cell>
          <table:table-cell table:style-name="ce117" table:formula="of:=COUNTIF([.C23:.K23];&quot;51&quot;) + COUNTIF([.C23:.K23];&quot;51L&quot;)" office:value-type="float" office:value="0" calcext:value-type="float">
            <text:p>0</text:p>
          </table:table-cell>
          <table:table-cell table:style-name="ce117" table:formula="of:=COUNTIF([.C23:.K23];&quot;52&quot;) + COUNTIF([.C23:.K23];&quot;52L&quot;)" office:value-type="float" office:value="0" calcext:value-type="float">
            <text:p>0</text:p>
          </table:table-cell>
          <table:table-cell table:style-name="ce117" table:formula="of:=COUNTIF([.C23:.K23];&quot;11-19&quot;) + COUNTIF([.C23:.K23];&quot;2&quot;)" office:value-type="float" office:value="0" calcext:value-type="float">
            <text:p>0</text:p>
          </table:table-cell>
          <table:table-cell table:style-name="ce117" table:formula="of:=COUNTIF([.C23:.K23];&quot;U&quot;)+COUNTIF([.C23:.K23];&quot;UL&quot;)" office:value-type="float" office:value="0" calcext:value-type="float">
            <text:p>0</text:p>
          </table:table-cell>
          <table:table-cell table:style-name="ce117" table:formula="of:=COUNTIF([.C23:.K23];&quot;KVIT&quot;)" office:value-type="float" office:value="0" calcext:value-type="float">
            <text:p>0</text:p>
          </table:table-cell>
          <table:table-cell table:style-name="ce118" table:formula="of:=COUNTBLANK([.C23:.K23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3" calcext:value-type="date">
            <text:p>23. XI. 05</text:p>
          </table:table-cell>
          <table:table-cell table:style-name="ce116" table:formula="of:=TEXT([.A24];&quot;Ddd&quot;)" office:value-type="string" office:string-value="sre" calcext:value-type="string">
            <text:p>sre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0" calcext:value-type="float">
            <text:p>0</text:p>
          </table:table-cell>
          <table:table-cell table:style-name="ce117" table:formula="of:=COUNTIF([.C24:.K24];&quot;51&quot;) + COUNTIF([.C24:.K24];&quot;51L&quot;)" office:value-type="float" office:value="0" calcext:value-type="float">
            <text:p>0</text:p>
          </table:table-cell>
          <table:table-cell table:style-name="ce117" table:formula="of:=COUNTIF([.C24:.K24];&quot;52&quot;) + COUNTIF([.C24:.K24];&quot;52L&quot;)" office:value-type="float" office:value="0" calcext:value-type="float">
            <text:p>0</text:p>
          </table:table-cell>
          <table:table-cell table:style-name="ce117" table:formula="of:=COUNTIF([.C24:.K24];&quot;11-19&quot;) + COUNTIF([.C24:.K24];&quot;2&quot;)" office:value-type="float" office:value="0" calcext:value-type="float">
            <text:p>0</text:p>
          </table:table-cell>
          <table:table-cell table:style-name="ce117" table:formula="of:=COUNTIF([.C24:.K24];&quot;U&quot;)+COUNTIF([.C24:.K24];&quot;UL&quot;)" office:value-type="float" office:value="0" calcext:value-type="float">
            <text:p>0</text:p>
          </table:table-cell>
          <table:table-cell table:style-name="ce117" table:formula="of:=COUNTIF([.C24:.K24];&quot;KVIT&quot;)" office:value-type="float" office:value="0" calcext:value-type="float">
            <text:p>0</text:p>
          </table:table-cell>
          <table:table-cell table:style-name="ce118" table:formula="of:=COUNTBLANK([.C24:.K24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4" calcext:value-type="date">
            <text:p>24. XI. 05</text:p>
          </table:table-cell>
          <table:table-cell table:style-name="ce116" table:formula="of:=TEXT([.A25];&quot;Ddd&quot;)" office:value-type="string" office:string-value="čet" calcext:value-type="string">
            <text:p>čet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0" calcext:value-type="float">
            <text:p>0</text:p>
          </table:table-cell>
          <table:table-cell table:style-name="ce117" table:formula="of:=COUNTIF([.C25:.K25];&quot;51&quot;) + COUNTIF([.C25:.K25];&quot;51L&quot;)" office:value-type="float" office:value="0" calcext:value-type="float">
            <text:p>0</text:p>
          </table:table-cell>
          <table:table-cell table:style-name="ce117" table:formula="of:=COUNTIF([.C25:.K25];&quot;52&quot;) + COUNTIF([.C25:.K25];&quot;52L&quot;)" office:value-type="float" office:value="0" calcext:value-type="float">
            <text:p>0</text:p>
          </table:table-cell>
          <table:table-cell table:style-name="ce117" table:formula="of:=COUNTIF([.C25:.K25];&quot;11-19&quot;) + COUNTIF([.C25:.K25];&quot;2&quot;)" office:value-type="float" office:value="0" calcext:value-type="float">
            <text:p>0</text:p>
          </table:table-cell>
          <table:table-cell table:style-name="ce117" table:formula="of:=COUNTIF([.C25:.K25];&quot;U&quot;)+COUNTIF([.C25:.K25];&quot;UL&quot;)" office:value-type="float" office:value="0" calcext:value-type="float">
            <text:p>0</text:p>
          </table:table-cell>
          <table:table-cell table:style-name="ce117" table:formula="of:=COUNTIF([.C25:.K25];&quot;KVIT&quot;)" office:value-type="float" office:value="0" calcext:value-type="float">
            <text:p>0</text:p>
          </table:table-cell>
          <table:table-cell table:style-name="ce118" table:formula="of:=COUNTBLANK([.C25:.K25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5" calcext:value-type="date">
            <text:p>25. XI. 05</text:p>
          </table:table-cell>
          <table:table-cell table:style-name="ce116" table:formula="of:=TEXT([.A26];&quot;Ddd&quot;)" office:value-type="string" office:string-value="pet" calcext:value-type="string">
            <text:p>pet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0" calcext:value-type="float">
            <text:p>0</text:p>
          </table:table-cell>
          <table:table-cell table:style-name="ce117" table:formula="of:=COUNTIF([.C26:.K26];&quot;51&quot;) + COUNTIF([.C26:.K26];&quot;51L&quot;)" office:value-type="float" office:value="0" calcext:value-type="float">
            <text:p>0</text:p>
          </table:table-cell>
          <table:table-cell table:style-name="ce117" table:formula="of:=COUNTIF([.C26:.K26];&quot;52&quot;) + COUNTIF([.C26:.K26];&quot;52L&quot;)" office:value-type="float" office:value="0" calcext:value-type="float">
            <text:p>0</text:p>
          </table:table-cell>
          <table:table-cell table:style-name="ce117" table:formula="of:=COUNTIF([.C26:.K26];&quot;11-19&quot;) + COUNTIF([.C26:.K26];&quot;2&quot;)" office:value-type="float" office:value="0" calcext:value-type="float">
            <text:p>0</text:p>
          </table:table-cell>
          <table:table-cell table:style-name="ce117" table:formula="of:=COUNTIF([.C26:.K26];&quot;U&quot;)+COUNTIF([.C26:.K26];&quot;UL&quot;)" office:value-type="float" office:value="0" calcext:value-type="float">
            <text:p>0</text:p>
          </table:table-cell>
          <table:table-cell table:style-name="ce117" table:formula="of:=COUNTIF([.C26:.K26];&quot;KVIT&quot;)" office:value-type="float" office:value="0" calcext:value-type="float">
            <text:p>0</text:p>
          </table:table-cell>
          <table:table-cell table:style-name="ce118" table:formula="of:=COUNTBLANK([.C26:.K26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26" calcext:value-type="date">
            <text:p>26. XI. 05</text:p>
          </table:table-cell>
          <table:table-cell table:style-name="ce108" table:formula="of:=TEXT([.A27];&quot;Ddd&quot;)" office:value-type="string" office:string-value="sob" calcext:value-type="string">
            <text:p>sob</text:p>
          </table:table-cell>
          <table:table-cell table:style-name="ce51" table:number-columns-repeated="7"/>
          <table:table-cell table:style-name="ce37"/>
          <table:table-cell table:style-name="ce51"/>
          <table:table-cell table:style-name="ce26"/>
          <table:table-cell table:style-name="ce117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0" calcext:value-type="float">
            <text:p>0</text:p>
          </table:table-cell>
          <table:table-cell table:style-name="ce117" table:formula="of:=COUNTIF([.C27:.K27];&quot;51&quot;) + COUNTIF([.C27:.K27];&quot;51L&quot;)" office:value-type="float" office:value="0" calcext:value-type="float">
            <text:p>0</text:p>
          </table:table-cell>
          <table:table-cell table:style-name="ce117" table:formula="of:=COUNTIF([.C27:.K27];&quot;52&quot;) + COUNTIF([.C27:.K27];&quot;52L&quot;)" office:value-type="float" office:value="0" calcext:value-type="float">
            <text:p>0</text:p>
          </table:table-cell>
          <table:table-cell table:style-name="ce117" table:formula="of:=COUNTIF([.C27:.K27];&quot;11-19&quot;) + COUNTIF([.C27:.K27];&quot;2&quot;)" office:value-type="float" office:value="0" calcext:value-type="float">
            <text:p>0</text:p>
          </table:table-cell>
          <table:table-cell table:style-name="ce117" table:formula="of:=COUNTIF([.C27:.K27];&quot;U&quot;)+COUNTIF([.C27:.K27];&quot;UL&quot;)" office:value-type="float" office:value="0" calcext:value-type="float">
            <text:p>0</text:p>
          </table:table-cell>
          <table:table-cell table:style-name="ce117" table:formula="of:=COUNTIF([.C27:.K27];&quot;KVIT&quot;)" office:value-type="float" office:value="0" calcext:value-type="float">
            <text:p>0</text:p>
          </table:table-cell>
          <table:table-cell table:style-name="ce118" table:formula="of:=COUNTBLANK([.C27:.K27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5" office:value-type="date" office:date-value="2005-11-27" calcext:value-type="date">
            <text:p>27. XI. 05</text:p>
          </table:table-cell>
          <table:table-cell table:style-name="ce108" table:formula="of:=TEXT([.A28];&quot;Ddd&quot;)" office:value-type="string" office:string-value="ned" calcext:value-type="string">
            <text:p>ned</text:p>
          </table:table-cell>
          <table:table-cell table:style-name="ce51" table:number-columns-repeated="7"/>
          <table:table-cell table:style-name="ce37"/>
          <table:table-cell table:style-name="ce51"/>
          <table:table-cell table:style-name="ce26"/>
          <table:table-cell table:style-name="ce117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0" calcext:value-type="float">
            <text:p>0</text:p>
          </table:table-cell>
          <table:table-cell table:style-name="ce117" table:formula="of:=COUNTIF([.C28:.K28];&quot;51&quot;) + COUNTIF([.C28:.K28];&quot;51L&quot;)" office:value-type="float" office:value="0" calcext:value-type="float">
            <text:p>0</text:p>
          </table:table-cell>
          <table:table-cell table:style-name="ce117" table:formula="of:=COUNTIF([.C28:.K28];&quot;52&quot;) + COUNTIF([.C28:.K28];&quot;52L&quot;)" office:value-type="float" office:value="0" calcext:value-type="float">
            <text:p>0</text:p>
          </table:table-cell>
          <table:table-cell table:style-name="ce117" table:formula="of:=COUNTIF([.C28:.K28];&quot;11-19&quot;) + COUNTIF([.C28:.K28];&quot;2&quot;)" office:value-type="float" office:value="0" calcext:value-type="float">
            <text:p>0</text:p>
          </table:table-cell>
          <table:table-cell table:style-name="ce117" table:formula="of:=COUNTIF([.C28:.K28];&quot;U&quot;)+COUNTIF([.C28:.K28];&quot;UL&quot;)" office:value-type="float" office:value="0" calcext:value-type="float">
            <text:p>0</text:p>
          </table:table-cell>
          <table:table-cell table:style-name="ce117" table:formula="of:=COUNTIF([.C28:.K28];&quot;KVIT&quot;)" office:value-type="float" office:value="0" calcext:value-type="float">
            <text:p>0</text:p>
          </table:table-cell>
          <table:table-cell table:style-name="ce118" table:formula="of:=COUNTBLANK([.C28:.K28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8" calcext:value-type="date">
            <text:p>28. XI. 05</text:p>
          </table:table-cell>
          <table:table-cell table:style-name="ce116" table:formula="of:=TEXT([.A29];&quot;Ddd&quot;)" office:value-type="string" office:string-value="pon" calcext:value-type="string">
            <text:p>pon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0" calcext:value-type="float">
            <text:p>0</text:p>
          </table:table-cell>
          <table:table-cell table:style-name="ce117" table:formula="of:=COUNTIF([.C29:.K29];&quot;51&quot;) + COUNTIF([.C29:.K29];&quot;51L&quot;)" office:value-type="float" office:value="0" calcext:value-type="float">
            <text:p>0</text:p>
          </table:table-cell>
          <table:table-cell table:style-name="ce117" table:formula="of:=COUNTIF([.C29:.K29];&quot;52&quot;) + COUNTIF([.C29:.K29];&quot;52L&quot;)" office:value-type="float" office:value="0" calcext:value-type="float">
            <text:p>0</text:p>
          </table:table-cell>
          <table:table-cell table:style-name="ce117" table:formula="of:=COUNTIF([.C29:.K29];&quot;11-19&quot;) + COUNTIF([.C29:.K29];&quot;2&quot;)" office:value-type="float" office:value="0" calcext:value-type="float">
            <text:p>0</text:p>
          </table:table-cell>
          <table:table-cell table:style-name="ce117" table:formula="of:=COUNTIF([.C29:.K29];&quot;U&quot;)+COUNTIF([.C29:.K29];&quot;UL&quot;)" office:value-type="float" office:value="0" calcext:value-type="float">
            <text:p>0</text:p>
          </table:table-cell>
          <table:table-cell table:style-name="ce117" table:formula="of:=COUNTIF([.C29:.K29];&quot;KVIT&quot;)" office:value-type="float" office:value="0" calcext:value-type="float">
            <text:p>0</text:p>
          </table:table-cell>
          <table:table-cell table:style-name="ce118" table:formula="of:=COUNTBLANK([.C29:.K29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29" calcext:value-type="date">
            <text:p>29. XI. 05</text:p>
          </table:table-cell>
          <table:table-cell table:style-name="ce116" table:formula="of:=TEXT([.A30];&quot;Ddd&quot;)" office:value-type="string" office:string-value="tor" calcext:value-type="string">
            <text:p>tor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0" calcext:value-type="float">
            <text:p>0</text:p>
          </table:table-cell>
          <table:table-cell table:style-name="ce117" table:formula="of:=COUNTIF([.C30:.K30];&quot;51&quot;) + COUNTIF([.C30:.K30];&quot;51L&quot;)" office:value-type="float" office:value="0" calcext:value-type="float">
            <text:p>0</text:p>
          </table:table-cell>
          <table:table-cell table:style-name="ce117" table:formula="of:=COUNTIF([.C30:.K30];&quot;52&quot;) + COUNTIF([.C30:.K30];&quot;52L&quot;)" office:value-type="float" office:value="0" calcext:value-type="float">
            <text:p>0</text:p>
          </table:table-cell>
          <table:table-cell table:style-name="ce117" table:formula="of:=COUNTIF([.C30:.K30];&quot;11-19&quot;) + COUNTIF([.C30:.K30];&quot;2&quot;)" office:value-type="float" office:value="0" calcext:value-type="float">
            <text:p>0</text:p>
          </table:table-cell>
          <table:table-cell table:style-name="ce117" table:formula="of:=COUNTIF([.C30:.K30];&quot;U&quot;)+COUNTIF([.C30:.K30];&quot;UL&quot;)" office:value-type="float" office:value="0" calcext:value-type="float">
            <text:p>0</text:p>
          </table:table-cell>
          <table:table-cell table:style-name="ce117" table:formula="of:=COUNTIF([.C30:.K30];&quot;KVIT&quot;)" office:value-type="float" office:value="0" calcext:value-type="float">
            <text:p>0</text:p>
          </table:table-cell>
          <table:table-cell table:style-name="ce118" table:formula="of:=COUNTBLANK([.C30:.K30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1-30" calcext:value-type="date">
            <text:p>30. XI. 05</text:p>
          </table:table-cell>
          <table:table-cell table:style-name="ce116" table:formula="of:=TEXT([.A31];&quot;Ddd&quot;)" office:value-type="string" office:string-value="sre" calcext:value-type="string">
            <text:p>sre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0" calcext:value-type="float">
            <text:p>0</text:p>
          </table:table-cell>
          <table:table-cell table:style-name="ce117" table:formula="of:=COUNTIF([.C31:.K31];&quot;51&quot;) + COUNTIF([.C31:.K31];&quot;51L&quot;)" office:value-type="float" office:value="0" calcext:value-type="float">
            <text:p>0</text:p>
          </table:table-cell>
          <table:table-cell table:style-name="ce117" table:formula="of:=COUNTIF([.C31:.K31];&quot;52&quot;) + COUNTIF([.C31:.K31];&quot;52L&quot;)" office:value-type="float" office:value="0" calcext:value-type="float">
            <text:p>0</text:p>
          </table:table-cell>
          <table:table-cell table:style-name="ce117" table:formula="of:=COUNTIF([.C31:.K31];&quot;11-19&quot;) + COUNTIF([.C31:.K31];&quot;2&quot;)" office:value-type="float" office:value="0" calcext:value-type="float">
            <text:p>0</text:p>
          </table:table-cell>
          <table:table-cell table:style-name="ce117" table:formula="of:=COUNTIF([.C31:.K31];&quot;U&quot;)+COUNTIF([.C31:.K31];&quot;UL&quot;)" office:value-type="float" office:value="0" calcext:value-type="float">
            <text:p>0</text:p>
          </table:table-cell>
          <table:table-cell table:style-name="ce117" table:formula="of:=COUNTIF([.C31:.K31];&quot;KVIT&quot;)" office:value-type="float" office:value="0" calcext:value-type="float">
            <text:p>0</text:p>
          </table:table-cell>
          <table:table-cell table:style-name="ce118" table:formula="of:=COUNTBLANK([.C31:.K31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106" office:value-type="date" office:date-value="2005-12-01" calcext:value-type="date">
            <text:p>1. XII. 05</text:p>
          </table:table-cell>
          <table:table-cell table:style-name="ce116" table:formula="of:=TEXT([.A32];&quot;Ddd&quot;)" office:value-type="string" office:string-value="čet" calcext:value-type="string">
            <text:p>čet</text:p>
          </table:table-cell>
          <table:table-cell table:style-name="ce16" table:number-columns-repeated="7"/>
          <table:table-cell table:style-name="ce13" table:number-columns-repeated="2"/>
          <table:table-cell table:style-name="ce26"/>
          <table:table-cell table:style-name="ce117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0" calcext:value-type="float">
            <text:p>0</text:p>
          </table:table-cell>
          <table:table-cell table:style-name="ce117" table:formula="of:=COUNTIF([.C32:.K32];&quot;51&quot;) + COUNTIF([.C32:.K32];&quot;51L&quot;)" office:value-type="float" office:value="0" calcext:value-type="float">
            <text:p>0</text:p>
          </table:table-cell>
          <table:table-cell table:style-name="ce117" table:formula="of:=COUNTIF([.C32:.K32];&quot;52&quot;) + COUNTIF([.C32:.K32];&quot;52L&quot;)" office:value-type="float" office:value="0" calcext:value-type="float">
            <text:p>0</text:p>
          </table:table-cell>
          <table:table-cell table:style-name="ce117" table:formula="of:=COUNTIF([.C32:.K32];&quot;11-19&quot;) + COUNTIF([.C32:.K32];&quot;2&quot;)" office:value-type="float" office:value="0" calcext:value-type="float">
            <text:p>0</text:p>
          </table:table-cell>
          <table:table-cell table:style-name="ce117" table:formula="of:=COUNTIF([.C32:.K32];&quot;U&quot;)+COUNTIF([.C32:.K32];&quot;UL&quot;)" office:value-type="float" office:value="0" calcext:value-type="float">
            <text:p>0</text:p>
          </table:table-cell>
          <table:table-cell table:style-name="ce117" table:formula="of:=COUNTIF([.C32:.K32];&quot;KVIT&quot;)" office:value-type="float" office:value="0" calcext:value-type="float">
            <text:p>0</text:p>
          </table:table-cell>
          <table:table-cell table:style-name="ce118" table:formula="of:=COUNTBLANK([.C32:.K3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11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0" calcext:value-type="float">
            <text:p>0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0" calcext:value-type="float">
            <text:p>0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0" calcext:value-type="float">
            <text:p>0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0" calcext:value-type="float">
            <text:p>0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0" calcext:value-type="float">
            <text:p>0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1" calcext:value-type="float">
            <text:p>1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0" calcext:value-type="float">
            <text:p>0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0" calcext:value-type="float">
            <text:p>0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november.B5:november.B5 november.B8:november.B12 november.B15:november.B19 november.B22:november.B26 november.B29:november.B32">
            <calcext:condition calcext:apply-style-name="ConditionalStyle_1" calcext:value="=#name?#ref!" calcext:base-cell-address="november.B5"/>
          </calcext:conditional-format>
          <calcext:conditional-format calcext:target-range-address="november.M2:november.R32">
            <calcext:condition calcext:apply-style-name="ConditionalStyle_2" calcext:value="&lt;1" calcext:base-cell-address="november.M2"/>
            <calcext:condition calcext:apply-style-name="ConditionalStyle_3" calcext:value="&gt;1" calcext:base-cell-address="november.M2"/>
          </calcext:conditional-format>
          <calcext:conditional-format calcext:target-range-address="november.S2:november.S33">
            <calcext:condition calcext:apply-style-name="ConditionalStyle_4" calcext:value="!=0" calcext:base-cell-address="november.S2"/>
          </calcext:conditional-format>
        </calcext:conditional-formats>
      </table:table>
      <table:table table:name="december" table:style-name="ta12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244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ŠTI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SS</text:p>
          </table:table-cell>
          <table:table-cell table:style-name="ce2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string" calcext:value-type="string">
            <text:p>11-19</text:p>
          </table:table-cell>
          <table:table-cell table:style-name="ce32" office:value-type="string" calcext:value-type="string">
            <text:p>U</text:p>
          </table:table-cell>
          <table:table-cell table:style-name="ce30" office:value-type="string" calcext:value-type="string">
            <text:p>KVIT</text:p>
          </table:table-cell>
          <table:table-cell table:style-name="ce27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1" calcext:value-type="date">
            <text:p>1. XII. 05</text:p>
          </table:table-cell>
          <table:table-cell table:style-name="ce9" table:formula="of:=TEXT([.A2];&quot;Ddd&quot;)" office:value-type="string" office:string-value="čet" calcext:value-type="string">
            <text:p>čet</text:p>
          </table:table-cell>
          <table:table-cell table:style-name="ce22" table:number-columns-repeated="7"/>
          <table:table-cell table:style-name="ce45"/>
          <table:table-cell table:style-name="ce22"/>
          <table:table-cell table:style-name="ce25"/>
          <table:table-cell table:style-name="ce122" table:formula="of:=COUNTIF([.C2:.K2];&quot;L&quot;) + COUNTIF([.C2:.K2];&quot;52L&quot;)+COUNTIF([.C2:.K2];&quot;51L&quot;)+COUNTIF([.C2:.K2];&quot;1L&quot;)+COUNTIF([.C2:.K2];&quot;KVITL&quot;)+COUNTIF([.C2:.K2];&quot;UL&quot;)" office:value-type="float" office:value="0" calcext:value-type="float">
            <text:p>0</text:p>
          </table:table-cell>
          <table:table-cell table:style-name="ce122" table:formula="of:=COUNTIF([.C2:.K2];&quot;51&quot;) + COUNTIF([.C2:.K2];&quot;51L&quot;)" office:value-type="float" office:value="0" calcext:value-type="float">
            <text:p>0</text:p>
          </table:table-cell>
          <table:table-cell table:style-name="ce122" table:formula="of:=COUNTIF([.C2:.K2];&quot;52&quot;) + COUNTIF([.C2:.K2];&quot;52L&quot;)" office:value-type="float" office:value="0" calcext:value-type="float">
            <text:p>0</text:p>
          </table:table-cell>
          <table:table-cell table:style-name="ce122" table:formula="of:=COUNTIF([.C2:.K2];&quot;11-19&quot;) + COUNTIF([.C2:.K2];&quot;2&quot;)" office:value-type="float" office:value="0" calcext:value-type="float">
            <text:p>0</text:p>
          </table:table-cell>
          <table:table-cell table:style-name="ce122" table:formula="of:=COUNTIF([.C2:.K2];&quot;U&quot;)+COUNTIF([.C2:.K2];&quot;UL&quot;)" office:value-type="float" office:value="0" calcext:value-type="float">
            <text:p>0</text:p>
          </table:table-cell>
          <table:table-cell table:style-name="ce122" table:formula="of:=COUNTIF([.C2:.K2];&quot;KVIT&quot;)" office:value-type="float" office:value="0" calcext:value-type="float">
            <text:p>0</text:p>
          </table:table-cell>
          <table:table-cell table:style-name="ce123" table:formula="of:=COUNTBLANK([.C2:.K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2" calcext:value-type="date">
            <text:p>2. XII. 05</text:p>
          </table:table-cell>
          <table:table-cell table:style-name="ce9" table:formula="of:=TEXT([.A3];&quot;Ddd&quot;)" office:value-type="string" office:string-value="pet" calcext:value-type="string">
            <text:p>pet</text:p>
          </table:table-cell>
          <table:table-cell table:style-name="ce22" table:number-columns-repeated="7"/>
          <table:table-cell table:style-name="ce45"/>
          <table:table-cell table:style-name="ce22"/>
          <table:table-cell table:style-name="ce25"/>
          <table:table-cell table:style-name="ce122" table:formula="of:=COUNTIF([.C3:.K3];&quot;L&quot;) + COUNTIF([.C3:.K3];&quot;52L&quot;)+COUNTIF([.C3:.K3];&quot;51L&quot;)+COUNTIF([.C3:.K3];&quot;1L&quot;)+COUNTIF([.C3:.K3];&quot;KVITL&quot;)+COUNTIF([.C3:.K3];&quot;UL&quot;)" office:value-type="float" office:value="0" calcext:value-type="float">
            <text:p>0</text:p>
          </table:table-cell>
          <table:table-cell table:style-name="ce122" table:formula="of:=COUNTIF([.C3:.K3];&quot;51&quot;) + COUNTIF([.C3:.K3];&quot;51L&quot;)" office:value-type="float" office:value="0" calcext:value-type="float">
            <text:p>0</text:p>
          </table:table-cell>
          <table:table-cell table:style-name="ce122" table:formula="of:=COUNTIF([.C3:.K3];&quot;52&quot;) + COUNTIF([.C3:.K3];&quot;52L&quot;)" office:value-type="float" office:value="0" calcext:value-type="float">
            <text:p>0</text:p>
          </table:table-cell>
          <table:table-cell table:style-name="ce122" table:formula="of:=COUNTIF([.C3:.K3];&quot;11-19&quot;) + COUNTIF([.C3:.K3];&quot;2&quot;)" office:value-type="float" office:value="0" calcext:value-type="float">
            <text:p>0</text:p>
          </table:table-cell>
          <table:table-cell table:style-name="ce122" table:formula="of:=COUNTIF([.C3:.K3];&quot;U&quot;)+COUNTIF([.C3:.K3];&quot;UL&quot;)" office:value-type="float" office:value="0" calcext:value-type="float">
            <text:p>0</text:p>
          </table:table-cell>
          <table:table-cell table:style-name="ce122" table:formula="of:=COUNTIF([.C3:.K3];&quot;KVIT&quot;)" office:value-type="float" office:value="0" calcext:value-type="float">
            <text:p>0</text:p>
          </table:table-cell>
          <table:table-cell table:style-name="ce123" table:formula="of:=COUNTBLANK([.C3:.K3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03" calcext:value-type="date">
            <text:p>3. XII. 05</text:p>
          </table:table-cell>
          <table:table-cell table:style-name="ce8" table:formula="of:=TEXT([.A4];&quot;Ddd&quot;)" office:value-type="string" office:string-value="sob" calcext:value-type="string">
            <text:p>sob</text:p>
          </table:table-cell>
          <table:table-cell table:style-name="ce20" table:number-columns-repeated="7"/>
          <table:table-cell table:style-name="ce39"/>
          <table:table-cell table:style-name="ce20"/>
          <table:table-cell table:style-name="ce25"/>
          <table:table-cell table:style-name="ce122" table:formula="of:=COUNTIF([.C4:.K4];&quot;L&quot;) + COUNTIF([.C4:.K4];&quot;52L&quot;)+COUNTIF([.C4:.K4];&quot;51L&quot;)+COUNTIF([.C4:.K4];&quot;1L&quot;)+COUNTIF([.C4:.K4];&quot;KVITL&quot;)+COUNTIF([.C4:.K4];&quot;UL&quot;)" office:value-type="float" office:value="0" calcext:value-type="float">
            <text:p>0</text:p>
          </table:table-cell>
          <table:table-cell table:style-name="ce122" table:formula="of:=COUNTIF([.C4:.K4];&quot;51&quot;) + COUNTIF([.C4:.K4];&quot;51L&quot;)" office:value-type="float" office:value="0" calcext:value-type="float">
            <text:p>0</text:p>
          </table:table-cell>
          <table:table-cell table:style-name="ce122" table:formula="of:=COUNTIF([.C4:.K4];&quot;52&quot;) + COUNTIF([.C4:.K4];&quot;52L&quot;)" office:value-type="float" office:value="0" calcext:value-type="float">
            <text:p>0</text:p>
          </table:table-cell>
          <table:table-cell table:style-name="ce122" table:formula="of:=COUNTIF([.C4:.K4];&quot;11-19&quot;) + COUNTIF([.C4:.K4];&quot;2&quot;)" office:value-type="float" office:value="0" calcext:value-type="float">
            <text:p>0</text:p>
          </table:table-cell>
          <table:table-cell table:style-name="ce122" table:formula="of:=COUNTIF([.C4:.K4];&quot;U&quot;)+COUNTIF([.C4:.K4];&quot;UL&quot;)" office:value-type="float" office:value="0" calcext:value-type="float">
            <text:p>0</text:p>
          </table:table-cell>
          <table:table-cell table:style-name="ce122" table:formula="of:=COUNTIF([.C4:.K4];&quot;KVIT&quot;)" office:value-type="float" office:value="0" calcext:value-type="float">
            <text:p>0</text:p>
          </table:table-cell>
          <table:table-cell table:style-name="ce123" table:formula="of:=COUNTBLANK([.C4:.K4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04" calcext:value-type="date">
            <text:p>4. XII. 05</text:p>
          </table:table-cell>
          <table:table-cell table:style-name="ce120" table:formula="of:=TEXT([.A5];&quot;Ddd&quot;)" office:value-type="string" office:string-value="ned" calcext:value-type="string">
            <text:p>ned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5:.K5];&quot;L&quot;) + COUNTIF([.C5:.K5];&quot;52L&quot;)+COUNTIF([.C5:.K5];&quot;51L&quot;)+COUNTIF([.C5:.K5];&quot;1L&quot;)+COUNTIF([.C5:.K5];&quot;KVITL&quot;)+COUNTIF([.C5:.K5];&quot;UL&quot;)" office:value-type="float" office:value="0" calcext:value-type="float">
            <text:p>0</text:p>
          </table:table-cell>
          <table:table-cell table:style-name="ce122" table:formula="of:=COUNTIF([.C5:.K5];&quot;51&quot;) + COUNTIF([.C5:.K5];&quot;51L&quot;)" office:value-type="float" office:value="0" calcext:value-type="float">
            <text:p>0</text:p>
          </table:table-cell>
          <table:table-cell table:style-name="ce122" table:formula="of:=COUNTIF([.C5:.K5];&quot;52&quot;) + COUNTIF([.C5:.K5];&quot;52L&quot;)" office:value-type="float" office:value="0" calcext:value-type="float">
            <text:p>0</text:p>
          </table:table-cell>
          <table:table-cell table:style-name="ce122" table:formula="of:=COUNTIF([.C5:.K5];&quot;11-19&quot;) + COUNTIF([.C5:.K5];&quot;2&quot;)" office:value-type="float" office:value="0" calcext:value-type="float">
            <text:p>0</text:p>
          </table:table-cell>
          <table:table-cell table:style-name="ce122" table:formula="of:=COUNTIF([.C5:.K5];&quot;U&quot;)+COUNTIF([.C5:.K5];&quot;UL&quot;)" office:value-type="float" office:value="0" calcext:value-type="float">
            <text:p>0</text:p>
          </table:table-cell>
          <table:table-cell table:style-name="ce122" table:formula="of:=COUNTIF([.C5:.K5];&quot;KVIT&quot;)" office:value-type="float" office:value="0" calcext:value-type="float">
            <text:p>0</text:p>
          </table:table-cell>
          <table:table-cell table:style-name="ce123" table:formula="of:=COUNTBLANK([.C5:.K5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5" calcext:value-type="date">
            <text:p>5. XII. 05</text:p>
          </table:table-cell>
          <table:table-cell table:style-name="ce121" table:formula="of:=TEXT([.A6];&quot;Ddd&quot;)" office:value-type="string" office:string-value="pon" calcext:value-type="string">
            <text:p>pon</text:p>
          </table:table-cell>
          <table:table-cell table:style-name="ce45" table:number-columns-repeated="6"/>
          <table:table-cell table:style-name="ce22" table:number-columns-repeated="3"/>
          <table:table-cell table:style-name="ce25"/>
          <table:table-cell table:style-name="ce122" table:formula="of:=COUNTIF([.C6:.K6];&quot;L&quot;) + COUNTIF([.C6:.K6];&quot;52L&quot;)+COUNTIF([.C6:.K6];&quot;51L&quot;)+COUNTIF([.C6:.K6];&quot;1L&quot;)+COUNTIF([.C6:.K6];&quot;KVITL&quot;)+COUNTIF([.C6:.K6];&quot;UL&quot;)" office:value-type="float" office:value="0" calcext:value-type="float">
            <text:p>0</text:p>
          </table:table-cell>
          <table:table-cell table:style-name="ce122" table:formula="of:=COUNTIF([.C6:.K6];&quot;51&quot;) + COUNTIF([.C6:.K6];&quot;51L&quot;)" office:value-type="float" office:value="0" calcext:value-type="float">
            <text:p>0</text:p>
          </table:table-cell>
          <table:table-cell table:style-name="ce122" table:formula="of:=COUNTIF([.C6:.K6];&quot;52&quot;) + COUNTIF([.C6:.K6];&quot;52L&quot;)" office:value-type="float" office:value="0" calcext:value-type="float">
            <text:p>0</text:p>
          </table:table-cell>
          <table:table-cell table:style-name="ce122" table:formula="of:=COUNTIF([.C6:.K6];&quot;11-19&quot;) + COUNTIF([.C6:.K6];&quot;2&quot;)" office:value-type="float" office:value="0" calcext:value-type="float">
            <text:p>0</text:p>
          </table:table-cell>
          <table:table-cell table:style-name="ce122" table:formula="of:=COUNTIF([.C6:.K6];&quot;U&quot;)+COUNTIF([.C6:.K6];&quot;UL&quot;)" office:value-type="float" office:value="0" calcext:value-type="float">
            <text:p>0</text:p>
          </table:table-cell>
          <table:table-cell table:style-name="ce122" table:formula="of:=COUNTIF([.C6:.K6];&quot;KVIT&quot;)" office:value-type="float" office:value="0" calcext:value-type="float">
            <text:p>0</text:p>
          </table:table-cell>
          <table:table-cell table:style-name="ce123" table:formula="of:=COUNTBLANK([.C6:.K6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6" calcext:value-type="date">
            <text:p>6. XII. 05</text:p>
          </table:table-cell>
          <table:table-cell table:style-name="ce121" table:formula="of:=TEXT([.A7];&quot;Ddd&quot;)" office:value-type="string" office:string-value="tor" calcext:value-type="string">
            <text:p>tor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7:.K7];&quot;L&quot;) + COUNTIF([.C7:.K7];&quot;52L&quot;)+COUNTIF([.C7:.K7];&quot;51L&quot;)+COUNTIF([.C7:.K7];&quot;1L&quot;)+COUNTIF([.C7:.K7];&quot;KVITL&quot;)+COUNTIF([.C7:.K7];&quot;UL&quot;)" office:value-type="float" office:value="0" calcext:value-type="float">
            <text:p>0</text:p>
          </table:table-cell>
          <table:table-cell table:style-name="ce122" table:formula="of:=COUNTIF([.C7:.K7];&quot;51&quot;) + COUNTIF([.C7:.K7];&quot;51L&quot;)" office:value-type="float" office:value="0" calcext:value-type="float">
            <text:p>0</text:p>
          </table:table-cell>
          <table:table-cell table:style-name="ce122" table:formula="of:=COUNTIF([.C7:.K7];&quot;52&quot;) + COUNTIF([.C7:.K7];&quot;52L&quot;)" office:value-type="float" office:value="0" calcext:value-type="float">
            <text:p>0</text:p>
          </table:table-cell>
          <table:table-cell table:style-name="ce122" table:formula="of:=COUNTIF([.C7:.K7];&quot;11-19&quot;) + COUNTIF([.C7:.K7];&quot;2&quot;)" office:value-type="float" office:value="0" calcext:value-type="float">
            <text:p>0</text:p>
          </table:table-cell>
          <table:table-cell table:style-name="ce122" table:formula="of:=COUNTIF([.C7:.K7];&quot;U&quot;)+COUNTIF([.C7:.K7];&quot;UL&quot;)" office:value-type="float" office:value="0" calcext:value-type="float">
            <text:p>0</text:p>
          </table:table-cell>
          <table:table-cell table:style-name="ce122" table:formula="of:=COUNTIF([.C7:.K7];&quot;KVIT&quot;)" office:value-type="float" office:value="0" calcext:value-type="float">
            <text:p>0</text:p>
          </table:table-cell>
          <table:table-cell table:style-name="ce123" table:formula="of:=COUNTBLANK([.C7:.K7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7" calcext:value-type="date">
            <text:p>7. XII. 05</text:p>
          </table:table-cell>
          <table:table-cell table:style-name="ce121" table:formula="of:=TEXT([.A8];&quot;Ddd&quot;)" office:value-type="string" office:string-value="sre" calcext:value-type="string">
            <text:p>sre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8:.K8];&quot;L&quot;) + COUNTIF([.C8:.K8];&quot;52L&quot;)+COUNTIF([.C8:.K8];&quot;51L&quot;)+COUNTIF([.C8:.K8];&quot;1L&quot;)+COUNTIF([.C8:.K8];&quot;KVITL&quot;)+COUNTIF([.C8:.K8];&quot;UL&quot;)" office:value-type="float" office:value="0" calcext:value-type="float">
            <text:p>0</text:p>
          </table:table-cell>
          <table:table-cell table:style-name="ce122" table:formula="of:=COUNTIF([.C8:.K8];&quot;51&quot;) + COUNTIF([.C8:.K8];&quot;51L&quot;)" office:value-type="float" office:value="0" calcext:value-type="float">
            <text:p>0</text:p>
          </table:table-cell>
          <table:table-cell table:style-name="ce122" table:formula="of:=COUNTIF([.C8:.K8];&quot;52&quot;) + COUNTIF([.C8:.K8];&quot;52L&quot;)" office:value-type="float" office:value="0" calcext:value-type="float">
            <text:p>0</text:p>
          </table:table-cell>
          <table:table-cell table:style-name="ce122" table:formula="of:=COUNTIF([.C8:.K8];&quot;11-19&quot;) + COUNTIF([.C8:.K8];&quot;2&quot;)" office:value-type="float" office:value="0" calcext:value-type="float">
            <text:p>0</text:p>
          </table:table-cell>
          <table:table-cell table:style-name="ce122" table:formula="of:=COUNTIF([.C8:.K8];&quot;U&quot;)+COUNTIF([.C8:.K8];&quot;UL&quot;)" office:value-type="float" office:value="0" calcext:value-type="float">
            <text:p>0</text:p>
          </table:table-cell>
          <table:table-cell table:style-name="ce122" table:formula="of:=COUNTIF([.C8:.K8];&quot;KVIT&quot;)" office:value-type="float" office:value="0" calcext:value-type="float">
            <text:p>0</text:p>
          </table:table-cell>
          <table:table-cell table:style-name="ce123" table:formula="of:=COUNTBLANK([.C8:.K8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8" calcext:value-type="date">
            <text:p>8. XII. 05</text:p>
          </table:table-cell>
          <table:table-cell table:style-name="ce121" table:formula="of:=TEXT([.A9];&quot;Ddd&quot;)" office:value-type="string" office:string-value="čet" calcext:value-type="string">
            <text:p>č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9:.K9];&quot;L&quot;) + COUNTIF([.C9:.K9];&quot;52L&quot;)+COUNTIF([.C9:.K9];&quot;51L&quot;)+COUNTIF([.C9:.K9];&quot;1L&quot;)+COUNTIF([.C9:.K9];&quot;KVITL&quot;)+COUNTIF([.C9:.K9];&quot;UL&quot;)" office:value-type="float" office:value="0" calcext:value-type="float">
            <text:p>0</text:p>
          </table:table-cell>
          <table:table-cell table:style-name="ce122" table:formula="of:=COUNTIF([.C9:.K9];&quot;51&quot;) + COUNTIF([.C9:.K9];&quot;51L&quot;)" office:value-type="float" office:value="0" calcext:value-type="float">
            <text:p>0</text:p>
          </table:table-cell>
          <table:table-cell table:style-name="ce122" table:formula="of:=COUNTIF([.C9:.K9];&quot;52&quot;) + COUNTIF([.C9:.K9];&quot;52L&quot;)" office:value-type="float" office:value="0" calcext:value-type="float">
            <text:p>0</text:p>
          </table:table-cell>
          <table:table-cell table:style-name="ce122" table:formula="of:=COUNTIF([.C9:.K9];&quot;11-19&quot;) + COUNTIF([.C9:.K9];&quot;2&quot;)" office:value-type="float" office:value="0" calcext:value-type="float">
            <text:p>0</text:p>
          </table:table-cell>
          <table:table-cell table:style-name="ce122" table:formula="of:=COUNTIF([.C9:.K9];&quot;U&quot;)+COUNTIF([.C9:.K9];&quot;UL&quot;)" office:value-type="float" office:value="0" calcext:value-type="float">
            <text:p>0</text:p>
          </table:table-cell>
          <table:table-cell table:style-name="ce122" table:formula="of:=COUNTIF([.C9:.K9];&quot;KVIT&quot;)" office:value-type="float" office:value="0" calcext:value-type="float">
            <text:p>0</text:p>
          </table:table-cell>
          <table:table-cell table:style-name="ce123" table:formula="of:=COUNTBLANK([.C9:.K9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09" calcext:value-type="date">
            <text:p>9. XII. 05</text:p>
          </table:table-cell>
          <table:table-cell table:style-name="ce121" table:formula="of:=TEXT([.A10];&quot;Ddd&quot;)" office:value-type="string" office:string-value="pet" calcext:value-type="string">
            <text:p>p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0" calcext:value-type="float">
            <text:p>0</text:p>
          </table:table-cell>
          <table:table-cell table:style-name="ce122" table:formula="of:=COUNTIF([.C10:.K10];&quot;51&quot;) + COUNTIF([.C10:.K10];&quot;51L&quot;)" office:value-type="float" office:value="0" calcext:value-type="float">
            <text:p>0</text:p>
          </table:table-cell>
          <table:table-cell table:style-name="ce122" table:formula="of:=COUNTIF([.C10:.K10];&quot;52&quot;) + COUNTIF([.C10:.K10];&quot;52L&quot;)" office:value-type="float" office:value="0" calcext:value-type="float">
            <text:p>0</text:p>
          </table:table-cell>
          <table:table-cell table:style-name="ce122" table:formula="of:=COUNTIF([.C10:.K10];&quot;11-19&quot;) + COUNTIF([.C10:.K10];&quot;2&quot;)" office:value-type="float" office:value="0" calcext:value-type="float">
            <text:p>0</text:p>
          </table:table-cell>
          <table:table-cell table:style-name="ce122" table:formula="of:=COUNTIF([.C10:.K10];&quot;U&quot;)+COUNTIF([.C10:.K10];&quot;UL&quot;)" office:value-type="float" office:value="0" calcext:value-type="float">
            <text:p>0</text:p>
          </table:table-cell>
          <table:table-cell table:style-name="ce122" table:formula="of:=COUNTIF([.C10:.K10];&quot;KVIT&quot;)" office:value-type="float" office:value="0" calcext:value-type="float">
            <text:p>0</text:p>
          </table:table-cell>
          <table:table-cell table:style-name="ce123" table:formula="of:=COUNTBLANK([.C10:.K10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10" calcext:value-type="date">
            <text:p>10. XII. 05</text:p>
          </table:table-cell>
          <table:table-cell table:style-name="ce120" table:formula="of:=TEXT([.A11];&quot;Ddd&quot;)" office:value-type="string" office:string-value="sob" calcext:value-type="string">
            <text:p>sob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0" calcext:value-type="float">
            <text:p>0</text:p>
          </table:table-cell>
          <table:table-cell table:style-name="ce122" table:formula="of:=COUNTIF([.C11:.K11];&quot;51&quot;) + COUNTIF([.C11:.K11];&quot;51L&quot;)" office:value-type="float" office:value="0" calcext:value-type="float">
            <text:p>0</text:p>
          </table:table-cell>
          <table:table-cell table:style-name="ce122" table:formula="of:=COUNTIF([.C11:.K11];&quot;52&quot;) + COUNTIF([.C11:.K11];&quot;52L&quot;)" office:value-type="float" office:value="0" calcext:value-type="float">
            <text:p>0</text:p>
          </table:table-cell>
          <table:table-cell table:style-name="ce122" table:formula="of:=COUNTIF([.C11:.K11];&quot;11-19&quot;) + COUNTIF([.C11:.K11];&quot;2&quot;)" office:value-type="float" office:value="0" calcext:value-type="float">
            <text:p>0</text:p>
          </table:table-cell>
          <table:table-cell table:style-name="ce122" table:formula="of:=COUNTIF([.C11:.K11];&quot;U&quot;)+COUNTIF([.C11:.K11];&quot;UL&quot;)" office:value-type="float" office:value="0" calcext:value-type="float">
            <text:p>0</text:p>
          </table:table-cell>
          <table:table-cell table:style-name="ce122" table:formula="of:=COUNTIF([.C11:.K11];&quot;KVIT&quot;)" office:value-type="float" office:value="0" calcext:value-type="float">
            <text:p>0</text:p>
          </table:table-cell>
          <table:table-cell table:style-name="ce123" table:formula="of:=COUNTBLANK([.C11:.K11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11" calcext:value-type="date">
            <text:p>11. XII. 05</text:p>
          </table:table-cell>
          <table:table-cell table:style-name="ce120" table:formula="of:=TEXT([.A12];&quot;Ddd&quot;)" office:value-type="string" office:string-value="ned" calcext:value-type="string">
            <text:p>ned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0" calcext:value-type="float">
            <text:p>0</text:p>
          </table:table-cell>
          <table:table-cell table:style-name="ce122" table:formula="of:=COUNTIF([.C12:.K12];&quot;51&quot;) + COUNTIF([.C12:.K12];&quot;51L&quot;)" office:value-type="float" office:value="0" calcext:value-type="float">
            <text:p>0</text:p>
          </table:table-cell>
          <table:table-cell table:style-name="ce122" table:formula="of:=COUNTIF([.C12:.K12];&quot;52&quot;) + COUNTIF([.C12:.K12];&quot;52L&quot;)" office:value-type="float" office:value="0" calcext:value-type="float">
            <text:p>0</text:p>
          </table:table-cell>
          <table:table-cell table:style-name="ce122" table:formula="of:=COUNTIF([.C12:.K12];&quot;11-19&quot;) + COUNTIF([.C12:.K12];&quot;2&quot;)" office:value-type="float" office:value="0" calcext:value-type="float">
            <text:p>0</text:p>
          </table:table-cell>
          <table:table-cell table:style-name="ce122" table:formula="of:=COUNTIF([.C12:.K12];&quot;U&quot;)+COUNTIF([.C12:.K12];&quot;UL&quot;)" office:value-type="float" office:value="0" calcext:value-type="float">
            <text:p>0</text:p>
          </table:table-cell>
          <table:table-cell table:style-name="ce122" table:formula="of:=COUNTIF([.C12:.K12];&quot;KVIT&quot;)" office:value-type="float" office:value="0" calcext:value-type="float">
            <text:p>0</text:p>
          </table:table-cell>
          <table:table-cell table:style-name="ce123" table:formula="of:=COUNTBLANK([.C12:.K1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12" calcext:value-type="date">
            <text:p>12. XII. 05</text:p>
          </table:table-cell>
          <table:table-cell table:style-name="ce121" table:formula="of:=TEXT([.A13];&quot;Ddd&quot;)" office:value-type="string" office:string-value="pon" calcext:value-type="string">
            <text:p>pon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0" calcext:value-type="float">
            <text:p>0</text:p>
          </table:table-cell>
          <table:table-cell table:style-name="ce122" table:formula="of:=COUNTIF([.C13:.K13];&quot;51&quot;) + COUNTIF([.C13:.K13];&quot;51L&quot;)" office:value-type="float" office:value="0" calcext:value-type="float">
            <text:p>0</text:p>
          </table:table-cell>
          <table:table-cell table:style-name="ce122" table:formula="of:=COUNTIF([.C13:.K13];&quot;52&quot;) + COUNTIF([.C13:.K13];&quot;52L&quot;)" office:value-type="float" office:value="0" calcext:value-type="float">
            <text:p>0</text:p>
          </table:table-cell>
          <table:table-cell table:style-name="ce122" table:formula="of:=COUNTIF([.C13:.K13];&quot;11-19&quot;) + COUNTIF([.C13:.K13];&quot;2&quot;)" office:value-type="float" office:value="0" calcext:value-type="float">
            <text:p>0</text:p>
          </table:table-cell>
          <table:table-cell table:style-name="ce122" table:formula="of:=COUNTIF([.C13:.K13];&quot;U&quot;)+COUNTIF([.C13:.K13];&quot;UL&quot;)" office:value-type="float" office:value="0" calcext:value-type="float">
            <text:p>0</text:p>
          </table:table-cell>
          <table:table-cell table:style-name="ce122" table:formula="of:=COUNTIF([.C13:.K13];&quot;KVIT&quot;)" office:value-type="float" office:value="0" calcext:value-type="float">
            <text:p>0</text:p>
          </table:table-cell>
          <table:table-cell table:style-name="ce123" table:formula="of:=COUNTBLANK([.C13:.K13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13" calcext:value-type="date">
            <text:p>13. XII. 05</text:p>
          </table:table-cell>
          <table:table-cell table:style-name="ce121" table:formula="of:=TEXT([.A14];&quot;Ddd&quot;)" office:value-type="string" office:string-value="tor" calcext:value-type="string">
            <text:p>tor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0" calcext:value-type="float">
            <text:p>0</text:p>
          </table:table-cell>
          <table:table-cell table:style-name="ce122" table:formula="of:=COUNTIF([.C14:.K14];&quot;51&quot;) + COUNTIF([.C14:.K14];&quot;51L&quot;)" office:value-type="float" office:value="0" calcext:value-type="float">
            <text:p>0</text:p>
          </table:table-cell>
          <table:table-cell table:style-name="ce122" table:formula="of:=COUNTIF([.C14:.K14];&quot;52&quot;) + COUNTIF([.C14:.K14];&quot;52L&quot;)" office:value-type="float" office:value="0" calcext:value-type="float">
            <text:p>0</text:p>
          </table:table-cell>
          <table:table-cell table:style-name="ce122" table:formula="of:=COUNTIF([.C14:.K14];&quot;11-19&quot;) + COUNTIF([.C14:.K14];&quot;2&quot;)" office:value-type="float" office:value="0" calcext:value-type="float">
            <text:p>0</text:p>
          </table:table-cell>
          <table:table-cell table:style-name="ce122" table:formula="of:=COUNTIF([.C14:.K14];&quot;U&quot;)+COUNTIF([.C14:.K14];&quot;UL&quot;)" office:value-type="float" office:value="0" calcext:value-type="float">
            <text:p>0</text:p>
          </table:table-cell>
          <table:table-cell table:style-name="ce122" table:formula="of:=COUNTIF([.C14:.K14];&quot;KVIT&quot;)" office:value-type="float" office:value="0" calcext:value-type="float">
            <text:p>0</text:p>
          </table:table-cell>
          <table:table-cell table:style-name="ce123" table:formula="of:=COUNTBLANK([.C14:.K14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14" calcext:value-type="date">
            <text:p>14. XII. 05</text:p>
          </table:table-cell>
          <table:table-cell table:style-name="ce121" table:formula="of:=TEXT([.A15];&quot;Ddd&quot;)" office:value-type="string" office:string-value="sre" calcext:value-type="string">
            <text:p>sre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0" calcext:value-type="float">
            <text:p>0</text:p>
          </table:table-cell>
          <table:table-cell table:style-name="ce122" table:formula="of:=COUNTIF([.C15:.K15];&quot;51&quot;) + COUNTIF([.C15:.K15];&quot;51L&quot;)" office:value-type="float" office:value="0" calcext:value-type="float">
            <text:p>0</text:p>
          </table:table-cell>
          <table:table-cell table:style-name="ce122" table:formula="of:=COUNTIF([.C15:.K15];&quot;52&quot;) + COUNTIF([.C15:.K15];&quot;52L&quot;)" office:value-type="float" office:value="0" calcext:value-type="float">
            <text:p>0</text:p>
          </table:table-cell>
          <table:table-cell table:style-name="ce122" table:formula="of:=COUNTIF([.C15:.K15];&quot;11-19&quot;) + COUNTIF([.C15:.K15];&quot;2&quot;)" office:value-type="float" office:value="0" calcext:value-type="float">
            <text:p>0</text:p>
          </table:table-cell>
          <table:table-cell table:style-name="ce122" table:formula="of:=COUNTIF([.C15:.K15];&quot;U&quot;)+COUNTIF([.C15:.K15];&quot;UL&quot;)" office:value-type="float" office:value="0" calcext:value-type="float">
            <text:p>0</text:p>
          </table:table-cell>
          <table:table-cell table:style-name="ce122" table:formula="of:=COUNTIF([.C15:.K15];&quot;KVIT&quot;)" office:value-type="float" office:value="0" calcext:value-type="float">
            <text:p>0</text:p>
          </table:table-cell>
          <table:table-cell table:style-name="ce123" table:formula="of:=COUNTBLANK([.C15:.K15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15" calcext:value-type="date">
            <text:p>15. XII. 05</text:p>
          </table:table-cell>
          <table:table-cell table:style-name="ce121" table:formula="of:=TEXT([.A16];&quot;Ddd&quot;)" office:value-type="string" office:string-value="čet" calcext:value-type="string">
            <text:p>č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0" calcext:value-type="float">
            <text:p>0</text:p>
          </table:table-cell>
          <table:table-cell table:style-name="ce122" table:formula="of:=COUNTIF([.C16:.K16];&quot;51&quot;) + COUNTIF([.C16:.K16];&quot;51L&quot;)" office:value-type="float" office:value="0" calcext:value-type="float">
            <text:p>0</text:p>
          </table:table-cell>
          <table:table-cell table:style-name="ce122" table:formula="of:=COUNTIF([.C16:.K16];&quot;52&quot;) + COUNTIF([.C16:.K16];&quot;52L&quot;)" office:value-type="float" office:value="0" calcext:value-type="float">
            <text:p>0</text:p>
          </table:table-cell>
          <table:table-cell table:style-name="ce122" table:formula="of:=COUNTIF([.C16:.K16];&quot;11-19&quot;) + COUNTIF([.C16:.K16];&quot;2&quot;)" office:value-type="float" office:value="0" calcext:value-type="float">
            <text:p>0</text:p>
          </table:table-cell>
          <table:table-cell table:style-name="ce122" table:formula="of:=COUNTIF([.C16:.K16];&quot;U&quot;)+COUNTIF([.C16:.K16];&quot;UL&quot;)" office:value-type="float" office:value="0" calcext:value-type="float">
            <text:p>0</text:p>
          </table:table-cell>
          <table:table-cell table:style-name="ce122" table:formula="of:=COUNTIF([.C16:.K16];&quot;KVIT&quot;)" office:value-type="float" office:value="0" calcext:value-type="float">
            <text:p>0</text:p>
          </table:table-cell>
          <table:table-cell table:style-name="ce123" table:formula="of:=COUNTBLANK([.C16:.K16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16" calcext:value-type="date">
            <text:p>16. XII. 05</text:p>
          </table:table-cell>
          <table:table-cell table:style-name="ce121" table:formula="of:=TEXT([.A17];&quot;Ddd&quot;)" office:value-type="string" office:string-value="pet" calcext:value-type="string">
            <text:p>p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0" calcext:value-type="float">
            <text:p>0</text:p>
          </table:table-cell>
          <table:table-cell table:style-name="ce122" table:formula="of:=COUNTIF([.C17:.K17];&quot;51&quot;) + COUNTIF([.C17:.K17];&quot;51L&quot;)" office:value-type="float" office:value="0" calcext:value-type="float">
            <text:p>0</text:p>
          </table:table-cell>
          <table:table-cell table:style-name="ce122" table:formula="of:=COUNTIF([.C17:.K17];&quot;52&quot;) + COUNTIF([.C17:.K17];&quot;52L&quot;)" office:value-type="float" office:value="0" calcext:value-type="float">
            <text:p>0</text:p>
          </table:table-cell>
          <table:table-cell table:style-name="ce122" table:formula="of:=COUNTIF([.C17:.K17];&quot;11-19&quot;) + COUNTIF([.C17:.K17];&quot;2&quot;)" office:value-type="float" office:value="0" calcext:value-type="float">
            <text:p>0</text:p>
          </table:table-cell>
          <table:table-cell table:style-name="ce122" table:formula="of:=COUNTIF([.C17:.K17];&quot;U&quot;)+COUNTIF([.C17:.K17];&quot;UL&quot;)" office:value-type="float" office:value="0" calcext:value-type="float">
            <text:p>0</text:p>
          </table:table-cell>
          <table:table-cell table:style-name="ce122" table:formula="of:=COUNTIF([.C17:.K17];&quot;KVIT&quot;)" office:value-type="float" office:value="0" calcext:value-type="float">
            <text:p>0</text:p>
          </table:table-cell>
          <table:table-cell table:style-name="ce123" table:formula="of:=COUNTBLANK([.C17:.K17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17" calcext:value-type="date">
            <text:p>17. XII. 05</text:p>
          </table:table-cell>
          <table:table-cell table:style-name="ce120" table:formula="of:=TEXT([.A18];&quot;Ddd&quot;)" office:value-type="string" office:string-value="sob" calcext:value-type="string">
            <text:p>sob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0" calcext:value-type="float">
            <text:p>0</text:p>
          </table:table-cell>
          <table:table-cell table:style-name="ce122" table:formula="of:=COUNTIF([.C18:.K18];&quot;51&quot;) + COUNTIF([.C18:.K18];&quot;51L&quot;)" office:value-type="float" office:value="0" calcext:value-type="float">
            <text:p>0</text:p>
          </table:table-cell>
          <table:table-cell table:style-name="ce122" table:formula="of:=COUNTIF([.C18:.K18];&quot;52&quot;) + COUNTIF([.C18:.K18];&quot;52L&quot;)" office:value-type="float" office:value="0" calcext:value-type="float">
            <text:p>0</text:p>
          </table:table-cell>
          <table:table-cell table:style-name="ce122" table:formula="of:=COUNTIF([.C18:.K18];&quot;11-19&quot;) + COUNTIF([.C18:.K18];&quot;2&quot;)" office:value-type="float" office:value="0" calcext:value-type="float">
            <text:p>0</text:p>
          </table:table-cell>
          <table:table-cell table:style-name="ce122" table:formula="of:=COUNTIF([.C18:.K18];&quot;U&quot;)+COUNTIF([.C18:.K18];&quot;UL&quot;)" office:value-type="float" office:value="0" calcext:value-type="float">
            <text:p>0</text:p>
          </table:table-cell>
          <table:table-cell table:style-name="ce122" table:formula="of:=COUNTIF([.C18:.K18];&quot;KVIT&quot;)" office:value-type="float" office:value="0" calcext:value-type="float">
            <text:p>0</text:p>
          </table:table-cell>
          <table:table-cell table:style-name="ce123" table:formula="of:=COUNTBLANK([.C18:.K18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18" calcext:value-type="date">
            <text:p>18. XII. 05</text:p>
          </table:table-cell>
          <table:table-cell table:style-name="ce120" table:formula="of:=TEXT([.A19];&quot;Ddd&quot;)" office:value-type="string" office:string-value="ned" calcext:value-type="string">
            <text:p>ned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0" calcext:value-type="float">
            <text:p>0</text:p>
          </table:table-cell>
          <table:table-cell table:style-name="ce122" table:formula="of:=COUNTIF([.C19:.K19];&quot;51&quot;) + COUNTIF([.C19:.K19];&quot;51L&quot;)" office:value-type="float" office:value="0" calcext:value-type="float">
            <text:p>0</text:p>
          </table:table-cell>
          <table:table-cell table:style-name="ce122" table:formula="of:=COUNTIF([.C19:.K19];&quot;52&quot;) + COUNTIF([.C19:.K19];&quot;52L&quot;)" office:value-type="float" office:value="0" calcext:value-type="float">
            <text:p>0</text:p>
          </table:table-cell>
          <table:table-cell table:style-name="ce122" table:formula="of:=COUNTIF([.C19:.K19];&quot;11-19&quot;) + COUNTIF([.C19:.K19];&quot;2&quot;)" office:value-type="float" office:value="0" calcext:value-type="float">
            <text:p>0</text:p>
          </table:table-cell>
          <table:table-cell table:style-name="ce122" table:formula="of:=COUNTIF([.C19:.K19];&quot;U&quot;)+COUNTIF([.C19:.K19];&quot;UL&quot;)" office:value-type="float" office:value="0" calcext:value-type="float">
            <text:p>0</text:p>
          </table:table-cell>
          <table:table-cell table:style-name="ce122" table:formula="of:=COUNTIF([.C19:.K19];&quot;KVIT&quot;)" office:value-type="float" office:value="0" calcext:value-type="float">
            <text:p>0</text:p>
          </table:table-cell>
          <table:table-cell table:style-name="ce123" table:formula="of:=COUNTBLANK([.C19:.K19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19" calcext:value-type="date">
            <text:p>19. XII. 05</text:p>
          </table:table-cell>
          <table:table-cell table:style-name="ce121" table:formula="of:=TEXT([.A20];&quot;Ddd&quot;)" office:value-type="string" office:string-value="pon" calcext:value-type="string">
            <text:p>pon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0" calcext:value-type="float">
            <text:p>0</text:p>
          </table:table-cell>
          <table:table-cell table:style-name="ce122" table:formula="of:=COUNTIF([.C20:.K20];&quot;51&quot;) + COUNTIF([.C20:.K20];&quot;51L&quot;)" office:value-type="float" office:value="0" calcext:value-type="float">
            <text:p>0</text:p>
          </table:table-cell>
          <table:table-cell table:style-name="ce122" table:formula="of:=COUNTIF([.C20:.K20];&quot;52&quot;) + COUNTIF([.C20:.K20];&quot;52L&quot;)" office:value-type="float" office:value="0" calcext:value-type="float">
            <text:p>0</text:p>
          </table:table-cell>
          <table:table-cell table:style-name="ce122" table:formula="of:=COUNTIF([.C20:.K20];&quot;11-19&quot;) + COUNTIF([.C20:.K20];&quot;2&quot;)" office:value-type="float" office:value="0" calcext:value-type="float">
            <text:p>0</text:p>
          </table:table-cell>
          <table:table-cell table:style-name="ce122" table:formula="of:=COUNTIF([.C20:.K20];&quot;U&quot;)+COUNTIF([.C20:.K20];&quot;UL&quot;)" office:value-type="float" office:value="0" calcext:value-type="float">
            <text:p>0</text:p>
          </table:table-cell>
          <table:table-cell table:style-name="ce122" table:formula="of:=COUNTIF([.C20:.K20];&quot;KVIT&quot;)" office:value-type="float" office:value="0" calcext:value-type="float">
            <text:p>0</text:p>
          </table:table-cell>
          <table:table-cell table:style-name="ce123" table:formula="of:=COUNTBLANK([.C20:.K20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0" calcext:value-type="date">
            <text:p>20. XII. 05</text:p>
          </table:table-cell>
          <table:table-cell table:style-name="ce121" table:formula="of:=TEXT([.A21];&quot;Ddd&quot;)" office:value-type="string" office:string-value="tor" calcext:value-type="string">
            <text:p>tor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0" calcext:value-type="float">
            <text:p>0</text:p>
          </table:table-cell>
          <table:table-cell table:style-name="ce122" table:formula="of:=COUNTIF([.C21:.K21];&quot;51&quot;) + COUNTIF([.C21:.K21];&quot;51L&quot;)" office:value-type="float" office:value="0" calcext:value-type="float">
            <text:p>0</text:p>
          </table:table-cell>
          <table:table-cell table:style-name="ce122" table:formula="of:=COUNTIF([.C21:.K21];&quot;52&quot;) + COUNTIF([.C21:.K21];&quot;52L&quot;)" office:value-type="float" office:value="0" calcext:value-type="float">
            <text:p>0</text:p>
          </table:table-cell>
          <table:table-cell table:style-name="ce122" table:formula="of:=COUNTIF([.C21:.K21];&quot;11-19&quot;) + COUNTIF([.C21:.K21];&quot;2&quot;)" office:value-type="float" office:value="0" calcext:value-type="float">
            <text:p>0</text:p>
          </table:table-cell>
          <table:table-cell table:style-name="ce122" table:formula="of:=COUNTIF([.C21:.K21];&quot;U&quot;)+COUNTIF([.C21:.K21];&quot;UL&quot;)" office:value-type="float" office:value="0" calcext:value-type="float">
            <text:p>0</text:p>
          </table:table-cell>
          <table:table-cell table:style-name="ce122" table:formula="of:=COUNTIF([.C21:.K21];&quot;KVIT&quot;)" office:value-type="float" office:value="0" calcext:value-type="float">
            <text:p>0</text:p>
          </table:table-cell>
          <table:table-cell table:style-name="ce123" table:formula="of:=COUNTBLANK([.C21:.K21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1" calcext:value-type="date">
            <text:p>21. XII. 05</text:p>
          </table:table-cell>
          <table:table-cell table:style-name="ce121" table:formula="of:=TEXT([.A22];&quot;Ddd&quot;)" office:value-type="string" office:string-value="sre" calcext:value-type="string">
            <text:p>sre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0" calcext:value-type="float">
            <text:p>0</text:p>
          </table:table-cell>
          <table:table-cell table:style-name="ce122" table:formula="of:=COUNTIF([.C22:.K22];&quot;51&quot;) + COUNTIF([.C22:.K22];&quot;51L&quot;)" office:value-type="float" office:value="0" calcext:value-type="float">
            <text:p>0</text:p>
          </table:table-cell>
          <table:table-cell table:style-name="ce122" table:formula="of:=COUNTIF([.C22:.K22];&quot;52&quot;) + COUNTIF([.C22:.K22];&quot;52L&quot;)" office:value-type="float" office:value="0" calcext:value-type="float">
            <text:p>0</text:p>
          </table:table-cell>
          <table:table-cell table:style-name="ce122" table:formula="of:=COUNTIF([.C22:.K22];&quot;11-19&quot;) + COUNTIF([.C22:.K22];&quot;2&quot;)" office:value-type="float" office:value="0" calcext:value-type="float">
            <text:p>0</text:p>
          </table:table-cell>
          <table:table-cell table:style-name="ce122" table:formula="of:=COUNTIF([.C22:.K22];&quot;U&quot;)+COUNTIF([.C22:.K22];&quot;UL&quot;)" office:value-type="float" office:value="0" calcext:value-type="float">
            <text:p>0</text:p>
          </table:table-cell>
          <table:table-cell table:style-name="ce122" table:formula="of:=COUNTIF([.C22:.K22];&quot;KVIT&quot;)" office:value-type="float" office:value="0" calcext:value-type="float">
            <text:p>0</text:p>
          </table:table-cell>
          <table:table-cell table:style-name="ce123" table:formula="of:=COUNTBLANK([.C22:.K2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2" calcext:value-type="date">
            <text:p>22. XII. 05</text:p>
          </table:table-cell>
          <table:table-cell table:style-name="ce121" table:formula="of:=TEXT([.A23];&quot;Ddd&quot;)" office:value-type="string" office:string-value="čet" calcext:value-type="string">
            <text:p>č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0" calcext:value-type="float">
            <text:p>0</text:p>
          </table:table-cell>
          <table:table-cell table:style-name="ce122" table:formula="of:=COUNTIF([.C23:.K23];&quot;51&quot;) + COUNTIF([.C23:.K23];&quot;51L&quot;)" office:value-type="float" office:value="0" calcext:value-type="float">
            <text:p>0</text:p>
          </table:table-cell>
          <table:table-cell table:style-name="ce122" table:formula="of:=COUNTIF([.C23:.K23];&quot;52&quot;) + COUNTIF([.C23:.K23];&quot;52L&quot;)" office:value-type="float" office:value="0" calcext:value-type="float">
            <text:p>0</text:p>
          </table:table-cell>
          <table:table-cell table:style-name="ce122" table:formula="of:=COUNTIF([.C23:.K23];&quot;11-19&quot;) + COUNTIF([.C23:.K23];&quot;2&quot;)" office:value-type="float" office:value="0" calcext:value-type="float">
            <text:p>0</text:p>
          </table:table-cell>
          <table:table-cell table:style-name="ce122" table:formula="of:=COUNTIF([.C23:.K23];&quot;U&quot;)+COUNTIF([.C23:.K23];&quot;UL&quot;)" office:value-type="float" office:value="0" calcext:value-type="float">
            <text:p>0</text:p>
          </table:table-cell>
          <table:table-cell table:style-name="ce122" table:formula="of:=COUNTIF([.C23:.K23];&quot;KVIT&quot;)" office:value-type="float" office:value="0" calcext:value-type="float">
            <text:p>0</text:p>
          </table:table-cell>
          <table:table-cell table:style-name="ce123" table:formula="of:=COUNTBLANK([.C23:.K23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3" calcext:value-type="date">
            <text:p>23. XII. 05</text:p>
          </table:table-cell>
          <table:table-cell table:style-name="ce121" table:formula="of:=TEXT([.A24];&quot;Ddd&quot;)" office:value-type="string" office:string-value="pet" calcext:value-type="string">
            <text:p>p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0" calcext:value-type="float">
            <text:p>0</text:p>
          </table:table-cell>
          <table:table-cell table:style-name="ce122" table:formula="of:=COUNTIF([.C24:.K24];&quot;51&quot;) + COUNTIF([.C24:.K24];&quot;51L&quot;)" office:value-type="float" office:value="0" calcext:value-type="float">
            <text:p>0</text:p>
          </table:table-cell>
          <table:table-cell table:style-name="ce122" table:formula="of:=COUNTIF([.C24:.K24];&quot;52&quot;) + COUNTIF([.C24:.K24];&quot;52L&quot;)" office:value-type="float" office:value="0" calcext:value-type="float">
            <text:p>0</text:p>
          </table:table-cell>
          <table:table-cell table:style-name="ce122" table:formula="of:=COUNTIF([.C24:.K24];&quot;11-19&quot;) + COUNTIF([.C24:.K24];&quot;2&quot;)" office:value-type="float" office:value="0" calcext:value-type="float">
            <text:p>0</text:p>
          </table:table-cell>
          <table:table-cell table:style-name="ce122" table:formula="of:=COUNTIF([.C24:.K24];&quot;U&quot;)+COUNTIF([.C24:.K24];&quot;UL&quot;)" office:value-type="float" office:value="0" calcext:value-type="float">
            <text:p>0</text:p>
          </table:table-cell>
          <table:table-cell table:style-name="ce122" table:formula="of:=COUNTIF([.C24:.K24];&quot;KVIT&quot;)" office:value-type="float" office:value="0" calcext:value-type="float">
            <text:p>0</text:p>
          </table:table-cell>
          <table:table-cell table:style-name="ce123" table:formula="of:=COUNTBLANK([.C24:.K24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24" calcext:value-type="date">
            <text:p>24. XII. 05</text:p>
          </table:table-cell>
          <table:table-cell table:style-name="ce120" table:formula="of:=TEXT([.A25];&quot;Ddd&quot;)" office:value-type="string" office:string-value="sob" calcext:value-type="string">
            <text:p>sob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0" calcext:value-type="float">
            <text:p>0</text:p>
          </table:table-cell>
          <table:table-cell table:style-name="ce122" table:formula="of:=COUNTIF([.C25:.K25];&quot;51&quot;) + COUNTIF([.C25:.K25];&quot;51L&quot;)" office:value-type="float" office:value="0" calcext:value-type="float">
            <text:p>0</text:p>
          </table:table-cell>
          <table:table-cell table:style-name="ce122" table:formula="of:=COUNTIF([.C25:.K25];&quot;52&quot;) + COUNTIF([.C25:.K25];&quot;52L&quot;)" office:value-type="float" office:value="0" calcext:value-type="float">
            <text:p>0</text:p>
          </table:table-cell>
          <table:table-cell table:style-name="ce122" table:formula="of:=COUNTIF([.C25:.K25];&quot;11-19&quot;) + COUNTIF([.C25:.K25];&quot;2&quot;)" office:value-type="float" office:value="0" calcext:value-type="float">
            <text:p>0</text:p>
          </table:table-cell>
          <table:table-cell table:style-name="ce122" table:formula="of:=COUNTIF([.C25:.K25];&quot;U&quot;)+COUNTIF([.C25:.K25];&quot;UL&quot;)" office:value-type="float" office:value="0" calcext:value-type="float">
            <text:p>0</text:p>
          </table:table-cell>
          <table:table-cell table:style-name="ce122" table:formula="of:=COUNTIF([.C25:.K25];&quot;KVIT&quot;)" office:value-type="float" office:value="0" calcext:value-type="float">
            <text:p>0</text:p>
          </table:table-cell>
          <table:table-cell table:style-name="ce123" table:formula="of:=COUNTBLANK([.C25:.K25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25" calcext:value-type="date">
            <text:p>25. XII. 05</text:p>
          </table:table-cell>
          <table:table-cell table:style-name="ce120" table:formula="of:=TEXT([.A26];&quot;Ddd&quot;)" office:value-type="string" office:string-value="ned" calcext:value-type="string">
            <text:p>ned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0" calcext:value-type="float">
            <text:p>0</text:p>
          </table:table-cell>
          <table:table-cell table:style-name="ce122" table:formula="of:=COUNTIF([.C26:.K26];&quot;51&quot;) + COUNTIF([.C26:.K26];&quot;51L&quot;)" office:value-type="float" office:value="0" calcext:value-type="float">
            <text:p>0</text:p>
          </table:table-cell>
          <table:table-cell table:style-name="ce122" table:formula="of:=COUNTIF([.C26:.K26];&quot;52&quot;) + COUNTIF([.C26:.K26];&quot;52L&quot;)" office:value-type="float" office:value="0" calcext:value-type="float">
            <text:p>0</text:p>
          </table:table-cell>
          <table:table-cell table:style-name="ce122" table:formula="of:=COUNTIF([.C26:.K26];&quot;11-19&quot;) + COUNTIF([.C26:.K26];&quot;2&quot;)" office:value-type="float" office:value="0" calcext:value-type="float">
            <text:p>0</text:p>
          </table:table-cell>
          <table:table-cell table:style-name="ce122" table:formula="of:=COUNTIF([.C26:.K26];&quot;U&quot;)+COUNTIF([.C26:.K26];&quot;UL&quot;)" office:value-type="float" office:value="0" calcext:value-type="float">
            <text:p>0</text:p>
          </table:table-cell>
          <table:table-cell table:style-name="ce122" table:formula="of:=COUNTIF([.C26:.K26];&quot;KVIT&quot;)" office:value-type="float" office:value="0" calcext:value-type="float">
            <text:p>0</text:p>
          </table:table-cell>
          <table:table-cell table:style-name="ce123" table:formula="of:=COUNTBLANK([.C26:.K26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6" calcext:value-type="date">
            <text:p>26. XII. 05</text:p>
          </table:table-cell>
          <table:table-cell table:style-name="ce121" table:formula="of:=TEXT([.A27];&quot;Ddd&quot;)" office:value-type="string" office:string-value="pon" calcext:value-type="string">
            <text:p>pon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0" calcext:value-type="float">
            <text:p>0</text:p>
          </table:table-cell>
          <table:table-cell table:style-name="ce122" table:formula="of:=COUNTIF([.C27:.K27];&quot;51&quot;) + COUNTIF([.C27:.K27];&quot;51L&quot;)" office:value-type="float" office:value="0" calcext:value-type="float">
            <text:p>0</text:p>
          </table:table-cell>
          <table:table-cell table:style-name="ce122" table:formula="of:=COUNTIF([.C27:.K27];&quot;52&quot;) + COUNTIF([.C27:.K27];&quot;52L&quot;)" office:value-type="float" office:value="0" calcext:value-type="float">
            <text:p>0</text:p>
          </table:table-cell>
          <table:table-cell table:style-name="ce122" table:formula="of:=COUNTIF([.C27:.K27];&quot;11-19&quot;) + COUNTIF([.C27:.K27];&quot;2&quot;)" office:value-type="float" office:value="0" calcext:value-type="float">
            <text:p>0</text:p>
          </table:table-cell>
          <table:table-cell table:style-name="ce122" table:formula="of:=COUNTIF([.C27:.K27];&quot;U&quot;)+COUNTIF([.C27:.K27];&quot;UL&quot;)" office:value-type="float" office:value="0" calcext:value-type="float">
            <text:p>0</text:p>
          </table:table-cell>
          <table:table-cell table:style-name="ce122" table:formula="of:=COUNTIF([.C27:.K27];&quot;KVIT&quot;)" office:value-type="float" office:value="0" calcext:value-type="float">
            <text:p>0</text:p>
          </table:table-cell>
          <table:table-cell table:style-name="ce123" table:formula="of:=COUNTBLANK([.C27:.K27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7" calcext:value-type="date">
            <text:p>27. XII. 05</text:p>
          </table:table-cell>
          <table:table-cell table:style-name="ce121" table:formula="of:=TEXT([.A28];&quot;Ddd&quot;)" office:value-type="string" office:string-value="tor" calcext:value-type="string">
            <text:p>tor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0" calcext:value-type="float">
            <text:p>0</text:p>
          </table:table-cell>
          <table:table-cell table:style-name="ce122" table:formula="of:=COUNTIF([.C28:.K28];&quot;51&quot;) + COUNTIF([.C28:.K28];&quot;51L&quot;)" office:value-type="float" office:value="0" calcext:value-type="float">
            <text:p>0</text:p>
          </table:table-cell>
          <table:table-cell table:style-name="ce122" table:formula="of:=COUNTIF([.C28:.K28];&quot;52&quot;) + COUNTIF([.C28:.K28];&quot;52L&quot;)" office:value-type="float" office:value="0" calcext:value-type="float">
            <text:p>0</text:p>
          </table:table-cell>
          <table:table-cell table:style-name="ce122" table:formula="of:=COUNTIF([.C28:.K28];&quot;11-19&quot;) + COUNTIF([.C28:.K28];&quot;2&quot;)" office:value-type="float" office:value="0" calcext:value-type="float">
            <text:p>0</text:p>
          </table:table-cell>
          <table:table-cell table:style-name="ce122" table:formula="of:=COUNTIF([.C28:.K28];&quot;U&quot;)+COUNTIF([.C28:.K28];&quot;UL&quot;)" office:value-type="float" office:value="0" calcext:value-type="float">
            <text:p>0</text:p>
          </table:table-cell>
          <table:table-cell table:style-name="ce122" table:formula="of:=COUNTIF([.C28:.K28];&quot;KVIT&quot;)" office:value-type="float" office:value="0" calcext:value-type="float">
            <text:p>0</text:p>
          </table:table-cell>
          <table:table-cell table:style-name="ce123" table:formula="of:=COUNTBLANK([.C28:.K28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8" calcext:value-type="date">
            <text:p>28. XII. 05</text:p>
          </table:table-cell>
          <table:table-cell table:style-name="ce121" table:formula="of:=TEXT([.A29];&quot;Ddd&quot;)" office:value-type="string" office:string-value="sre" calcext:value-type="string">
            <text:p>sre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0" calcext:value-type="float">
            <text:p>0</text:p>
          </table:table-cell>
          <table:table-cell table:style-name="ce122" table:formula="of:=COUNTIF([.C29:.K29];&quot;51&quot;) + COUNTIF([.C29:.K29];&quot;51L&quot;)" office:value-type="float" office:value="0" calcext:value-type="float">
            <text:p>0</text:p>
          </table:table-cell>
          <table:table-cell table:style-name="ce122" table:formula="of:=COUNTIF([.C29:.K29];&quot;52&quot;) + COUNTIF([.C29:.K29];&quot;52L&quot;)" office:value-type="float" office:value="0" calcext:value-type="float">
            <text:p>0</text:p>
          </table:table-cell>
          <table:table-cell table:style-name="ce122" table:formula="of:=COUNTIF([.C29:.K29];&quot;11-19&quot;) + COUNTIF([.C29:.K29];&quot;2&quot;)" office:value-type="float" office:value="0" calcext:value-type="float">
            <text:p>0</text:p>
          </table:table-cell>
          <table:table-cell table:style-name="ce122" table:formula="of:=COUNTIF([.C29:.K29];&quot;U&quot;)+COUNTIF([.C29:.K29];&quot;UL&quot;)" office:value-type="float" office:value="0" calcext:value-type="float">
            <text:p>0</text:p>
          </table:table-cell>
          <table:table-cell table:style-name="ce122" table:formula="of:=COUNTIF([.C29:.K29];&quot;KVIT&quot;)" office:value-type="float" office:value="0" calcext:value-type="float">
            <text:p>0</text:p>
          </table:table-cell>
          <table:table-cell table:style-name="ce123" table:formula="of:=COUNTBLANK([.C29:.K29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29" calcext:value-type="date">
            <text:p>29. XII. 05</text:p>
          </table:table-cell>
          <table:table-cell table:style-name="ce121" table:formula="of:=TEXT([.A30];&quot;Ddd&quot;)" office:value-type="string" office:string-value="čet" calcext:value-type="string">
            <text:p>č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0" calcext:value-type="float">
            <text:p>0</text:p>
          </table:table-cell>
          <table:table-cell table:style-name="ce122" table:formula="of:=COUNTIF([.C30:.K30];&quot;51&quot;) + COUNTIF([.C30:.K30];&quot;51L&quot;)" office:value-type="float" office:value="0" calcext:value-type="float">
            <text:p>0</text:p>
          </table:table-cell>
          <table:table-cell table:style-name="ce122" table:formula="of:=COUNTIF([.C30:.K30];&quot;52&quot;) + COUNTIF([.C30:.K30];&quot;52L&quot;)" office:value-type="float" office:value="0" calcext:value-type="float">
            <text:p>0</text:p>
          </table:table-cell>
          <table:table-cell table:style-name="ce122" table:formula="of:=COUNTIF([.C30:.K30];&quot;11-19&quot;) + COUNTIF([.C30:.K30];&quot;2&quot;)" office:value-type="float" office:value="0" calcext:value-type="float">
            <text:p>0</text:p>
          </table:table-cell>
          <table:table-cell table:style-name="ce122" table:formula="of:=COUNTIF([.C30:.K30];&quot;U&quot;)+COUNTIF([.C30:.K30];&quot;UL&quot;)" office:value-type="float" office:value="0" calcext:value-type="float">
            <text:p>0</text:p>
          </table:table-cell>
          <table:table-cell table:style-name="ce122" table:formula="of:=COUNTIF([.C30:.K30];&quot;KVIT&quot;)" office:value-type="float" office:value="0" calcext:value-type="float">
            <text:p>0</text:p>
          </table:table-cell>
          <table:table-cell table:style-name="ce123" table:formula="of:=COUNTBLANK([.C30:.K30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5-12-30" calcext:value-type="date">
            <text:p>30. XII. 05</text:p>
          </table:table-cell>
          <table:table-cell table:style-name="ce121" table:formula="of:=TEXT([.A31];&quot;Ddd&quot;)" office:value-type="string" office:string-value="pet" calcext:value-type="string">
            <text:p>pet</text:p>
          </table:table-cell>
          <table:table-cell table:style-name="ce45" table:number-columns-repeated="7"/>
          <table:table-cell table:style-name="ce22" table:number-columns-repeated="2"/>
          <table:table-cell table:style-name="ce25"/>
          <table:table-cell table:style-name="ce122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0" calcext:value-type="float">
            <text:p>0</text:p>
          </table:table-cell>
          <table:table-cell table:style-name="ce122" table:formula="of:=COUNTIF([.C31:.K31];&quot;51&quot;) + COUNTIF([.C31:.K31];&quot;51L&quot;)" office:value-type="float" office:value="0" calcext:value-type="float">
            <text:p>0</text:p>
          </table:table-cell>
          <table:table-cell table:style-name="ce122" table:formula="of:=COUNTIF([.C31:.K31];&quot;52&quot;) + COUNTIF([.C31:.K31];&quot;52L&quot;)" office:value-type="float" office:value="0" calcext:value-type="float">
            <text:p>0</text:p>
          </table:table-cell>
          <table:table-cell table:style-name="ce122" table:formula="of:=COUNTIF([.C31:.K31];&quot;11-19&quot;) + COUNTIF([.C31:.K31];&quot;2&quot;)" office:value-type="float" office:value="0" calcext:value-type="float">
            <text:p>0</text:p>
          </table:table-cell>
          <table:table-cell table:style-name="ce122" table:formula="of:=COUNTIF([.C31:.K31];&quot;U&quot;)+COUNTIF([.C31:.K31];&quot;UL&quot;)" office:value-type="float" office:value="0" calcext:value-type="float">
            <text:p>0</text:p>
          </table:table-cell>
          <table:table-cell table:style-name="ce122" table:formula="of:=COUNTIF([.C31:.K31];&quot;KVIT&quot;)" office:value-type="float" office:value="0" calcext:value-type="float">
            <text:p>0</text:p>
          </table:table-cell>
          <table:table-cell table:style-name="ce123" table:formula="of:=COUNTBLANK([.C31:.K31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5-12-31" calcext:value-type="date">
            <text:p>31. XII. 05</text:p>
          </table:table-cell>
          <table:table-cell table:style-name="ce120" table:formula="of:=TEXT([.A32];&quot;Ddd&quot;)" office:value-type="string" office:string-value="sob" calcext:value-type="string">
            <text:p>sob</text:p>
          </table:table-cell>
          <table:table-cell table:style-name="ce39" table:number-columns-repeated="7"/>
          <table:table-cell table:style-name="ce20" table:number-columns-repeated="2"/>
          <table:table-cell table:style-name="ce25"/>
          <table:table-cell table:style-name="ce122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0" calcext:value-type="float">
            <text:p>0</text:p>
          </table:table-cell>
          <table:table-cell table:style-name="ce122" table:formula="of:=COUNTIF([.C32:.K32];&quot;51&quot;) + COUNTIF([.C32:.K32];&quot;51L&quot;)" office:value-type="float" office:value="0" calcext:value-type="float">
            <text:p>0</text:p>
          </table:table-cell>
          <table:table-cell table:style-name="ce122" table:formula="of:=COUNTIF([.C32:.K32];&quot;52&quot;) + COUNTIF([.C32:.K32];&quot;52L&quot;)" office:value-type="float" office:value="0" calcext:value-type="float">
            <text:p>0</text:p>
          </table:table-cell>
          <table:table-cell table:style-name="ce122" table:formula="of:=COUNTIF([.C32:.K32];&quot;11-19&quot;) + COUNTIF([.C32:.K32];&quot;2&quot;)" office:value-type="float" office:value="0" calcext:value-type="float">
            <text:p>0</text:p>
          </table:table-cell>
          <table:table-cell table:style-name="ce122" table:formula="of:=COUNTIF([.C32:.K32];&quot;U&quot;)+COUNTIF([.C32:.K32];&quot;UL&quot;)" office:value-type="float" office:value="0" calcext:value-type="float">
            <text:p>0</text:p>
          </table:table-cell>
          <table:table-cell table:style-name="ce122" table:formula="of:=COUNTIF([.C32:.K32];&quot;KVIT&quot;)" office:value-type="float" office:value="0" calcext:value-type="float">
            <text:p>0</text:p>
          </table:table-cell>
          <table:table-cell table:style-name="ce123" table:formula="of:=COUNTBLANK([.C32:.K3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12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" office:value-type="float" office:value="0" calcext:value-type="float">
            <text:p>0</text:p>
          </table:table-cell>
          <table:table-cell table:style-name="ce4" table:formula="of:=COUNTIF([.D2:.D32];&quot;L&quot;)+COUNTIF([.D2:.D32];&quot;51L&quot;)+COUNTIF([.D2:.D32];&quot;52L&quot;)+COUNTIF([.D2:.D32];&quot;1L&quot;)" office:value-type="float" office:value="0" calcext:value-type="float">
            <text:p>0</text:p>
          </table:table-cell>
          <table:table-cell table:style-name="ce4" table:formula="of:=COUNTIF([.E2:.E32];&quot;L&quot;)+COUNTIF([.E2:.E32];&quot;51L&quot;)+COUNTIF([.E2:.E32];&quot;52L&quot;)+COUNTIF([.E2:.E32];&quot;1L&quot;)" office:value-type="float" office:value="0" calcext:value-type="float">
            <text:p>0</text:p>
          </table:table-cell>
          <table:table-cell table:style-name="ce4" table:formula="of:=COUNTIF([.F2:.F32];&quot;L&quot;)+COUNTIF([.F2:.F32];&quot;51L&quot;)+COUNTIF([.F2:.F32];&quot;52L&quot;)+COUNTIF([.F2:.F32];&quot;1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" office:value-type="float" office:value="0" calcext:value-type="float">
            <text:p>0</text:p>
          </table:table-cell>
          <table:table-cell table:style-name="ce4" table:formula="of:=COUNTIF([.H2:.H32];&quot;L&quot;)+COUNTIF([.H2:.H32];&quot;51L&quot;)+COUNTIF([.H2:.H32];&quot;52L&quot;)+COUNTIF([.H2:.H32];&quot;1L&quot;)" office:value-type="float" office:value="0" calcext:value-type="float">
            <text:p>0</text:p>
          </table:table-cell>
          <table:table-cell table:style-name="ce4" table:formula="of:=COUNTIF([.I2:.I32];&quot;L&quot;)+COUNTIF([.I2:.I32];&quot;51L&quot;)+COUNTIF([.I2:.I32];&quot;52L&quot;)+COUNTIF([.I2:.I32];&quot;1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" office:value-type="float" office:value="0" calcext:value-type="float">
            <text:p>0</text:p>
          </table:table-cell>
          <table:table-cell table:style-name="ce4" table:formula="of:=COUNTIF([.K2:.K32];&quot;L&quot;)+COUNTIF([.K2:.K32];&quot;51L&quot;)+COUNTIF([.K2:.K32];&quot;52L&quot;)+COUNTIF([.K2:.K32];&quot;1L&quot;)" office:value-type="float" office:value="0" calcext:value-type="float">
            <text:p>0</text:p>
          </table:table-cell>
          <table:table-cell table:style-name="ce4" table:formula="of:=COUNTIF([.L2:.L31];&quot;L&quot;)" office:value-type="float" office:value="0" calcext:value-type="float">
            <text:p>0</text:p>
          </table:table-cell>
          <table:table-cell table:style-name="ce27" table:number-columns-repeated="2"/>
          <table:table-cell table:style-name="ce29"/>
          <table:table-cell table:style-name="ce27" table:number-columns-repeated="3"/>
          <table:table-cell table:style-name="ce2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29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cember.B5:december.B32">
            <calcext:condition calcext:apply-style-name="ConditionalStyle_1" calcext:value="=#name?#ref!" calcext:base-cell-address="december.B5"/>
          </calcext:conditional-format>
          <calcext:conditional-format calcext:target-range-address="december.M2:december.R32">
            <calcext:condition calcext:apply-style-name="ConditionalStyle_2" calcext:value="&lt;1" calcext:base-cell-address="december.M2"/>
            <calcext:condition calcext:apply-style-name="ConditionalStyle_3" calcext:value="&gt;1" calcext:base-cell-address="december.M2"/>
          </calcext:conditional-format>
          <calcext:conditional-format calcext:target-range-address="december.S2:december.S33">
            <calcext:condition calcext:apply-style-name="ConditionalStyle_4" calcext:value="!=0" calcext:base-cell-address="december.S2"/>
          </calcext:conditional-format>
        </calcext:conditional-formats>
      </table:table>
      <table:table table:name="Sheet2" table:style-name="ta13">
        <table:table-column table:style-name="co3" table:number-columns-repeated="256" table:default-cell-style-name="ce6"/>
        <table:table-column table:style-name="co4" table:number-columns-repeated="768" table:default-cell-style-name="Default"/>
        <table:table-row table:style-name="ro3" table:number-rows-repeated="1001">
          <table:table-cell table:style-name="ce125" table:number-columns-repeated="256"/>
          <table:table-cell table:number-columns-repeated="768"/>
        </table:table-row>
        <table:table-row table:style-name="ro3" table:number-rows-repeated="30999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4">
        <table:table-column table:style-name="co3" table:number-columns-repeated="256" table:default-cell-style-name="ce6"/>
        <table:table-column table:style-name="co4" table:number-columns-repeated="768" table:default-cell-style-name="Default"/>
        <table:table-row table:style-name="ro3" table:number-rows-repeated="1001">
          <table:table-cell table:style-name="ce125" table:number-columns-repeated="256"/>
          <table:table-cell table:number-columns-repeated="768"/>
        </table:table-row>
        <table:table-row table:style-name="ro3" table:number-rows-repeated="30999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 CE" svg:font-family="'Arial CE'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currency-symbol number:language="sl" number:country="SI">SIT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currency-symbol number:language="sl" number:country="SI">SIT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Luxi Sans" fo:font-family="'Luxi Sans'" style:font-family-generic="swiss" style:font-name-complex="Luxi Sans" style:font-family-complex="'Luxi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ik" style:family="table-cell" style:parent-style-name="Default" style:data-style-name="N0">
      <style:table-cell-properties fo:background-color="#ccffff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Luxi Sans" fo:font-family="'Luxi Sans'" style:font-family-generic="swis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repovedano" style:family="table-cell" style:parent-style-name="Default" style:data-style-name="N0">
      <style:table-cell-properties fo:background-color="#ff6633"/>
      <style:text-properties style:use-window-font-color="true" style:text-outline="false" style:text-line-through-style="none" style:text-line-through-type="none" style:font-name="Luxi Sans" fo:font-family="'Luxi Sans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reveč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Luxi Sans" fo:font-family="'Luxi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/>
    <style:style style:name="ConditionalStyle_5f_5" style:display-name="ConditionalStyle_5" style:family="table-cell" style:parent-style-name="Default">
      <style:table-cell-properties fo:background-color="#ccffff"/>
    </style:style>
    <style:style style:name="ConditionalStyle_5f_2" style:display-name="ConditionalStyle_2" style:family="table-cell" style:parent-style-name="Default">
      <style:table-cell-properties fo:background-color="#ff6633"/>
      <style:text-properties fo:font-size="15pt" fo:font-weight="bold" style:font-size-asian="15pt" style:font-weight-asian="bold" style:font-size-complex="15pt" style:font-weight-complex="bold"/>
    </style:style>
    <style:style style:name="ConditionalStyle_5f_3" style:display-name="ConditionalStyle_3" style:family="table-cell" style:parent-style-name="Default" style:data-style-name="N0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weight="bold" style:font-size-asian="11pt" style:font-weight-asian="bold" style:font-name-complex="Arial" style:font-family-complex="Arial" style:font-family-generic-complex="swiss" style:font-size-complex="11pt" style:font-weight-complex="bold"/>
    </style:style>
    <style:style style:name="ConditionalStyle_5f_4" style:display-name="ConditionalStyle_4" style:family="table-cell" style:parent-style-name="Default">
      <style:table-cell-properties fo:background-color="#00ffff"/>
      <style:text-properties fo:font-size="14pt" fo:font-weight="bold" style:font-size-asian="14pt" style:font-weight-asian="bold" style:font-size-complex="14pt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251cm" fo:margin-bottom="2.25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251cm" fo:margin-bottom="2.251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j" style:display-name="PageStyle_ma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ktober" style:display-name="PageStyle_okto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ec" style:display-name="PageStyle_mar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er" style:display-name="PageStyle_dec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er" style:display-name="PageStyle_sept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j" style:display-name="PageStyle_juni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4-11-08T16:01:42</meta:creation-date>
    <meta:initial-creator>Jiří Hollan</meta:initial-creator>
    <dc:language>sl-SI</dc:language>
    <dc:creator>Jiri Hollan</dc:creator>
    <meta:print-date>2005-05-17T23:10:17</meta:print-date>
    <dc:date>2005-10-13T19:07:59</dc:date>
    <meta:editing-cycles>198</meta:editing-cycles>
    <meta:editing-duration>PT20H29M</meta:editing-duration>
    <meta:generator>LibreOffice/7.2.5.2$Windows_X86_64 LibreOffice_project/499f9727c189e6ef3471021d6132d4c694f357e5</meta:generator>
    <meta:document-statistic meta:table-count="14" meta:cell-count="6242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razpis" xlink:href=""/>
  </office:meta>
</office:document-meta>
</file>